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406cm"/>
    </style:style>
    <style:style style:name="co13" style:family="table-column">
      <style:table-column-properties fo:break-before="auto" style:column-width="3.903cm"/>
    </style:style>
    <style:style style:name="co14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b3b3" fo:border="0.06pt solid #000000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b3b3b3" fo:border="0.06pt solid 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b3b3b3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q-Paralle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Parallel</text:p>
          </table:table-cell>
          <table:covered-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5" office:value-type="string" calcext:value-type="string">
            <text:p>Enhanced</text:p>
          </table:table-cell>
          <table:table-cell table:style-name="ce5" office:value-type="string" calcext:value-type="string">
            <text:p>Naive</text:p>
          </table:table-cell>
          <table:table-cell table:style-name="ce5" office:value-type="string" calcext:value-type="string">
            <text:p>Enhanced</text:p>
          </table:table-cell>
        </table:table-row>
        <table:table-row table:style-name="ro1">
          <table:table-cell table:number-columns-repeated="2"/>
          <table:table-cell table:style-name="ce2" table:formula="of:=SUM([.C5:.C104])/100" office:value-type="float" office:value="0.020806682" calcext:value-type="float">
            <text:p>0,020806682</text:p>
          </table:table-cell>
          <table:table-cell table:style-name="ce6" table:formula="of:=SUM([.D5:.D104])/100" office:value-type="float" office:value="0.00017741218" calcext:value-type="float">
            <text:p>0,0001774122</text:p>
          </table:table-cell>
          <table:table-cell table:style-name="ce5" table:formula="of:=SUM([.E5:.E104])/100" office:value-type="float" office:value="0.014676888" calcext:value-type="float">
            <text:p>0,014676888</text:p>
          </table:table-cell>
          <table:table-cell table:style-name="ce6" table:formula="of:=SUM([.F5:.F104])/100" office:value-type="float" office:value="0.0003209567" calcext:value-type="float">
            <text:p>0,0003209567</text:p>
          </table:table-cell>
        </table:table-row>
        <table:table-row table:style-name="ro1">
          <table:table-cell table:number-columns-repeated="2"/>
          <table:table-cell table:style-name="ce3" office:value-type="float" office:value="0.021508" calcext:value-type="float">
            <text:p>0,021508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7481" calcext:value-type="float">
            <text:p>0,0147481</text:p>
          </table:table-cell>
          <table:table-cell table:style-name="ce7" office:value-type="float" office:value="0.000738859" calcext:value-type="float">
            <text:p>0,000738859</text:p>
          </table:table-cell>
        </table:table-row>
        <table:table-row table:style-name="ro1">
          <table:table-cell table:number-columns-repeated="2"/>
          <table:table-cell table:style-name="ce3" office:value-type="float" office:value="0.0207481" calcext:value-type="float">
            <text:p>0,0207481</text:p>
          </table:table-cell>
          <table:table-cell table:style-name="ce7" office:value-type="float" office:value="0.000164032" calcext:value-type="float">
            <text:p>0,000164032</text:p>
          </table:table-cell>
          <table:table-cell table:style-name="ce9" office:value-type="float" office:value="0.0157981" calcext:value-type="float">
            <text:p>0,0157981</text:p>
          </table:table-cell>
          <table:table-cell table:style-name="ce7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798" calcext:value-type="float">
            <text:p>0,0207798</text:p>
          </table:table-cell>
          <table:table-cell table:style-name="ce7" office:value-type="float" office:value="0.000259161" calcext:value-type="float">
            <text:p>0,000259161</text:p>
          </table:table-cell>
          <table:table-cell table:style-name="ce9" office:value-type="float" office:value="0.0143821" calcext:value-type="float">
            <text:p>0,0143821</text:p>
          </table:table-cell>
          <table:table-cell table:style-name="ce7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716" calcext:value-type="float">
            <text:p>0,020716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3652" calcext:value-type="float">
            <text:p>0,0143652</text:p>
          </table:table-cell>
          <table:table-cell table:style-name="ce7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6652" calcext:value-type="float">
            <text:p>0,0206652</text:p>
          </table:table-cell>
          <table:table-cell table:style-name="ce7" office:value-type="float" office:value="0.000169039" calcext:value-type="float">
            <text:p>0,000169039</text:p>
          </table:table-cell>
          <table:table-cell table:style-name="ce9" office:value-type="float" office:value="0.0143461" calcext:value-type="float">
            <text:p>0,0143461</text:p>
          </table:table-cell>
          <table:table-cell table:style-name="ce7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07541" calcext:value-type="float">
            <text:p>0,0207541</text:p>
          </table:table-cell>
          <table:table-cell table:style-name="ce7" office:value-type="float" office:value="0.000163078" calcext:value-type="float">
            <text:p>0,000163078</text:p>
          </table:table-cell>
          <table:table-cell table:style-name="ce9" office:value-type="float" office:value="0.0143261" calcext:value-type="float">
            <text:p>0,0143261</text:p>
          </table:table-cell>
          <table:table-cell table:style-name="ce7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3" office:value-type="float" office:value="0.020679" calcext:value-type="float">
            <text:p>0,020679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5252" calcext:value-type="float">
            <text:p>0,0145252</text:p>
          </table:table-cell>
          <table:table-cell table:style-name="ce7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715" calcext:value-type="float">
            <text:p>0,020715</text:p>
          </table:table-cell>
          <table:table-cell table:style-name="ce7" office:value-type="float" office:value="0.000194073" calcext:value-type="float">
            <text:p>0,000194073</text:p>
          </table:table-cell>
          <table:table-cell table:style-name="ce9" office:value-type="float" office:value="0.0146451" calcext:value-type="float">
            <text:p>0,0146451</text:p>
          </table:table-cell>
          <table:table-cell table:style-name="ce7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11358" calcext:value-type="float">
            <text:p>0,0211358</text:p>
          </table:table-cell>
          <table:table-cell table:style-name="ce7" office:value-type="float" office:value="0.000208855" calcext:value-type="float">
            <text:p>0,000208855</text:p>
          </table:table-cell>
          <table:table-cell table:style-name="ce9" office:value-type="float" office:value="0.0146501" calcext:value-type="float">
            <text:p>0,0146501</text:p>
          </table:table-cell>
          <table:table-cell table:style-name="ce7" office:value-type="float" office:value="0.000316143" calcext:value-type="float">
            <text:p>0,000316143</text:p>
          </table:table-cell>
        </table:table-row>
        <table:table-row table:style-name="ro1">
          <table:table-cell table:number-columns-repeated="2"/>
          <table:table-cell table:style-name="ce3" office:value-type="float" office:value="0.021255" calcext:value-type="float">
            <text:p>0,021255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704" calcext:value-type="float">
            <text:p>0,014704</text:p>
          </table:table-cell>
          <table:table-cell table:style-name="ce7" office:value-type="float" office:value="0.000293016" calcext:value-type="float">
            <text:p>0,000293016</text:p>
          </table:table-cell>
        </table:table-row>
        <table:table-row table:style-name="ro1">
          <table:table-cell table:number-columns-repeated="2"/>
          <table:table-cell table:style-name="ce3" office:value-type="float" office:value="0.020905" calcext:value-type="float">
            <text:p>0,020905</text:p>
          </table:table-cell>
          <table:table-cell table:style-name="ce7" office:value-type="float" office:value="0.000211" calcext:value-type="float">
            <text:p>0,000211</text:p>
          </table:table-cell>
          <table:table-cell table:style-name="ce9" office:value-type="float" office:value="0.014617" calcext:value-type="float">
            <text:p>0,014617</text:p>
          </table:table-cell>
          <table:table-cell table:style-name="ce7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09239" calcext:value-type="float">
            <text:p>0,0209239</text:p>
          </table:table-cell>
          <table:table-cell table:style-name="ce7" office:value-type="float" office:value="0.000144958" calcext:value-type="float">
            <text:p>0,000144958</text:p>
          </table:table-cell>
          <table:table-cell table:style-name="ce9" office:value-type="float" office:value="0.0143838" calcext:value-type="float">
            <text:p>0,0143838</text:p>
          </table:table-cell>
          <table:table-cell table:style-name="ce7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3" office:value-type="float" office:value="0.0206959" calcext:value-type="float">
            <text:p>0,0206959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4429" calcext:value-type="float">
            <text:p>0,0144429</text:p>
          </table:table-cell>
          <table:table-cell table:style-name="ce7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7298" calcext:value-type="float">
            <text:p>0,0207298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7069" calcext:value-type="float">
            <text:p>0,0147069</text:p>
          </table:table-cell>
          <table:table-cell table:style-name="ce7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664" calcext:value-type="float">
            <text:p>0,020664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72038" calcext:value-type="float">
            <text:p>0,0172038</text:p>
          </table:table-cell>
          <table:table-cell table:style-name="ce7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695" calcext:value-type="float">
            <text:p>0,020695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3652" calcext:value-type="float">
            <text:p>0,0143652</text:p>
          </table:table-cell>
          <table:table-cell table:style-name="ce7" office:value-type="float" office:value="0.000323772" calcext:value-type="float">
            <text:p>0,000323772</text:p>
          </table:table-cell>
        </table:table-row>
        <table:table-row table:style-name="ro1">
          <table:table-cell table:number-columns-repeated="2"/>
          <table:table-cell table:style-name="ce3" office:value-type="float" office:value="0.0207689" calcext:value-type="float">
            <text:p>0,0207689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3981" calcext:value-type="float">
            <text:p>0,0143981</text:p>
          </table:table-cell>
          <table:table-cell table:style-name="ce7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1066" calcext:value-type="float">
            <text:p>0,021066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3888" calcext:value-type="float">
            <text:p>0,0143888</text:p>
          </table:table-cell>
          <table:table-cell table:style-name="ce7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13089" calcext:value-type="float">
            <text:p>0,0213089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3609" calcext:value-type="float">
            <text:p>0,0143609</text:p>
          </table:table-cell>
          <table:table-cell table:style-name="ce7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13299" calcext:value-type="float">
            <text:p>0,0213299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3411" calcext:value-type="float">
            <text:p>0,0143411</text:p>
          </table:table-cell>
          <table:table-cell table:style-name="ce7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8969" calcext:value-type="float">
            <text:p>0,0208969</text:p>
          </table:table-cell>
          <table:table-cell table:style-name="ce7" office:value-type="float" office:value="0.000163078" calcext:value-type="float">
            <text:p>0,000163078</text:p>
          </table:table-cell>
          <table:table-cell table:style-name="ce9" office:value-type="float" office:value="0.014369" calcext:value-type="float">
            <text:p>0,014369</text:p>
          </table:table-cell>
          <table:table-cell table:style-name="ce7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3" office:value-type="float" office:value="0.0209458" calcext:value-type="float">
            <text:p>0,0209458</text:p>
          </table:table-cell>
          <table:table-cell table:style-name="ce7" office:value-type="float" office:value="0.000210047" calcext:value-type="float">
            <text:p>0,000210047</text:p>
          </table:table-cell>
          <table:table-cell table:style-name="ce9" office:value-type="float" office:value="0.014957" calcext:value-type="float">
            <text:p>0,014957</text:p>
          </table:table-cell>
          <table:table-cell table:style-name="ce7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169" calcext:value-type="float">
            <text:p>0,0207169</text:p>
          </table:table-cell>
          <table:table-cell table:style-name="ce7" office:value-type="float" office:value="0.000145912" calcext:value-type="float">
            <text:p>0,000145912</text:p>
          </table:table-cell>
          <table:table-cell table:style-name="ce9" office:value-type="float" office:value="0.0143371" calcext:value-type="float">
            <text:p>0,0143371</text:p>
          </table:table-cell>
          <table:table-cell table:style-name="ce7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3" office:value-type="float" office:value="0.0207479" calcext:value-type="float">
            <text:p>0,0207479</text:p>
          </table:table-cell>
          <table:table-cell table:style-name="ce7" office:value-type="float" office:value="0.000163078" calcext:value-type="float">
            <text:p>0,000163078</text:p>
          </table:table-cell>
          <table:table-cell table:style-name="ce9" office:value-type="float" office:value="0.014668" calcext:value-type="float">
            <text:p>0,014668</text:p>
          </table:table-cell>
          <table:table-cell table:style-name="ce7" office:value-type="float" office:value="0.000312805" calcext:value-type="float">
            <text:p>0,000312805</text:p>
          </table:table-cell>
        </table:table-row>
        <table:table-row table:style-name="ro1">
          <table:table-cell table:number-columns-repeated="2"/>
          <table:table-cell table:style-name="ce3" office:value-type="float" office:value="0.0206361" calcext:value-type="float">
            <text:p>0,0206361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586" calcext:value-type="float">
            <text:p>0,014586</text:p>
          </table:table-cell>
          <table:table-cell table:style-name="ce7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7779" calcext:value-type="float">
            <text:p>0,0207779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3609" calcext:value-type="float">
            <text:p>0,0143609</text:p>
          </table:table-cell>
          <table:table-cell table:style-name="ce7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0838" calcext:value-type="float">
            <text:p>0,020838</text:p>
          </table:table-cell>
          <table:table-cell table:style-name="ce7" office:value-type="float" office:value="0.000287056" calcext:value-type="float">
            <text:p>0,000287056</text:p>
          </table:table-cell>
          <table:table-cell table:style-name="ce9" office:value-type="float" office:value="0.014364" calcext:value-type="float">
            <text:p>0,014364</text:p>
          </table:table-cell>
          <table:table-cell table:style-name="ce7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7238" calcext:value-type="float">
            <text:p>0,0207238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6561" calcext:value-type="float">
            <text:p>0,0146561</text:p>
          </table:table-cell>
          <table:table-cell table:style-name="ce7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3" office:value-type="float" office:value="0.0206921" calcext:value-type="float">
            <text:p>0,0206921</text:p>
          </table:table-cell>
          <table:table-cell table:style-name="ce7" office:value-type="float" office:value="0.000145912" calcext:value-type="float">
            <text:p>0,000145912</text:p>
          </table:table-cell>
          <table:table-cell table:style-name="ce9" office:value-type="float" office:value="0.014719" calcext:value-type="float">
            <text:p>0,014719</text:p>
          </table:table-cell>
          <table:table-cell table:style-name="ce7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6649" calcext:value-type="float">
            <text:p>0,0206649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684" calcext:value-type="float">
            <text:p>0,014684</text:p>
          </table:table-cell>
          <table:table-cell table:style-name="ce7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721" calcext:value-type="float">
            <text:p>0,020721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698" calcext:value-type="float">
            <text:p>0,014698</text:p>
          </table:table-cell>
          <table:table-cell table:style-name="ce7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853" calcext:value-type="float">
            <text:p>0,020853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6852" calcext:value-type="float">
            <text:p>0,0146852</text:p>
          </table:table-cell>
          <table:table-cell table:style-name="ce7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3" office:value-type="float" office:value="0.0207469" calcext:value-type="float">
            <text:p>0,0207469</text:p>
          </table:table-cell>
          <table:table-cell table:style-name="ce7" office:value-type="float" office:value="0.000164032" calcext:value-type="float">
            <text:p>0,000164032</text:p>
          </table:table-cell>
          <table:table-cell table:style-name="ce9" office:value-type="float" office:value="0.0149548" calcext:value-type="float">
            <text:p>0,0149548</text:p>
          </table:table-cell>
          <table:table-cell table:style-name="ce7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398" calcext:value-type="float">
            <text:p>0,0207398</text:p>
          </table:table-cell>
          <table:table-cell table:style-name="ce7" office:value-type="float" office:value="0.000235796" calcext:value-type="float">
            <text:p>0,000235796</text:p>
          </table:table-cell>
          <table:table-cell table:style-name="ce9" office:value-type="float" office:value="0.0149779" calcext:value-type="float">
            <text:p>0,0149779</text:p>
          </table:table-cell>
          <table:table-cell table:style-name="ce7" office:value-type="float" office:value="0.000306845" calcext:value-type="float">
            <text:p>0,000306845</text:p>
          </table:table-cell>
        </table:table-row>
        <table:table-row table:style-name="ro1">
          <table:table-cell table:number-columns-repeated="2"/>
          <table:table-cell table:style-name="ce3" office:value-type="float" office:value="0.0207341" calcext:value-type="float">
            <text:p>0,0207341</text:p>
          </table:table-cell>
          <table:table-cell table:style-name="ce7" office:value-type="float" office:value="0.000225067" calcext:value-type="float">
            <text:p>0,000225067</text:p>
          </table:table-cell>
          <table:table-cell table:style-name="ce9" office:value-type="float" office:value="0.0150089" calcext:value-type="float">
            <text:p>0,0150089</text:p>
          </table:table-cell>
          <table:table-cell table:style-name="ce7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632" calcext:value-type="float">
            <text:p>0,020632</text:p>
          </table:table-cell>
          <table:table-cell table:style-name="ce7" office:value-type="float" office:value="0.000221014" calcext:value-type="float">
            <text:p>0,000221014</text:p>
          </table:table-cell>
          <table:table-cell table:style-name="ce9" office:value-type="float" office:value="0.0143831" calcext:value-type="float">
            <text:p>0,0143831</text:p>
          </table:table-cell>
          <table:table-cell table:style-name="ce7" office:value-type="float" office:value="0.00031209" calcext:value-type="float">
            <text:p>0,00031209</text:p>
          </table:table-cell>
        </table:table-row>
        <table:table-row table:style-name="ro1">
          <table:table-cell table:number-columns-repeated="2"/>
          <table:table-cell table:style-name="ce3" office:value-type="float" office:value="0.020674" calcext:value-type="float">
            <text:p>0,020674</text:p>
          </table:table-cell>
          <table:table-cell table:style-name="ce7" office:value-type="float" office:value="0.000167131" calcext:value-type="float">
            <text:p>0,000167131</text:p>
          </table:table-cell>
          <table:table-cell table:style-name="ce9" office:value-type="float" office:value="0.0144181" calcext:value-type="float">
            <text:p>0,0144181</text:p>
          </table:table-cell>
          <table:table-cell table:style-name="ce7" office:value-type="float" office:value="0.000310183" calcext:value-type="float">
            <text:p>0,000310183</text:p>
          </table:table-cell>
        </table:table-row>
        <table:table-row table:style-name="ro1">
          <table:table-cell table:number-columns-repeated="2"/>
          <table:table-cell table:style-name="ce3" office:value-type="float" office:value="0.0208628" calcext:value-type="float">
            <text:p>0,0208628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689" calcext:value-type="float">
            <text:p>0,014689</text:p>
          </table:table-cell>
          <table:table-cell table:style-name="ce7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3" office:value-type="float" office:value="0.0212882" calcext:value-type="float">
            <text:p>0,0212882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606" calcext:value-type="float">
            <text:p>0,014606</text:p>
          </table:table-cell>
          <table:table-cell table:style-name="ce7" office:value-type="float" office:value="0.000320196" calcext:value-type="float">
            <text:p>0,000320196</text:p>
          </table:table-cell>
        </table:table-row>
        <table:table-row table:style-name="ro1">
          <table:table-cell table:number-columns-repeated="2"/>
          <table:table-cell table:style-name="ce3" office:value-type="float" office:value="0.020786" calcext:value-type="float">
            <text:p>0,020786</text:p>
          </table:table-cell>
          <table:table-cell table:style-name="ce7" office:value-type="float" office:value="0.000258923" calcext:value-type="float">
            <text:p>0,000258923</text:p>
          </table:table-cell>
          <table:table-cell table:style-name="ce9" office:value-type="float" office:value="0.014415" calcext:value-type="float">
            <text:p>0,014415</text:p>
          </table:table-cell>
          <table:table-cell table:style-name="ce7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9119" calcext:value-type="float">
            <text:p>0,0209119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50061" calcext:value-type="float">
            <text:p>0,0150061</text:p>
          </table:table-cell>
          <table:table-cell table:style-name="ce7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3" office:value-type="float" office:value="0.0209451" calcext:value-type="float">
            <text:p>0,0209451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9651" calcext:value-type="float">
            <text:p>0,0149651</text:p>
          </table:table-cell>
          <table:table-cell table:style-name="ce7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6771" calcext:value-type="float">
            <text:p>0,0206771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9529" calcext:value-type="float">
            <text:p>0,0149529</text:p>
          </table:table-cell>
          <table:table-cell table:style-name="ce7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989" calcext:value-type="float">
            <text:p>0,0207989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961" calcext:value-type="float">
            <text:p>0,014961</text:p>
          </table:table-cell>
          <table:table-cell table:style-name="ce7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14" calcext:value-type="float">
            <text:p>0,020714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9879" calcext:value-type="float">
            <text:p>0,0149879</text:p>
          </table:table-cell>
          <table:table-cell table:style-name="ce7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06969" calcext:value-type="float">
            <text:p>0,0206969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693" calcext:value-type="float">
            <text:p>0,014693</text:p>
          </table:table-cell>
          <table:table-cell table:style-name="ce7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3" office:value-type="float" office:value="0.0207422" calcext:value-type="float">
            <text:p>0,0207422</text:p>
          </table:table-cell>
          <table:table-cell table:style-name="ce7" office:value-type="float" office:value="0.000247955" calcext:value-type="float">
            <text:p>0,000247955</text:p>
          </table:table-cell>
          <table:table-cell table:style-name="ce9" office:value-type="float" office:value="0.0146711" calcext:value-type="float">
            <text:p>0,0146711</text:p>
          </table:table-cell>
          <table:table-cell table:style-name="ce7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6859" calcext:value-type="float">
            <text:p>0,0206859</text:p>
          </table:table-cell>
          <table:table-cell table:style-name="ce7" office:value-type="float" office:value="0.000231028" calcext:value-type="float">
            <text:p>0,000231028</text:p>
          </table:table-cell>
          <table:table-cell table:style-name="ce9" office:value-type="float" office:value="0.0146351" calcext:value-type="float">
            <text:p>0,0146351</text:p>
          </table:table-cell>
          <table:table-cell table:style-name="ce7" office:value-type="float" office:value="0.000310898" calcext:value-type="float">
            <text:p>0,000310898</text:p>
          </table:table-cell>
        </table:table-row>
        <table:table-row table:style-name="ro1">
          <table:table-cell table:number-columns-repeated="2"/>
          <table:table-cell table:style-name="ce3" office:value-type="float" office:value="0.020735" calcext:value-type="float">
            <text:p>0,020735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648" calcext:value-type="float">
            <text:p>0,014648</text:p>
          </table:table-cell>
          <table:table-cell table:style-name="ce7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813" calcext:value-type="float">
            <text:p>0,020813</text:p>
          </table:table-cell>
          <table:table-cell table:style-name="ce7" office:value-type="float" office:value="0.000307083" calcext:value-type="float">
            <text:p>0,000307083</text:p>
          </table:table-cell>
          <table:table-cell table:style-name="ce9" office:value-type="float" office:value="0.0149641" calcext:value-type="float">
            <text:p>0,0149641</text:p>
          </table:table-cell>
          <table:table-cell table:style-name="ce7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3" office:value-type="float" office:value="0.0208161" calcext:value-type="float">
            <text:p>0,0208161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4799" calcext:value-type="float">
            <text:p>0,0144799</text:p>
          </table:table-cell>
          <table:table-cell table:style-name="ce7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9899" calcext:value-type="float">
            <text:p>0,0209899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405" calcext:value-type="float">
            <text:p>0,014405</text:p>
          </table:table-cell>
          <table:table-cell table:style-name="ce7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3" office:value-type="float" office:value="0.0207682" calcext:value-type="float">
            <text:p>0,0207682</text:p>
          </table:table-cell>
          <table:table-cell table:style-name="ce7" office:value-type="float" office:value="0.000153065" calcext:value-type="float">
            <text:p>0,000153065</text:p>
          </table:table-cell>
          <table:table-cell table:style-name="ce9" office:value-type="float" office:value="0.014421" calcext:value-type="float">
            <text:p>0,014421</text:p>
          </table:table-cell>
          <table:table-cell table:style-name="ce7" office:value-type="float" office:value="0.000314951" calcext:value-type="float">
            <text:p>0,000314951</text:p>
          </table:table-cell>
        </table:table-row>
        <table:table-row table:style-name="ro1">
          <table:table-cell table:number-columns-repeated="2"/>
          <table:table-cell table:style-name="ce3" office:value-type="float" office:value="0.0207062" calcext:value-type="float">
            <text:p>0,0207062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395" calcext:value-type="float">
            <text:p>0,014395</text:p>
          </table:table-cell>
          <table:table-cell table:style-name="ce7" office:value-type="float" office:value="0.000324965" calcext:value-type="float">
            <text:p>0,000324965</text:p>
          </table:table-cell>
        </table:table-row>
        <table:table-row table:style-name="ro1">
          <table:table-cell table:number-columns-repeated="2"/>
          <table:table-cell table:style-name="ce3" office:value-type="float" office:value="0.020735" calcext:value-type="float">
            <text:p>0,020735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37" calcext:value-type="float">
            <text:p>0,01437</text:p>
          </table:table-cell>
          <table:table-cell table:style-name="ce7" office:value-type="float" office:value="0.000313997" calcext:value-type="float">
            <text:p>0,000313997</text:p>
          </table:table-cell>
        </table:table-row>
        <table:table-row table:style-name="ro1">
          <table:table-cell table:number-columns-repeated="2"/>
          <table:table-cell table:style-name="ce3" office:value-type="float" office:value="0.020906" calcext:value-type="float">
            <text:p>0,020906</text:p>
          </table:table-cell>
          <table:table-cell table:style-name="ce7" office:value-type="float" office:value="0.000164986" calcext:value-type="float">
            <text:p>0,000164986</text:p>
          </table:table-cell>
          <table:table-cell table:style-name="ce9" office:value-type="float" office:value="0.0144598" calcext:value-type="float">
            <text:p>0,0144598</text:p>
          </table:table-cell>
          <table:table-cell table:style-name="ce7" office:value-type="float" office:value="0.000326157" calcext:value-type="float">
            <text:p>0,000326157</text:p>
          </table:table-cell>
        </table:table-row>
        <table:table-row table:style-name="ro1">
          <table:table-cell table:number-columns-repeated="2"/>
          <table:table-cell table:style-name="ce3" office:value-type="float" office:value="0.0206201" calcext:value-type="float">
            <text:p>0,0206201</text:p>
          </table:table-cell>
          <table:table-cell table:style-name="ce7" office:value-type="float" office:value="0.000188112" calcext:value-type="float">
            <text:p>0,000188112</text:p>
          </table:table-cell>
          <table:table-cell table:style-name="ce9" office:value-type="float" office:value="0.014349" calcext:value-type="float">
            <text:p>0,014349</text:p>
          </table:table-cell>
          <table:table-cell table:style-name="ce7" office:value-type="float" office:value="0.000300884" calcext:value-type="float">
            <text:p>0,000300884</text:p>
          </table:table-cell>
        </table:table-row>
        <table:table-row table:style-name="ro1">
          <table:table-cell table:number-columns-repeated="2"/>
          <table:table-cell table:style-name="ce3" office:value-type="float" office:value="0.0206971" calcext:value-type="float">
            <text:p>0,0206971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6151" calcext:value-type="float">
            <text:p>0,0146151</text:p>
          </table:table-cell>
          <table:table-cell table:style-name="ce7" office:value-type="float" office:value="0.00029397" calcext:value-type="float">
            <text:p>0,00029397</text:p>
          </table:table-cell>
        </table:table-row>
        <table:table-row table:style-name="ro1">
          <table:table-cell table:number-columns-repeated="2"/>
          <table:table-cell table:style-name="ce3" office:value-type="float" office:value="0.020751" calcext:value-type="float">
            <text:p>0,020751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488" calcext:value-type="float">
            <text:p>0,014488</text:p>
          </table:table-cell>
          <table:table-cell table:style-name="ce7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07779" calcext:value-type="float">
            <text:p>0,0207779</text:p>
          </table:table-cell>
          <table:table-cell table:style-name="ce7" office:value-type="float" office:value="0.000236988" calcext:value-type="float">
            <text:p>0,000236988</text:p>
          </table:table-cell>
          <table:table-cell table:style-name="ce9" office:value-type="float" office:value="0.0143969" calcext:value-type="float">
            <text:p>0,0143969</text:p>
          </table:table-cell>
          <table:table-cell table:style-name="ce7" office:value-type="float" office:value="0.000329018" calcext:value-type="float">
            <text:p>0,000329018</text:p>
          </table:table-cell>
        </table:table-row>
        <table:table-row table:style-name="ro1">
          <table:table-cell table:number-columns-repeated="2"/>
          <table:table-cell table:style-name="ce3" office:value-type="float" office:value="0.0208242" calcext:value-type="float">
            <text:p>0,0208242</text:p>
          </table:table-cell>
          <table:table-cell table:style-name="ce7" office:value-type="float" office:value="0.000253201" calcext:value-type="float">
            <text:p>0,000253201</text:p>
          </table:table-cell>
          <table:table-cell table:style-name="ce9" office:value-type="float" office:value="0.0150199" calcext:value-type="float">
            <text:p>0,0150199</text:p>
          </table:table-cell>
          <table:table-cell table:style-name="ce7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12119" calcext:value-type="float">
            <text:p>0,0212119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473" calcext:value-type="float">
            <text:p>0,014473</text:p>
          </table:table-cell>
          <table:table-cell table:style-name="ce7" office:value-type="float" office:value="0.000324011" calcext:value-type="float">
            <text:p>0,000324011</text:p>
          </table:table-cell>
        </table:table-row>
        <table:table-row table:style-name="ro1">
          <table:table-cell table:number-columns-repeated="2"/>
          <table:table-cell table:style-name="ce3" office:value-type="float" office:value="0.0206981" calcext:value-type="float">
            <text:p>0,0206981</text:p>
          </table:table-cell>
          <table:table-cell table:style-name="ce7" office:value-type="float" office:value="0.000164986" calcext:value-type="float">
            <text:p>0,000164986</text:p>
          </table:table-cell>
          <table:table-cell table:style-name="ce9" office:value-type="float" office:value="0.0144019" calcext:value-type="float">
            <text:p>0,0144019</text:p>
          </table:table-cell>
          <table:table-cell table:style-name="ce7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751" calcext:value-type="float">
            <text:p>0,020751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4751" calcext:value-type="float">
            <text:p>0,0144751</text:p>
          </table:table-cell>
          <table:table-cell table:style-name="ce7" office:value-type="float" office:value="0.000303984" calcext:value-type="float">
            <text:p>0,000303984</text:p>
          </table:table-cell>
        </table:table-row>
        <table:table-row table:style-name="ro1">
          <table:table-cell table:number-columns-repeated="2"/>
          <table:table-cell table:style-name="ce3" office:value-type="float" office:value="0.0206521" calcext:value-type="float">
            <text:p>0,0206521</text:p>
          </table:table-cell>
          <table:table-cell table:style-name="ce7" office:value-type="float" office:value="0.000153065" calcext:value-type="float">
            <text:p>0,000153065</text:p>
          </table:table-cell>
          <table:table-cell table:style-name="ce9" office:value-type="float" office:value="0.0143991" calcext:value-type="float">
            <text:p>0,0143991</text:p>
          </table:table-cell>
          <table:table-cell table:style-name="ce7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695" calcext:value-type="float">
            <text:p>0,020695</text:p>
          </table:table-cell>
          <table:table-cell table:style-name="ce7" office:value-type="float" office:value="0.000165939" calcext:value-type="float">
            <text:p>0,000165939</text:p>
          </table:table-cell>
          <table:table-cell table:style-name="ce9" office:value-type="float" office:value="0.0153279" calcext:value-type="float">
            <text:p>0,0153279</text:p>
          </table:table-cell>
          <table:table-cell table:style-name="ce7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659" calcext:value-type="float">
            <text:p>0,020659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58281" calcext:value-type="float">
            <text:p>0,0158281</text:p>
          </table:table-cell>
          <table:table-cell table:style-name="ce7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7069" calcext:value-type="float">
            <text:p>0,0207069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4939" calcext:value-type="float">
            <text:p>0,0144939</text:p>
          </table:table-cell>
          <table:table-cell table:style-name="ce7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6561" calcext:value-type="float">
            <text:p>0,0206561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3731" calcext:value-type="float">
            <text:p>0,0143731</text:p>
          </table:table-cell>
          <table:table-cell table:style-name="ce7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3" office:value-type="float" office:value="0.0207579" calcext:value-type="float">
            <text:p>0,0207579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6699" calcext:value-type="float">
            <text:p>0,0146699</text:p>
          </table:table-cell>
          <table:table-cell table:style-name="ce7" office:value-type="float" office:value="0.000306129" calcext:value-type="float">
            <text:p>0,000306129</text:p>
          </table:table-cell>
        </table:table-row>
        <table:table-row table:style-name="ro1">
          <table:table-cell table:number-columns-repeated="2"/>
          <table:table-cell table:style-name="ce3" office:value-type="float" office:value="0.020803" calcext:value-type="float">
            <text:p>0,020803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6439" calcext:value-type="float">
            <text:p>0,0146439</text:p>
          </table:table-cell>
          <table:table-cell table:style-name="ce7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13521" calcext:value-type="float">
            <text:p>0,0213521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6651" calcext:value-type="float">
            <text:p>0,0146651</text:p>
          </table:table-cell>
          <table:table-cell table:style-name="ce7" office:value-type="float" office:value="0.000328064" calcext:value-type="float">
            <text:p>0,000328064</text:p>
          </table:table-cell>
        </table:table-row>
        <table:table-row table:style-name="ro1">
          <table:table-cell table:number-columns-repeated="2"/>
          <table:table-cell table:style-name="ce3" office:value-type="float" office:value="0.020716" calcext:value-type="float">
            <text:p>0,020716</text:p>
          </table:table-cell>
          <table:table-cell table:style-name="ce7" office:value-type="float" office:value="0.000231028" calcext:value-type="float">
            <text:p>0,000231028</text:p>
          </table:table-cell>
          <table:table-cell table:style-name="ce9" office:value-type="float" office:value="0.0149739" calcext:value-type="float">
            <text:p>0,0149739</text:p>
          </table:table-cell>
          <table:table-cell table:style-name="ce7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7551" calcext:value-type="float">
            <text:p>0,0207551</text:p>
          </table:table-cell>
          <table:table-cell table:style-name="ce7" office:value-type="float" office:value="0.00023222" calcext:value-type="float">
            <text:p>0,00023222</text:p>
          </table:table-cell>
          <table:table-cell table:style-name="ce9" office:value-type="float" office:value="0.0150089" calcext:value-type="float">
            <text:p>0,0150089</text:p>
          </table:table-cell>
          <table:table-cell table:style-name="ce7" office:value-type="float" office:value="0.000321865" calcext:value-type="float">
            <text:p>0,000321865</text:p>
          </table:table-cell>
        </table:table-row>
        <table:table-row table:style-name="ro1">
          <table:table-cell table:number-columns-repeated="2"/>
          <table:table-cell table:style-name="ce3" office:value-type="float" office:value="0.0207069" calcext:value-type="float">
            <text:p>0,0207069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9841" calcext:value-type="float">
            <text:p>0,0149841</text:p>
          </table:table-cell>
          <table:table-cell table:style-name="ce7" office:value-type="float" office:value="0.000335932" calcext:value-type="float">
            <text:p>0,000335932</text:p>
          </table:table-cell>
        </table:table-row>
        <table:table-row table:style-name="ro1">
          <table:table-cell table:number-columns-repeated="2"/>
          <table:table-cell table:style-name="ce3" office:value-type="float" office:value="0.0206921" calcext:value-type="float">
            <text:p>0,0206921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50239" calcext:value-type="float">
            <text:p>0,0150239</text:p>
          </table:table-cell>
          <table:table-cell table:style-name="ce7" office:value-type="float" office:value="0.00031805" calcext:value-type="float">
            <text:p>0,00031805</text:p>
          </table:table-cell>
        </table:table-row>
        <table:table-row table:style-name="ro1">
          <table:table-cell table:number-columns-repeated="2"/>
          <table:table-cell table:style-name="ce3" office:value-type="float" office:value="0.0207231" calcext:value-type="float">
            <text:p>0,0207231</text:p>
          </table:table-cell>
          <table:table-cell table:style-name="ce7" office:value-type="float" office:value="0.000251055" calcext:value-type="float">
            <text:p>0,000251055</text:p>
          </table:table-cell>
          <table:table-cell table:style-name="ce9" office:value-type="float" office:value="0.014653" calcext:value-type="float">
            <text:p>0,014653</text:p>
          </table:table-cell>
          <table:table-cell table:style-name="ce7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9579" calcext:value-type="float">
            <text:p>0,0209579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7281" calcext:value-type="float">
            <text:p>0,0147281</text:p>
          </table:table-cell>
          <table:table-cell table:style-name="ce7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858" calcext:value-type="float">
            <text:p>0,020858</text:p>
          </table:table-cell>
          <table:table-cell table:style-name="ce7" office:value-type="float" office:value="0.000161886" calcext:value-type="float">
            <text:p>0,000161886</text:p>
          </table:table-cell>
          <table:table-cell table:style-name="ce9" office:value-type="float" office:value="0.0147679" calcext:value-type="float">
            <text:p>0,0147679</text:p>
          </table:table-cell>
          <table:table-cell table:style-name="ce7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678" calcext:value-type="float">
            <text:p>0,020678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672" calcext:value-type="float">
            <text:p>0,014672</text:p>
          </table:table-cell>
          <table:table-cell table:style-name="ce7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3" office:value-type="float" office:value="0.0207229" calcext:value-type="float">
            <text:p>0,0207229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4961" calcext:value-type="float">
            <text:p>0,0144961</text:p>
          </table:table-cell>
          <table:table-cell table:style-name="ce7" office:value-type="float" office:value="0.000317097" calcext:value-type="float">
            <text:p>0,000317097</text:p>
          </table:table-cell>
        </table:table-row>
        <table:table-row table:style-name="ro1">
          <table:table-cell table:number-columns-repeated="2"/>
          <table:table-cell table:style-name="ce3" office:value-type="float" office:value="0.0209281" calcext:value-type="float">
            <text:p>0,0209281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411" calcext:value-type="float">
            <text:p>0,014411</text:p>
          </table:table-cell>
          <table:table-cell table:style-name="ce7" office:value-type="float" office:value="0.000322104" calcext:value-type="float">
            <text:p>0,000322104</text:p>
          </table:table-cell>
        </table:table-row>
        <table:table-row table:style-name="ro1">
          <table:table-cell table:number-columns-repeated="2"/>
          <table:table-cell table:style-name="ce3" office:value-type="float" office:value="0.020757" calcext:value-type="float">
            <text:p>0,020757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4279" calcext:value-type="float">
            <text:p>0,0144279</text:p>
          </table:table-cell>
          <table:table-cell table:style-name="ce7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56" calcext:value-type="float">
            <text:p>0,020756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642" calcext:value-type="float">
            <text:p>0,014642</text:p>
          </table:table-cell>
          <table:table-cell table:style-name="ce7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3" office:value-type="float" office:value="0.0206761" calcext:value-type="float">
            <text:p>0,0206761</text:p>
          </table:table-cell>
          <table:table-cell table:style-name="ce7" office:value-type="float" office:value="0.000166178" calcext:value-type="float">
            <text:p>0,000166178</text:p>
          </table:table-cell>
          <table:table-cell table:style-name="ce9" office:value-type="float" office:value="0.014544" calcext:value-type="float">
            <text:p>0,014544</text:p>
          </table:table-cell>
          <table:table-cell table:style-name="ce7" office:value-type="float" office:value="0.000316858" calcext:value-type="float">
            <text:p>0,000316858</text:p>
          </table:table-cell>
        </table:table-row>
        <table:table-row table:style-name="ro1">
          <table:table-cell table:number-columns-repeated="2"/>
          <table:table-cell table:style-name="ce3" office:value-type="float" office:value="0.0207479" calcext:value-type="float">
            <text:p>0,0207479</text:p>
          </table:table-cell>
          <table:table-cell table:style-name="ce7" office:value-type="float" office:value="0.000221014" calcext:value-type="float">
            <text:p>0,000221014</text:p>
          </table:table-cell>
          <table:table-cell table:style-name="ce9" office:value-type="float" office:value="0.0147262" calcext:value-type="float">
            <text:p>0,0147262</text:p>
          </table:table-cell>
          <table:table-cell table:style-name="ce7" office:value-type="float" office:value="0.00030303" calcext:value-type="float">
            <text:p>0,00030303</text:p>
          </table:table-cell>
        </table:table-row>
        <table:table-row table:style-name="ro1">
          <table:table-cell table:number-columns-repeated="2"/>
          <table:table-cell table:style-name="ce3" office:value-type="float" office:value="0.02106" calcext:value-type="float">
            <text:p>0,02106</text:p>
          </table:table-cell>
          <table:table-cell table:style-name="ce7" office:value-type="float" office:value="0.000144958" calcext:value-type="float">
            <text:p>0,000144958</text:p>
          </table:table-cell>
          <table:table-cell table:style-name="ce9" office:value-type="float" office:value="0.014673" calcext:value-type="float">
            <text:p>0,014673</text:p>
          </table:table-cell>
          <table:table-cell table:style-name="ce7" office:value-type="float" office:value="0.000308037" calcext:value-type="float">
            <text:p>0,000308037</text:p>
          </table:table-cell>
        </table:table-row>
        <table:table-row table:style-name="ro1">
          <table:table-cell table:number-columns-repeated="2"/>
          <table:table-cell table:style-name="ce3" office:value-type="float" office:value="0.020762" calcext:value-type="float">
            <text:p>0,020762</text:p>
          </table:table-cell>
          <table:table-cell table:style-name="ce7" office:value-type="float" office:value="0.000205994" calcext:value-type="float">
            <text:p>0,000205994</text:p>
          </table:table-cell>
          <table:table-cell table:style-name="ce9" office:value-type="float" office:value="0.0146692" calcext:value-type="float">
            <text:p>0,0146692</text:p>
          </table:table-cell>
          <table:table-cell table:style-name="ce7" office:value-type="float" office:value="0.000309944" calcext:value-type="float">
            <text:p>0,000309944</text:p>
          </table:table-cell>
        </table:table-row>
        <table:table-row table:style-name="ro1">
          <table:table-cell table:number-columns-repeated="2"/>
          <table:table-cell table:style-name="ce3" office:value-type="float" office:value="0.020685" calcext:value-type="float">
            <text:p>0,020685</text:p>
          </table:table-cell>
          <table:table-cell table:style-name="ce7" office:value-type="float" office:value="0.000244856" calcext:value-type="float">
            <text:p>0,000244856</text:p>
          </table:table-cell>
          <table:table-cell table:style-name="ce9" office:value-type="float" office:value="0.0146599" calcext:value-type="float">
            <text:p>0,0146599</text:p>
          </table:table-cell>
          <table:table-cell table:style-name="ce7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6659" calcext:value-type="float">
            <text:p>0,0206659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6661" calcext:value-type="float">
            <text:p>0,0146661</text:p>
          </table:table-cell>
          <table:table-cell table:style-name="ce7" office:value-type="float" office:value="0.000315905" calcext:value-type="float">
            <text:p>0,000315905</text:p>
          </table:table-cell>
        </table:table-row>
        <table:table-row table:style-name="ro1">
          <table:table-cell table:number-columns-repeated="2"/>
          <table:table-cell table:style-name="ce3" office:value-type="float" office:value="0.020807" calcext:value-type="float">
            <text:p>0,020807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7429" calcext:value-type="float">
            <text:p>0,0147429</text:p>
          </table:table-cell>
          <table:table-cell table:style-name="ce7" office:value-type="float" office:value="0.000319004" calcext:value-type="float">
            <text:p>0,000319004</text:p>
          </table:table-cell>
        </table:table-row>
        <table:table-row table:style-name="ro1">
          <table:table-cell table:number-columns-repeated="2"/>
          <table:table-cell table:style-name="ce3" office:value-type="float" office:value="0.0214119" calcext:value-type="float">
            <text:p>0,0214119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3931" calcext:value-type="float">
            <text:p>0,0143931</text:p>
          </table:table-cell>
          <table:table-cell table:style-name="ce7" office:value-type="float" office:value="0.000307083" calcext:value-type="float">
            <text:p>0,000307083</text:p>
          </table:table-cell>
        </table:table-row>
        <table:table-row table:style-name="ro1">
          <table:table-cell table:number-columns-repeated="2"/>
          <table:table-cell table:style-name="ce3" office:value-type="float" office:value="0.0207341" calcext:value-type="float">
            <text:p>0,0207341</text:p>
          </table:table-cell>
          <table:table-cell table:style-name="ce7" office:value-type="float" office:value="0.000161171" calcext:value-type="float">
            <text:p>0,000161171</text:p>
          </table:table-cell>
          <table:table-cell table:style-name="ce9" office:value-type="float" office:value="0.0145161" calcext:value-type="float">
            <text:p>0,0145161</text:p>
          </table:table-cell>
          <table:table-cell table:style-name="ce7" office:value-type="float" office:value="0.000319958" calcext:value-type="float">
            <text:p>0,000319958</text:p>
          </table:table-cell>
        </table:table-row>
        <table:table-row table:style-name="ro1">
          <table:table-cell table:number-columns-repeated="2"/>
          <table:table-cell table:style-name="ce3" office:value-type="float" office:value="0.0207109" calcext:value-type="float">
            <text:p>0,0207109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7419" calcext:value-type="float">
            <text:p>0,0147419</text:p>
          </table:table-cell>
          <table:table-cell table:style-name="ce7" office:value-type="float" office:value="0.000323057" calcext:value-type="float">
            <text:p>0,000323057</text:p>
          </table:table-cell>
        </table:table-row>
        <table:table-row table:style-name="ro1">
          <table:table-cell table:number-columns-repeated="2"/>
          <table:table-cell table:style-name="ce3" office:value-type="float" office:value="0.0207241" calcext:value-type="float">
            <text:p>0,0207241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688" calcext:value-type="float">
            <text:p>0,014688</text:p>
          </table:table-cell>
          <table:table-cell table:style-name="ce7" office:value-type="float" office:value="0.000317812" calcext:value-type="float">
            <text:p>0,000317812</text:p>
          </table:table-cell>
        </table:table-row>
        <table:table-row table:style-name="ro1">
          <table:table-cell table:number-columns-repeated="2"/>
          <table:table-cell table:style-name="ce3" office:value-type="float" office:value="0.0206652" calcext:value-type="float">
            <text:p>0,0206652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735" calcext:value-type="float">
            <text:p>0,014735</text:p>
          </table:table-cell>
          <table:table-cell table:style-name="ce7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281" calcext:value-type="float">
            <text:p>0,0207281</text:p>
          </table:table-cell>
          <table:table-cell table:style-name="ce7" office:value-type="float" office:value="0.000162125" calcext:value-type="float">
            <text:p>0,000162125</text:p>
          </table:table-cell>
          <table:table-cell table:style-name="ce9" office:value-type="float" office:value="0.014992" calcext:value-type="float">
            <text:p>0,014992</text:p>
          </table:table-cell>
          <table:table-cell table:style-name="ce7" office:value-type="float" office:value="0.00032115" calcext:value-type="float">
            <text:p>0,00032115</text:p>
          </table:table-cell>
        </table:table-row>
        <table:table-row table:style-name="ro1">
          <table:table-cell table:number-columns-repeated="2"/>
          <table:table-cell table:style-name="ce3" office:value-type="float" office:value="0.020664" calcext:value-type="float">
            <text:p>0,020664</text:p>
          </table:table-cell>
          <table:table-cell table:style-name="ce7" office:value-type="float" office:value="0.000160933" calcext:value-type="float">
            <text:p>0,000160933</text:p>
          </table:table-cell>
          <table:table-cell table:style-name="ce9" office:value-type="float" office:value="0.0149949" calcext:value-type="float">
            <text:p>0,0149949</text:p>
          </table:table-cell>
          <table:table-cell table:style-name="ce7" office:value-type="float" office:value="0.00030899" calcext:value-type="float">
            <text:p>0,00030899</text:p>
          </table:table-cell>
        </table:table-row>
        <table:table-row table:style-name="ro1">
          <table:table-cell table:number-columns-repeated="2"/>
          <table:table-cell table:style-name="ce3" office:value-type="float" office:value="0.0207238" calcext:value-type="float">
            <text:p>0,0207238</text:p>
          </table:table-cell>
          <table:table-cell table:style-name="ce7" office:value-type="float" office:value="0.000210047" calcext:value-type="float">
            <text:p>0,000210047</text:p>
          </table:table-cell>
          <table:table-cell table:style-name="ce9" office:value-type="float" office:value="0.014957" calcext:value-type="float">
            <text:p>0,014957</text:p>
          </table:table-cell>
          <table:table-cell table:style-name="ce7" office:value-type="float" office:value="0.000320911" calcext:value-type="float">
            <text:p>0,000320911</text:p>
          </table:table-cell>
        </table:table-row>
        <table:table-row table:style-name="ro1">
          <table:table-cell table:number-columns-repeated="2"/>
          <table:table-cell table:style-name="ce3" office:value-type="float" office:value="0.0206749" calcext:value-type="float">
            <text:p>0,0206749</text:p>
          </table:table-cell>
          <table:table-cell table:style-name="ce7" office:value-type="float" office:value="0.000145912" calcext:value-type="float">
            <text:p>0,000145912</text:p>
          </table:table-cell>
          <table:table-cell table:style-name="ce9" office:value-type="float" office:value="0.0143301" calcext:value-type="float">
            <text:p>0,0143301</text:p>
          </table:table-cell>
          <table:table-cell table:style-name="ce7" office:value-type="float" office:value="0.00031805" calcext:value-type="float">
            <text:p>0,00031805</text:p>
          </table:table-cell>
        </table:table-row>
        <table:table-row table:style-name="ro1" table:number-rows-repeated="10484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allel" table:style-name="ta1">
        <table:shapes>
          <draw:frame draw:z-index="0" draw:style-name="gr1" draw:text-style-name="P1" svg:width="16.005cm" svg:height="9.004cm" svg:x="53.298cm" svg:y="2.814cm">
            <draw:object draw:notify-on-update-of-ranges="Parallel.P4:Parallel.P4 Parallel.Q4:Parallel.Y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4"/>
        <table:table-column table:style-name="co7" table:default-cell-style-name="ce13"/>
        <table:table-column table:style-name="co1" table:number-columns-repeated="2" table:default-cell-style-name="ce13"/>
        <table:table-column table:style-name="co1" table:number-columns-repeated="11" table:default-cell-style-name="ce4"/>
        <table:table-column table:style-name="co8" table:number-columns-repeated="2" table:default-cell-style-name="ce4"/>
        <table:table-column table:style-name="co1" table:number-columns-repeated="1005" table:default-cell-style-name="ce4"/>
        <table:table-row table:style-name="ro1">
          <table:table-cell table:number-columns-repeated="1022"/>
        </table:table-row>
        <table:table-row table:style-name="ro1">
          <table:table-cell table:style-name="ce10"/>
          <table:table-cell table:style-name="ce8" office:value-type="string" calcext:value-type="string">
            <text:p>Nombre de points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32768" calcext:value-type="float" table:number-columns-spanned="3" table:number-rows-spanned="1">
            <text:p>32768</text:p>
          </table:table-cell>
          <table:covered-table-cell table:number-columns-repeated="2" table:style-name="ce5"/>
          <table:table-cell table:style-name="ce8" office:value-type="float" office:value="65536" calcext:value-type="float" table:number-columns-spanned="3" table:number-rows-spanned="1">
            <text:p>65536</text:p>
          </table:table-cell>
          <table:covered-table-cell table:number-columns-repeated="2" table:style-name="ce5"/>
          <table:table-cell table:style-name="ce8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5"/>
          <table:table-cell table:style-name="ce5" office:value-type="float" office:value="262144" calcext:value-type="float">
            <text:p>262144</text:p>
          </table:table-cell>
          <table:table-cell/>
          <table:table-cell table:style-name="ce8" office:value-type="string" calcext:value-type="string">
            <text:p>Nombre de points</text:p>
          </table:table-cell>
          <table:table-cell table:style-name="ce19" office:value-type="float" office:value="32768" calcext:value-type="float" table:number-columns-spanned="3" table:number-rows-spanned="1">
            <text:p>32768</text:p>
          </table:table-cell>
          <table:covered-table-cell table:number-columns-repeated="2" table:style-name="ce21"/>
          <table:table-cell table:style-name="ce19" office:value-type="float" office:value="65536" calcext:value-type="float" table:number-columns-spanned="3" table:number-rows-spanned="1">
            <text:p>65536</text:p>
          </table:table-cell>
          <table:covered-table-cell table:number-columns-repeated="2" table:style-name="ce21"/>
          <table:table-cell table:style-name="ce19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21"/>
          <table:table-cell table:number-columns-repeated="997"/>
        </table:table-row>
        <table:table-row table:style-name="ro1">
          <table:table-cell table:style-name="ce10"/>
          <table:table-cell table:style-name="ce8" office:value-type="string" calcext:value-type="string">
            <text:p>OMP_NUM_THREADS</text:p>
          </table:table-cell>
          <table:table-cell table:style-name="ce1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OMP_NUM_THREADS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style-name="ce10"/>
          <table:table-cell table:style-name="ce8" office:value-type="string" calcext:value-type="string">
            <text:p>Moyenne</text:p>
          </table:table-cell>
          <table:table-cell table:style-name="ce16" table:formula="of:=SUM([.C5:.C104])/100" office:value-type="float" office:value="0.013980919" calcext:value-type="float">
            <text:p>0,013980919</text:p>
          </table:table-cell>
          <table:table-cell table:style-name="ce5" table:formula="of:=SUM([.D5:.D104])/100" office:value-type="float" office:value="0.054176548" calcext:value-type="float">
            <text:p>0,054176548</text:p>
          </table:table-cell>
          <table:table-cell table:style-name="ce16" table:formula="of:=SUM([.E5:.E104])/100" office:value-type="float" office:value="0.6595788" calcext:value-type="float">
            <text:p>0,6595788</text:p>
          </table:table-cell>
          <table:table-cell table:style-name="ce5" table:formula="of:=SUM([.F5:.F104])/100" office:value-type="float" office:value="0.61345514" calcext:value-type="float">
            <text:p>0,61345514</text:p>
          </table:table-cell>
          <table:table-cell table:style-name="ce16" table:formula="of:=SUM([.G5:.G104])/100" office:value-type="float" office:value="0.5777854" calcext:value-type="float">
            <text:p>0,5777854</text:p>
          </table:table-cell>
          <table:table-cell table:style-name="ce5" table:formula="of:=SUM([.H5:.H104])/100" office:value-type="float" office:value="2.6599105" calcext:value-type="float">
            <text:p>2,6599105</text:p>
          </table:table-cell>
          <table:table-cell table:style-name="ce16" table:formula="of:=SUM([.I5:.I104])/100" office:value-type="float" office:value="2.4898918" calcext:value-type="float">
            <text:p>2,4898918</text:p>
          </table:table-cell>
          <table:table-cell table:style-name="ce5" table:formula="of:=SUM([.J5:.J104])/100" office:value-type="float" office:value="2.2919505" calcext:value-type="float">
            <text:p>2,2919505</text:p>
          </table:table-cell>
          <table:table-cell table:style-name="ce6" table:formula="of:=SUM([.K5:.K104])/100" office:value-type="float" office:value="6.1701356" calcext:value-type="float">
            <text:p>6,1701356</text:p>
          </table:table-cell>
          <table:table-cell table:style-name="ce5" table:formula="of:=SUM([.L5:.L104])/100" office:value-type="float" office:value="5.572437" calcext:value-type="float">
            <text:p>5,572437</text:p>
          </table:table-cell>
          <table:table-cell table:style-name="ce6" table:formula="of:=SUM([.M5:.M104])/100" office:value-type="float" office:value="5.3227792" calcext:value-type="float">
            <text:p>5,3227792</text:p>
          </table:table-cell>
          <table:table-cell table:style-name="ce5" table:formula="of:=SUM([.N5:.N104])/10" office:value-type="float" office:value="43.12057" calcext:value-type="float">
            <text:p>43,12057</text:p>
          </table:table-cell>
          <table:table-cell/>
          <table:table-cell table:style-name="ce8" office:value-type="string" calcext:value-type="string">
            <text:p>Moyenne (s)</text:p>
          </table:table-cell>
          <table:table-cell table:style-name="ce20" table:formula="of:=[.E4]" office:value-type="float" office:value="0.6595788" calcext:value-type="float">
            <text:p>0,6595788</text:p>
          </table:table-cell>
          <table:table-cell table:style-name="ce21" table:formula="of:=[.F4]" office:value-type="float" office:value="0.61345514" calcext:value-type="float">
            <text:p>0,61345514</text:p>
          </table:table-cell>
          <table:table-cell table:style-name="ce6" table:formula="of:=[.G4]" office:value-type="float" office:value="0.5777854" calcext:value-type="float">
            <text:p>0,5777854</text:p>
          </table:table-cell>
          <table:table-cell table:style-name="ce21" table:formula="of:=[.H4]" office:value-type="float" office:value="2.6599105" calcext:value-type="float">
            <text:p>2,6599105</text:p>
          </table:table-cell>
          <table:table-cell table:style-name="ce20" table:formula="of:=[.I4]" office:value-type="float" office:value="2.4898918" calcext:value-type="float">
            <text:p>2,4898918</text:p>
          </table:table-cell>
          <table:table-cell table:style-name="ce5" table:formula="of:=[.J4]" office:value-type="float" office:value="2.2919505" calcext:value-type="float">
            <text:p>2,2919505</text:p>
          </table:table-cell>
          <table:table-cell table:style-name="ce20" table:formula="of:=[.K4]" office:value-type="float" office:value="6.1701356" calcext:value-type="float">
            <text:p>6,1701356</text:p>
          </table:table-cell>
          <table:table-cell table:style-name="ce21" table:formula="of:=[.L4]" office:value-type="float" office:value="5.572437" calcext:value-type="float">
            <text:p>5,572437</text:p>
          </table:table-cell>
          <table:table-cell table:style-name="ce6" table:formula="of:=[.M4]" office:value-type="float" office:value="5.3227792" calcext:value-type="float">
            <text:p>5,3227792</text:p>
          </table:table-cell>
          <table:table-cell table:number-columns-repeated="997"/>
        </table:table-row>
        <table:table-row table:style-name="ro1">
          <table:table-cell table:style-name="ce11" table:number-columns-spanned="1" table:number-rows-spanned="100"/>
          <table:table-cell table:style-name="ce14" table:formula="of:=1" office:value-type="float" office:value="1" calcext:value-type="float">
            <text:p>1</text:p>
          </table:table-cell>
          <table:table-cell table:style-name="ce17" office:value-type="float" office:value="0.0243399" calcext:value-type="float">
            <text:p>0,0243399</text:p>
          </table:table-cell>
          <table:table-cell table:style-name="ce14" office:value-type="float" office:value="0.057518" calcext:value-type="float">
            <text:p>0,057518</text:p>
          </table:table-cell>
          <table:table-cell table:style-name="ce18" office:value-type="float" office:value="0.579647" calcext:value-type="float">
            <text:p>0,579647</text:p>
          </table:table-cell>
          <table:table-cell table:style-name="ce9" office:value-type="float" office:value="0.566894" calcext:value-type="float">
            <text:p>0,566894</text:p>
          </table:table-cell>
          <table:table-cell table:style-name="ce18" office:value-type="float" office:value="0.56638" calcext:value-type="float">
            <text:p>0,56638</text:p>
          </table:table-cell>
          <table:table-cell table:style-name="ce9" office:value-type="float" office:value="2.25991" calcext:value-type="float">
            <text:p>2,25991</text:p>
          </table:table-cell>
          <table:table-cell table:style-name="ce18" office:value-type="float" office:value="2.49431" calcext:value-type="float">
            <text:p>2,49431</text:p>
          </table:table-cell>
          <table:table-cell table:style-name="ce9" office:value-type="float" office:value="2.24533" calcext:value-type="float">
            <text:p>2,24533</text:p>
          </table:table-cell>
          <table:table-cell table:style-name="ce7" office:value-type="float" office:value="6.39999" calcext:value-type="float">
            <text:p>6,39999</text:p>
          </table:table-cell>
          <table:table-cell table:style-name="ce9" office:value-type="float" office:value="5.32519" calcext:value-type="float">
            <text:p>5,32519</text:p>
          </table:table-cell>
          <table:table-cell table:style-name="ce7" office:value-type="float" office:value="5.21555" calcext:value-type="float">
            <text:p>5,21555</text:p>
          </table:table-cell>
          <table:table-cell table:style-name="ce9" office:value-type="float" office:value="42.4028" calcext:value-type="float">
            <text:p>42,4028</text:p>
          </table:table-cell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]+1" office:value-type="float" office:value="2" calcext:value-type="float">
            <text:p>2</text:p>
          </table:table-cell>
          <table:table-cell table:style-name="ce17" office:value-type="float" office:value="0.0137842" calcext:value-type="float">
            <text:p>0,0137842</text:p>
          </table:table-cell>
          <table:table-cell table:style-name="ce14" office:value-type="float" office:value="0.0545909" calcext:value-type="float">
            <text:p>0,0545909</text:p>
          </table:table-cell>
          <table:table-cell table:style-name="ce18" office:value-type="float" office:value="0.695575" calcext:value-type="float">
            <text:p>0,695575</text:p>
          </table:table-cell>
          <table:table-cell table:style-name="ce9" office:value-type="float" office:value="0.570043" calcext:value-type="float">
            <text:p>0,570043</text:p>
          </table:table-cell>
          <table:table-cell table:style-name="ce18" office:value-type="float" office:value="0.568518" calcext:value-type="float">
            <text:p>0,568518</text:p>
          </table:table-cell>
          <table:table-cell table:style-name="ce9" office:value-type="float" office:value="2.42308" calcext:value-type="float">
            <text:p>2,42308</text:p>
          </table:table-cell>
          <table:table-cell table:style-name="ce18" office:value-type="float" office:value="2.2955" calcext:value-type="float">
            <text:p>2,2955</text:p>
          </table:table-cell>
          <table:table-cell table:style-name="ce9" office:value-type="float" office:value="2.25288" calcext:value-type="float">
            <text:p>2,25288</text:p>
          </table:table-cell>
          <table:table-cell table:style-name="ce7" office:value-type="float" office:value="5.59036" calcext:value-type="float">
            <text:p>5,59036</text:p>
          </table:table-cell>
          <table:table-cell table:style-name="ce9" office:value-type="float" office:value="5.4348" calcext:value-type="float">
            <text:p>5,4348</text:p>
          </table:table-cell>
          <table:table-cell table:style-name="ce7" office:value-type="float" office:value="5.2585" calcext:value-type="float">
            <text:p>5,2585</text:p>
          </table:table-cell>
          <table:table-cell table:style-name="ce9" office:value-type="float" office:value="43.0239" calcext:value-type="float">
            <text:p>43,0239</text:p>
          </table:table-cell>
          <table:table-cell/>
          <table:table-cell table:style-name="ce8" office:value-type="string" calcext:value-type="string">
            <text:p>OMP_NUM_THREADS</text:p>
          </table:table-cell>
          <table:table-cell table:style-name="ce8" office:value-type="string" calcext:value-type="string">
            <text:p>Nombre de points</text:p>
          </table:table-cell>
          <table:table-cell table:style-name="ce8" office:value-type="string" calcext:value-type="string">
            <text:p>Moyenne (s)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6]+1" office:value-type="float" office:value="3" calcext:value-type="float">
            <text:p>3</text:p>
          </table:table-cell>
          <table:table-cell table:style-name="ce17" office:value-type="float" office:value="0.014039" calcext:value-type="float">
            <text:p>0,014039</text:p>
          </table:table-cell>
          <table:table-cell table:style-name="ce14" office:value-type="float" office:value="0.054559" calcext:value-type="float">
            <text:p>0,054559</text:p>
          </table:table-cell>
          <table:table-cell table:style-name="ce18" office:value-type="float" office:value="0.64858" calcext:value-type="float">
            <text:p>0,64858</text:p>
          </table:table-cell>
          <table:table-cell table:style-name="ce9" office:value-type="float" office:value="0.564661" calcext:value-type="float">
            <text:p>0,564661</text:p>
          </table:table-cell>
          <table:table-cell table:style-name="ce18" office:value-type="float" office:value="0.575795" calcext:value-type="float">
            <text:p>0,575795</text:p>
          </table:table-cell>
          <table:table-cell table:style-name="ce9" office:value-type="float" office:value="2.92567" calcext:value-type="float">
            <text:p>2,92567</text:p>
          </table:table-cell>
          <table:table-cell table:style-name="ce18" office:value-type="float" office:value="2.4461" calcext:value-type="float">
            <text:p>2,4461</text:p>
          </table:table-cell>
          <table:table-cell table:style-name="ce9" office:value-type="float" office:value="2.28894" calcext:value-type="float">
            <text:p>2,28894</text:p>
          </table:table-cell>
          <table:table-cell table:style-name="ce7" office:value-type="float" office:value="6.4659" calcext:value-type="float">
            <text:p>6,4659</text:p>
          </table:table-cell>
          <table:table-cell table:style-name="ce9" office:value-type="float" office:value="5.2968" calcext:value-type="float">
            <text:p>5,2968</text:p>
          </table:table-cell>
          <table:table-cell table:style-name="ce7" office:value-type="float" office:value="5.29686" calcext:value-type="float">
            <text:p>5,29686</text:p>
          </table:table-cell>
          <table:table-cell table:style-name="ce9" office:value-type="float" office:value="42.4467" calcext:value-type="float">
            <text:p>42,446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table:formula="of:=[.E4]" office:value-type="float" office:value="0.6595788" calcext:value-type="float">
            <text:p>0,6595788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7]+1" office:value-type="float" office:value="4" calcext:value-type="float">
            <text:p>4</text:p>
          </table:table-cell>
          <table:table-cell table:style-name="ce17" office:value-type="float" office:value="0.0141611" calcext:value-type="float">
            <text:p>0,0141611</text:p>
          </table:table-cell>
          <table:table-cell table:style-name="ce14" office:value-type="float" office:value="0.0535281" calcext:value-type="float">
            <text:p>0,0535281</text:p>
          </table:table-cell>
          <table:table-cell table:style-name="ce18" office:value-type="float" office:value="0.563094" calcext:value-type="float">
            <text:p>0,563094</text:p>
          </table:table-cell>
          <table:table-cell table:style-name="ce9" office:value-type="float" office:value="0.564964" calcext:value-type="float">
            <text:p>0,564964</text:p>
          </table:table-cell>
          <table:table-cell table:style-name="ce18" office:value-type="float" office:value="0.574005" calcext:value-type="float">
            <text:p>0,574005</text:p>
          </table:table-cell>
          <table:table-cell table:style-name="ce9" office:value-type="float" office:value="2.26335" calcext:value-type="float">
            <text:p>2,26335</text:p>
          </table:table-cell>
          <table:table-cell table:style-name="ce18" office:value-type="float" office:value="2.23388" calcext:value-type="float">
            <text:p>2,23388</text:p>
          </table:table-cell>
          <table:table-cell table:style-name="ce9" office:value-type="float" office:value="2.25649" calcext:value-type="float">
            <text:p>2,25649</text:p>
          </table:table-cell>
          <table:table-cell table:style-name="ce7" office:value-type="float" office:value="5.23544" calcext:value-type="float">
            <text:p>5,23544</text:p>
          </table:table-cell>
          <table:table-cell table:style-name="ce9" office:value-type="float" office:value="5.19777" calcext:value-type="float">
            <text:p>5,19777</text:p>
          </table:table-cell>
          <table:table-cell table:style-name="ce7" office:value-type="float" office:value="5.23752" calcext:value-type="float">
            <text:p>5,23752</text:p>
          </table:table-cell>
          <table:table-cell table:style-name="ce9" office:value-type="float" office:value="42.6358" calcext:value-type="float">
            <text:p>42,6358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Q7]" office:value-type="float" office:value="32768" calcext:value-type="float">
            <text:p>32768</text:p>
          </table:table-cell>
          <table:table-cell table:style-name="ce7" table:formula="of:=[.F4]" office:value-type="float" office:value="0.61345514" calcext:value-type="float">
            <text:p>0,61345514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8]+1" office:value-type="float" office:value="5" calcext:value-type="float">
            <text:p>5</text:p>
          </table:table-cell>
          <table:table-cell table:style-name="ce17" office:value-type="float" office:value="0.013622" calcext:value-type="float">
            <text:p>0,013622</text:p>
          </table:table-cell>
          <table:table-cell table:style-name="ce14" office:value-type="float" office:value="0.052947" calcext:value-type="float">
            <text:p>0,052947</text:p>
          </table:table-cell>
          <table:table-cell table:style-name="ce18" office:value-type="float" office:value="0.567348" calcext:value-type="float">
            <text:p>0,567348</text:p>
          </table:table-cell>
          <table:table-cell table:style-name="ce9" office:value-type="float" office:value="0.592408" calcext:value-type="float">
            <text:p>0,592408</text:p>
          </table:table-cell>
          <table:table-cell table:style-name="ce18" office:value-type="float" office:value="0.571302" calcext:value-type="float">
            <text:p>0,571302</text:p>
          </table:table-cell>
          <table:table-cell table:style-name="ce9" office:value-type="float" office:value="2.49317" calcext:value-type="float">
            <text:p>2,49317</text:p>
          </table:table-cell>
          <table:table-cell table:style-name="ce18" office:value-type="float" office:value="2.31897" calcext:value-type="float">
            <text:p>2,31897</text:p>
          </table:table-cell>
          <table:table-cell table:style-name="ce9" office:value-type="float" office:value="2.26337" calcext:value-type="float">
            <text:p>2,26337</text:p>
          </table:table-cell>
          <table:table-cell table:style-name="ce7" office:value-type="float" office:value="5.2045" calcext:value-type="float">
            <text:p>5,2045</text:p>
          </table:table-cell>
          <table:table-cell table:style-name="ce9" office:value-type="float" office:value="5.67393" calcext:value-type="float">
            <text:p>5,67393</text:p>
          </table:table-cell>
          <table:table-cell table:style-name="ce7" office:value-type="float" office:value="5.30504" calcext:value-type="float">
            <text:p>5,30504</text:p>
          </table:table-cell>
          <table:table-cell table:style-name="ce9" office:value-type="float" office:value="43.1652" calcext:value-type="float">
            <text:p>43,1652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table:formula="of:=[.Q8]" office:value-type="float" office:value="32768" calcext:value-type="float">
            <text:p>32768</text:p>
          </table:table-cell>
          <table:table-cell table:style-name="ce9" table:formula="of:=[.G4]" office:value-type="float" office:value="0.5777854" calcext:value-type="float">
            <text:p>0,5777854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9]+1" office:value-type="float" office:value="6" calcext:value-type="float">
            <text:p>6</text:p>
          </table:table-cell>
          <table:table-cell table:style-name="ce17" office:value-type="float" office:value="0.0136681" calcext:value-type="float">
            <text:p>0,0136681</text:p>
          </table:table-cell>
          <table:table-cell table:style-name="ce14" office:value-type="float" office:value="0.0534971" calcext:value-type="float">
            <text:p>0,0534971</text:p>
          </table:table-cell>
          <table:table-cell table:style-name="ce18" office:value-type="float" office:value="0.623735" calcext:value-type="float">
            <text:p>0,623735</text:p>
          </table:table-cell>
          <table:table-cell table:style-name="ce9" office:value-type="float" office:value="0.607197" calcext:value-type="float">
            <text:p>0,607197</text:p>
          </table:table-cell>
          <table:table-cell table:style-name="ce18" office:value-type="float" office:value="0.567886" calcext:value-type="float">
            <text:p>0,567886</text:p>
          </table:table-cell>
          <table:table-cell table:style-name="ce9" office:value-type="float" office:value="2.41652" calcext:value-type="float">
            <text:p>2,41652</text:p>
          </table:table-cell>
          <table:table-cell table:style-name="ce18" office:value-type="float" office:value="2.25585" calcext:value-type="float">
            <text:p>2,25585</text:p>
          </table:table-cell>
          <table:table-cell table:style-name="ce9" office:value-type="float" office:value="2.25427" calcext:value-type="float">
            <text:p>2,25427</text:p>
          </table:table-cell>
          <table:table-cell table:style-name="ce7" office:value-type="float" office:value="5.44765" calcext:value-type="float">
            <text:p>5,44765</text:p>
          </table:table-cell>
          <table:table-cell table:style-name="ce9" office:value-type="float" office:value="5.22633" calcext:value-type="float">
            <text:p>5,22633</text:p>
          </table:table-cell>
          <table:table-cell table:style-name="ce7" office:value-type="float" office:value="5.20207" calcext:value-type="float">
            <text:p>5,20207</text:p>
          </table:table-cell>
          <table:table-cell table:style-name="ce9" office:value-type="float" office:value="43.3054" calcext:value-type="float">
            <text:p>43,305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65536" calcext:value-type="float">
            <text:p>65536</text:p>
          </table:table-cell>
          <table:table-cell table:style-name="ce7" table:formula="of:=[.H4]" office:value-type="float" office:value="2.6599105" calcext:value-type="float">
            <text:p>2,6599105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10]+1" office:value-type="float" office:value="7" calcext:value-type="float">
            <text:p>7</text:p>
          </table:table-cell>
          <table:table-cell table:style-name="ce17" office:value-type="float" office:value="0.0135369" calcext:value-type="float">
            <text:p>0,0135369</text:p>
          </table:table-cell>
          <table:table-cell table:style-name="ce14" office:value-type="float" office:value="0.0541999" calcext:value-type="float">
            <text:p>0,0541999</text:p>
          </table:table-cell>
          <table:table-cell table:style-name="ce18" office:value-type="float" office:value="0.619187" calcext:value-type="float">
            <text:p>0,619187</text:p>
          </table:table-cell>
          <table:table-cell table:style-name="ce9" office:value-type="float" office:value="0.681834" calcext:value-type="float">
            <text:p>0,681834</text:p>
          </table:table-cell>
          <table:table-cell table:style-name="ce18" office:value-type="float" office:value="0.577628" calcext:value-type="float">
            <text:p>0,577628</text:p>
          </table:table-cell>
          <table:table-cell table:style-name="ce9" office:value-type="float" office:value="2.41167" calcext:value-type="float">
            <text:p>2,41167</text:p>
          </table:table-cell>
          <table:table-cell table:style-name="ce18" office:value-type="float" office:value="2.64486" calcext:value-type="float">
            <text:p>2,64486</text:p>
          </table:table-cell>
          <table:table-cell table:style-name="ce9" office:value-type="float" office:value="2.26893" calcext:value-type="float">
            <text:p>2,26893</text:p>
          </table:table-cell>
          <table:table-cell table:style-name="ce7" office:value-type="float" office:value="5.22569" calcext:value-type="float">
            <text:p>5,22569</text:p>
          </table:table-cell>
          <table:table-cell table:style-name="ce9" office:value-type="float" office:value="5.19995" calcext:value-type="float">
            <text:p>5,19995</text:p>
          </table:table-cell>
          <table:table-cell table:style-name="ce7" office:value-type="float" office:value="5.23105" calcext:value-type="float">
            <text:p>5,23105</text:p>
          </table:table-cell>
          <table:table-cell table:style-name="ce9" office:value-type="float" office:value="43.3135" calcext:value-type="float">
            <text:p>43,3135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table:formula="of:=[.Q10]" office:value-type="float" office:value="65536" calcext:value-type="float">
            <text:p>65536</text:p>
          </table:table-cell>
          <table:table-cell table:style-name="ce9" table:formula="of:=[.I4]" office:value-type="float" office:value="2.4898918" calcext:value-type="float">
            <text:p>2,4898918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11]+1" office:value-type="float" office:value="8" calcext:value-type="float">
            <text:p>8</text:p>
          </table:table-cell>
          <table:table-cell table:style-name="ce17" office:value-type="float" office:value="0.013515" calcext:value-type="float">
            <text:p>0,013515</text:p>
          </table:table-cell>
          <table:table-cell table:style-name="ce14" office:value-type="float" office:value="0.0549181" calcext:value-type="float">
            <text:p>0,0549181</text:p>
          </table:table-cell>
          <table:table-cell table:style-name="ce18" office:value-type="float" office:value="0.566149" calcext:value-type="float">
            <text:p>0,566149</text:p>
          </table:table-cell>
          <table:table-cell table:style-name="ce9" office:value-type="float" office:value="0.680242" calcext:value-type="float">
            <text:p>0,680242</text:p>
          </table:table-cell>
          <table:table-cell table:style-name="ce18" office:value-type="float" office:value="0.567875" calcext:value-type="float">
            <text:p>0,567875</text:p>
          </table:table-cell>
          <table:table-cell table:style-name="ce9" office:value-type="float" office:value="2.80622" calcext:value-type="float">
            <text:p>2,80622</text:p>
          </table:table-cell>
          <table:table-cell table:style-name="ce18" office:value-type="float" office:value="2.27429" calcext:value-type="float">
            <text:p>2,27429</text:p>
          </table:table-cell>
          <table:table-cell table:style-name="ce9" office:value-type="float" office:value="2.24502" calcext:value-type="float">
            <text:p>2,24502</text:p>
          </table:table-cell>
          <table:table-cell table:style-name="ce7" office:value-type="float" office:value="6.29037" calcext:value-type="float">
            <text:p>6,29037</text:p>
          </table:table-cell>
          <table:table-cell table:style-name="ce9" office:value-type="float" office:value="6.48488" calcext:value-type="float">
            <text:p>6,48488</text:p>
          </table:table-cell>
          <table:table-cell table:style-name="ce7" office:value-type="float" office:value="6.17456" calcext:value-type="float">
            <text:p>6,17456</text:p>
          </table:table-cell>
          <table:table-cell table:style-name="ce9" office:value-type="float" office:value="44.1059" calcext:value-type="float">
            <text:p>44,1059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table:formula="of:=[.Q11]" office:value-type="float" office:value="65536" calcext:value-type="float">
            <text:p>65536</text:p>
          </table:table-cell>
          <table:table-cell table:style-name="ce7" table:formula="of:=[.J4]" office:value-type="float" office:value="2.2919505" calcext:value-type="float">
            <text:p>2,2919505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12]+1" office:value-type="float" office:value="9" calcext:value-type="float">
            <text:p>9</text:p>
          </table:table-cell>
          <table:table-cell table:style-name="ce17" office:value-type="float" office:value="0.0135069" calcext:value-type="float">
            <text:p>0,0135069</text:p>
          </table:table-cell>
          <table:table-cell table:style-name="ce14" office:value-type="float" office:value="0.053349" calcext:value-type="float">
            <text:p>0,053349</text:p>
          </table:table-cell>
          <table:table-cell table:style-name="ce18" office:value-type="float" office:value="0.576004" calcext:value-type="float">
            <text:p>0,576004</text:p>
          </table:table-cell>
          <table:table-cell table:style-name="ce9" office:value-type="float" office:value="0.563859" calcext:value-type="float">
            <text:p>0,563859</text:p>
          </table:table-cell>
          <table:table-cell table:style-name="ce18" office:value-type="float" office:value="0.571035" calcext:value-type="float">
            <text:p>0,571035</text:p>
          </table:table-cell>
          <table:table-cell table:style-name="ce9" office:value-type="float" office:value="2.71597" calcext:value-type="float">
            <text:p>2,71597</text:p>
          </table:table-cell>
          <table:table-cell table:style-name="ce18" office:value-type="float" office:value="2.72807" calcext:value-type="float">
            <text:p>2,72807</text:p>
          </table:table-cell>
          <table:table-cell table:style-name="ce9" office:value-type="float" office:value="2.25358" calcext:value-type="float">
            <text:p>2,25358</text:p>
          </table:table-cell>
          <table:table-cell table:style-name="ce7" office:value-type="float" office:value="6.39573" calcext:value-type="float">
            <text:p>6,39573</text:p>
          </table:table-cell>
          <table:table-cell table:style-name="ce9" office:value-type="float" office:value="5.22381" calcext:value-type="float">
            <text:p>5,22381</text:p>
          </table:table-cell>
          <table:table-cell table:style-name="ce7" office:value-type="float" office:value="5.28813" calcext:value-type="float">
            <text:p>5,28813</text:p>
          </table:table-cell>
          <table:table-cell table:style-name="ce9" office:value-type="float" office:value="43.7709" calcext:value-type="float">
            <text:p>43,7709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[.K4]" office:value-type="float" office:value="6.1701356" calcext:value-type="float">
            <text:p>6,1701356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13]+1" office:value-type="float" office:value="10" calcext:value-type="float">
            <text:p>10</text:p>
          </table:table-cell>
          <table:table-cell table:style-name="ce17" office:value-type="float" office:value="0.0142291" calcext:value-type="float">
            <text:p>0,0142291</text:p>
          </table:table-cell>
          <table:table-cell table:style-name="ce14" office:value-type="float" office:value="0.0545909" calcext:value-type="float">
            <text:p>0,0545909</text:p>
          </table:table-cell>
          <table:table-cell table:style-name="ce18" office:value-type="float" office:value="0.694391" calcext:value-type="float">
            <text:p>0,694391</text:p>
          </table:table-cell>
          <table:table-cell table:style-name="ce9" office:value-type="float" office:value="0.566615" calcext:value-type="float">
            <text:p>0,566615</text:p>
          </table:table-cell>
          <table:table-cell table:style-name="ce18" office:value-type="float" office:value="0.571145" calcext:value-type="float">
            <text:p>0,571145</text:p>
          </table:table-cell>
          <table:table-cell table:style-name="ce9" office:value-type="float" office:value="2.68175" calcext:value-type="float">
            <text:p>2,68175</text:p>
          </table:table-cell>
          <table:table-cell table:style-name="ce18" office:value-type="float" office:value="2.79101" calcext:value-type="float">
            <text:p>2,79101</text:p>
          </table:table-cell>
          <table:table-cell table:style-name="ce9" office:value-type="float" office:value="2.27787" calcext:value-type="float">
            <text:p>2,27787</text:p>
          </table:table-cell>
          <table:table-cell table:style-name="ce7" office:value-type="float" office:value="6.37715" calcext:value-type="float">
            <text:p>6,37715</text:p>
          </table:table-cell>
          <table:table-cell table:style-name="ce9" office:value-type="float" office:value="6.80818" calcext:value-type="float">
            <text:p>6,80818</text:p>
          </table:table-cell>
          <table:table-cell table:style-name="ce7" office:value-type="float" office:value="5.23707" calcext:value-type="float">
            <text:p>5,23707</text:p>
          </table:table-cell>
          <table:table-cell table:style-name="ce9" office:value-type="float" office:value="43.0356" calcext:value-type="float">
            <text:p>43,0356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formula="of:=[.Q13]" office:value-type="float" office:value="100000" calcext:value-type="float">
            <text:p>100000</text:p>
          </table:table-cell>
          <table:table-cell table:style-name="ce7" table:formula="of:=[.L4]" office:value-type="float" office:value="5.572437" calcext:value-type="float">
            <text:p>5,572437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14]+1" office:value-type="float" office:value="11" calcext:value-type="float">
            <text:p>11</text:p>
          </table:table-cell>
          <table:table-cell table:style-name="ce17" office:value-type="float" office:value="0.0137" calcext:value-type="float">
            <text:p>0,0137</text:p>
          </table:table-cell>
          <table:table-cell table:style-name="ce14" office:value-type="float" office:value="0.0527251" calcext:value-type="float">
            <text:p>0,0527251</text:p>
          </table:table-cell>
          <table:table-cell table:style-name="ce18" office:value-type="float" office:value="0.63039" calcext:value-type="float">
            <text:p>0,63039</text:p>
          </table:table-cell>
          <table:table-cell table:style-name="ce9" office:value-type="float" office:value="0.596282" calcext:value-type="float">
            <text:p>0,596282</text:p>
          </table:table-cell>
          <table:table-cell table:style-name="ce18" office:value-type="float" office:value="0.581265" calcext:value-type="float">
            <text:p>0,581265</text:p>
          </table:table-cell>
          <table:table-cell table:style-name="ce9" office:value-type="float" office:value="2.56947" calcext:value-type="float">
            <text:p>2,56947</text:p>
          </table:table-cell>
          <table:table-cell table:style-name="ce18" office:value-type="float" office:value="2.25901" calcext:value-type="float">
            <text:p>2,25901</text:p>
          </table:table-cell>
          <table:table-cell table:style-name="ce9" office:value-type="float" office:value="2.26626" calcext:value-type="float">
            <text:p>2,26626</text:p>
          </table:table-cell>
          <table:table-cell table:style-name="ce7" office:value-type="float" office:value="6.1516" calcext:value-type="float">
            <text:p>6,1516</text:p>
          </table:table-cell>
          <table:table-cell table:style-name="ce9" office:value-type="float" office:value="5.72664" calcext:value-type="float">
            <text:p>5,72664</text:p>
          </table:table-cell>
          <table:table-cell table:style-name="ce7" office:value-type="float" office:value="5.22878" calcext:value-type="float">
            <text:p>5,22878</text:p>
          </table:table-cell>
          <table:table-cell table:style-name="ce9"/>
          <table:table-cell/>
          <table:table-cell table:style-name="ce9" office:value-type="float" office:value="8" calcext:value-type="float">
            <text:p>8</text:p>
          </table:table-cell>
          <table:table-cell table:style-name="ce9" table:formula="of:=[.Q14]" office:value-type="float" office:value="100000" calcext:value-type="float">
            <text:p>100000</text:p>
          </table:table-cell>
          <table:table-cell table:style-name="ce9" table:formula="of:=[.M4]" office:value-type="float" office:value="5.3227792" calcext:value-type="float">
            <text:p>5,3227792</text:p>
          </table:table-cell>
          <table:table-cell table:style-name="Default"/>
          <table:table-cell table:number-columns-repeated="1003"/>
        </table:table-row>
        <table:table-row table:style-name="ro1">
          <table:covered-table-cell table:style-name="ce12"/>
          <table:table-cell table:style-name="ce14" table:formula="of:=[.B15]+1" office:value-type="float" office:value="12" calcext:value-type="float">
            <text:p>12</text:p>
          </table:table-cell>
          <table:table-cell table:style-name="ce17" office:value-type="float" office:value="0.0143671" calcext:value-type="float">
            <text:p>0,0143671</text:p>
          </table:table-cell>
          <table:table-cell table:style-name="ce14" office:value-type="float" office:value="0.055099" calcext:value-type="float">
            <text:p>0,055099</text:p>
          </table:table-cell>
          <table:table-cell table:style-name="ce18" office:value-type="float" office:value="0.709621" calcext:value-type="float">
            <text:p>0,709621</text:p>
          </table:table-cell>
          <table:table-cell table:style-name="ce9" office:value-type="float" office:value="0.741515" calcext:value-type="float">
            <text:p>0,741515</text:p>
          </table:table-cell>
          <table:table-cell table:style-name="ce18" office:value-type="float" office:value="0.595676" calcext:value-type="float">
            <text:p>0,595676</text:p>
          </table:table-cell>
          <table:table-cell table:style-name="ce9" office:value-type="float" office:value="2.57836" calcext:value-type="float">
            <text:p>2,57836</text:p>
          </table:table-cell>
          <table:table-cell table:style-name="ce18" office:value-type="float" office:value="2.93472" calcext:value-type="float">
            <text:p>2,93472</text:p>
          </table:table-cell>
          <table:table-cell table:style-name="ce9" office:value-type="float" office:value="2.27146" calcext:value-type="float">
            <text:p>2,27146</text:p>
          </table:table-cell>
          <table:table-cell table:style-name="ce7" office:value-type="float" office:value="6.34423" calcext:value-type="float">
            <text:p>6,34423</text:p>
          </table:table-cell>
          <table:table-cell table:style-name="ce9" office:value-type="float" office:value="5.2213" calcext:value-type="float">
            <text:p>5,2213</text:p>
          </table:table-cell>
          <table:table-cell table:style-name="ce7" office:value-type="float" office:value="5.25817" calcext:value-type="float">
            <text:p>5,25817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6]+1" office:value-type="float" office:value="13" calcext:value-type="float">
            <text:p>13</text:p>
          </table:table-cell>
          <table:table-cell table:style-name="ce17" office:value-type="float" office:value="0.0135431" calcext:value-type="float">
            <text:p>0,0135431</text:p>
          </table:table-cell>
          <table:table-cell table:style-name="ce14" office:value-type="float" office:value="0.0532532" calcext:value-type="float">
            <text:p>0,0532532</text:p>
          </table:table-cell>
          <table:table-cell table:style-name="ce18" office:value-type="float" office:value="0.687025" calcext:value-type="float">
            <text:p>0,687025</text:p>
          </table:table-cell>
          <table:table-cell table:style-name="ce9" office:value-type="float" office:value="0.564062" calcext:value-type="float">
            <text:p>0,564062</text:p>
          </table:table-cell>
          <table:table-cell table:style-name="ce18" office:value-type="float" office:value="0.573016" calcext:value-type="float">
            <text:p>0,573016</text:p>
          </table:table-cell>
          <table:table-cell table:style-name="ce9" office:value-type="float" office:value="2.82756" calcext:value-type="float">
            <text:p>2,82756</text:p>
          </table:table-cell>
          <table:table-cell table:style-name="ce18" office:value-type="float" office:value="2.2596" calcext:value-type="float">
            <text:p>2,2596</text:p>
          </table:table-cell>
          <table:table-cell table:style-name="ce9" office:value-type="float" office:value="2.25461" calcext:value-type="float">
            <text:p>2,25461</text:p>
          </table:table-cell>
          <table:table-cell table:style-name="ce7" office:value-type="float" office:value="6.42119" calcext:value-type="float">
            <text:p>6,42119</text:p>
          </table:table-cell>
          <table:table-cell table:style-name="ce9" office:value-type="float" office:value="6.49957" calcext:value-type="float">
            <text:p>6,49957</text:p>
          </table:table-cell>
          <table:table-cell table:style-name="ce7" office:value-type="float" office:value="5.25018" calcext:value-type="float">
            <text:p>5,2501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7]+1" office:value-type="float" office:value="14" calcext:value-type="float">
            <text:p>14</text:p>
          </table:table-cell>
          <table:table-cell table:style-name="ce17" office:value-type="float" office:value="0.0136819" calcext:value-type="float">
            <text:p>0,0136819</text:p>
          </table:table-cell>
          <table:table-cell table:style-name="ce14" office:value-type="float" office:value="0.0551729" calcext:value-type="float">
            <text:p>0,0551729</text:p>
          </table:table-cell>
          <table:table-cell table:style-name="ce18" office:value-type="float" office:value="0.672029" calcext:value-type="float">
            <text:p>0,672029</text:p>
          </table:table-cell>
          <table:table-cell table:style-name="ce9" office:value-type="float" office:value="0.57198" calcext:value-type="float">
            <text:p>0,57198</text:p>
          </table:table-cell>
          <table:table-cell table:style-name="ce18" office:value-type="float" office:value="0.568743" calcext:value-type="float">
            <text:p>0,568743</text:p>
          </table:table-cell>
          <table:table-cell table:style-name="ce9" office:value-type="float" office:value="2.42054" calcext:value-type="float">
            <text:p>2,42054</text:p>
          </table:table-cell>
          <table:table-cell table:style-name="ce18" office:value-type="float" office:value="2.79457" calcext:value-type="float">
            <text:p>2,79457</text:p>
          </table:table-cell>
          <table:table-cell table:style-name="ce9" office:value-type="float" office:value="2.2682" calcext:value-type="float">
            <text:p>2,2682</text:p>
          </table:table-cell>
          <table:table-cell table:style-name="ce7" office:value-type="float" office:value="5.60329" calcext:value-type="float">
            <text:p>5,60329</text:p>
          </table:table-cell>
          <table:table-cell table:style-name="ce9" office:value-type="float" office:value="6.59565" calcext:value-type="float">
            <text:p>6,59565</text:p>
          </table:table-cell>
          <table:table-cell table:style-name="ce7" office:value-type="float" office:value="5.22133" calcext:value-type="float">
            <text:p>5,22133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8]+1" office:value-type="float" office:value="15" calcext:value-type="float">
            <text:p>15</text:p>
          </table:table-cell>
          <table:table-cell table:style-name="ce17" office:value-type="float" office:value="0.0135381" calcext:value-type="float">
            <text:p>0,0135381</text:p>
          </table:table-cell>
          <table:table-cell table:style-name="ce14" office:value-type="float" office:value="0.0524461" calcext:value-type="float">
            <text:p>0,0524461</text:p>
          </table:table-cell>
          <table:table-cell table:style-name="ce18" office:value-type="float" office:value="0.609188" calcext:value-type="float">
            <text:p>0,609188</text:p>
          </table:table-cell>
          <table:table-cell table:style-name="ce9" office:value-type="float" office:value="0.686595" calcext:value-type="float">
            <text:p>0,686595</text:p>
          </table:table-cell>
          <table:table-cell table:style-name="ce18" office:value-type="float" office:value="0.56378" calcext:value-type="float">
            <text:p>0,56378</text:p>
          </table:table-cell>
          <table:table-cell table:style-name="ce9" office:value-type="float" office:value="2.41064" calcext:value-type="float">
            <text:p>2,41064</text:p>
          </table:table-cell>
          <table:table-cell table:style-name="ce18" office:value-type="float" office:value="2.85404" calcext:value-type="float">
            <text:p>2,85404</text:p>
          </table:table-cell>
          <table:table-cell table:style-name="ce9" office:value-type="float" office:value="2.35183" calcext:value-type="float">
            <text:p>2,35183</text:p>
          </table:table-cell>
          <table:table-cell table:style-name="ce7" office:value-type="float" office:value="5.65191" calcext:value-type="float">
            <text:p>5,65191</text:p>
          </table:table-cell>
          <table:table-cell table:style-name="ce9" office:value-type="float" office:value="6.46887" calcext:value-type="float">
            <text:p>6,46887</text:p>
          </table:table-cell>
          <table:table-cell table:style-name="ce7" office:value-type="float" office:value="5.21764" calcext:value-type="float">
            <text:p>5,2176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9]+1" office:value-type="float" office:value="16" calcext:value-type="float">
            <text:p>16</text:p>
          </table:table-cell>
          <table:table-cell table:style-name="ce17" office:value-type="float" office:value="0.0141819" calcext:value-type="float">
            <text:p>0,0141819</text:p>
          </table:table-cell>
          <table:table-cell table:style-name="ce14" office:value-type="float" office:value="0.054908" calcext:value-type="float">
            <text:p>0,054908</text:p>
          </table:table-cell>
          <table:table-cell table:style-name="ce18" office:value-type="float" office:value="0.567586" calcext:value-type="float">
            <text:p>0,567586</text:p>
          </table:table-cell>
          <table:table-cell table:style-name="ce9" office:value-type="float" office:value="0.698102" calcext:value-type="float">
            <text:p>0,698102</text:p>
          </table:table-cell>
          <table:table-cell table:style-name="ce18" office:value-type="float" office:value="0.564026" calcext:value-type="float">
            <text:p>0,564026</text:p>
          </table:table-cell>
          <table:table-cell table:style-name="ce9" office:value-type="float" office:value="2.81428" calcext:value-type="float">
            <text:p>2,81428</text:p>
          </table:table-cell>
          <table:table-cell table:style-name="ce18" office:value-type="float" office:value="2.73743" calcext:value-type="float">
            <text:p>2,73743</text:p>
          </table:table-cell>
          <table:table-cell table:style-name="ce9" office:value-type="float" office:value="2.39787" calcext:value-type="float">
            <text:p>2,39787</text:p>
          </table:table-cell>
          <table:table-cell table:style-name="ce7" office:value-type="float" office:value="6.47711" calcext:value-type="float">
            <text:p>6,47711</text:p>
          </table:table-cell>
          <table:table-cell table:style-name="ce9" office:value-type="float" office:value="5.20482" calcext:value-type="float">
            <text:p>5,20482</text:p>
          </table:table-cell>
          <table:table-cell table:style-name="ce7" office:value-type="float" office:value="5.24198" calcext:value-type="float">
            <text:p>5,2419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0]+1" office:value-type="float" office:value="17" calcext:value-type="float">
            <text:p>17</text:p>
          </table:table-cell>
          <table:table-cell table:style-name="ce17" office:value-type="float" office:value="0.0135331" calcext:value-type="float">
            <text:p>0,0135331</text:p>
          </table:table-cell>
          <table:table-cell table:style-name="ce14" office:value-type="float" office:value="0.055625" calcext:value-type="float">
            <text:p>0,055625</text:p>
          </table:table-cell>
          <table:table-cell table:style-name="ce18" office:value-type="float" office:value="0.692592" calcext:value-type="float">
            <text:p>0,692592</text:p>
          </table:table-cell>
          <table:table-cell table:style-name="ce9" office:value-type="float" office:value="0.570687" calcext:value-type="float">
            <text:p>0,570687</text:p>
          </table:table-cell>
          <table:table-cell table:style-name="ce18" office:value-type="float" office:value="0.573402" calcext:value-type="float">
            <text:p>0,573402</text:p>
          </table:table-cell>
          <table:table-cell table:style-name="ce9" office:value-type="float" office:value="2.72453" calcext:value-type="float">
            <text:p>2,72453</text:p>
          </table:table-cell>
          <table:table-cell table:style-name="ce18" office:value-type="float" office:value="2.2659" calcext:value-type="float">
            <text:p>2,2659</text:p>
          </table:table-cell>
          <table:table-cell table:style-name="ce9" office:value-type="float" office:value="2.3625" calcext:value-type="float">
            <text:p>2,3625</text:p>
          </table:table-cell>
          <table:table-cell table:style-name="ce7" office:value-type="float" office:value="6.70287" calcext:value-type="float">
            <text:p>6,70287</text:p>
          </table:table-cell>
          <table:table-cell table:style-name="ce9" office:value-type="float" office:value="6.78017" calcext:value-type="float">
            <text:p>6,78017</text:p>
          </table:table-cell>
          <table:table-cell table:style-name="ce7" office:value-type="float" office:value="5.24205" calcext:value-type="float">
            <text:p>5,24205</text:p>
          </table:table-cell>
          <table:table-cell table:style-name="ce9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covered-table-cell table:style-name="ce12"/>
          <table:table-cell table:style-name="ce14" table:formula="of:=[.B21]+1" office:value-type="float" office:value="18" calcext:value-type="float">
            <text:p>18</text:p>
          </table:table-cell>
          <table:table-cell table:style-name="ce17" office:value-type="float" office:value="0.0145891" calcext:value-type="float">
            <text:p>0,0145891</text:p>
          </table:table-cell>
          <table:table-cell table:style-name="ce14" office:value-type="float" office:value="0.053911" calcext:value-type="float">
            <text:p>0,053911</text:p>
          </table:table-cell>
          <table:table-cell table:style-name="ce18" office:value-type="float" office:value="0.572653" calcext:value-type="float">
            <text:p>0,572653</text:p>
          </table:table-cell>
          <table:table-cell table:style-name="ce9" office:value-type="float" office:value="0.601983" calcext:value-type="float">
            <text:p>0,601983</text:p>
          </table:table-cell>
          <table:table-cell table:style-name="ce18" office:value-type="float" office:value="0.570212" calcext:value-type="float">
            <text:p>0,570212</text:p>
          </table:table-cell>
          <table:table-cell table:style-name="ce9" office:value-type="float" office:value="2.57308" calcext:value-type="float">
            <text:p>2,57308</text:p>
          </table:table-cell>
          <table:table-cell table:style-name="ce18" office:value-type="float" office:value="2.79678" calcext:value-type="float">
            <text:p>2,79678</text:p>
          </table:table-cell>
          <table:table-cell table:style-name="ce9" office:value-type="float" office:value="2.25184" calcext:value-type="float">
            <text:p>2,25184</text:p>
          </table:table-cell>
          <table:table-cell table:style-name="ce7" office:value-type="float" office:value="6.45529" calcext:value-type="float">
            <text:p>6,45529</text:p>
          </table:table-cell>
          <table:table-cell table:style-name="ce9" office:value-type="float" office:value="5.2276" calcext:value-type="float">
            <text:p>5,2276</text:p>
          </table:table-cell>
          <table:table-cell table:style-name="ce7" office:value-type="float" office:value="5.25636" calcext:value-type="float">
            <text:p>5,25636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2]+1" office:value-type="float" office:value="19" calcext:value-type="float">
            <text:p>19</text:p>
          </table:table-cell>
          <table:table-cell table:style-name="ce17" office:value-type="float" office:value="0.0154631" calcext:value-type="float">
            <text:p>0,0154631</text:p>
          </table:table-cell>
          <table:table-cell table:style-name="ce14" office:value-type="float" office:value="0.0522492" calcext:value-type="float">
            <text:p>0,0522492</text:p>
          </table:table-cell>
          <table:table-cell table:style-name="ce18" office:value-type="float" office:value="0.702351" calcext:value-type="float">
            <text:p>0,702351</text:p>
          </table:table-cell>
          <table:table-cell table:style-name="ce9" office:value-type="float" office:value="0.567128" calcext:value-type="float">
            <text:p>0,567128</text:p>
          </table:table-cell>
          <table:table-cell table:style-name="ce18" office:value-type="float" office:value="0.61455" calcext:value-type="float">
            <text:p>0,61455</text:p>
          </table:table-cell>
          <table:table-cell table:style-name="ce9" office:value-type="float" office:value="2.81477" calcext:value-type="float">
            <text:p>2,81477</text:p>
          </table:table-cell>
          <table:table-cell table:style-name="ce18" office:value-type="float" office:value="2.24858" calcext:value-type="float">
            <text:p>2,24858</text:p>
          </table:table-cell>
          <table:table-cell table:style-name="ce9" office:value-type="float" office:value="2.26556" calcext:value-type="float">
            <text:p>2,26556</text:p>
          </table:table-cell>
          <table:table-cell table:style-name="ce7" office:value-type="float" office:value="6.55445" calcext:value-type="float">
            <text:p>6,55445</text:p>
          </table:table-cell>
          <table:table-cell table:style-name="ce9" office:value-type="float" office:value="5.39012" calcext:value-type="float">
            <text:p>5,39012</text:p>
          </table:table-cell>
          <table:table-cell table:style-name="ce7" office:value-type="float" office:value="5.23969" calcext:value-type="float">
            <text:p>5,23969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3]+1" office:value-type="float" office:value="20" calcext:value-type="float">
            <text:p>20</text:p>
          </table:table-cell>
          <table:table-cell table:style-name="ce17" office:value-type="float" office:value="0.0135961" calcext:value-type="float">
            <text:p>0,0135961</text:p>
          </table:table-cell>
          <table:table-cell table:style-name="ce14" office:value-type="float" office:value="0.052248" calcext:value-type="float">
            <text:p>0,052248</text:p>
          </table:table-cell>
          <table:table-cell table:style-name="ce18" office:value-type="float" office:value="0.651097" calcext:value-type="float">
            <text:p>0,651097</text:p>
          </table:table-cell>
          <table:table-cell table:style-name="ce9" office:value-type="float" office:value="0.673201" calcext:value-type="float">
            <text:p>0,673201</text:p>
          </table:table-cell>
          <table:table-cell table:style-name="ce18" office:value-type="float" office:value="0.615382" calcext:value-type="float">
            <text:p>0,615382</text:p>
          </table:table-cell>
          <table:table-cell table:style-name="ce9" office:value-type="float" office:value="2.27399" calcext:value-type="float">
            <text:p>2,27399</text:p>
          </table:table-cell>
          <table:table-cell table:style-name="ce18" office:value-type="float" office:value="2.25706" calcext:value-type="float">
            <text:p>2,25706</text:p>
          </table:table-cell>
          <table:table-cell table:style-name="ce9" office:value-type="float" office:value="2.49625" calcext:value-type="float">
            <text:p>2,49625</text:p>
          </table:table-cell>
          <table:table-cell table:style-name="ce7" office:value-type="float" office:value="5.20686" calcext:value-type="float">
            <text:p>5,20686</text:p>
          </table:table-cell>
          <table:table-cell table:style-name="ce9" office:value-type="float" office:value="5.23392" calcext:value-type="float">
            <text:p>5,23392</text:p>
          </table:table-cell>
          <table:table-cell table:style-name="ce7" office:value-type="float" office:value="5.25028" calcext:value-type="float">
            <text:p>5,2502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4]+1" office:value-type="float" office:value="21" calcext:value-type="float">
            <text:p>21</text:p>
          </table:table-cell>
          <table:table-cell table:style-name="ce17" office:value-type="float" office:value="0.0144019" calcext:value-type="float">
            <text:p>0,0144019</text:p>
          </table:table-cell>
          <table:table-cell table:style-name="ce14" office:value-type="float" office:value="0.0577869" calcext:value-type="float">
            <text:p>0,0577869</text:p>
          </table:table-cell>
          <table:table-cell table:style-name="ce18" office:value-type="float" office:value="0.574046" calcext:value-type="float">
            <text:p>0,574046</text:p>
          </table:table-cell>
          <table:table-cell table:style-name="ce9" office:value-type="float" office:value="0.646759" calcext:value-type="float">
            <text:p>0,646759</text:p>
          </table:table-cell>
          <table:table-cell table:style-name="ce18" office:value-type="float" office:value="0.57362" calcext:value-type="float">
            <text:p>0,57362</text:p>
          </table:table-cell>
          <table:table-cell table:style-name="ce9" office:value-type="float" office:value="2.26326" calcext:value-type="float">
            <text:p>2,26326</text:p>
          </table:table-cell>
          <table:table-cell table:style-name="ce18" office:value-type="float" office:value="2.94889" calcext:value-type="float">
            <text:p>2,94889</text:p>
          </table:table-cell>
          <table:table-cell table:style-name="ce9" office:value-type="float" office:value="2.25124" calcext:value-type="float">
            <text:p>2,25124</text:p>
          </table:table-cell>
          <table:table-cell table:style-name="ce7" office:value-type="float" office:value="5.21457" calcext:value-type="float">
            <text:p>5,21457</text:p>
          </table:table-cell>
          <table:table-cell table:style-name="ce9" office:value-type="float" office:value="5.25431" calcext:value-type="float">
            <text:p>5,25431</text:p>
          </table:table-cell>
          <table:table-cell table:style-name="ce7" office:value-type="float" office:value="5.20157" calcext:value-type="float">
            <text:p>5,20157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5]+1" office:value-type="float" office:value="22" calcext:value-type="float">
            <text:p>22</text:p>
          </table:table-cell>
          <table:table-cell table:style-name="ce17" office:value-type="float" office:value="0.0136311" calcext:value-type="float">
            <text:p>0,0136311</text:p>
          </table:table-cell>
          <table:table-cell table:style-name="ce14" office:value-type="float" office:value="0.0538101" calcext:value-type="float">
            <text:p>0,0538101</text:p>
          </table:table-cell>
          <table:table-cell table:style-name="ce18" office:value-type="float" office:value="0.574795" calcext:value-type="float">
            <text:p>0,574795</text:p>
          </table:table-cell>
          <table:table-cell table:style-name="ce9" office:value-type="float" office:value="0.572703" calcext:value-type="float">
            <text:p>0,572703</text:p>
          </table:table-cell>
          <table:table-cell table:style-name="ce18" office:value-type="float" office:value="0.573894" calcext:value-type="float">
            <text:p>0,573894</text:p>
          </table:table-cell>
          <table:table-cell table:style-name="ce9" office:value-type="float" office:value="2.25349" calcext:value-type="float">
            <text:p>2,25349</text:p>
          </table:table-cell>
          <table:table-cell table:style-name="ce18" office:value-type="float" office:value="2.24761" calcext:value-type="float">
            <text:p>2,24761</text:p>
          </table:table-cell>
          <table:table-cell table:style-name="ce9" office:value-type="float" office:value="2.27211" calcext:value-type="float">
            <text:p>2,27211</text:p>
          </table:table-cell>
          <table:table-cell table:style-name="ce7" office:value-type="float" office:value="5.42554" calcext:value-type="float">
            <text:p>5,42554</text:p>
          </table:table-cell>
          <table:table-cell table:style-name="ce9" office:value-type="float" office:value="6.70607" calcext:value-type="float">
            <text:p>6,70607</text:p>
          </table:table-cell>
          <table:table-cell table:style-name="ce7" office:value-type="float" office:value="5.23055" calcext:value-type="float">
            <text:p>5,2305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6]+1" office:value-type="float" office:value="23" calcext:value-type="float">
            <text:p>23</text:p>
          </table:table-cell>
          <table:table-cell table:style-name="ce17" office:value-type="float" office:value="0.0135808" calcext:value-type="float">
            <text:p>0,0135808</text:p>
          </table:table-cell>
          <table:table-cell table:style-name="ce14" office:value-type="float" office:value="0.0548589" calcext:value-type="float">
            <text:p>0,0548589</text:p>
          </table:table-cell>
          <table:table-cell table:style-name="ce18" office:value-type="float" office:value="0.568994" calcext:value-type="float">
            <text:p>0,568994</text:p>
          </table:table-cell>
          <table:table-cell table:style-name="ce9" office:value-type="float" office:value="0.679252" calcext:value-type="float">
            <text:p>0,679252</text:p>
          </table:table-cell>
          <table:table-cell table:style-name="ce18" office:value-type="float" office:value="0.572637" calcext:value-type="float">
            <text:p>0,572637</text:p>
          </table:table-cell>
          <table:table-cell table:style-name="ce9" office:value-type="float" office:value="2.64769" calcext:value-type="float">
            <text:p>2,64769</text:p>
          </table:table-cell>
          <table:table-cell table:style-name="ce18" office:value-type="float" office:value="2.26216" calcext:value-type="float">
            <text:p>2,26216</text:p>
          </table:table-cell>
          <table:table-cell table:style-name="ce9" office:value-type="float" office:value="2.26382" calcext:value-type="float">
            <text:p>2,26382</text:p>
          </table:table-cell>
          <table:table-cell table:style-name="ce7" office:value-type="float" office:value="6.56047" calcext:value-type="float">
            <text:p>6,56047</text:p>
          </table:table-cell>
          <table:table-cell table:style-name="ce9" office:value-type="float" office:value="5.23246" calcext:value-type="float">
            <text:p>5,23246</text:p>
          </table:table-cell>
          <table:table-cell table:style-name="ce7" office:value-type="float" office:value="5.27592" calcext:value-type="float">
            <text:p>5,2759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7]+1" office:value-type="float" office:value="24" calcext:value-type="float">
            <text:p>24</text:p>
          </table:table-cell>
          <table:table-cell table:style-name="ce17" office:value-type="float" office:value="0.0142341" calcext:value-type="float">
            <text:p>0,0142341</text:p>
          </table:table-cell>
          <table:table-cell table:style-name="ce14" office:value-type="float" office:value="0.052175" calcext:value-type="float">
            <text:p>0,052175</text:p>
          </table:table-cell>
          <table:table-cell table:style-name="ce18" office:value-type="float" office:value="0.574627" calcext:value-type="float">
            <text:p>0,574627</text:p>
          </table:table-cell>
          <table:table-cell table:style-name="ce9" office:value-type="float" office:value="0.577577" calcext:value-type="float">
            <text:p>0,577577</text:p>
          </table:table-cell>
          <table:table-cell table:style-name="ce18" office:value-type="float" office:value="0.56951" calcext:value-type="float">
            <text:p>0,56951</text:p>
          </table:table-cell>
          <table:table-cell table:style-name="ce9" office:value-type="float" office:value="2.26225" calcext:value-type="float">
            <text:p>2,26225</text:p>
          </table:table-cell>
          <table:table-cell table:style-name="ce18" office:value-type="float" office:value="2.24982" calcext:value-type="float">
            <text:p>2,24982</text:p>
          </table:table-cell>
          <table:table-cell table:style-name="ce9" office:value-type="float" office:value="2.25075" calcext:value-type="float">
            <text:p>2,25075</text:p>
          </table:table-cell>
          <table:table-cell table:style-name="ce7" office:value-type="float" office:value="6.61774" calcext:value-type="float">
            <text:p>6,61774</text:p>
          </table:table-cell>
          <table:table-cell table:style-name="ce9" office:value-type="float" office:value="5.23507" calcext:value-type="float">
            <text:p>5,23507</text:p>
          </table:table-cell>
          <table:table-cell table:style-name="ce7" office:value-type="float" office:value="5.21642" calcext:value-type="float">
            <text:p>5,2164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8]+1" office:value-type="float" office:value="25" calcext:value-type="float">
            <text:p>25</text:p>
          </table:table-cell>
          <table:table-cell table:style-name="ce17" office:value-type="float" office:value="0.0143032" calcext:value-type="float">
            <text:p>0,0143032</text:p>
          </table:table-cell>
          <table:table-cell table:style-name="ce14" office:value-type="float" office:value="0.0537381" calcext:value-type="float">
            <text:p>0,0537381</text:p>
          </table:table-cell>
          <table:table-cell table:style-name="ce18" office:value-type="float" office:value="0.715205" calcext:value-type="float">
            <text:p>0,715205</text:p>
          </table:table-cell>
          <table:table-cell table:style-name="ce9" office:value-type="float" office:value="0.569881" calcext:value-type="float">
            <text:p>0,569881</text:p>
          </table:table-cell>
          <table:table-cell table:style-name="ce18" office:value-type="float" office:value="0.572454" calcext:value-type="float">
            <text:p>0,572454</text:p>
          </table:table-cell>
          <table:table-cell table:style-name="ce9" office:value-type="float" office:value="2.87485" calcext:value-type="float">
            <text:p>2,87485</text:p>
          </table:table-cell>
          <table:table-cell table:style-name="ce18" office:value-type="float" office:value="2.25945" calcext:value-type="float">
            <text:p>2,25945</text:p>
          </table:table-cell>
          <table:table-cell table:style-name="ce9" office:value-type="float" office:value="2.25979" calcext:value-type="float">
            <text:p>2,25979</text:p>
          </table:table-cell>
          <table:table-cell table:style-name="ce7" office:value-type="float" office:value="6.71311" calcext:value-type="float">
            <text:p>6,71311</text:p>
          </table:table-cell>
          <table:table-cell table:style-name="ce9" office:value-type="float" office:value="5.21373" calcext:value-type="float">
            <text:p>5,21373</text:p>
          </table:table-cell>
          <table:table-cell table:style-name="ce7" office:value-type="float" office:value="5.30312" calcext:value-type="float">
            <text:p>5,3031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29]+1" office:value-type="float" office:value="26" calcext:value-type="float">
            <text:p>26</text:p>
          </table:table-cell>
          <table:table-cell table:style-name="ce17" office:value-type="float" office:value="0.0135121" calcext:value-type="float">
            <text:p>0,0135121</text:p>
          </table:table-cell>
          <table:table-cell table:style-name="ce14" office:value-type="float" office:value="0.0562379" calcext:value-type="float">
            <text:p>0,0562379</text:p>
          </table:table-cell>
          <table:table-cell table:style-name="ce18" office:value-type="float" office:value="0.729426" calcext:value-type="float">
            <text:p>0,729426</text:p>
          </table:table-cell>
          <table:table-cell table:style-name="ce9" office:value-type="float" office:value="0.574533" calcext:value-type="float">
            <text:p>0,574533</text:p>
          </table:table-cell>
          <table:table-cell table:style-name="ce18" office:value-type="float" office:value="0.569728" calcext:value-type="float">
            <text:p>0,569728</text:p>
          </table:table-cell>
          <table:table-cell table:style-name="ce9" office:value-type="float" office:value="2.72222" calcext:value-type="float">
            <text:p>2,72222</text:p>
          </table:table-cell>
          <table:table-cell table:style-name="ce18" office:value-type="float" office:value="2.25322" calcext:value-type="float">
            <text:p>2,25322</text:p>
          </table:table-cell>
          <table:table-cell table:style-name="ce9" office:value-type="float" office:value="2.27362" calcext:value-type="float">
            <text:p>2,27362</text:p>
          </table:table-cell>
          <table:table-cell table:style-name="ce7" office:value-type="float" office:value="6.63433" calcext:value-type="float">
            <text:p>6,63433</text:p>
          </table:table-cell>
          <table:table-cell table:style-name="ce9" office:value-type="float" office:value="5.23194" calcext:value-type="float">
            <text:p>5,23194</text:p>
          </table:table-cell>
          <table:table-cell table:style-name="ce7" office:value-type="float" office:value="5.2494" calcext:value-type="float">
            <text:p>5,249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0]+1" office:value-type="float" office:value="27" calcext:value-type="float">
            <text:p>27</text:p>
          </table:table-cell>
          <table:table-cell table:style-name="ce17" office:value-type="float" office:value="0.014287" calcext:value-type="float">
            <text:p>0,014287</text:p>
          </table:table-cell>
          <table:table-cell table:style-name="ce14" office:value-type="float" office:value="0.053448" calcext:value-type="float">
            <text:p>0,053448</text:p>
          </table:table-cell>
          <table:table-cell table:style-name="ce18" office:value-type="float" office:value="0.695532" calcext:value-type="float">
            <text:p>0,695532</text:p>
          </table:table-cell>
          <table:table-cell table:style-name="ce9" office:value-type="float" office:value="0.570051" calcext:value-type="float">
            <text:p>0,570051</text:p>
          </table:table-cell>
          <table:table-cell table:style-name="ce18" office:value-type="float" office:value="0.575245" calcext:value-type="float">
            <text:p>0,575245</text:p>
          </table:table-cell>
          <table:table-cell table:style-name="ce9" office:value-type="float" office:value="2.4684" calcext:value-type="float">
            <text:p>2,4684</text:p>
          </table:table-cell>
          <table:table-cell table:style-name="ce18" office:value-type="float" office:value="2.26424" calcext:value-type="float">
            <text:p>2,26424</text:p>
          </table:table-cell>
          <table:table-cell table:style-name="ce9" office:value-type="float" office:value="2.25545" calcext:value-type="float">
            <text:p>2,25545</text:p>
          </table:table-cell>
          <table:table-cell table:style-name="ce7" office:value-type="float" office:value="5.5678" calcext:value-type="float">
            <text:p>5,5678</text:p>
          </table:table-cell>
          <table:table-cell table:style-name="ce9" office:value-type="float" office:value="5.20876" calcext:value-type="float">
            <text:p>5,20876</text:p>
          </table:table-cell>
          <table:table-cell table:style-name="ce7" office:value-type="float" office:value="5.22185" calcext:value-type="float">
            <text:p>5,2218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1]+1" office:value-type="float" office:value="28" calcext:value-type="float">
            <text:p>28</text:p>
          </table:table-cell>
          <table:table-cell table:style-name="ce17" office:value-type="float" office:value="0.014214" calcext:value-type="float">
            <text:p>0,014214</text:p>
          </table:table-cell>
          <table:table-cell table:style-name="ce14" office:value-type="float" office:value="0.0543129" calcext:value-type="float">
            <text:p>0,0543129</text:p>
          </table:table-cell>
          <table:table-cell table:style-name="ce18" office:value-type="float" office:value="0.651781" calcext:value-type="float">
            <text:p>0,651781</text:p>
          </table:table-cell>
          <table:table-cell table:style-name="ce9" office:value-type="float" office:value="0.560731" calcext:value-type="float">
            <text:p>0,560731</text:p>
          </table:table-cell>
          <table:table-cell table:style-name="ce18" office:value-type="float" office:value="0.577443" calcext:value-type="float">
            <text:p>0,577443</text:p>
          </table:table-cell>
          <table:table-cell table:style-name="ce9" office:value-type="float" office:value="2.4014" calcext:value-type="float">
            <text:p>2,4014</text:p>
          </table:table-cell>
          <table:table-cell table:style-name="ce18" office:value-type="float" office:value="2.25251" calcext:value-type="float">
            <text:p>2,25251</text:p>
          </table:table-cell>
          <table:table-cell table:style-name="ce9" office:value-type="float" office:value="2.2665" calcext:value-type="float">
            <text:p>2,2665</text:p>
          </table:table-cell>
          <table:table-cell table:style-name="ce7" office:value-type="float" office:value="5.66716" calcext:value-type="float">
            <text:p>5,66716</text:p>
          </table:table-cell>
          <table:table-cell table:style-name="ce9" office:value-type="float" office:value="5.20864" calcext:value-type="float">
            <text:p>5,20864</text:p>
          </table:table-cell>
          <table:table-cell table:style-name="ce7" office:value-type="float" office:value="5.26044" calcext:value-type="float">
            <text:p>5,2604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2]+1" office:value-type="float" office:value="29" calcext:value-type="float">
            <text:p>29</text:p>
          </table:table-cell>
          <table:table-cell table:style-name="ce17" office:value-type="float" office:value="0.013911" calcext:value-type="float">
            <text:p>0,013911</text:p>
          </table:table-cell>
          <table:table-cell table:style-name="ce14" office:value-type="float" office:value="0.055161" calcext:value-type="float">
            <text:p>0,055161</text:p>
          </table:table-cell>
          <table:table-cell table:style-name="ce18" office:value-type="float" office:value="0.589202" calcext:value-type="float">
            <text:p>0,589202</text:p>
          </table:table-cell>
          <table:table-cell table:style-name="ce9" office:value-type="float" office:value="0.583099" calcext:value-type="float">
            <text:p>0,583099</text:p>
          </table:table-cell>
          <table:table-cell table:style-name="ce18" office:value-type="float" office:value="0.566134" calcext:value-type="float">
            <text:p>0,566134</text:p>
          </table:table-cell>
          <table:table-cell table:style-name="ce9" office:value-type="float" office:value="2.72057" calcext:value-type="float">
            <text:p>2,72057</text:p>
          </table:table-cell>
          <table:table-cell table:style-name="ce18" office:value-type="float" office:value="2.75998" calcext:value-type="float">
            <text:p>2,75998</text:p>
          </table:table-cell>
          <table:table-cell table:style-name="ce9" office:value-type="float" office:value="2.26001" calcext:value-type="float">
            <text:p>2,26001</text:p>
          </table:table-cell>
          <table:table-cell table:style-name="ce7" office:value-type="float" office:value="6.59633" calcext:value-type="float">
            <text:p>6,59633</text:p>
          </table:table-cell>
          <table:table-cell table:style-name="ce9" office:value-type="float" office:value="5.34055" calcext:value-type="float">
            <text:p>5,34055</text:p>
          </table:table-cell>
          <table:table-cell table:style-name="ce7" office:value-type="float" office:value="6.16471" calcext:value-type="float">
            <text:p>6,1647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3]+1" office:value-type="float" office:value="30" calcext:value-type="float">
            <text:p>30</text:p>
          </table:table-cell>
          <table:table-cell table:style-name="ce17" office:value-type="float" office:value="0.0135179" calcext:value-type="float">
            <text:p>0,0135179</text:p>
          </table:table-cell>
          <table:table-cell table:style-name="ce14" office:value-type="float" office:value="0.0555151" calcext:value-type="float">
            <text:p>0,0555151</text:p>
          </table:table-cell>
          <table:table-cell table:style-name="ce18" office:value-type="float" office:value="0.683727" calcext:value-type="float">
            <text:p>0,683727</text:p>
          </table:table-cell>
          <table:table-cell table:style-name="ce9" office:value-type="float" office:value="0.572235" calcext:value-type="float">
            <text:p>0,572235</text:p>
          </table:table-cell>
          <table:table-cell table:style-name="ce18" office:value-type="float" office:value="0.569039" calcext:value-type="float">
            <text:p>0,569039</text:p>
          </table:table-cell>
          <table:table-cell table:style-name="ce9" office:value-type="float" office:value="2.84841" calcext:value-type="float">
            <text:p>2,84841</text:p>
          </table:table-cell>
          <table:table-cell table:style-name="ce18" office:value-type="float" office:value="2.35052" calcext:value-type="float">
            <text:p>2,35052</text:p>
          </table:table-cell>
          <table:table-cell table:style-name="ce9" office:value-type="float" office:value="2.25887" calcext:value-type="float">
            <text:p>2,25887</text:p>
          </table:table-cell>
          <table:table-cell table:style-name="ce7" office:value-type="float" office:value="5.20661" calcext:value-type="float">
            <text:p>5,20661</text:p>
          </table:table-cell>
          <table:table-cell table:style-name="ce9" office:value-type="float" office:value="5.22982" calcext:value-type="float">
            <text:p>5,22982</text:p>
          </table:table-cell>
          <table:table-cell table:style-name="ce7" office:value-type="float" office:value="5.23749" calcext:value-type="float">
            <text:p>5,23749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4]+1" office:value-type="float" office:value="31" calcext:value-type="float">
            <text:p>31</text:p>
          </table:table-cell>
          <table:table-cell table:style-name="ce17" office:value-type="float" office:value="0.0140219" calcext:value-type="float">
            <text:p>0,0140219</text:p>
          </table:table-cell>
          <table:table-cell table:style-name="ce14" office:value-type="float" office:value="0.054852" calcext:value-type="float">
            <text:p>0,054852</text:p>
          </table:table-cell>
          <table:table-cell table:style-name="ce18" office:value-type="float" office:value="0.695073" calcext:value-type="float">
            <text:p>0,695073</text:p>
          </table:table-cell>
          <table:table-cell table:style-name="ce9" office:value-type="float" office:value="0.567602" calcext:value-type="float">
            <text:p>0,567602</text:p>
          </table:table-cell>
          <table:table-cell table:style-name="ce18" office:value-type="float" office:value="0.577177" calcext:value-type="float">
            <text:p>0,577177</text:p>
          </table:table-cell>
          <table:table-cell table:style-name="ce9" office:value-type="float" office:value="2.62328" calcext:value-type="float">
            <text:p>2,62328</text:p>
          </table:table-cell>
          <table:table-cell table:style-name="ce18" office:value-type="float" office:value="2.94105" calcext:value-type="float">
            <text:p>2,94105</text:p>
          </table:table-cell>
          <table:table-cell table:style-name="ce9" office:value-type="float" office:value="2.26183" calcext:value-type="float">
            <text:p>2,26183</text:p>
          </table:table-cell>
          <table:table-cell table:style-name="ce7" office:value-type="float" office:value="5.20536" calcext:value-type="float">
            <text:p>5,20536</text:p>
          </table:table-cell>
          <table:table-cell table:style-name="ce9" office:value-type="float" office:value="5.25536" calcext:value-type="float">
            <text:p>5,25536</text:p>
          </table:table-cell>
          <table:table-cell table:style-name="ce7" office:value-type="float" office:value="5.22286" calcext:value-type="float">
            <text:p>5,22286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5]+1" office:value-type="float" office:value="32" calcext:value-type="float">
            <text:p>32</text:p>
          </table:table-cell>
          <table:table-cell table:style-name="ce17" office:value-type="float" office:value="0.0134671" calcext:value-type="float">
            <text:p>0,0134671</text:p>
          </table:table-cell>
          <table:table-cell table:style-name="ce14" office:value-type="float" office:value="0.053293" calcext:value-type="float">
            <text:p>0,053293</text:p>
          </table:table-cell>
          <table:table-cell table:style-name="ce18" office:value-type="float" office:value="0.624252" calcext:value-type="float">
            <text:p>0,624252</text:p>
          </table:table-cell>
          <table:table-cell table:style-name="ce9" office:value-type="float" office:value="0.685027" calcext:value-type="float">
            <text:p>0,685027</text:p>
          </table:table-cell>
          <table:table-cell table:style-name="ce18" office:value-type="float" office:value="0.578122" calcext:value-type="float">
            <text:p>0,578122</text:p>
          </table:table-cell>
          <table:table-cell table:style-name="ce9" office:value-type="float" office:value="2.73908" calcext:value-type="float">
            <text:p>2,73908</text:p>
          </table:table-cell>
          <table:table-cell table:style-name="ce18" office:value-type="float" office:value="2.25419" calcext:value-type="float">
            <text:p>2,25419</text:p>
          </table:table-cell>
          <table:table-cell table:style-name="ce9" office:value-type="float" office:value="2.2603" calcext:value-type="float">
            <text:p>2,2603</text:p>
          </table:table-cell>
          <table:table-cell table:style-name="ce7" office:value-type="float" office:value="6.48934" calcext:value-type="float">
            <text:p>6,48934</text:p>
          </table:table-cell>
          <table:table-cell table:style-name="ce9" office:value-type="float" office:value="6.61556" calcext:value-type="float">
            <text:p>6,61556</text:p>
          </table:table-cell>
          <table:table-cell table:style-name="ce7" office:value-type="float" office:value="5.23955" calcext:value-type="float">
            <text:p>5,2395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6]+1" office:value-type="float" office:value="33" calcext:value-type="float">
            <text:p>33</text:p>
          </table:table-cell>
          <table:table-cell table:style-name="ce17" office:value-type="float" office:value="0.0138009" calcext:value-type="float">
            <text:p>0,0138009</text:p>
          </table:table-cell>
          <table:table-cell table:style-name="ce14" office:value-type="float" office:value="0.054636" calcext:value-type="float">
            <text:p>0,054636</text:p>
          </table:table-cell>
          <table:table-cell table:style-name="ce18" office:value-type="float" office:value="0.669375" calcext:value-type="float">
            <text:p>0,669375</text:p>
          </table:table-cell>
          <table:table-cell table:style-name="ce9" office:value-type="float" office:value="0.566862" calcext:value-type="float">
            <text:p>0,566862</text:p>
          </table:table-cell>
          <table:table-cell table:style-name="ce18" office:value-type="float" office:value="0.604167" calcext:value-type="float">
            <text:p>0,604167</text:p>
          </table:table-cell>
          <table:table-cell table:style-name="ce9" office:value-type="float" office:value="2.79251" calcext:value-type="float">
            <text:p>2,79251</text:p>
          </table:table-cell>
          <table:table-cell table:style-name="ce18" office:value-type="float" office:value="2.28621" calcext:value-type="float">
            <text:p>2,28621</text:p>
          </table:table-cell>
          <table:table-cell table:style-name="ce9" office:value-type="float" office:value="2.2603" calcext:value-type="float">
            <text:p>2,2603</text:p>
          </table:table-cell>
          <table:table-cell table:style-name="ce7" office:value-type="float" office:value="5.36352" calcext:value-type="float">
            <text:p>5,36352</text:p>
          </table:table-cell>
          <table:table-cell table:style-name="ce9" office:value-type="float" office:value="5.21559" calcext:value-type="float">
            <text:p>5,21559</text:p>
          </table:table-cell>
          <table:table-cell table:style-name="ce7" office:value-type="float" office:value="5.2491" calcext:value-type="float">
            <text:p>5,249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7]+1" office:value-type="float" office:value="34" calcext:value-type="float">
            <text:p>34</text:p>
          </table:table-cell>
          <table:table-cell table:style-name="ce17" office:value-type="float" office:value="0.013551" calcext:value-type="float">
            <text:p>0,013551</text:p>
          </table:table-cell>
          <table:table-cell table:style-name="ce14" office:value-type="float" office:value="0.0529809" calcext:value-type="float">
            <text:p>0,0529809</text:p>
          </table:table-cell>
          <table:table-cell table:style-name="ce18" office:value-type="float" office:value="0.568634" calcext:value-type="float">
            <text:p>0,568634</text:p>
          </table:table-cell>
          <table:table-cell table:style-name="ce9" office:value-type="float" office:value="0.564854" calcext:value-type="float">
            <text:p>0,564854</text:p>
          </table:table-cell>
          <table:table-cell table:style-name="ce18" office:value-type="float" office:value="0.568226" calcext:value-type="float">
            <text:p>0,568226</text:p>
          </table:table-cell>
          <table:table-cell table:style-name="ce9" office:value-type="float" office:value="2.26006" calcext:value-type="float">
            <text:p>2,26006</text:p>
          </table:table-cell>
          <table:table-cell table:style-name="ce18" office:value-type="float" office:value="2.85884" calcext:value-type="float">
            <text:p>2,85884</text:p>
          </table:table-cell>
          <table:table-cell table:style-name="ce9" office:value-type="float" office:value="2.26164" calcext:value-type="float">
            <text:p>2,26164</text:p>
          </table:table-cell>
          <table:table-cell table:style-name="ce7" office:value-type="float" office:value="5.54904" calcext:value-type="float">
            <text:p>5,54904</text:p>
          </table:table-cell>
          <table:table-cell table:style-name="ce9" office:value-type="float" office:value="5.22337" calcext:value-type="float">
            <text:p>5,22337</text:p>
          </table:table-cell>
          <table:table-cell table:style-name="ce7" office:value-type="float" office:value="5.2108" calcext:value-type="float">
            <text:p>5,210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8]+1" office:value-type="float" office:value="35" calcext:value-type="float">
            <text:p>35</text:p>
          </table:table-cell>
          <table:table-cell table:style-name="ce17" office:value-type="float" office:value="0.014873" calcext:value-type="float">
            <text:p>0,014873</text:p>
          </table:table-cell>
          <table:table-cell table:style-name="ce14" office:value-type="float" office:value="0.0549078" calcext:value-type="float">
            <text:p>0,0549078</text:p>
          </table:table-cell>
          <table:table-cell table:style-name="ce18" office:value-type="float" office:value="0.576756" calcext:value-type="float">
            <text:p>0,576756</text:p>
          </table:table-cell>
          <table:table-cell table:style-name="ce9" office:value-type="float" office:value="0.575682" calcext:value-type="float">
            <text:p>0,575682</text:p>
          </table:table-cell>
          <table:table-cell table:style-name="ce18" office:value-type="float" office:value="0.569106" calcext:value-type="float">
            <text:p>0,569106</text:p>
          </table:table-cell>
          <table:table-cell table:style-name="ce9" office:value-type="float" office:value="2.46297" calcext:value-type="float">
            <text:p>2,46297</text:p>
          </table:table-cell>
          <table:table-cell table:style-name="ce18" office:value-type="float" office:value="2.89818" calcext:value-type="float">
            <text:p>2,89818</text:p>
          </table:table-cell>
          <table:table-cell table:style-name="ce9" office:value-type="float" office:value="2.33951" calcext:value-type="float">
            <text:p>2,33951</text:p>
          </table:table-cell>
          <table:table-cell table:style-name="ce7" office:value-type="float" office:value="5.81961" calcext:value-type="float">
            <text:p>5,81961</text:p>
          </table:table-cell>
          <table:table-cell table:style-name="ce9" office:value-type="float" office:value="5.22934" calcext:value-type="float">
            <text:p>5,22934</text:p>
          </table:table-cell>
          <table:table-cell table:style-name="ce7" office:value-type="float" office:value="5.26742" calcext:value-type="float">
            <text:p>5,2674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39]+1" office:value-type="float" office:value="36" calcext:value-type="float">
            <text:p>36</text:p>
          </table:table-cell>
          <table:table-cell table:style-name="ce17" office:value-type="float" office:value="0.014353" calcext:value-type="float">
            <text:p>0,014353</text:p>
          </table:table-cell>
          <table:table-cell table:style-name="ce14" office:value-type="float" office:value="0.053606" calcext:value-type="float">
            <text:p>0,053606</text:p>
          </table:table-cell>
          <table:table-cell table:style-name="ce18" office:value-type="float" office:value="0.642347" calcext:value-type="float">
            <text:p>0,642347</text:p>
          </table:table-cell>
          <table:table-cell table:style-name="ce9" office:value-type="float" office:value="0.73908" calcext:value-type="float">
            <text:p>0,73908</text:p>
          </table:table-cell>
          <table:table-cell table:style-name="ce18" office:value-type="float" office:value="0.563655" calcext:value-type="float">
            <text:p>0,563655</text:p>
          </table:table-cell>
          <table:table-cell table:style-name="ce9" office:value-type="float" office:value="2.28706" calcext:value-type="float">
            <text:p>2,28706</text:p>
          </table:table-cell>
          <table:table-cell table:style-name="ce18" office:value-type="float" office:value="2.84549" calcext:value-type="float">
            <text:p>2,84549</text:p>
          </table:table-cell>
          <table:table-cell table:style-name="ce9" office:value-type="float" office:value="2.35156" calcext:value-type="float">
            <text:p>2,35156</text:p>
          </table:table-cell>
          <table:table-cell table:style-name="ce7" office:value-type="float" office:value="6.04078" calcext:value-type="float">
            <text:p>6,04078</text:p>
          </table:table-cell>
          <table:table-cell table:style-name="ce9" office:value-type="float" office:value="5.23418" calcext:value-type="float">
            <text:p>5,23418</text:p>
          </table:table-cell>
          <table:table-cell table:style-name="ce7" office:value-type="float" office:value="5.2098" calcext:value-type="float">
            <text:p>5,209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0]+1" office:value-type="float" office:value="37" calcext:value-type="float">
            <text:p>37</text:p>
          </table:table-cell>
          <table:table-cell table:style-name="ce17" office:value-type="float" office:value="0.013644" calcext:value-type="float">
            <text:p>0,013644</text:p>
          </table:table-cell>
          <table:table-cell table:style-name="ce14" office:value-type="float" office:value="0.0539331" calcext:value-type="float">
            <text:p>0,0539331</text:p>
          </table:table-cell>
          <table:table-cell table:style-name="ce18" office:value-type="float" office:value="0.608907" calcext:value-type="float">
            <text:p>0,608907</text:p>
          </table:table-cell>
          <table:table-cell table:style-name="ce9" office:value-type="float" office:value="0.677201" calcext:value-type="float">
            <text:p>0,677201</text:p>
          </table:table-cell>
          <table:table-cell table:style-name="ce18" office:value-type="float" office:value="0.567313" calcext:value-type="float">
            <text:p>0,567313</text:p>
          </table:table-cell>
          <table:table-cell table:style-name="ce9" office:value-type="float" office:value="2.75829" calcext:value-type="float">
            <text:p>2,75829</text:p>
          </table:table-cell>
          <table:table-cell table:style-name="ce18" office:value-type="float" office:value="2.27446" calcext:value-type="float">
            <text:p>2,27446</text:p>
          </table:table-cell>
          <table:table-cell table:style-name="ce9" office:value-type="float" office:value="2.26581" calcext:value-type="float">
            <text:p>2,26581</text:p>
          </table:table-cell>
          <table:table-cell table:style-name="ce7" office:value-type="float" office:value="6.31053" calcext:value-type="float">
            <text:p>6,31053</text:p>
          </table:table-cell>
          <table:table-cell table:style-name="ce9" office:value-type="float" office:value="5.2157" calcext:value-type="float">
            <text:p>5,2157</text:p>
          </table:table-cell>
          <table:table-cell table:style-name="ce7" office:value-type="float" office:value="5.20831" calcext:value-type="float">
            <text:p>5,2083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1]+1" office:value-type="float" office:value="38" calcext:value-type="float">
            <text:p>38</text:p>
          </table:table-cell>
          <table:table-cell table:style-name="ce17" office:value-type="float" office:value="0.0135708" calcext:value-type="float">
            <text:p>0,0135708</text:p>
          </table:table-cell>
          <table:table-cell table:style-name="ce14" office:value-type="float" office:value="0.0538909" calcext:value-type="float">
            <text:p>0,0538909</text:p>
          </table:table-cell>
          <table:table-cell table:style-name="ce18" office:value-type="float" office:value="0.665013" calcext:value-type="float">
            <text:p>0,665013</text:p>
          </table:table-cell>
          <table:table-cell table:style-name="ce9" office:value-type="float" office:value="0.762473" calcext:value-type="float">
            <text:p>0,762473</text:p>
          </table:table-cell>
          <table:table-cell table:style-name="ce18" office:value-type="float" office:value="0.569615" calcext:value-type="float">
            <text:p>0,569615</text:p>
          </table:table-cell>
          <table:table-cell table:style-name="ce9" office:value-type="float" office:value="2.80159" calcext:value-type="float">
            <text:p>2,80159</text:p>
          </table:table-cell>
          <table:table-cell table:style-name="ce18" office:value-type="float" office:value="2.89965" calcext:value-type="float">
            <text:p>2,89965</text:p>
          </table:table-cell>
          <table:table-cell table:style-name="ce9" office:value-type="float" office:value="2.8401" calcext:value-type="float">
            <text:p>2,8401</text:p>
          </table:table-cell>
          <table:table-cell table:style-name="ce7" office:value-type="float" office:value="6.56356" calcext:value-type="float">
            <text:p>6,56356</text:p>
          </table:table-cell>
          <table:table-cell table:style-name="ce9" office:value-type="float" office:value="6.84447" calcext:value-type="float">
            <text:p>6,84447</text:p>
          </table:table-cell>
          <table:table-cell table:style-name="ce7" office:value-type="float" office:value="5.24544" calcext:value-type="float">
            <text:p>5,2454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2]+1" office:value-type="float" office:value="39" calcext:value-type="float">
            <text:p>39</text:p>
          </table:table-cell>
          <table:table-cell table:style-name="ce17" office:value-type="float" office:value="0.0135469" calcext:value-type="float">
            <text:p>0,0135469</text:p>
          </table:table-cell>
          <table:table-cell table:style-name="ce14" office:value-type="float" office:value="0.0570171" calcext:value-type="float">
            <text:p>0,0570171</text:p>
          </table:table-cell>
          <table:table-cell table:style-name="ce18" office:value-type="float" office:value="0.696326" calcext:value-type="float">
            <text:p>0,696326</text:p>
          </table:table-cell>
          <table:table-cell table:style-name="ce9" office:value-type="float" office:value="0.565527" calcext:value-type="float">
            <text:p>0,565527</text:p>
          </table:table-cell>
          <table:table-cell table:style-name="ce18" office:value-type="float" office:value="0.571042" calcext:value-type="float">
            <text:p>0,571042</text:p>
          </table:table-cell>
          <table:table-cell table:style-name="ce9" office:value-type="float" office:value="2.85905" calcext:value-type="float">
            <text:p>2,85905</text:p>
          </table:table-cell>
          <table:table-cell table:style-name="ce18" office:value-type="float" office:value="2.25375" calcext:value-type="float">
            <text:p>2,25375</text:p>
          </table:table-cell>
          <table:table-cell table:style-name="ce9" office:value-type="float" office:value="2.25905" calcext:value-type="float">
            <text:p>2,25905</text:p>
          </table:table-cell>
          <table:table-cell table:style-name="ce7" office:value-type="float" office:value="6.61945" calcext:value-type="float">
            <text:p>6,61945</text:p>
          </table:table-cell>
          <table:table-cell table:style-name="ce9" office:value-type="float" office:value="5.24461" calcext:value-type="float">
            <text:p>5,24461</text:p>
          </table:table-cell>
          <table:table-cell table:style-name="ce7" office:value-type="float" office:value="5.26668" calcext:value-type="float">
            <text:p>5,2666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3]+1" office:value-type="float" office:value="40" calcext:value-type="float">
            <text:p>40</text:p>
          </table:table-cell>
          <table:table-cell table:style-name="ce17" office:value-type="float" office:value="0.0134859" calcext:value-type="float">
            <text:p>0,0134859</text:p>
          </table:table-cell>
          <table:table-cell table:style-name="ce14" office:value-type="float" office:value="0.0532119" calcext:value-type="float">
            <text:p>0,0532119</text:p>
          </table:table-cell>
          <table:table-cell table:style-name="ce18" office:value-type="float" office:value="0.662778" calcext:value-type="float">
            <text:p>0,662778</text:p>
          </table:table-cell>
          <table:table-cell table:style-name="ce9" office:value-type="float" office:value="0.575434" calcext:value-type="float">
            <text:p>0,575434</text:p>
          </table:table-cell>
          <table:table-cell table:style-name="ce18" office:value-type="float" office:value="0.696859" calcext:value-type="float">
            <text:p>0,696859</text:p>
          </table:table-cell>
          <table:table-cell table:style-name="ce9" office:value-type="float" office:value="2.88138" calcext:value-type="float">
            <text:p>2,88138</text:p>
          </table:table-cell>
          <table:table-cell table:style-name="ce18" office:value-type="float" office:value="2.69159" calcext:value-type="float">
            <text:p>2,69159</text:p>
          </table:table-cell>
          <table:table-cell table:style-name="ce9" office:value-type="float" office:value="2.26804" calcext:value-type="float">
            <text:p>2,26804</text:p>
          </table:table-cell>
          <table:table-cell table:style-name="ce7" office:value-type="float" office:value="5.47676" calcext:value-type="float">
            <text:p>5,47676</text:p>
          </table:table-cell>
          <table:table-cell table:style-name="ce9" office:value-type="float" office:value="5.24541" calcext:value-type="float">
            <text:p>5,24541</text:p>
          </table:table-cell>
          <table:table-cell table:style-name="ce7" office:value-type="float" office:value="5.20975" calcext:value-type="float">
            <text:p>5,2097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4]+1" office:value-type="float" office:value="41" calcext:value-type="float">
            <text:p>41</text:p>
          </table:table-cell>
          <table:table-cell table:style-name="ce17" office:value-type="float" office:value="0.0136769" calcext:value-type="float">
            <text:p>0,0136769</text:p>
          </table:table-cell>
          <table:table-cell table:style-name="ce14" office:value-type="float" office:value="0.0534768" calcext:value-type="float">
            <text:p>0,0534768</text:p>
          </table:table-cell>
          <table:table-cell table:style-name="ce18" office:value-type="float" office:value="0.703002" calcext:value-type="float">
            <text:p>0,703002</text:p>
          </table:table-cell>
          <table:table-cell table:style-name="ce9" office:value-type="float" office:value="0.565729" calcext:value-type="float">
            <text:p>0,565729</text:p>
          </table:table-cell>
          <table:table-cell table:style-name="ce18" office:value-type="float" office:value="0.586318" calcext:value-type="float">
            <text:p>0,586318</text:p>
          </table:table-cell>
          <table:table-cell table:style-name="ce9" office:value-type="float" office:value="2.89073" calcext:value-type="float">
            <text:p>2,89073</text:p>
          </table:table-cell>
          <table:table-cell table:style-name="ce18" office:value-type="float" office:value="2.25082" calcext:value-type="float">
            <text:p>2,25082</text:p>
          </table:table-cell>
          <table:table-cell table:style-name="ce9" office:value-type="float" office:value="2.26603" calcext:value-type="float">
            <text:p>2,26603</text:p>
          </table:table-cell>
          <table:table-cell table:style-name="ce7" office:value-type="float" office:value="6.54911" calcext:value-type="float">
            <text:p>6,54911</text:p>
          </table:table-cell>
          <table:table-cell table:style-name="ce9" office:value-type="float" office:value="5.29516" calcext:value-type="float">
            <text:p>5,29516</text:p>
          </table:table-cell>
          <table:table-cell table:style-name="ce7" office:value-type="float" office:value="6.16034" calcext:value-type="float">
            <text:p>6,1603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5]+1" office:value-type="float" office:value="42" calcext:value-type="float">
            <text:p>42</text:p>
          </table:table-cell>
          <table:table-cell table:style-name="ce17" office:value-type="float" office:value="0.0135212" calcext:value-type="float">
            <text:p>0,0135212</text:p>
          </table:table-cell>
          <table:table-cell table:style-name="ce14" office:value-type="float" office:value="0.053793" calcext:value-type="float">
            <text:p>0,053793</text:p>
          </table:table-cell>
          <table:table-cell table:style-name="ce18" office:value-type="float" office:value="0.677885" calcext:value-type="float">
            <text:p>0,677885</text:p>
          </table:table-cell>
          <table:table-cell table:style-name="ce9" office:value-type="float" office:value="0.663379" calcext:value-type="float">
            <text:p>0,663379</text:p>
          </table:table-cell>
          <table:table-cell table:style-name="ce18" office:value-type="float" office:value="0.566682" calcext:value-type="float">
            <text:p>0,566682</text:p>
          </table:table-cell>
          <table:table-cell table:style-name="ce9" office:value-type="float" office:value="2.76808" calcext:value-type="float">
            <text:p>2,76808</text:p>
          </table:table-cell>
          <table:table-cell table:style-name="ce18" office:value-type="float" office:value="2.27029" calcext:value-type="float">
            <text:p>2,27029</text:p>
          </table:table-cell>
          <table:table-cell table:style-name="ce9" office:value-type="float" office:value="2.26559" calcext:value-type="float">
            <text:p>2,26559</text:p>
          </table:table-cell>
          <table:table-cell table:style-name="ce7" office:value-type="float" office:value="6.52589" calcext:value-type="float">
            <text:p>6,52589</text:p>
          </table:table-cell>
          <table:table-cell table:style-name="ce9" office:value-type="float" office:value="6.53343" calcext:value-type="float">
            <text:p>6,53343</text:p>
          </table:table-cell>
          <table:table-cell table:style-name="ce7" office:value-type="float" office:value="5.22586" calcext:value-type="float">
            <text:p>5,22586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6]+1" office:value-type="float" office:value="43" calcext:value-type="float">
            <text:p>43</text:p>
          </table:table-cell>
          <table:table-cell table:style-name="ce17" office:value-type="float" office:value="0.01373" calcext:value-type="float">
            <text:p>0,01373</text:p>
          </table:table-cell>
          <table:table-cell table:style-name="ce14" office:value-type="float" office:value="0.0536351" calcext:value-type="float">
            <text:p>0,0536351</text:p>
          </table:table-cell>
          <table:table-cell table:style-name="ce18" office:value-type="float" office:value="0.642381" calcext:value-type="float">
            <text:p>0,642381</text:p>
          </table:table-cell>
          <table:table-cell table:style-name="ce9" office:value-type="float" office:value="0.727235" calcext:value-type="float">
            <text:p>0,727235</text:p>
          </table:table-cell>
          <table:table-cell table:style-name="ce18" office:value-type="float" office:value="0.564969" calcext:value-type="float">
            <text:p>0,564969</text:p>
          </table:table-cell>
          <table:table-cell table:style-name="ce9" office:value-type="float" office:value="2.82465" calcext:value-type="float">
            <text:p>2,82465</text:p>
          </table:table-cell>
          <table:table-cell table:style-name="ce18" office:value-type="float" office:value="2.25296" calcext:value-type="float">
            <text:p>2,25296</text:p>
          </table:table-cell>
          <table:table-cell table:style-name="ce9" office:value-type="float" office:value="2.2527" calcext:value-type="float">
            <text:p>2,2527</text:p>
          </table:table-cell>
          <table:table-cell table:style-name="ce7" office:value-type="float" office:value="6.35888" calcext:value-type="float">
            <text:p>6,35888</text:p>
          </table:table-cell>
          <table:table-cell table:style-name="ce9" office:value-type="float" office:value="5.23296" calcext:value-type="float">
            <text:p>5,23296</text:p>
          </table:table-cell>
          <table:table-cell table:style-name="ce7" office:value-type="float" office:value="5.25598" calcext:value-type="float">
            <text:p>5,2559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7]+1" office:value-type="float" office:value="44" calcext:value-type="float">
            <text:p>44</text:p>
          </table:table-cell>
          <table:table-cell table:style-name="ce17" office:value-type="float" office:value="0.0137548" calcext:value-type="float">
            <text:p>0,0137548</text:p>
          </table:table-cell>
          <table:table-cell table:style-name="ce14" office:value-type="float" office:value="0.0557351" calcext:value-type="float">
            <text:p>0,0557351</text:p>
          </table:table-cell>
          <table:table-cell table:style-name="ce18" office:value-type="float" office:value="0.75551" calcext:value-type="float">
            <text:p>0,75551</text:p>
          </table:table-cell>
          <table:table-cell table:style-name="ce9" office:value-type="float" office:value="0.564713" calcext:value-type="float">
            <text:p>0,564713</text:p>
          </table:table-cell>
          <table:table-cell table:style-name="ce18" office:value-type="float" office:value="0.573897" calcext:value-type="float">
            <text:p>0,573897</text:p>
          </table:table-cell>
          <table:table-cell table:style-name="ce9" office:value-type="float" office:value="2.89216" calcext:value-type="float">
            <text:p>2,89216</text:p>
          </table:table-cell>
          <table:table-cell table:style-name="ce18" office:value-type="float" office:value="2.25194" calcext:value-type="float">
            <text:p>2,25194</text:p>
          </table:table-cell>
          <table:table-cell table:style-name="ce9" office:value-type="float" office:value="2.24387" calcext:value-type="float">
            <text:p>2,24387</text:p>
          </table:table-cell>
          <table:table-cell table:style-name="ce7" office:value-type="float" office:value="6.4386" calcext:value-type="float">
            <text:p>6,4386</text:p>
          </table:table-cell>
          <table:table-cell table:style-name="ce9" office:value-type="float" office:value="5.21162" calcext:value-type="float">
            <text:p>5,21162</text:p>
          </table:table-cell>
          <table:table-cell table:style-name="ce7" office:value-type="float" office:value="5.20744" calcext:value-type="float">
            <text:p>5,2074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8]+1" office:value-type="float" office:value="45" calcext:value-type="float">
            <text:p>45</text:p>
          </table:table-cell>
          <table:table-cell table:style-name="ce17" office:value-type="float" office:value="0.013478" calcext:value-type="float">
            <text:p>0,013478</text:p>
          </table:table-cell>
          <table:table-cell table:style-name="ce14" office:value-type="float" office:value="0.0534029" calcext:value-type="float">
            <text:p>0,0534029</text:p>
          </table:table-cell>
          <table:table-cell table:style-name="ce18" office:value-type="float" office:value="0.706722" calcext:value-type="float">
            <text:p>0,706722</text:p>
          </table:table-cell>
          <table:table-cell table:style-name="ce9" office:value-type="float" office:value="0.682069" calcext:value-type="float">
            <text:p>0,682069</text:p>
          </table:table-cell>
          <table:table-cell table:style-name="ce18" office:value-type="float" office:value="0.569575" calcext:value-type="float">
            <text:p>0,569575</text:p>
          </table:table-cell>
          <table:table-cell table:style-name="ce9" office:value-type="float" office:value="2.82128" calcext:value-type="float">
            <text:p>2,82128</text:p>
          </table:table-cell>
          <table:table-cell table:style-name="ce18" office:value-type="float" office:value="2.25492" calcext:value-type="float">
            <text:p>2,25492</text:p>
          </table:table-cell>
          <table:table-cell table:style-name="ce9" office:value-type="float" office:value="2.36576" calcext:value-type="float">
            <text:p>2,36576</text:p>
          </table:table-cell>
          <table:table-cell table:style-name="ce7" office:value-type="float" office:value="5.21679" calcext:value-type="float">
            <text:p>5,21679</text:p>
          </table:table-cell>
          <table:table-cell table:style-name="ce9" office:value-type="float" office:value="6.37374" calcext:value-type="float">
            <text:p>6,37374</text:p>
          </table:table-cell>
          <table:table-cell table:style-name="ce7" office:value-type="float" office:value="6.07108" calcext:value-type="float">
            <text:p>6,0710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49]+1" office:value-type="float" office:value="46" calcext:value-type="float">
            <text:p>46</text:p>
          </table:table-cell>
          <table:table-cell table:style-name="ce17" office:value-type="float" office:value="0.0134819" calcext:value-type="float">
            <text:p>0,0134819</text:p>
          </table:table-cell>
          <table:table-cell table:style-name="ce14" office:value-type="float" office:value="0.053952" calcext:value-type="float">
            <text:p>0,053952</text:p>
          </table:table-cell>
          <table:table-cell table:style-name="ce18" office:value-type="float" office:value="0.705238" calcext:value-type="float">
            <text:p>0,705238</text:p>
          </table:table-cell>
          <table:table-cell table:style-name="ce9" office:value-type="float" office:value="0.564435" calcext:value-type="float">
            <text:p>0,564435</text:p>
          </table:table-cell>
          <table:table-cell table:style-name="ce18" office:value-type="float" office:value="0.578888" calcext:value-type="float">
            <text:p>0,578888</text:p>
          </table:table-cell>
          <table:table-cell table:style-name="ce9" office:value-type="float" office:value="2.25174" calcext:value-type="float">
            <text:p>2,25174</text:p>
          </table:table-cell>
          <table:table-cell table:style-name="ce18" office:value-type="float" office:value="2.255" calcext:value-type="float">
            <text:p>2,255</text:p>
          </table:table-cell>
          <table:table-cell table:style-name="ce9" office:value-type="float" office:value="2.42271" calcext:value-type="float">
            <text:p>2,42271</text:p>
          </table:table-cell>
          <table:table-cell table:style-name="ce7" office:value-type="float" office:value="6.43166" calcext:value-type="float">
            <text:p>6,43166</text:p>
          </table:table-cell>
          <table:table-cell table:style-name="ce9" office:value-type="float" office:value="5.21671" calcext:value-type="float">
            <text:p>5,21671</text:p>
          </table:table-cell>
          <table:table-cell table:style-name="ce7" office:value-type="float" office:value="5.28466" calcext:value-type="float">
            <text:p>5,28466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0]+1" office:value-type="float" office:value="47" calcext:value-type="float">
            <text:p>47</text:p>
          </table:table-cell>
          <table:table-cell table:style-name="ce17" office:value-type="float" office:value="0.0135698" calcext:value-type="float">
            <text:p>0,0135698</text:p>
          </table:table-cell>
          <table:table-cell table:style-name="ce14" office:value-type="float" office:value="0.0548999" calcext:value-type="float">
            <text:p>0,0548999</text:p>
          </table:table-cell>
          <table:table-cell table:style-name="ce18" office:value-type="float" office:value="0.74185" calcext:value-type="float">
            <text:p>0,74185</text:p>
          </table:table-cell>
          <table:table-cell table:style-name="ce9" office:value-type="float" office:value="0.568889" calcext:value-type="float">
            <text:p>0,568889</text:p>
          </table:table-cell>
          <table:table-cell table:style-name="ce18" office:value-type="float" office:value="0.573507" calcext:value-type="float">
            <text:p>0,573507</text:p>
          </table:table-cell>
          <table:table-cell table:style-name="ce9" office:value-type="float" office:value="2.81132" calcext:value-type="float">
            <text:p>2,81132</text:p>
          </table:table-cell>
          <table:table-cell table:style-name="ce18" office:value-type="float" office:value="2.80121" calcext:value-type="float">
            <text:p>2,80121</text:p>
          </table:table-cell>
          <table:table-cell table:style-name="ce9" office:value-type="float" office:value="2.25604" calcext:value-type="float">
            <text:p>2,25604</text:p>
          </table:table-cell>
          <table:table-cell table:style-name="ce7" office:value-type="float" office:value="6.57368" calcext:value-type="float">
            <text:p>6,57368</text:p>
          </table:table-cell>
          <table:table-cell table:style-name="ce9" office:value-type="float" office:value="5.22271" calcext:value-type="float">
            <text:p>5,22271</text:p>
          </table:table-cell>
          <table:table-cell table:style-name="ce7" office:value-type="float" office:value="5.24105" calcext:value-type="float">
            <text:p>5,2410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1]+1" office:value-type="float" office:value="48" calcext:value-type="float">
            <text:p>48</text:p>
          </table:table-cell>
          <table:table-cell table:style-name="ce17" office:value-type="float" office:value="0.013581" calcext:value-type="float">
            <text:p>0,013581</text:p>
          </table:table-cell>
          <table:table-cell table:style-name="ce14" office:value-type="float" office:value="0.054322" calcext:value-type="float">
            <text:p>0,054322</text:p>
          </table:table-cell>
          <table:table-cell table:style-name="ce18" office:value-type="float" office:value="0.748341" calcext:value-type="float">
            <text:p>0,748341</text:p>
          </table:table-cell>
          <table:table-cell table:style-name="ce9" office:value-type="float" office:value="0.574624" calcext:value-type="float">
            <text:p>0,574624</text:p>
          </table:table-cell>
          <table:table-cell table:style-name="ce18" office:value-type="float" office:value="0.568178" calcext:value-type="float">
            <text:p>0,568178</text:p>
          </table:table-cell>
          <table:table-cell table:style-name="ce9" office:value-type="float" office:value="2.79364" calcext:value-type="float">
            <text:p>2,79364</text:p>
          </table:table-cell>
          <table:table-cell table:style-name="ce18" office:value-type="float" office:value="2.82658" calcext:value-type="float">
            <text:p>2,82658</text:p>
          </table:table-cell>
          <table:table-cell table:style-name="ce9" office:value-type="float" office:value="2.27707" calcext:value-type="float">
            <text:p>2,27707</text:p>
          </table:table-cell>
          <table:table-cell table:style-name="ce7" office:value-type="float" office:value="6.0628" calcext:value-type="float">
            <text:p>6,0628</text:p>
          </table:table-cell>
          <table:table-cell table:style-name="ce9" office:value-type="float" office:value="5.22706" calcext:value-type="float">
            <text:p>5,22706</text:p>
          </table:table-cell>
          <table:table-cell table:style-name="ce7" office:value-type="float" office:value="5.22665" calcext:value-type="float">
            <text:p>5,2266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2]+1" office:value-type="float" office:value="49" calcext:value-type="float">
            <text:p>49</text:p>
          </table:table-cell>
          <table:table-cell table:style-name="ce17" office:value-type="float" office:value="0.0158761" calcext:value-type="float">
            <text:p>0,0158761</text:p>
          </table:table-cell>
          <table:table-cell table:style-name="ce14" office:value-type="float" office:value="0.0562541" calcext:value-type="float">
            <text:p>0,0562541</text:p>
          </table:table-cell>
          <table:table-cell table:style-name="ce18" office:value-type="float" office:value="0.717994" calcext:value-type="float">
            <text:p>0,717994</text:p>
          </table:table-cell>
          <table:table-cell table:style-name="ce9" office:value-type="float" office:value="0.566078" calcext:value-type="float">
            <text:p>0,566078</text:p>
          </table:table-cell>
          <table:table-cell table:style-name="ce18" office:value-type="float" office:value="0.571996" calcext:value-type="float">
            <text:p>0,571996</text:p>
          </table:table-cell>
          <table:table-cell table:style-name="ce9" office:value-type="float" office:value="2.80246" calcext:value-type="float">
            <text:p>2,80246</text:p>
          </table:table-cell>
          <table:table-cell table:style-name="ce18" office:value-type="float" office:value="2.25402" calcext:value-type="float">
            <text:p>2,25402</text:p>
          </table:table-cell>
          <table:table-cell table:style-name="ce9" office:value-type="float" office:value="2.83426" calcext:value-type="float">
            <text:p>2,83426</text:p>
          </table:table-cell>
          <table:table-cell table:style-name="ce7" office:value-type="float" office:value="6.48312" calcext:value-type="float">
            <text:p>6,48312</text:p>
          </table:table-cell>
          <table:table-cell table:style-name="ce9" office:value-type="float" office:value="6.68275" calcext:value-type="float">
            <text:p>6,68275</text:p>
          </table:table-cell>
          <table:table-cell table:style-name="ce7" office:value-type="float" office:value="5.25682" calcext:value-type="float">
            <text:p>5,2568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3]+1" office:value-type="float" office:value="50" calcext:value-type="float">
            <text:p>50</text:p>
          </table:table-cell>
          <table:table-cell table:style-name="ce17" office:value-type="float" office:value="0.013669" calcext:value-type="float">
            <text:p>0,013669</text:p>
          </table:table-cell>
          <table:table-cell table:style-name="ce14" office:value-type="float" office:value="0.05393" calcext:value-type="float">
            <text:p>0,05393</text:p>
          </table:table-cell>
          <table:table-cell table:style-name="ce18" office:value-type="float" office:value="0.722753" calcext:value-type="float">
            <text:p>0,722753</text:p>
          </table:table-cell>
          <table:table-cell table:style-name="ce9" office:value-type="float" office:value="0.73527" calcext:value-type="float">
            <text:p>0,73527</text:p>
          </table:table-cell>
          <table:table-cell table:style-name="ce18" office:value-type="float" office:value="0.569134" calcext:value-type="float">
            <text:p>0,569134</text:p>
          </table:table-cell>
          <table:table-cell table:style-name="ce9" office:value-type="float" office:value="2.86905" calcext:value-type="float">
            <text:p>2,86905</text:p>
          </table:table-cell>
          <table:table-cell table:style-name="ce18" office:value-type="float" office:value="2.97921" calcext:value-type="float">
            <text:p>2,97921</text:p>
          </table:table-cell>
          <table:table-cell table:style-name="ce9" office:value-type="float" office:value="2.26186" calcext:value-type="float">
            <text:p>2,26186</text:p>
          </table:table-cell>
          <table:table-cell table:style-name="ce7" office:value-type="float" office:value="6.56227" calcext:value-type="float">
            <text:p>6,56227</text:p>
          </table:table-cell>
          <table:table-cell table:style-name="ce9" office:value-type="float" office:value="6.63045" calcext:value-type="float">
            <text:p>6,63045</text:p>
          </table:table-cell>
          <table:table-cell table:style-name="ce7" office:value-type="float" office:value="5.20947" calcext:value-type="float">
            <text:p>5,20947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4]+1" office:value-type="float" office:value="51" calcext:value-type="float">
            <text:p>51</text:p>
          </table:table-cell>
          <table:table-cell table:style-name="ce17" office:value-type="float" office:value="0.0141561" calcext:value-type="float">
            <text:p>0,0141561</text:p>
          </table:table-cell>
          <table:table-cell table:style-name="ce14" office:value-type="float" office:value="0.0532792" calcext:value-type="float">
            <text:p>0,0532792</text:p>
          </table:table-cell>
          <table:table-cell table:style-name="ce18" office:value-type="float" office:value="0.695178" calcext:value-type="float">
            <text:p>0,695178</text:p>
          </table:table-cell>
          <table:table-cell table:style-name="ce9" office:value-type="float" office:value="0.568607" calcext:value-type="float">
            <text:p>0,568607</text:p>
          </table:table-cell>
          <table:table-cell table:style-name="ce18" office:value-type="float" office:value="0.608909" calcext:value-type="float">
            <text:p>0,608909</text:p>
          </table:table-cell>
          <table:table-cell table:style-name="ce9" office:value-type="float" office:value="2.77539" calcext:value-type="float">
            <text:p>2,77539</text:p>
          </table:table-cell>
          <table:table-cell table:style-name="ce18" office:value-type="float" office:value="2.26851" calcext:value-type="float">
            <text:p>2,26851</text:p>
          </table:table-cell>
          <table:table-cell table:style-name="ce9" office:value-type="float" office:value="2.26253" calcext:value-type="float">
            <text:p>2,26253</text:p>
          </table:table-cell>
          <table:table-cell table:style-name="ce7" office:value-type="float" office:value="6.29589" calcext:value-type="float">
            <text:p>6,29589</text:p>
          </table:table-cell>
          <table:table-cell table:style-name="ce9" office:value-type="float" office:value="5.23249" calcext:value-type="float">
            <text:p>5,23249</text:p>
          </table:table-cell>
          <table:table-cell table:style-name="ce7" office:value-type="float" office:value="5.23842" calcext:value-type="float">
            <text:p>5,2384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5]+1" office:value-type="float" office:value="52" calcext:value-type="float">
            <text:p>52</text:p>
          </table:table-cell>
          <table:table-cell table:style-name="ce17" office:value-type="float" office:value="0.014303" calcext:value-type="float">
            <text:p>0,014303</text:p>
          </table:table-cell>
          <table:table-cell table:style-name="ce14" office:value-type="float" office:value="0.0538981" calcext:value-type="float">
            <text:p>0,0538981</text:p>
          </table:table-cell>
          <table:table-cell table:style-name="ce18" office:value-type="float" office:value="0.669042" calcext:value-type="float">
            <text:p>0,669042</text:p>
          </table:table-cell>
          <table:table-cell table:style-name="ce9" office:value-type="float" office:value="0.570961" calcext:value-type="float">
            <text:p>0,570961</text:p>
          </table:table-cell>
          <table:table-cell table:style-name="ce18" office:value-type="float" office:value="0.566367" calcext:value-type="float">
            <text:p>0,566367</text:p>
          </table:table-cell>
          <table:table-cell table:style-name="ce9" office:value-type="float" office:value="2.78773" calcext:value-type="float">
            <text:p>2,78773</text:p>
          </table:table-cell>
          <table:table-cell table:style-name="ce18" office:value-type="float" office:value="2.2753" calcext:value-type="float">
            <text:p>2,2753</text:p>
          </table:table-cell>
          <table:table-cell table:style-name="ce9" office:value-type="float" office:value="2.25523" calcext:value-type="float">
            <text:p>2,25523</text:p>
          </table:table-cell>
          <table:table-cell table:style-name="ce7" office:value-type="float" office:value="6.36812" calcext:value-type="float">
            <text:p>6,36812</text:p>
          </table:table-cell>
          <table:table-cell table:style-name="ce9" office:value-type="float" office:value="6.35716" calcext:value-type="float">
            <text:p>6,35716</text:p>
          </table:table-cell>
          <table:table-cell table:style-name="ce7" office:value-type="float" office:value="5.24944" calcext:value-type="float">
            <text:p>5,2494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6]+1" office:value-type="float" office:value="53" calcext:value-type="float">
            <text:p>53</text:p>
          </table:table-cell>
          <table:table-cell table:style-name="ce17" office:value-type="float" office:value="0.0142241" calcext:value-type="float">
            <text:p>0,0142241</text:p>
          </table:table-cell>
          <table:table-cell table:style-name="ce14" office:value-type="float" office:value="0.05528" calcext:value-type="float">
            <text:p>0,05528</text:p>
          </table:table-cell>
          <table:table-cell table:style-name="ce18" office:value-type="float" office:value="0.721716" calcext:value-type="float">
            <text:p>0,721716</text:p>
          </table:table-cell>
          <table:table-cell table:style-name="ce9" office:value-type="float" office:value="0.568889" calcext:value-type="float">
            <text:p>0,568889</text:p>
          </table:table-cell>
          <table:table-cell table:style-name="ce18" office:value-type="float" office:value="0.579909" calcext:value-type="float">
            <text:p>0,579909</text:p>
          </table:table-cell>
          <table:table-cell table:style-name="ce9" office:value-type="float" office:value="2.86887" calcext:value-type="float">
            <text:p>2,86887</text:p>
          </table:table-cell>
          <table:table-cell table:style-name="ce18" office:value-type="float" office:value="2.81706" calcext:value-type="float">
            <text:p>2,81706</text:p>
          </table:table-cell>
          <table:table-cell table:style-name="ce9" office:value-type="float" office:value="2.26418" calcext:value-type="float">
            <text:p>2,26418</text:p>
          </table:table-cell>
          <table:table-cell table:style-name="ce7" office:value-type="float" office:value="6.50626" calcext:value-type="float">
            <text:p>6,50626</text:p>
          </table:table-cell>
          <table:table-cell table:style-name="ce9" office:value-type="float" office:value="5.24141" calcext:value-type="float">
            <text:p>5,24141</text:p>
          </table:table-cell>
          <table:table-cell table:style-name="ce7" office:value-type="float" office:value="5.21239" calcext:value-type="float">
            <text:p>5,21239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7]+1" office:value-type="float" office:value="54" calcext:value-type="float">
            <text:p>54</text:p>
          </table:table-cell>
          <table:table-cell table:style-name="ce17" office:value-type="float" office:value="0.013555" calcext:value-type="float">
            <text:p>0,013555</text:p>
          </table:table-cell>
          <table:table-cell table:style-name="ce14" office:value-type="float" office:value="0.0546939" calcext:value-type="float">
            <text:p>0,0546939</text:p>
          </table:table-cell>
          <table:table-cell table:style-name="ce18" office:value-type="float" office:value="0.745473" calcext:value-type="float">
            <text:p>0,745473</text:p>
          </table:table-cell>
          <table:table-cell table:style-name="ce9" office:value-type="float" office:value="0.687433" calcext:value-type="float">
            <text:p>0,687433</text:p>
          </table:table-cell>
          <table:table-cell table:style-name="ce18" office:value-type="float" office:value="0.571023" calcext:value-type="float">
            <text:p>0,571023</text:p>
          </table:table-cell>
          <table:table-cell table:style-name="ce9" office:value-type="float" office:value="2.81332" calcext:value-type="float">
            <text:p>2,81332</text:p>
          </table:table-cell>
          <table:table-cell table:style-name="ce18" office:value-type="float" office:value="2.26103" calcext:value-type="float">
            <text:p>2,26103</text:p>
          </table:table-cell>
          <table:table-cell table:style-name="ce9" office:value-type="float" office:value="2.24649" calcext:value-type="float">
            <text:p>2,24649</text:p>
          </table:table-cell>
          <table:table-cell table:style-name="ce7" office:value-type="float" office:value="6.49234" calcext:value-type="float">
            <text:p>6,49234</text:p>
          </table:table-cell>
          <table:table-cell table:style-name="ce9" office:value-type="float" office:value="5.2166" calcext:value-type="float">
            <text:p>5,2166</text:p>
          </table:table-cell>
          <table:table-cell table:style-name="ce7" office:value-type="float" office:value="6.31395" calcext:value-type="float">
            <text:p>6,3139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8]+1" office:value-type="float" office:value="55" calcext:value-type="float">
            <text:p>55</text:p>
          </table:table-cell>
          <table:table-cell table:style-name="ce17" office:value-type="float" office:value="0.014153" calcext:value-type="float">
            <text:p>0,014153</text:p>
          </table:table-cell>
          <table:table-cell table:style-name="ce14" office:value-type="float" office:value="0.0519271" calcext:value-type="float">
            <text:p>0,0519271</text:p>
          </table:table-cell>
          <table:table-cell table:style-name="ce18" office:value-type="float" office:value="0.739119" calcext:value-type="float">
            <text:p>0,739119</text:p>
          </table:table-cell>
          <table:table-cell table:style-name="ce9" office:value-type="float" office:value="0.665459" calcext:value-type="float">
            <text:p>0,665459</text:p>
          </table:table-cell>
          <table:table-cell table:style-name="ce18" office:value-type="float" office:value="0.576671" calcext:value-type="float">
            <text:p>0,576671</text:p>
          </table:table-cell>
          <table:table-cell table:style-name="ce9" office:value-type="float" office:value="2.82943" calcext:value-type="float">
            <text:p>2,82943</text:p>
          </table:table-cell>
          <table:table-cell table:style-name="ce18" office:value-type="float" office:value="2.37008" calcext:value-type="float">
            <text:p>2,37008</text:p>
          </table:table-cell>
          <table:table-cell table:style-name="ce9" office:value-type="float" office:value="2.28403" calcext:value-type="float">
            <text:p>2,28403</text:p>
          </table:table-cell>
          <table:table-cell table:style-name="ce7" office:value-type="float" office:value="6.45951" calcext:value-type="float">
            <text:p>6,45951</text:p>
          </table:table-cell>
          <table:table-cell table:style-name="ce9" office:value-type="float" office:value="5.23391" calcext:value-type="float">
            <text:p>5,23391</text:p>
          </table:table-cell>
          <table:table-cell table:style-name="ce7" office:value-type="float" office:value="5.22958" calcext:value-type="float">
            <text:p>5,2295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59]+1" office:value-type="float" office:value="56" calcext:value-type="float">
            <text:p>56</text:p>
          </table:table-cell>
          <table:table-cell table:style-name="ce17" office:value-type="float" office:value="0.0135348" calcext:value-type="float">
            <text:p>0,0135348</text:p>
          </table:table-cell>
          <table:table-cell table:style-name="ce14" office:value-type="float" office:value="0.0536559" calcext:value-type="float">
            <text:p>0,0536559</text:p>
          </table:table-cell>
          <table:table-cell table:style-name="ce18" office:value-type="float" office:value="0.674058" calcext:value-type="float">
            <text:p>0,674058</text:p>
          </table:table-cell>
          <table:table-cell table:style-name="ce9" office:value-type="float" office:value="0.566868" calcext:value-type="float">
            <text:p>0,566868</text:p>
          </table:table-cell>
          <table:table-cell table:style-name="ce18" office:value-type="float" office:value="0.578459" calcext:value-type="float">
            <text:p>0,578459</text:p>
          </table:table-cell>
          <table:table-cell table:style-name="ce9" office:value-type="float" office:value="2.87684" calcext:value-type="float">
            <text:p>2,87684</text:p>
          </table:table-cell>
          <table:table-cell table:style-name="ce18" office:value-type="float" office:value="2.70033" calcext:value-type="float">
            <text:p>2,70033</text:p>
          </table:table-cell>
          <table:table-cell table:style-name="ce9" office:value-type="float" office:value="2.257" calcext:value-type="float">
            <text:p>2,257</text:p>
          </table:table-cell>
          <table:table-cell table:style-name="ce7" office:value-type="float" office:value="6.44092" calcext:value-type="float">
            <text:p>6,44092</text:p>
          </table:table-cell>
          <table:table-cell table:style-name="ce9" office:value-type="float" office:value="5.21968" calcext:value-type="float">
            <text:p>5,21968</text:p>
          </table:table-cell>
          <table:table-cell table:style-name="ce7" office:value-type="float" office:value="6.08838" calcext:value-type="float">
            <text:p>6,0883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0]+1" office:value-type="float" office:value="57" calcext:value-type="float">
            <text:p>57</text:p>
          </table:table-cell>
          <table:table-cell table:style-name="ce17" office:value-type="float" office:value="0.0135221" calcext:value-type="float">
            <text:p>0,0135221</text:p>
          </table:table-cell>
          <table:table-cell table:style-name="ce14" office:value-type="float" office:value="0.0519161" calcext:value-type="float">
            <text:p>0,0519161</text:p>
          </table:table-cell>
          <table:table-cell table:style-name="ce18" office:value-type="float" office:value="0.674702" calcext:value-type="float">
            <text:p>0,674702</text:p>
          </table:table-cell>
          <table:table-cell table:style-name="ce9" office:value-type="float" office:value="0.573534" calcext:value-type="float">
            <text:p>0,573534</text:p>
          </table:table-cell>
          <table:table-cell table:style-name="ce18" office:value-type="float" office:value="0.576939" calcext:value-type="float">
            <text:p>0,576939</text:p>
          </table:table-cell>
          <table:table-cell table:style-name="ce9" office:value-type="float" office:value="2.70163" calcext:value-type="float">
            <text:p>2,70163</text:p>
          </table:table-cell>
          <table:table-cell table:style-name="ce18" office:value-type="float" office:value="2.93858" calcext:value-type="float">
            <text:p>2,93858</text:p>
          </table:table-cell>
          <table:table-cell table:style-name="ce9" office:value-type="float" office:value="2.27651" calcext:value-type="float">
            <text:p>2,27651</text:p>
          </table:table-cell>
          <table:table-cell table:style-name="ce7" office:value-type="float" office:value="6.36809" calcext:value-type="float">
            <text:p>6,36809</text:p>
          </table:table-cell>
          <table:table-cell table:style-name="ce9" office:value-type="float" office:value="5.34591" calcext:value-type="float">
            <text:p>5,34591</text:p>
          </table:table-cell>
          <table:table-cell table:style-name="ce7" office:value-type="float" office:value="5.25144" calcext:value-type="float">
            <text:p>5,2514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1]+1" office:value-type="float" office:value="58" calcext:value-type="float">
            <text:p>58</text:p>
          </table:table-cell>
          <table:table-cell table:style-name="ce17" office:value-type="float" office:value="0.014179" calcext:value-type="float">
            <text:p>0,014179</text:p>
          </table:table-cell>
          <table:table-cell table:style-name="ce14" office:value-type="float" office:value="0.0543251" calcext:value-type="float">
            <text:p>0,0543251</text:p>
          </table:table-cell>
          <table:table-cell table:style-name="ce18" office:value-type="float" office:value="0.694945" calcext:value-type="float">
            <text:p>0,694945</text:p>
          </table:table-cell>
          <table:table-cell table:style-name="ce9" office:value-type="float" office:value="0.720648" calcext:value-type="float">
            <text:p>0,720648</text:p>
          </table:table-cell>
          <table:table-cell table:style-name="ce18" office:value-type="float" office:value="0.563743" calcext:value-type="float">
            <text:p>0,563743</text:p>
          </table:table-cell>
          <table:table-cell table:style-name="ce9" office:value-type="float" office:value="2.8167" calcext:value-type="float">
            <text:p>2,8167</text:p>
          </table:table-cell>
          <table:table-cell table:style-name="ce18" office:value-type="float" office:value="2.26425" calcext:value-type="float">
            <text:p>2,26425</text:p>
          </table:table-cell>
          <table:table-cell table:style-name="ce9" office:value-type="float" office:value="2.354" calcext:value-type="float">
            <text:p>2,354</text:p>
          </table:table-cell>
          <table:table-cell table:style-name="ce7" office:value-type="float" office:value="6.45311" calcext:value-type="float">
            <text:p>6,45311</text:p>
          </table:table-cell>
          <table:table-cell table:style-name="ce9" office:value-type="float" office:value="5.22891" calcext:value-type="float">
            <text:p>5,22891</text:p>
          </table:table-cell>
          <table:table-cell table:style-name="ce7" office:value-type="float" office:value="5.22764" calcext:value-type="float">
            <text:p>5,2276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2]+1" office:value-type="float" office:value="59" calcext:value-type="float">
            <text:p>59</text:p>
          </table:table-cell>
          <table:table-cell table:style-name="ce17" office:value-type="float" office:value="0.014045" calcext:value-type="float">
            <text:p>0,014045</text:p>
          </table:table-cell>
          <table:table-cell table:style-name="ce14" office:value-type="float" office:value="0.054204" calcext:value-type="float">
            <text:p>0,054204</text:p>
          </table:table-cell>
          <table:table-cell table:style-name="ce18" office:value-type="float" office:value="0.717365" calcext:value-type="float">
            <text:p>0,717365</text:p>
          </table:table-cell>
          <table:table-cell table:style-name="ce9" office:value-type="float" office:value="0.572292" calcext:value-type="float">
            <text:p>0,572292</text:p>
          </table:table-cell>
          <table:table-cell table:style-name="ce18" office:value-type="float" office:value="0.57543" calcext:value-type="float">
            <text:p>0,57543</text:p>
          </table:table-cell>
          <table:table-cell table:style-name="ce9" office:value-type="float" office:value="2.84196" calcext:value-type="float">
            <text:p>2,84196</text:p>
          </table:table-cell>
          <table:table-cell table:style-name="ce18" office:value-type="float" office:value="2.95578" calcext:value-type="float">
            <text:p>2,95578</text:p>
          </table:table-cell>
          <table:table-cell table:style-name="ce9" office:value-type="float" office:value="2.27952" calcext:value-type="float">
            <text:p>2,27952</text:p>
          </table:table-cell>
          <table:table-cell table:style-name="ce7" office:value-type="float" office:value="6.46705" calcext:value-type="float">
            <text:p>6,46705</text:p>
          </table:table-cell>
          <table:table-cell table:style-name="ce9" office:value-type="float" office:value="5.22396" calcext:value-type="float">
            <text:p>5,22396</text:p>
          </table:table-cell>
          <table:table-cell table:style-name="ce7" office:value-type="float" office:value="5.27665" calcext:value-type="float">
            <text:p>5,2766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3]+1" office:value-type="float" office:value="60" calcext:value-type="float">
            <text:p>60</text:p>
          </table:table-cell>
          <table:table-cell table:style-name="ce17" office:value-type="float" office:value="0.0137401" calcext:value-type="float">
            <text:p>0,0137401</text:p>
          </table:table-cell>
          <table:table-cell table:style-name="ce14" office:value-type="float" office:value="0.0533371" calcext:value-type="float">
            <text:p>0,0533371</text:p>
          </table:table-cell>
          <table:table-cell table:style-name="ce18" office:value-type="float" office:value="0.670209" calcext:value-type="float">
            <text:p>0,670209</text:p>
          </table:table-cell>
          <table:table-cell table:style-name="ce9" office:value-type="float" office:value="0.568995" calcext:value-type="float">
            <text:p>0,568995</text:p>
          </table:table-cell>
          <table:table-cell table:style-name="ce18" office:value-type="float" office:value="0.57024" calcext:value-type="float">
            <text:p>0,57024</text:p>
          </table:table-cell>
          <table:table-cell table:style-name="ce9" office:value-type="float" office:value="2.77641" calcext:value-type="float">
            <text:p>2,77641</text:p>
          </table:table-cell>
          <table:table-cell table:style-name="ce18" office:value-type="float" office:value="2.25822" calcext:value-type="float">
            <text:p>2,25822</text:p>
          </table:table-cell>
          <table:table-cell table:style-name="ce9" office:value-type="float" office:value="2.25052" calcext:value-type="float">
            <text:p>2,25052</text:p>
          </table:table-cell>
          <table:table-cell table:style-name="ce7" office:value-type="float" office:value="6.6062" calcext:value-type="float">
            <text:p>6,6062</text:p>
          </table:table-cell>
          <table:table-cell table:style-name="ce9" office:value-type="float" office:value="5.22635" calcext:value-type="float">
            <text:p>5,22635</text:p>
          </table:table-cell>
          <table:table-cell table:style-name="ce7" office:value-type="float" office:value="5.22063" calcext:value-type="float">
            <text:p>5,22063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4]+1" office:value-type="float" office:value="61" calcext:value-type="float">
            <text:p>61</text:p>
          </table:table-cell>
          <table:table-cell table:style-name="ce17" office:value-type="float" office:value="0.013696" calcext:value-type="float">
            <text:p>0,013696</text:p>
          </table:table-cell>
          <table:table-cell table:style-name="ce14" office:value-type="float" office:value="0.0536151" calcext:value-type="float">
            <text:p>0,0536151</text:p>
          </table:table-cell>
          <table:table-cell table:style-name="ce18" office:value-type="float" office:value="0.674461" calcext:value-type="float">
            <text:p>0,674461</text:p>
          </table:table-cell>
          <table:table-cell table:style-name="ce9" office:value-type="float" office:value="0.576726" calcext:value-type="float">
            <text:p>0,576726</text:p>
          </table:table-cell>
          <table:table-cell table:style-name="ce18" office:value-type="float" office:value="0.569481" calcext:value-type="float">
            <text:p>0,569481</text:p>
          </table:table-cell>
          <table:table-cell table:style-name="ce9" office:value-type="float" office:value="2.56342" calcext:value-type="float">
            <text:p>2,56342</text:p>
          </table:table-cell>
          <table:table-cell table:style-name="ce18" office:value-type="float" office:value="2.25327" calcext:value-type="float">
            <text:p>2,25327</text:p>
          </table:table-cell>
          <table:table-cell table:style-name="ce9" office:value-type="float" office:value="2.26515" calcext:value-type="float">
            <text:p>2,26515</text:p>
          </table:table-cell>
          <table:table-cell table:style-name="ce7" office:value-type="float" office:value="6.49714" calcext:value-type="float">
            <text:p>6,49714</text:p>
          </table:table-cell>
          <table:table-cell table:style-name="ce9" office:value-type="float" office:value="6.82343" calcext:value-type="float">
            <text:p>6,82343</text:p>
          </table:table-cell>
          <table:table-cell table:style-name="ce7" office:value-type="float" office:value="6.15775" calcext:value-type="float">
            <text:p>6,1577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5]+1" office:value-type="float" office:value="62" calcext:value-type="float">
            <text:p>62</text:p>
          </table:table-cell>
          <table:table-cell table:style-name="ce17" office:value-type="float" office:value="0.0135672" calcext:value-type="float">
            <text:p>0,0135672</text:p>
          </table:table-cell>
          <table:table-cell table:style-name="ce14" office:value-type="float" office:value="0.0534129" calcext:value-type="float">
            <text:p>0,0534129</text:p>
          </table:table-cell>
          <table:table-cell table:style-name="ce18" office:value-type="float" office:value="0.586886" calcext:value-type="float">
            <text:p>0,586886</text:p>
          </table:table-cell>
          <table:table-cell table:style-name="ce9" office:value-type="float" office:value="0.565487" calcext:value-type="float">
            <text:p>0,565487</text:p>
          </table:table-cell>
          <table:table-cell table:style-name="ce18" office:value-type="float" office:value="0.577394" calcext:value-type="float">
            <text:p>0,577394</text:p>
          </table:table-cell>
          <table:table-cell table:style-name="ce9" office:value-type="float" office:value="2.81606" calcext:value-type="float">
            <text:p>2,81606</text:p>
          </table:table-cell>
          <table:table-cell table:style-name="ce18" office:value-type="float" office:value="2.78277" calcext:value-type="float">
            <text:p>2,78277</text:p>
          </table:table-cell>
          <table:table-cell table:style-name="ce9" office:value-type="float" office:value="2.25324" calcext:value-type="float">
            <text:p>2,25324</text:p>
          </table:table-cell>
          <table:table-cell table:style-name="ce7" office:value-type="float" office:value="6.54693" calcext:value-type="float">
            <text:p>6,54693</text:p>
          </table:table-cell>
          <table:table-cell table:style-name="ce9" office:value-type="float" office:value="6.59288" calcext:value-type="float">
            <text:p>6,59288</text:p>
          </table:table-cell>
          <table:table-cell table:style-name="ce7" office:value-type="float" office:value="5.213" calcext:value-type="float">
            <text:p>5,213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6]+1" office:value-type="float" office:value="63" calcext:value-type="float">
            <text:p>63</text:p>
          </table:table-cell>
          <table:table-cell table:style-name="ce17" office:value-type="float" office:value="0.0141649" calcext:value-type="float">
            <text:p>0,0141649</text:p>
          </table:table-cell>
          <table:table-cell table:style-name="ce14" office:value-type="float" office:value="0.053422" calcext:value-type="float">
            <text:p>0,053422</text:p>
          </table:table-cell>
          <table:table-cell table:style-name="ce18" office:value-type="float" office:value="0.69843" calcext:value-type="float">
            <text:p>0,69843</text:p>
          </table:table-cell>
          <table:table-cell table:style-name="ce9" office:value-type="float" office:value="0.738556" calcext:value-type="float">
            <text:p>0,738556</text:p>
          </table:table-cell>
          <table:table-cell table:style-name="ce18" office:value-type="float" office:value="0.695412" calcext:value-type="float">
            <text:p>0,695412</text:p>
          </table:table-cell>
          <table:table-cell table:style-name="ce9" office:value-type="float" office:value="2.84685" calcext:value-type="float">
            <text:p>2,84685</text:p>
          </table:table-cell>
          <table:table-cell table:style-name="ce18" office:value-type="float" office:value="2.87179" calcext:value-type="float">
            <text:p>2,87179</text:p>
          </table:table-cell>
          <table:table-cell table:style-name="ce9" office:value-type="float" office:value="2.26007" calcext:value-type="float">
            <text:p>2,26007</text:p>
          </table:table-cell>
          <table:table-cell table:style-name="ce7" office:value-type="float" office:value="6.50612" calcext:value-type="float">
            <text:p>6,50612</text:p>
          </table:table-cell>
          <table:table-cell table:style-name="ce9" office:value-type="float" office:value="5.25238" calcext:value-type="float">
            <text:p>5,25238</text:p>
          </table:table-cell>
          <table:table-cell table:style-name="ce7" office:value-type="float" office:value="5.23964" calcext:value-type="float">
            <text:p>5,2396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7]+1" office:value-type="float" office:value="64" calcext:value-type="float">
            <text:p>64</text:p>
          </table:table-cell>
          <table:table-cell table:style-name="ce17" office:value-type="float" office:value="0.0140979" calcext:value-type="float">
            <text:p>0,0140979</text:p>
          </table:table-cell>
          <table:table-cell table:style-name="ce14" office:value-type="float" office:value="0.054755" calcext:value-type="float">
            <text:p>0,054755</text:p>
          </table:table-cell>
          <table:table-cell table:style-name="ce18" office:value-type="float" office:value="0.610335" calcext:value-type="float">
            <text:p>0,610335</text:p>
          </table:table-cell>
          <table:table-cell table:style-name="ce9" office:value-type="float" office:value="0.743555" calcext:value-type="float">
            <text:p>0,743555</text:p>
          </table:table-cell>
          <table:table-cell table:style-name="ce18" office:value-type="float" office:value="0.567916" calcext:value-type="float">
            <text:p>0,567916</text:p>
          </table:table-cell>
          <table:table-cell table:style-name="ce9" office:value-type="float" office:value="2.68554" calcext:value-type="float">
            <text:p>2,68554</text:p>
          </table:table-cell>
          <table:table-cell table:style-name="ce18" office:value-type="float" office:value="2.24764" calcext:value-type="float">
            <text:p>2,24764</text:p>
          </table:table-cell>
          <table:table-cell table:style-name="ce9" office:value-type="float" office:value="2.27211" calcext:value-type="float">
            <text:p>2,27211</text:p>
          </table:table-cell>
          <table:table-cell table:style-name="ce7" office:value-type="float" office:value="6.49271" calcext:value-type="float">
            <text:p>6,49271</text:p>
          </table:table-cell>
          <table:table-cell table:style-name="ce9" office:value-type="float" office:value="5.2244" calcext:value-type="float">
            <text:p>5,2244</text:p>
          </table:table-cell>
          <table:table-cell table:style-name="ce7" office:value-type="float" office:value="5.21915" calcext:value-type="float">
            <text:p>5,2191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8]+1" office:value-type="float" office:value="65" calcext:value-type="float">
            <text:p>65</text:p>
          </table:table-cell>
          <table:table-cell table:style-name="ce17" office:value-type="float" office:value="0.0142088" calcext:value-type="float">
            <text:p>0,0142088</text:p>
          </table:table-cell>
          <table:table-cell table:style-name="ce14" office:value-type="float" office:value="0.05742" calcext:value-type="float">
            <text:p>0,05742</text:p>
          </table:table-cell>
          <table:table-cell table:style-name="ce18" office:value-type="float" office:value="0.566124" calcext:value-type="float">
            <text:p>0,566124</text:p>
          </table:table-cell>
          <table:table-cell table:style-name="ce9" office:value-type="float" office:value="0.575177" calcext:value-type="float">
            <text:p>0,575177</text:p>
          </table:table-cell>
          <table:table-cell table:style-name="ce18" office:value-type="float" office:value="0.574248" calcext:value-type="float">
            <text:p>0,574248</text:p>
          </table:table-cell>
          <table:table-cell table:style-name="ce9" office:value-type="float" office:value="2.73147" calcext:value-type="float">
            <text:p>2,73147</text:p>
          </table:table-cell>
          <table:table-cell table:style-name="ce18" office:value-type="float" office:value="2.32015" calcext:value-type="float">
            <text:p>2,32015</text:p>
          </table:table-cell>
          <table:table-cell table:style-name="ce9" office:value-type="float" office:value="2.27256" calcext:value-type="float">
            <text:p>2,27256</text:p>
          </table:table-cell>
          <table:table-cell table:style-name="ce7" office:value-type="float" office:value="6.30818" calcext:value-type="float">
            <text:p>6,30818</text:p>
          </table:table-cell>
          <table:table-cell table:style-name="ce9" office:value-type="float" office:value="6.23289" calcext:value-type="float">
            <text:p>6,23289</text:p>
          </table:table-cell>
          <table:table-cell table:style-name="ce7" office:value-type="float" office:value="6.1651" calcext:value-type="float">
            <text:p>6,165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69]+1" office:value-type="float" office:value="66" calcext:value-type="float">
            <text:p>66</text:p>
          </table:table-cell>
          <table:table-cell table:style-name="ce17" office:value-type="float" office:value="0.0135281" calcext:value-type="float">
            <text:p>0,0135281</text:p>
          </table:table-cell>
          <table:table-cell table:style-name="ce14" office:value-type="float" office:value="0.052835" calcext:value-type="float">
            <text:p>0,052835</text:p>
          </table:table-cell>
          <table:table-cell table:style-name="ce18" office:value-type="float" office:value="0.656406" calcext:value-type="float">
            <text:p>0,656406</text:p>
          </table:table-cell>
          <table:table-cell table:style-name="ce9" office:value-type="float" office:value="0.582096" calcext:value-type="float">
            <text:p>0,582096</text:p>
          </table:table-cell>
          <table:table-cell table:style-name="ce18" office:value-type="float" office:value="0.571972" calcext:value-type="float">
            <text:p>0,571972</text:p>
          </table:table-cell>
          <table:table-cell table:style-name="ce9" office:value-type="float" office:value="2.776" calcext:value-type="float">
            <text:p>2,776</text:p>
          </table:table-cell>
          <table:table-cell table:style-name="ce18" office:value-type="float" office:value="2.25067" calcext:value-type="float">
            <text:p>2,25067</text:p>
          </table:table-cell>
          <table:table-cell table:style-name="ce9" office:value-type="float" office:value="2.25698" calcext:value-type="float">
            <text:p>2,25698</text:p>
          </table:table-cell>
          <table:table-cell table:style-name="ce7" office:value-type="float" office:value="6.65152" calcext:value-type="float">
            <text:p>6,65152</text:p>
          </table:table-cell>
          <table:table-cell table:style-name="ce9" office:value-type="float" office:value="5.21917" calcext:value-type="float">
            <text:p>5,21917</text:p>
          </table:table-cell>
          <table:table-cell table:style-name="ce7" office:value-type="float" office:value="5.21511" calcext:value-type="float">
            <text:p>5,2151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0]+1" office:value-type="float" office:value="67" calcext:value-type="float">
            <text:p>67</text:p>
          </table:table-cell>
          <table:table-cell table:style-name="ce17" office:value-type="float" office:value="0.0135131" calcext:value-type="float">
            <text:p>0,0135131</text:p>
          </table:table-cell>
          <table:table-cell table:style-name="ce14" office:value-type="float" office:value="0.054786" calcext:value-type="float">
            <text:p>0,054786</text:p>
          </table:table-cell>
          <table:table-cell table:style-name="ce18" office:value-type="float" office:value="0.572436" calcext:value-type="float">
            <text:p>0,572436</text:p>
          </table:table-cell>
          <table:table-cell table:style-name="ce9" office:value-type="float" office:value="0.664703" calcext:value-type="float">
            <text:p>0,664703</text:p>
          </table:table-cell>
          <table:table-cell table:style-name="ce18" office:value-type="float" office:value="0.570612" calcext:value-type="float">
            <text:p>0,570612</text:p>
          </table:table-cell>
          <table:table-cell table:style-name="ce9" office:value-type="float" office:value="2.73169" calcext:value-type="float">
            <text:p>2,73169</text:p>
          </table:table-cell>
          <table:table-cell table:style-name="ce18" office:value-type="float" office:value="2.26315" calcext:value-type="float">
            <text:p>2,26315</text:p>
          </table:table-cell>
          <table:table-cell table:style-name="ce9" office:value-type="float" office:value="2.25912" calcext:value-type="float">
            <text:p>2,25912</text:p>
          </table:table-cell>
          <table:table-cell table:style-name="ce7" office:value-type="float" office:value="5.84049" calcext:value-type="float">
            <text:p>5,84049</text:p>
          </table:table-cell>
          <table:table-cell table:style-name="ce9" office:value-type="float" office:value="6.55885" calcext:value-type="float">
            <text:p>6,55885</text:p>
          </table:table-cell>
          <table:table-cell table:style-name="ce7" office:value-type="float" office:value="5.21861" calcext:value-type="float">
            <text:p>5,2186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1]+1" office:value-type="float" office:value="68" calcext:value-type="float">
            <text:p>68</text:p>
          </table:table-cell>
          <table:table-cell table:style-name="ce17" office:value-type="float" office:value="0.014214" calcext:value-type="float">
            <text:p>0,014214</text:p>
          </table:table-cell>
          <table:table-cell table:style-name="ce14" office:value-type="float" office:value="0.056082" calcext:value-type="float">
            <text:p>0,056082</text:p>
          </table:table-cell>
          <table:table-cell table:style-name="ce18" office:value-type="float" office:value="0.571307" calcext:value-type="float">
            <text:p>0,571307</text:p>
          </table:table-cell>
          <table:table-cell table:style-name="ce9" office:value-type="float" office:value="0.572035" calcext:value-type="float">
            <text:p>0,572035</text:p>
          </table:table-cell>
          <table:table-cell table:style-name="ce18" office:value-type="float" office:value="0.639821" calcext:value-type="float">
            <text:p>0,639821</text:p>
          </table:table-cell>
          <table:table-cell table:style-name="ce9" office:value-type="float" office:value="2.84734" calcext:value-type="float">
            <text:p>2,84734</text:p>
          </table:table-cell>
          <table:table-cell table:style-name="ce18" office:value-type="float" office:value="2.26983" calcext:value-type="float">
            <text:p>2,26983</text:p>
          </table:table-cell>
          <table:table-cell table:style-name="ce9" office:value-type="float" office:value="2.26901" calcext:value-type="float">
            <text:p>2,26901</text:p>
          </table:table-cell>
          <table:table-cell table:style-name="ce7" office:value-type="float" office:value="6.74348" calcext:value-type="float">
            <text:p>6,74348</text:p>
          </table:table-cell>
          <table:table-cell table:style-name="ce9" office:value-type="float" office:value="5.28706" calcext:value-type="float">
            <text:p>5,28706</text:p>
          </table:table-cell>
          <table:table-cell table:style-name="ce7" office:value-type="float" office:value="5.24135" calcext:value-type="float">
            <text:p>5,2413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2]+1" office:value-type="float" office:value="69" calcext:value-type="float">
            <text:p>69</text:p>
          </table:table-cell>
          <table:table-cell table:style-name="ce17" office:value-type="float" office:value="0.01368" calcext:value-type="float">
            <text:p>0,01368</text:p>
          </table:table-cell>
          <table:table-cell table:style-name="ce14" office:value-type="float" office:value="0.0535231" calcext:value-type="float">
            <text:p>0,0535231</text:p>
          </table:table-cell>
          <table:table-cell table:style-name="ce18" office:value-type="float" office:value="0.676541" calcext:value-type="float">
            <text:p>0,676541</text:p>
          </table:table-cell>
          <table:table-cell table:style-name="ce9" office:value-type="float" office:value="0.736582" calcext:value-type="float">
            <text:p>0,736582</text:p>
          </table:table-cell>
          <table:table-cell table:style-name="ce18" office:value-type="float" office:value="0.567034" calcext:value-type="float">
            <text:p>0,567034</text:p>
          </table:table-cell>
          <table:table-cell table:style-name="ce9" office:value-type="float" office:value="2.70979" calcext:value-type="float">
            <text:p>2,70979</text:p>
          </table:table-cell>
          <table:table-cell table:style-name="ce18" office:value-type="float" office:value="2.26351" calcext:value-type="float">
            <text:p>2,26351</text:p>
          </table:table-cell>
          <table:table-cell table:style-name="ce9" office:value-type="float" office:value="2.27011" calcext:value-type="float">
            <text:p>2,27011</text:p>
          </table:table-cell>
          <table:table-cell table:style-name="ce7" office:value-type="float" office:value="6.54427" calcext:value-type="float">
            <text:p>6,54427</text:p>
          </table:table-cell>
          <table:table-cell table:style-name="ce9" office:value-type="float" office:value="6.64596" calcext:value-type="float">
            <text:p>6,64596</text:p>
          </table:table-cell>
          <table:table-cell table:style-name="ce7" office:value-type="float" office:value="5.22637" calcext:value-type="float">
            <text:p>5,22637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3]+1" office:value-type="float" office:value="70" calcext:value-type="float">
            <text:p>70</text:p>
          </table:table-cell>
          <table:table-cell table:style-name="ce17" office:value-type="float" office:value="0.0134919" calcext:value-type="float">
            <text:p>0,0134919</text:p>
          </table:table-cell>
          <table:table-cell table:style-name="ce14" office:value-type="float" office:value="0.056561" calcext:value-type="float">
            <text:p>0,056561</text:p>
          </table:table-cell>
          <table:table-cell table:style-name="ce18" office:value-type="float" office:value="0.734646" calcext:value-type="float">
            <text:p>0,734646</text:p>
          </table:table-cell>
          <table:table-cell table:style-name="ce9" office:value-type="float" office:value="0.569997" calcext:value-type="float">
            <text:p>0,569997</text:p>
          </table:table-cell>
          <table:table-cell table:style-name="ce18" office:value-type="float" office:value="0.57646" calcext:value-type="float">
            <text:p>0,57646</text:p>
          </table:table-cell>
          <table:table-cell table:style-name="ce9" office:value-type="float" office:value="2.69036" calcext:value-type="float">
            <text:p>2,69036</text:p>
          </table:table-cell>
          <table:table-cell table:style-name="ce18" office:value-type="float" office:value="2.87648" calcext:value-type="float">
            <text:p>2,87648</text:p>
          </table:table-cell>
          <table:table-cell table:style-name="ce9" office:value-type="float" office:value="2.25529" calcext:value-type="float">
            <text:p>2,25529</text:p>
          </table:table-cell>
          <table:table-cell table:style-name="ce7" office:value-type="float" office:value="6.411" calcext:value-type="float">
            <text:p>6,411</text:p>
          </table:table-cell>
          <table:table-cell table:style-name="ce9" office:value-type="float" office:value="5.22447" calcext:value-type="float">
            <text:p>5,22447</text:p>
          </table:table-cell>
          <table:table-cell table:style-name="ce7" office:value-type="float" office:value="5.24564" calcext:value-type="float">
            <text:p>5,2456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4]+1" office:value-type="float" office:value="71" calcext:value-type="float">
            <text:p>71</text:p>
          </table:table-cell>
          <table:table-cell table:style-name="ce17" office:value-type="float" office:value="0.0148399" calcext:value-type="float">
            <text:p>0,0148399</text:p>
          </table:table-cell>
          <table:table-cell table:style-name="ce14" office:value-type="float" office:value="0.0539811" calcext:value-type="float">
            <text:p>0,0539811</text:p>
          </table:table-cell>
          <table:table-cell table:style-name="ce18" office:value-type="float" office:value="0.688058" calcext:value-type="float">
            <text:p>0,688058</text:p>
          </table:table-cell>
          <table:table-cell table:style-name="ce9" office:value-type="float" office:value="0.564185" calcext:value-type="float">
            <text:p>0,564185</text:p>
          </table:table-cell>
          <table:table-cell table:style-name="ce18" office:value-type="float" office:value="0.568596" calcext:value-type="float">
            <text:p>0,568596</text:p>
          </table:table-cell>
          <table:table-cell table:style-name="ce9" office:value-type="float" office:value="2.65675" calcext:value-type="float">
            <text:p>2,65675</text:p>
          </table:table-cell>
          <table:table-cell table:style-name="ce18" office:value-type="float" office:value="2.67501" calcext:value-type="float">
            <text:p>2,67501</text:p>
          </table:table-cell>
          <table:table-cell table:style-name="ce9" office:value-type="float" office:value="2.26304" calcext:value-type="float">
            <text:p>2,26304</text:p>
          </table:table-cell>
          <table:table-cell table:style-name="ce7" office:value-type="float" office:value="6.35757" calcext:value-type="float">
            <text:p>6,35757</text:p>
          </table:table-cell>
          <table:table-cell table:style-name="ce9" office:value-type="float" office:value="5.229" calcext:value-type="float">
            <text:p>5,229</text:p>
          </table:table-cell>
          <table:table-cell table:style-name="ce7" office:value-type="float" office:value="5.21779" calcext:value-type="float">
            <text:p>5,21779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5]+1" office:value-type="float" office:value="72" calcext:value-type="float">
            <text:p>72</text:p>
          </table:table-cell>
          <table:table-cell table:style-name="ce17" office:value-type="float" office:value="0.0142219" calcext:value-type="float">
            <text:p>0,0142219</text:p>
          </table:table-cell>
          <table:table-cell table:style-name="ce14" office:value-type="float" office:value="0.0564189" calcext:value-type="float">
            <text:p>0,0564189</text:p>
          </table:table-cell>
          <table:table-cell table:style-name="ce18" office:value-type="float" office:value="0.72473" calcext:value-type="float">
            <text:p>0,72473</text:p>
          </table:table-cell>
          <table:table-cell table:style-name="ce9" office:value-type="float" office:value="0.752027" calcext:value-type="float">
            <text:p>0,752027</text:p>
          </table:table-cell>
          <table:table-cell table:style-name="ce18" office:value-type="float" office:value="0.568302" calcext:value-type="float">
            <text:p>0,568302</text:p>
          </table:table-cell>
          <table:table-cell table:style-name="ce9" office:value-type="float" office:value="2.84342" calcext:value-type="float">
            <text:p>2,84342</text:p>
          </table:table-cell>
          <table:table-cell table:style-name="ce18" office:value-type="float" office:value="2.25857" calcext:value-type="float">
            <text:p>2,25857</text:p>
          </table:table-cell>
          <table:table-cell table:style-name="ce9" office:value-type="float" office:value="2.31055" calcext:value-type="float">
            <text:p>2,31055</text:p>
          </table:table-cell>
          <table:table-cell table:style-name="ce7" office:value-type="float" office:value="6.27837" calcext:value-type="float">
            <text:p>6,27837</text:p>
          </table:table-cell>
          <table:table-cell table:style-name="ce9" office:value-type="float" office:value="5.21946" calcext:value-type="float">
            <text:p>5,21946</text:p>
          </table:table-cell>
          <table:table-cell table:style-name="ce7" office:value-type="float" office:value="5.25255" calcext:value-type="float">
            <text:p>5,2525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6]+1" office:value-type="float" office:value="73" calcext:value-type="float">
            <text:p>73</text:p>
          </table:table-cell>
          <table:table-cell table:style-name="ce17" office:value-type="float" office:value="0.0141571" calcext:value-type="float">
            <text:p>0,0141571</text:p>
          </table:table-cell>
          <table:table-cell table:style-name="ce14" office:value-type="float" office:value="0.0533822" calcext:value-type="float">
            <text:p>0,0533822</text:p>
          </table:table-cell>
          <table:table-cell table:style-name="ce18" office:value-type="float" office:value="0.721902" calcext:value-type="float">
            <text:p>0,721902</text:p>
          </table:table-cell>
          <table:table-cell table:style-name="ce9" office:value-type="float" office:value="0.567581" calcext:value-type="float">
            <text:p>0,567581</text:p>
          </table:table-cell>
          <table:table-cell table:style-name="ce18" office:value-type="float" office:value="0.569775" calcext:value-type="float">
            <text:p>0,569775</text:p>
          </table:table-cell>
          <table:table-cell table:style-name="ce9" office:value-type="float" office:value="2.73262" calcext:value-type="float">
            <text:p>2,73262</text:p>
          </table:table-cell>
          <table:table-cell table:style-name="ce18" office:value-type="float" office:value="2.2532" calcext:value-type="float">
            <text:p>2,2532</text:p>
          </table:table-cell>
          <table:table-cell table:style-name="ce9" office:value-type="float" office:value="2.36954" calcext:value-type="float">
            <text:p>2,36954</text:p>
          </table:table-cell>
          <table:table-cell table:style-name="ce7" office:value-type="float" office:value="6.47579" calcext:value-type="float">
            <text:p>6,47579</text:p>
          </table:table-cell>
          <table:table-cell table:style-name="ce9" office:value-type="float" office:value="5.2158" calcext:value-type="float">
            <text:p>5,2158</text:p>
          </table:table-cell>
          <table:table-cell table:style-name="ce7" office:value-type="float" office:value="5.25638" calcext:value-type="float">
            <text:p>5,2563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7]+1" office:value-type="float" office:value="74" calcext:value-type="float">
            <text:p>74</text:p>
          </table:table-cell>
          <table:table-cell table:style-name="ce17" office:value-type="float" office:value="0.014195" calcext:value-type="float">
            <text:p>0,014195</text:p>
          </table:table-cell>
          <table:table-cell table:style-name="ce14" office:value-type="float" office:value="0.0537171" calcext:value-type="float">
            <text:p>0,0537171</text:p>
          </table:table-cell>
          <table:table-cell table:style-name="ce18" office:value-type="float" office:value="0.72454" calcext:value-type="float">
            <text:p>0,72454</text:p>
          </table:table-cell>
          <table:table-cell table:style-name="ce9" office:value-type="float" office:value="0.572211" calcext:value-type="float">
            <text:p>0,572211</text:p>
          </table:table-cell>
          <table:table-cell table:style-name="ce18" office:value-type="float" office:value="0.569481" calcext:value-type="float">
            <text:p>0,569481</text:p>
          </table:table-cell>
          <table:table-cell table:style-name="ce9" office:value-type="float" office:value="2.78331" calcext:value-type="float">
            <text:p>2,78331</text:p>
          </table:table-cell>
          <table:table-cell table:style-name="ce18" office:value-type="float" office:value="2.26585" calcext:value-type="float">
            <text:p>2,26585</text:p>
          </table:table-cell>
          <table:table-cell table:style-name="ce9" office:value-type="float" office:value="2.25693" calcext:value-type="float">
            <text:p>2,25693</text:p>
          </table:table-cell>
          <table:table-cell table:style-name="ce7" office:value-type="float" office:value="6.4601" calcext:value-type="float">
            <text:p>6,4601</text:p>
          </table:table-cell>
          <table:table-cell table:style-name="ce9" office:value-type="float" office:value="5.22138" calcext:value-type="float">
            <text:p>5,22138</text:p>
          </table:table-cell>
          <table:table-cell table:style-name="ce7" office:value-type="float" office:value="5.25481" calcext:value-type="float">
            <text:p>5,2548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8]+1" office:value-type="float" office:value="75" calcext:value-type="float">
            <text:p>75</text:p>
          </table:table-cell>
          <table:table-cell table:style-name="ce17" office:value-type="float" office:value="0.013665" calcext:value-type="float">
            <text:p>0,013665</text:p>
          </table:table-cell>
          <table:table-cell table:style-name="ce14" office:value-type="float" office:value="0.0529141" calcext:value-type="float">
            <text:p>0,0529141</text:p>
          </table:table-cell>
          <table:table-cell table:style-name="ce18" office:value-type="float" office:value="0.705835" calcext:value-type="float">
            <text:p>0,705835</text:p>
          </table:table-cell>
          <table:table-cell table:style-name="ce9" office:value-type="float" office:value="0.564283" calcext:value-type="float">
            <text:p>0,564283</text:p>
          </table:table-cell>
          <table:table-cell table:style-name="ce18" office:value-type="float" office:value="0.570705" calcext:value-type="float">
            <text:p>0,570705</text:p>
          </table:table-cell>
          <table:table-cell table:style-name="ce9" office:value-type="float" office:value="2.74997" calcext:value-type="float">
            <text:p>2,74997</text:p>
          </table:table-cell>
          <table:table-cell table:style-name="ce18" office:value-type="float" office:value="2.7794" calcext:value-type="float">
            <text:p>2,7794</text:p>
          </table:table-cell>
          <table:table-cell table:style-name="ce9" office:value-type="float" office:value="2.25554" calcext:value-type="float">
            <text:p>2,25554</text:p>
          </table:table-cell>
          <table:table-cell table:style-name="ce7" office:value-type="float" office:value="6.66218" calcext:value-type="float">
            <text:p>6,66218</text:p>
          </table:table-cell>
          <table:table-cell table:style-name="ce9" office:value-type="float" office:value="5.20573" calcext:value-type="float">
            <text:p>5,20573</text:p>
          </table:table-cell>
          <table:table-cell table:style-name="ce7" office:value-type="float" office:value="5.26067" calcext:value-type="float">
            <text:p>5,26067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79]+1" office:value-type="float" office:value="76" calcext:value-type="float">
            <text:p>76</text:p>
          </table:table-cell>
          <table:table-cell table:style-name="ce17" office:value-type="float" office:value="0.0135181" calcext:value-type="float">
            <text:p>0,0135181</text:p>
          </table:table-cell>
          <table:table-cell table:style-name="ce14" office:value-type="float" office:value="0.052346" calcext:value-type="float">
            <text:p>0,052346</text:p>
          </table:table-cell>
          <table:table-cell table:style-name="ce18" office:value-type="float" office:value="0.731092" calcext:value-type="float">
            <text:p>0,731092</text:p>
          </table:table-cell>
          <table:table-cell table:style-name="ce9" office:value-type="float" office:value="0.656626" calcext:value-type="float">
            <text:p>0,656626</text:p>
          </table:table-cell>
          <table:table-cell table:style-name="ce18" office:value-type="float" office:value="0.600292" calcext:value-type="float">
            <text:p>0,600292</text:p>
          </table:table-cell>
          <table:table-cell table:style-name="ce9" office:value-type="float" office:value="2.86398" calcext:value-type="float">
            <text:p>2,86398</text:p>
          </table:table-cell>
          <table:table-cell table:style-name="ce18" office:value-type="float" office:value="2.2586" calcext:value-type="float">
            <text:p>2,2586</text:p>
          </table:table-cell>
          <table:table-cell table:style-name="ce9" office:value-type="float" office:value="2.3177" calcext:value-type="float">
            <text:p>2,3177</text:p>
          </table:table-cell>
          <table:table-cell table:style-name="ce7" office:value-type="float" office:value="6.36219" calcext:value-type="float">
            <text:p>6,36219</text:p>
          </table:table-cell>
          <table:table-cell table:style-name="ce9" office:value-type="float" office:value="5.20316" calcext:value-type="float">
            <text:p>5,20316</text:p>
          </table:table-cell>
          <table:table-cell table:style-name="ce7" office:value-type="float" office:value="5.22483" calcext:value-type="float">
            <text:p>5,22483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0]+1" office:value-type="float" office:value="77" calcext:value-type="float">
            <text:p>77</text:p>
          </table:table-cell>
          <table:table-cell table:style-name="ce17" office:value-type="float" office:value="0.0140948" calcext:value-type="float">
            <text:p>0,0140948</text:p>
          </table:table-cell>
          <table:table-cell table:style-name="ce14" office:value-type="float" office:value="0.0547009" calcext:value-type="float">
            <text:p>0,0547009</text:p>
          </table:table-cell>
          <table:table-cell table:style-name="ce18" office:value-type="float" office:value="0.682929" calcext:value-type="float">
            <text:p>0,682929</text:p>
          </table:table-cell>
          <table:table-cell table:style-name="ce9" office:value-type="float" office:value="0.567171" calcext:value-type="float">
            <text:p>0,567171</text:p>
          </table:table-cell>
          <table:table-cell table:style-name="ce18" office:value-type="float" office:value="0.567924" calcext:value-type="float">
            <text:p>0,567924</text:p>
          </table:table-cell>
          <table:table-cell table:style-name="ce9" office:value-type="float" office:value="2.82986" calcext:value-type="float">
            <text:p>2,82986</text:p>
          </table:table-cell>
          <table:table-cell table:style-name="ce18" office:value-type="float" office:value="2.48775" calcext:value-type="float">
            <text:p>2,48775</text:p>
          </table:table-cell>
          <table:table-cell table:style-name="ce9" office:value-type="float" office:value="2.25748" calcext:value-type="float">
            <text:p>2,25748</text:p>
          </table:table-cell>
          <table:table-cell table:style-name="ce7" office:value-type="float" office:value="6.52755" calcext:value-type="float">
            <text:p>6,52755</text:p>
          </table:table-cell>
          <table:table-cell table:style-name="ce9" office:value-type="float" office:value="5.20974" calcext:value-type="float">
            <text:p>5,20974</text:p>
          </table:table-cell>
          <table:table-cell table:style-name="ce7" office:value-type="float" office:value="5.22424" calcext:value-type="float">
            <text:p>5,2242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1]+1" office:value-type="float" office:value="78" calcext:value-type="float">
            <text:p>78</text:p>
          </table:table-cell>
          <table:table-cell table:style-name="ce17" office:value-type="float" office:value="0.01349" calcext:value-type="float">
            <text:p>0,01349</text:p>
          </table:table-cell>
          <table:table-cell table:style-name="ce14" office:value-type="float" office:value="0.054924" calcext:value-type="float">
            <text:p>0,054924</text:p>
          </table:table-cell>
          <table:table-cell table:style-name="ce18" office:value-type="float" office:value="0.682267" calcext:value-type="float">
            <text:p>0,682267</text:p>
          </table:table-cell>
          <table:table-cell table:style-name="ce9" office:value-type="float" office:value="0.566751" calcext:value-type="float">
            <text:p>0,566751</text:p>
          </table:table-cell>
          <table:table-cell table:style-name="ce18" office:value-type="float" office:value="0.574675" calcext:value-type="float">
            <text:p>0,574675</text:p>
          </table:table-cell>
          <table:table-cell table:style-name="ce9" office:value-type="float" office:value="2.76958" calcext:value-type="float">
            <text:p>2,76958</text:p>
          </table:table-cell>
          <table:table-cell table:style-name="ce18" office:value-type="float" office:value="2.26004" calcext:value-type="float">
            <text:p>2,26004</text:p>
          </table:table-cell>
          <table:table-cell table:style-name="ce9" office:value-type="float" office:value="2.2601" calcext:value-type="float">
            <text:p>2,2601</text:p>
          </table:table-cell>
          <table:table-cell table:style-name="ce7" office:value-type="float" office:value="6.36823" calcext:value-type="float">
            <text:p>6,36823</text:p>
          </table:table-cell>
          <table:table-cell table:style-name="ce9" office:value-type="float" office:value="5.22133" calcext:value-type="float">
            <text:p>5,22133</text:p>
          </table:table-cell>
          <table:table-cell table:style-name="ce7" office:value-type="float" office:value="5.23391" calcext:value-type="float">
            <text:p>5,23391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2]+1" office:value-type="float" office:value="79" calcext:value-type="float">
            <text:p>79</text:p>
          </table:table-cell>
          <table:table-cell table:style-name="ce17" office:value-type="float" office:value="0.0141819" calcext:value-type="float">
            <text:p>0,0141819</text:p>
          </table:table-cell>
          <table:table-cell table:style-name="ce14" office:value-type="float" office:value="0.0521011" calcext:value-type="float">
            <text:p>0,0521011</text:p>
          </table:table-cell>
          <table:table-cell table:style-name="ce18" office:value-type="float" office:value="0.626391" calcext:value-type="float">
            <text:p>0,626391</text:p>
          </table:table-cell>
          <table:table-cell table:style-name="ce9" office:value-type="float" office:value="0.652711" calcext:value-type="float">
            <text:p>0,652711</text:p>
          </table:table-cell>
          <table:table-cell table:style-name="ce18" office:value-type="float" office:value="0.570448" calcext:value-type="float">
            <text:p>0,570448</text:p>
          </table:table-cell>
          <table:table-cell table:style-name="ce9" office:value-type="float" office:value="2.76006" calcext:value-type="float">
            <text:p>2,76006</text:p>
          </table:table-cell>
          <table:table-cell table:style-name="ce18" office:value-type="float" office:value="2.25027" calcext:value-type="float">
            <text:p>2,25027</text:p>
          </table:table-cell>
          <table:table-cell table:style-name="ce9" office:value-type="float" office:value="2.27768" calcext:value-type="float">
            <text:p>2,27768</text:p>
          </table:table-cell>
          <table:table-cell table:style-name="ce7" office:value-type="float" office:value="6.4727" calcext:value-type="float">
            <text:p>6,4727</text:p>
          </table:table-cell>
          <table:table-cell table:style-name="ce9" office:value-type="float" office:value="5.21584" calcext:value-type="float">
            <text:p>5,21584</text:p>
          </table:table-cell>
          <table:table-cell table:style-name="ce7" office:value-type="float" office:value="5.3102" calcext:value-type="float">
            <text:p>5,310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3]+1" office:value-type="float" office:value="80" calcext:value-type="float">
            <text:p>80</text:p>
          </table:table-cell>
          <table:table-cell table:style-name="ce17" office:value-type="float" office:value="0.01422" calcext:value-type="float">
            <text:p>0,01422</text:p>
          </table:table-cell>
          <table:table-cell table:style-name="ce14" office:value-type="float" office:value="0.055063" calcext:value-type="float">
            <text:p>0,055063</text:p>
          </table:table-cell>
          <table:table-cell table:style-name="ce18" office:value-type="float" office:value="0.719119" calcext:value-type="float">
            <text:p>0,719119</text:p>
          </table:table-cell>
          <table:table-cell table:style-name="ce9" office:value-type="float" office:value="0.569601" calcext:value-type="float">
            <text:p>0,569601</text:p>
          </table:table-cell>
          <table:table-cell table:style-name="ce18" office:value-type="float" office:value="0.572937" calcext:value-type="float">
            <text:p>0,572937</text:p>
          </table:table-cell>
          <table:table-cell table:style-name="ce9" office:value-type="float" office:value="2.64752" calcext:value-type="float">
            <text:p>2,64752</text:p>
          </table:table-cell>
          <table:table-cell table:style-name="ce18" office:value-type="float" office:value="2.836" calcext:value-type="float">
            <text:p>2,836</text:p>
          </table:table-cell>
          <table:table-cell table:style-name="ce9" office:value-type="float" office:value="2.26946" calcext:value-type="float">
            <text:p>2,26946</text:p>
          </table:table-cell>
          <table:table-cell table:style-name="ce7" office:value-type="float" office:value="6.34591" calcext:value-type="float">
            <text:p>6,34591</text:p>
          </table:table-cell>
          <table:table-cell table:style-name="ce9" office:value-type="float" office:value="5.227" calcext:value-type="float">
            <text:p>5,227</text:p>
          </table:table-cell>
          <table:table-cell table:style-name="ce7" office:value-type="float" office:value="5.23932" calcext:value-type="float">
            <text:p>5,2393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4]+1" office:value-type="float" office:value="81" calcext:value-type="float">
            <text:p>81</text:p>
          </table:table-cell>
          <table:table-cell table:style-name="ce17" office:value-type="float" office:value="0.0138068" calcext:value-type="float">
            <text:p>0,0138068</text:p>
          </table:table-cell>
          <table:table-cell table:style-name="ce14" office:value-type="float" office:value="0.0529728" calcext:value-type="float">
            <text:p>0,0529728</text:p>
          </table:table-cell>
          <table:table-cell table:style-name="ce18" office:value-type="float" office:value="0.567127" calcext:value-type="float">
            <text:p>0,567127</text:p>
          </table:table-cell>
          <table:table-cell table:style-name="ce9" office:value-type="float" office:value="0.699968" calcext:value-type="float">
            <text:p>0,699968</text:p>
          </table:table-cell>
          <table:table-cell table:style-name="ce18" office:value-type="float" office:value="0.571036" calcext:value-type="float">
            <text:p>0,571036</text:p>
          </table:table-cell>
          <table:table-cell table:style-name="ce9" office:value-type="float" office:value="2.24961" calcext:value-type="float">
            <text:p>2,24961</text:p>
          </table:table-cell>
          <table:table-cell table:style-name="ce18" office:value-type="float" office:value="2.2494" calcext:value-type="float">
            <text:p>2,2494</text:p>
          </table:table-cell>
          <table:table-cell table:style-name="ce9" office:value-type="float" office:value="2.29025" calcext:value-type="float">
            <text:p>2,29025</text:p>
          </table:table-cell>
          <table:table-cell table:style-name="ce7" office:value-type="float" office:value="5.34536" calcext:value-type="float">
            <text:p>5,34536</text:p>
          </table:table-cell>
          <table:table-cell table:style-name="ce9" office:value-type="float" office:value="5.22111" calcext:value-type="float">
            <text:p>5,22111</text:p>
          </table:table-cell>
          <table:table-cell table:style-name="ce7" office:value-type="float" office:value="5.2554" calcext:value-type="float">
            <text:p>5,255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5]+1" office:value-type="float" office:value="82" calcext:value-type="float">
            <text:p>82</text:p>
          </table:table-cell>
          <table:table-cell table:style-name="ce17" office:value-type="float" office:value="0.014029" calcext:value-type="float">
            <text:p>0,014029</text:p>
          </table:table-cell>
          <table:table-cell table:style-name="ce14" office:value-type="float" office:value="0.0544839" calcext:value-type="float">
            <text:p>0,0544839</text:p>
          </table:table-cell>
          <table:table-cell table:style-name="ce18" office:value-type="float" office:value="0.638907" calcext:value-type="float">
            <text:p>0,638907</text:p>
          </table:table-cell>
          <table:table-cell table:style-name="ce9" office:value-type="float" office:value="0.565054" calcext:value-type="float">
            <text:p>0,565054</text:p>
          </table:table-cell>
          <table:table-cell table:style-name="ce18" office:value-type="float" office:value="0.569013" calcext:value-type="float">
            <text:p>0,569013</text:p>
          </table:table-cell>
          <table:table-cell table:style-name="ce9" office:value-type="float" office:value="2.68679" calcext:value-type="float">
            <text:p>2,68679</text:p>
          </table:table-cell>
          <table:table-cell table:style-name="ce18" office:value-type="float" office:value="2.94848" calcext:value-type="float">
            <text:p>2,94848</text:p>
          </table:table-cell>
          <table:table-cell table:style-name="ce9" office:value-type="float" office:value="2.268" calcext:value-type="float">
            <text:p>2,268</text:p>
          </table:table-cell>
          <table:table-cell table:style-name="ce7" office:value-type="float" office:value="6.13646" calcext:value-type="float">
            <text:p>6,13646</text:p>
          </table:table-cell>
          <table:table-cell table:style-name="ce9" office:value-type="float" office:value="5.47142" calcext:value-type="float">
            <text:p>5,47142</text:p>
          </table:table-cell>
          <table:table-cell table:style-name="ce7" office:value-type="float" office:value="5.22136" calcext:value-type="float">
            <text:p>5,22136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6]+1" office:value-type="float" office:value="83" calcext:value-type="float">
            <text:p>83</text:p>
          </table:table-cell>
          <table:table-cell table:style-name="ce17" office:value-type="float" office:value="0.0136309" calcext:value-type="float">
            <text:p>0,0136309</text:p>
          </table:table-cell>
          <table:table-cell table:style-name="ce14" office:value-type="float" office:value="0.0534461" calcext:value-type="float">
            <text:p>0,0534461</text:p>
          </table:table-cell>
          <table:table-cell table:style-name="ce18" office:value-type="float" office:value="0.740552" calcext:value-type="float">
            <text:p>0,740552</text:p>
          </table:table-cell>
          <table:table-cell table:style-name="ce9" office:value-type="float" office:value="0.590134" calcext:value-type="float">
            <text:p>0,590134</text:p>
          </table:table-cell>
          <table:table-cell table:style-name="ce18" office:value-type="float" office:value="0.571478" calcext:value-type="float">
            <text:p>0,571478</text:p>
          </table:table-cell>
          <table:table-cell table:style-name="ce9" office:value-type="float" office:value="2.66764" calcext:value-type="float">
            <text:p>2,66764</text:p>
          </table:table-cell>
          <table:table-cell table:style-name="ce18" office:value-type="float" office:value="2.25629" calcext:value-type="float">
            <text:p>2,25629</text:p>
          </table:table-cell>
          <table:table-cell table:style-name="ce9" office:value-type="float" office:value="2.27331" calcext:value-type="float">
            <text:p>2,27331</text:p>
          </table:table-cell>
          <table:table-cell table:style-name="ce7" office:value-type="float" office:value="6.55752" calcext:value-type="float">
            <text:p>6,55752</text:p>
          </table:table-cell>
          <table:table-cell table:style-name="ce9" office:value-type="float" office:value="5.20788" calcext:value-type="float">
            <text:p>5,20788</text:p>
          </table:table-cell>
          <table:table-cell table:style-name="ce7" office:value-type="float" office:value="5.20928" calcext:value-type="float">
            <text:p>5,2092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7]+1" office:value-type="float" office:value="84" calcext:value-type="float">
            <text:p>84</text:p>
          </table:table-cell>
          <table:table-cell table:style-name="ce17" office:value-type="float" office:value="0.0134761" calcext:value-type="float">
            <text:p>0,0134761</text:p>
          </table:table-cell>
          <table:table-cell table:style-name="ce14" office:value-type="float" office:value="0.0549049" calcext:value-type="float">
            <text:p>0,0549049</text:p>
          </table:table-cell>
          <table:table-cell table:style-name="ce18" office:value-type="float" office:value="0.734927" calcext:value-type="float">
            <text:p>0,734927</text:p>
          </table:table-cell>
          <table:table-cell table:style-name="ce9" office:value-type="float" office:value="0.741702" calcext:value-type="float">
            <text:p>0,741702</text:p>
          </table:table-cell>
          <table:table-cell table:style-name="ce18" office:value-type="float" office:value="0.567108" calcext:value-type="float">
            <text:p>0,567108</text:p>
          </table:table-cell>
          <table:table-cell table:style-name="ce9" office:value-type="float" office:value="2.75209" calcext:value-type="float">
            <text:p>2,75209</text:p>
          </table:table-cell>
          <table:table-cell table:style-name="ce18" office:value-type="float" office:value="2.2534" calcext:value-type="float">
            <text:p>2,2534</text:p>
          </table:table-cell>
          <table:table-cell table:style-name="ce9" office:value-type="float" office:value="2.24764" calcext:value-type="float">
            <text:p>2,24764</text:p>
          </table:table-cell>
          <table:table-cell table:style-name="ce7" office:value-type="float" office:value="6.31766" calcext:value-type="float">
            <text:p>6,31766</text:p>
          </table:table-cell>
          <table:table-cell table:style-name="ce9" office:value-type="float" office:value="5.23005" calcext:value-type="float">
            <text:p>5,23005</text:p>
          </table:table-cell>
          <table:table-cell table:style-name="ce7" office:value-type="float" office:value="5.23599" calcext:value-type="float">
            <text:p>5,23599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8]+1" office:value-type="float" office:value="85" calcext:value-type="float">
            <text:p>85</text:p>
          </table:table-cell>
          <table:table-cell table:style-name="ce17" office:value-type="float" office:value="0.0135989" calcext:value-type="float">
            <text:p>0,0135989</text:p>
          </table:table-cell>
          <table:table-cell table:style-name="ce14" office:value-type="float" office:value="0.054004" calcext:value-type="float">
            <text:p>0,054004</text:p>
          </table:table-cell>
          <table:table-cell table:style-name="ce18" office:value-type="float" office:value="0.723039" calcext:value-type="float">
            <text:p>0,723039</text:p>
          </table:table-cell>
          <table:table-cell table:style-name="ce9" office:value-type="float" office:value="0.56291" calcext:value-type="float">
            <text:p>0,56291</text:p>
          </table:table-cell>
          <table:table-cell table:style-name="ce18" office:value-type="float" office:value="0.57079" calcext:value-type="float">
            <text:p>0,57079</text:p>
          </table:table-cell>
          <table:table-cell table:style-name="ce9" office:value-type="float" office:value="2.80703" calcext:value-type="float">
            <text:p>2,80703</text:p>
          </table:table-cell>
          <table:table-cell table:style-name="ce18" office:value-type="float" office:value="2.6114" calcext:value-type="float">
            <text:p>2,6114</text:p>
          </table:table-cell>
          <table:table-cell table:style-name="ce9" office:value-type="float" office:value="2.25491" calcext:value-type="float">
            <text:p>2,25491</text:p>
          </table:table-cell>
          <table:table-cell table:style-name="ce7" office:value-type="float" office:value="6.55934" calcext:value-type="float">
            <text:p>6,55934</text:p>
          </table:table-cell>
          <table:table-cell table:style-name="ce9" office:value-type="float" office:value="5.19721" calcext:value-type="float">
            <text:p>5,19721</text:p>
          </table:table-cell>
          <table:table-cell table:style-name="ce7" office:value-type="float" office:value="5.41365" calcext:value-type="float">
            <text:p>5,41365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89]+1" office:value-type="float" office:value="86" calcext:value-type="float">
            <text:p>86</text:p>
          </table:table-cell>
          <table:table-cell table:style-name="ce17" office:value-type="float" office:value="0.0135632" calcext:value-type="float">
            <text:p>0,0135632</text:p>
          </table:table-cell>
          <table:table-cell table:style-name="ce14" office:value-type="float" office:value="0.053431" calcext:value-type="float">
            <text:p>0,053431</text:p>
          </table:table-cell>
          <table:table-cell table:style-name="ce18" office:value-type="float" office:value="0.588601" calcext:value-type="float">
            <text:p>0,588601</text:p>
          </table:table-cell>
          <table:table-cell table:style-name="ce9" office:value-type="float" office:value="0.636844" calcext:value-type="float">
            <text:p>0,636844</text:p>
          </table:table-cell>
          <table:table-cell table:style-name="ce18" office:value-type="float" office:value="0.569633" calcext:value-type="float">
            <text:p>0,569633</text:p>
          </table:table-cell>
          <table:table-cell table:style-name="ce9" office:value-type="float" office:value="2.42001" calcext:value-type="float">
            <text:p>2,42001</text:p>
          </table:table-cell>
          <table:table-cell table:style-name="ce18" office:value-type="float" office:value="2.25204" calcext:value-type="float">
            <text:p>2,25204</text:p>
          </table:table-cell>
          <table:table-cell table:style-name="ce9" office:value-type="float" office:value="2.25709" calcext:value-type="float">
            <text:p>2,25709</text:p>
          </table:table-cell>
          <table:table-cell table:style-name="ce7" office:value-type="float" office:value="5.64487" calcext:value-type="float">
            <text:p>5,64487</text:p>
          </table:table-cell>
          <table:table-cell table:style-name="ce9" office:value-type="float" office:value="6.43724" calcext:value-type="float">
            <text:p>6,43724</text:p>
          </table:table-cell>
          <table:table-cell table:style-name="ce7" office:value-type="float" office:value="5.31909" calcext:value-type="float">
            <text:p>5,31909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0]+1" office:value-type="float" office:value="87" calcext:value-type="float">
            <text:p>87</text:p>
          </table:table-cell>
          <table:table-cell table:style-name="ce17" office:value-type="float" office:value="0.0141411" calcext:value-type="float">
            <text:p>0,0141411</text:p>
          </table:table-cell>
          <table:table-cell table:style-name="ce14" office:value-type="float" office:value="0.0537381" calcext:value-type="float">
            <text:p>0,0537381</text:p>
          </table:table-cell>
          <table:table-cell table:style-name="ce18" office:value-type="float" office:value="0.624101" calcext:value-type="float">
            <text:p>0,624101</text:p>
          </table:table-cell>
          <table:table-cell table:style-name="ce9" office:value-type="float" office:value="0.569595" calcext:value-type="float">
            <text:p>0,569595</text:p>
          </table:table-cell>
          <table:table-cell table:style-name="ce18" office:value-type="float" office:value="0.565497" calcext:value-type="float">
            <text:p>0,565497</text:p>
          </table:table-cell>
          <table:table-cell table:style-name="ce9" office:value-type="float" office:value="2.39166" calcext:value-type="float">
            <text:p>2,39166</text:p>
          </table:table-cell>
          <table:table-cell table:style-name="ce18" office:value-type="float" office:value="2.85714" calcext:value-type="float">
            <text:p>2,85714</text:p>
          </table:table-cell>
          <table:table-cell table:style-name="ce9" office:value-type="float" office:value="2.26552" calcext:value-type="float">
            <text:p>2,26552</text:p>
          </table:table-cell>
          <table:table-cell table:style-name="ce7" office:value-type="float" office:value="5.61399" calcext:value-type="float">
            <text:p>5,61399</text:p>
          </table:table-cell>
          <table:table-cell table:style-name="ce9" office:value-type="float" office:value="5.21972" calcext:value-type="float">
            <text:p>5,21972</text:p>
          </table:table-cell>
          <table:table-cell table:style-name="ce7" office:value-type="float" office:value="5.26194" calcext:value-type="float">
            <text:p>5,2619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1]+1" office:value-type="float" office:value="88" calcext:value-type="float">
            <text:p>88</text:p>
          </table:table-cell>
          <table:table-cell table:style-name="ce17" office:value-type="float" office:value="0.0136821" calcext:value-type="float">
            <text:p>0,0136821</text:p>
          </table:table-cell>
          <table:table-cell table:style-name="ce14" office:value-type="float" office:value="0.053283" calcext:value-type="float">
            <text:p>0,053283</text:p>
          </table:table-cell>
          <table:table-cell table:style-name="ce18" office:value-type="float" office:value="0.60824" calcext:value-type="float">
            <text:p>0,60824</text:p>
          </table:table-cell>
          <table:table-cell table:style-name="ce9" office:value-type="float" office:value="0.565725" calcext:value-type="float">
            <text:p>0,565725</text:p>
          </table:table-cell>
          <table:table-cell table:style-name="ce18" office:value-type="float" office:value="0.694462" calcext:value-type="float">
            <text:p>0,694462</text:p>
          </table:table-cell>
          <table:table-cell table:style-name="ce9" office:value-type="float" office:value="2.38587" calcext:value-type="float">
            <text:p>2,38587</text:p>
          </table:table-cell>
          <table:table-cell table:style-name="ce18" office:value-type="float" office:value="2.26178" calcext:value-type="float">
            <text:p>2,26178</text:p>
          </table:table-cell>
          <table:table-cell table:style-name="ce9" office:value-type="float" office:value="2.26528" calcext:value-type="float">
            <text:p>2,26528</text:p>
          </table:table-cell>
          <table:table-cell table:style-name="ce7" office:value-type="float" office:value="5.58379" calcext:value-type="float">
            <text:p>5,58379</text:p>
          </table:table-cell>
          <table:table-cell table:style-name="ce9" office:value-type="float" office:value="5.23973" calcext:value-type="float">
            <text:p>5,23973</text:p>
          </table:table-cell>
          <table:table-cell table:style-name="ce7" office:value-type="float" office:value="5.32384" calcext:value-type="float">
            <text:p>5,3238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2]+1" office:value-type="float" office:value="89" calcext:value-type="float">
            <text:p>89</text:p>
          </table:table-cell>
          <table:table-cell table:style-name="ce17" office:value-type="float" office:value="0.0140131" calcext:value-type="float">
            <text:p>0,0140131</text:p>
          </table:table-cell>
          <table:table-cell table:style-name="ce14" office:value-type="float" office:value="0.0551741" calcext:value-type="float">
            <text:p>0,0551741</text:p>
          </table:table-cell>
          <table:table-cell table:style-name="ce18" office:value-type="float" office:value="0.613594" calcext:value-type="float">
            <text:p>0,613594</text:p>
          </table:table-cell>
          <table:table-cell table:style-name="ce9" office:value-type="float" office:value="0.567939" calcext:value-type="float">
            <text:p>0,567939</text:p>
          </table:table-cell>
          <table:table-cell table:style-name="ce18" office:value-type="float" office:value="0.581869" calcext:value-type="float">
            <text:p>0,581869</text:p>
          </table:table-cell>
          <table:table-cell table:style-name="ce9" office:value-type="float" office:value="2.43717" calcext:value-type="float">
            <text:p>2,43717</text:p>
          </table:table-cell>
          <table:table-cell table:style-name="ce18" office:value-type="float" office:value="2.23477" calcext:value-type="float">
            <text:p>2,23477</text:p>
          </table:table-cell>
          <table:table-cell table:style-name="ce9" office:value-type="float" office:value="2.2632" calcext:value-type="float">
            <text:p>2,2632</text:p>
          </table:table-cell>
          <table:table-cell table:style-name="ce7" office:value-type="float" office:value="5.62838" calcext:value-type="float">
            <text:p>5,62838</text:p>
          </table:table-cell>
          <table:table-cell table:style-name="ce9" office:value-type="float" office:value="5.25468" calcext:value-type="float">
            <text:p>5,25468</text:p>
          </table:table-cell>
          <table:table-cell table:style-name="ce7" office:value-type="float" office:value="5.20502" calcext:value-type="float">
            <text:p>5,2050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3]+1" office:value-type="float" office:value="90" calcext:value-type="float">
            <text:p>90</text:p>
          </table:table-cell>
          <table:table-cell table:style-name="ce17" office:value-type="float" office:value="0.013577" calcext:value-type="float">
            <text:p>0,013577</text:p>
          </table:table-cell>
          <table:table-cell table:style-name="ce14" office:value-type="float" office:value="0.054183" calcext:value-type="float">
            <text:p>0,054183</text:p>
          </table:table-cell>
          <table:table-cell table:style-name="ce18" office:value-type="float" office:value="0.575691" calcext:value-type="float">
            <text:p>0,575691</text:p>
          </table:table-cell>
          <table:table-cell table:style-name="ce9" office:value-type="float" office:value="0.566085" calcext:value-type="float">
            <text:p>0,566085</text:p>
          </table:table-cell>
          <table:table-cell table:style-name="ce18" office:value-type="float" office:value="0.572415" calcext:value-type="float">
            <text:p>0,572415</text:p>
          </table:table-cell>
          <table:table-cell table:style-name="ce9" office:value-type="float" office:value="2.4378" calcext:value-type="float">
            <text:p>2,4378</text:p>
          </table:table-cell>
          <table:table-cell table:style-name="ce18" office:value-type="float" office:value="2.30727" calcext:value-type="float">
            <text:p>2,30727</text:p>
          </table:table-cell>
          <table:table-cell table:style-name="ce9" office:value-type="float" office:value="2.25983" calcext:value-type="float">
            <text:p>2,25983</text:p>
          </table:table-cell>
          <table:table-cell table:style-name="ce7" office:value-type="float" office:value="5.91477" calcext:value-type="float">
            <text:p>5,91477</text:p>
          </table:table-cell>
          <table:table-cell table:style-name="ce9" office:value-type="float" office:value="5.24549" calcext:value-type="float">
            <text:p>5,24549</text:p>
          </table:table-cell>
          <table:table-cell table:style-name="ce7" office:value-type="float" office:value="5.20248" calcext:value-type="float">
            <text:p>5,20248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4]+1" office:value-type="float" office:value="91" calcext:value-type="float">
            <text:p>91</text:p>
          </table:table-cell>
          <table:table-cell table:style-name="ce17" office:value-type="float" office:value="0.01387" calcext:value-type="float">
            <text:p>0,01387</text:p>
          </table:table-cell>
          <table:table-cell table:style-name="ce14" office:value-type="float" office:value="0.0540421" calcext:value-type="float">
            <text:p>0,0540421</text:p>
          </table:table-cell>
          <table:table-cell table:style-name="ce18" office:value-type="float" office:value="0.662399" calcext:value-type="float">
            <text:p>0,662399</text:p>
          </table:table-cell>
          <table:table-cell table:style-name="ce9" office:value-type="float" office:value="0.56815" calcext:value-type="float">
            <text:p>0,56815</text:p>
          </table:table-cell>
          <table:table-cell table:style-name="ce18" office:value-type="float" office:value="0.568474" calcext:value-type="float">
            <text:p>0,568474</text:p>
          </table:table-cell>
          <table:table-cell table:style-name="ce9" office:value-type="float" office:value="2.75183" calcext:value-type="float">
            <text:p>2,75183</text:p>
          </table:table-cell>
          <table:table-cell table:style-name="ce18" office:value-type="float" office:value="2.92981" calcext:value-type="float">
            <text:p>2,92981</text:p>
          </table:table-cell>
          <table:table-cell table:style-name="ce9" office:value-type="float" office:value="2.27129" calcext:value-type="float">
            <text:p>2,27129</text:p>
          </table:table-cell>
          <table:table-cell table:style-name="ce7" office:value-type="float" office:value="6.52261" calcext:value-type="float">
            <text:p>6,52261</text:p>
          </table:table-cell>
          <table:table-cell table:style-name="ce9" office:value-type="float" office:value="5.21271" calcext:value-type="float">
            <text:p>5,21271</text:p>
          </table:table-cell>
          <table:table-cell table:style-name="ce7" office:value-type="float" office:value="5.22479" calcext:value-type="float">
            <text:p>5,22479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5]+1" office:value-type="float" office:value="92" calcext:value-type="float">
            <text:p>92</text:p>
          </table:table-cell>
          <table:table-cell table:style-name="ce17" office:value-type="float" office:value="0.01366" calcext:value-type="float">
            <text:p>0,01366</text:p>
          </table:table-cell>
          <table:table-cell table:style-name="ce14" office:value-type="float" office:value="0.0538502" calcext:value-type="float">
            <text:p>0,0538502</text:p>
          </table:table-cell>
          <table:table-cell table:style-name="ce18" office:value-type="float" office:value="0.635789" calcext:value-type="float">
            <text:p>0,635789</text:p>
          </table:table-cell>
          <table:table-cell table:style-name="ce9" office:value-type="float" office:value="0.570391" calcext:value-type="float">
            <text:p>0,570391</text:p>
          </table:table-cell>
          <table:table-cell table:style-name="ce18" office:value-type="float" office:value="0.569229" calcext:value-type="float">
            <text:p>0,569229</text:p>
          </table:table-cell>
          <table:table-cell table:style-name="ce9" office:value-type="float" office:value="2.73774" calcext:value-type="float">
            <text:p>2,73774</text:p>
          </table:table-cell>
          <table:table-cell table:style-name="ce18" office:value-type="float" office:value="2.83459" calcext:value-type="float">
            <text:p>2,83459</text:p>
          </table:table-cell>
          <table:table-cell table:style-name="ce9" office:value-type="float" office:value="2.26313" calcext:value-type="float">
            <text:p>2,26313</text:p>
          </table:table-cell>
          <table:table-cell table:style-name="ce7" office:value-type="float" office:value="5.66212" calcext:value-type="float">
            <text:p>5,66212</text:p>
          </table:table-cell>
          <table:table-cell table:style-name="ce9" office:value-type="float" office:value="5.20336" calcext:value-type="float">
            <text:p>5,20336</text:p>
          </table:table-cell>
          <table:table-cell table:style-name="ce7" office:value-type="float" office:value="5.24236" calcext:value-type="float">
            <text:p>5,24236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6]+1" office:value-type="float" office:value="93" calcext:value-type="float">
            <text:p>93</text:p>
          </table:table-cell>
          <table:table-cell table:style-name="ce17" office:value-type="float" office:value="0.0135651" calcext:value-type="float">
            <text:p>0,0135651</text:p>
          </table:table-cell>
          <table:table-cell table:style-name="ce14" office:value-type="float" office:value="0.054054" calcext:value-type="float">
            <text:p>0,054054</text:p>
          </table:table-cell>
          <table:table-cell table:style-name="ce18" office:value-type="float" office:value="0.732085" calcext:value-type="float">
            <text:p>0,732085</text:p>
          </table:table-cell>
          <table:table-cell table:style-name="ce9" office:value-type="float" office:value="0.701014" calcext:value-type="float">
            <text:p>0,701014</text:p>
          </table:table-cell>
          <table:table-cell table:style-name="ce18" office:value-type="float" office:value="0.575694" calcext:value-type="float">
            <text:p>0,575694</text:p>
          </table:table-cell>
          <table:table-cell table:style-name="ce9" office:value-type="float" office:value="2.60602" calcext:value-type="float">
            <text:p>2,60602</text:p>
          </table:table-cell>
          <table:table-cell table:style-name="ce18" office:value-type="float" office:value="2.26643" calcext:value-type="float">
            <text:p>2,26643</text:p>
          </table:table-cell>
          <table:table-cell table:style-name="ce9" office:value-type="float" office:value="2.28049" calcext:value-type="float">
            <text:p>2,28049</text:p>
          </table:table-cell>
          <table:table-cell table:style-name="ce7" office:value-type="float" office:value="6.42821" calcext:value-type="float">
            <text:p>6,42821</text:p>
          </table:table-cell>
          <table:table-cell table:style-name="ce9" office:value-type="float" office:value="5.20696" calcext:value-type="float">
            <text:p>5,20696</text:p>
          </table:table-cell>
          <table:table-cell table:style-name="ce7" office:value-type="float" office:value="5.21363" calcext:value-type="float">
            <text:p>5,21363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7]+1" office:value-type="float" office:value="94" calcext:value-type="float">
            <text:p>94</text:p>
          </table:table-cell>
          <table:table-cell table:style-name="ce17" office:value-type="float" office:value="0.0135119" calcext:value-type="float">
            <text:p>0,0135119</text:p>
          </table:table-cell>
          <table:table-cell table:style-name="ce14" office:value-type="float" office:value="0.053688" calcext:value-type="float">
            <text:p>0,053688</text:p>
          </table:table-cell>
          <table:table-cell table:style-name="ce18" office:value-type="float" office:value="0.71434" calcext:value-type="float">
            <text:p>0,71434</text:p>
          </table:table-cell>
          <table:table-cell table:style-name="ce9" office:value-type="float" office:value="0.662927" calcext:value-type="float">
            <text:p>0,662927</text:p>
          </table:table-cell>
          <table:table-cell table:style-name="ce18" office:value-type="float" office:value="0.570118" calcext:value-type="float">
            <text:p>0,570118</text:p>
          </table:table-cell>
          <table:table-cell table:style-name="ce9" office:value-type="float" office:value="2.62031" calcext:value-type="float">
            <text:p>2,62031</text:p>
          </table:table-cell>
          <table:table-cell table:style-name="ce18" office:value-type="float" office:value="2.82935" calcext:value-type="float">
            <text:p>2,82935</text:p>
          </table:table-cell>
          <table:table-cell table:style-name="ce9" office:value-type="float" office:value="2.24957" calcext:value-type="float">
            <text:p>2,24957</text:p>
          </table:table-cell>
          <table:table-cell table:style-name="ce7" office:value-type="float" office:value="6.60482" calcext:value-type="float">
            <text:p>6,60482</text:p>
          </table:table-cell>
          <table:table-cell table:style-name="ce9" office:value-type="float" office:value="5.20041" calcext:value-type="float">
            <text:p>5,20041</text:p>
          </table:table-cell>
          <table:table-cell table:style-name="ce7" office:value-type="float" office:value="5.20163" calcext:value-type="float">
            <text:p>5,20163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8]+1" office:value-type="float" office:value="95" calcext:value-type="float">
            <text:p>95</text:p>
          </table:table-cell>
          <table:table-cell table:style-name="ce17" office:value-type="float" office:value="0.014065" calcext:value-type="float">
            <text:p>0,014065</text:p>
          </table:table-cell>
          <table:table-cell table:style-name="ce14" office:value-type="float" office:value="0.0521488" calcext:value-type="float">
            <text:p>0,0521488</text:p>
          </table:table-cell>
          <table:table-cell table:style-name="ce18" office:value-type="float" office:value="0.598896" calcext:value-type="float">
            <text:p>0,598896</text:p>
          </table:table-cell>
          <table:table-cell table:style-name="ce9" office:value-type="float" office:value="0.717878" calcext:value-type="float">
            <text:p>0,717878</text:p>
          </table:table-cell>
          <table:table-cell table:style-name="ce18" office:value-type="float" office:value="0.568112" calcext:value-type="float">
            <text:p>0,568112</text:p>
          </table:table-cell>
          <table:table-cell table:style-name="ce9" office:value-type="float" office:value="2.77717" calcext:value-type="float">
            <text:p>2,77717</text:p>
          </table:table-cell>
          <table:table-cell table:style-name="ce18" office:value-type="float" office:value="2.76091" calcext:value-type="float">
            <text:p>2,76091</text:p>
          </table:table-cell>
          <table:table-cell table:style-name="ce9" office:value-type="float" office:value="2.26435" calcext:value-type="float">
            <text:p>2,26435</text:p>
          </table:table-cell>
          <table:table-cell table:style-name="ce7" office:value-type="float" office:value="5.45092" calcext:value-type="float">
            <text:p>5,45092</text:p>
          </table:table-cell>
          <table:table-cell table:style-name="ce9" office:value-type="float" office:value="6.53666" calcext:value-type="float">
            <text:p>6,53666</text:p>
          </table:table-cell>
          <table:table-cell table:style-name="ce7" office:value-type="float" office:value="5.38664" calcext:value-type="float">
            <text:p>5,38664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99]+1" office:value-type="float" office:value="96" calcext:value-type="float">
            <text:p>96</text:p>
          </table:table-cell>
          <table:table-cell table:style-name="ce17" office:value-type="float" office:value="0.0135381" calcext:value-type="float">
            <text:p>0,0135381</text:p>
          </table:table-cell>
          <table:table-cell table:style-name="ce14" office:value-type="float" office:value="0.0541391" calcext:value-type="float">
            <text:p>0,0541391</text:p>
          </table:table-cell>
          <table:table-cell table:style-name="ce18" office:value-type="float" office:value="0.692559" calcext:value-type="float">
            <text:p>0,692559</text:p>
          </table:table-cell>
          <table:table-cell table:style-name="ce9" office:value-type="float" office:value="0.574874" calcext:value-type="float">
            <text:p>0,574874</text:p>
          </table:table-cell>
          <table:table-cell table:style-name="ce18" office:value-type="float" office:value="0.571068" calcext:value-type="float">
            <text:p>0,571068</text:p>
          </table:table-cell>
          <table:table-cell table:style-name="ce9" office:value-type="float" office:value="2.78751" calcext:value-type="float">
            <text:p>2,78751</text:p>
          </table:table-cell>
          <table:table-cell table:style-name="ce18" office:value-type="float" office:value="2.8763" calcext:value-type="float">
            <text:p>2,8763</text:p>
          </table:table-cell>
          <table:table-cell table:style-name="ce9" office:value-type="float" office:value="2.26164" calcext:value-type="float">
            <text:p>2,26164</text:p>
          </table:table-cell>
          <table:table-cell table:style-name="ce7" office:value-type="float" office:value="6.5149" calcext:value-type="float">
            <text:p>6,5149</text:p>
          </table:table-cell>
          <table:table-cell table:style-name="ce9" office:value-type="float" office:value="6.73125" calcext:value-type="float">
            <text:p>6,73125</text:p>
          </table:table-cell>
          <table:table-cell table:style-name="ce7" office:value-type="float" office:value="5.22457" calcext:value-type="float">
            <text:p>5,22457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00]+1" office:value-type="float" office:value="97" calcext:value-type="float">
            <text:p>97</text:p>
          </table:table-cell>
          <table:table-cell table:style-name="ce17" office:value-type="float" office:value="0.0135109" calcext:value-type="float">
            <text:p>0,0135109</text:p>
          </table:table-cell>
          <table:table-cell table:style-name="ce14" office:value-type="float" office:value="0.0562999" calcext:value-type="float">
            <text:p>0,0562999</text:p>
          </table:table-cell>
          <table:table-cell table:style-name="ce18" office:value-type="float" office:value="0.65495" calcext:value-type="float">
            <text:p>0,65495</text:p>
          </table:table-cell>
          <table:table-cell table:style-name="ce9" office:value-type="float" office:value="0.573703" calcext:value-type="float">
            <text:p>0,573703</text:p>
          </table:table-cell>
          <table:table-cell table:style-name="ce18" office:value-type="float" office:value="0.571411" calcext:value-type="float">
            <text:p>0,571411</text:p>
          </table:table-cell>
          <table:table-cell table:style-name="ce9" office:value-type="float" office:value="2.62271" calcext:value-type="float">
            <text:p>2,62271</text:p>
          </table:table-cell>
          <table:table-cell table:style-name="ce18" office:value-type="float" office:value="2.80187" calcext:value-type="float">
            <text:p>2,80187</text:p>
          </table:table-cell>
          <table:table-cell table:style-name="ce9" office:value-type="float" office:value="2.26371" calcext:value-type="float">
            <text:p>2,26371</text:p>
          </table:table-cell>
          <table:table-cell table:style-name="ce7" office:value-type="float" office:value="6.2263" calcext:value-type="float">
            <text:p>6,2263</text:p>
          </table:table-cell>
          <table:table-cell table:style-name="ce9" office:value-type="float" office:value="6.68775" calcext:value-type="float">
            <text:p>6,68775</text:p>
          </table:table-cell>
          <table:table-cell table:style-name="ce7" office:value-type="float" office:value="5.8597" calcext:value-type="float">
            <text:p>5,8597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01]+1" office:value-type="float" office:value="98" calcext:value-type="float">
            <text:p>98</text:p>
          </table:table-cell>
          <table:table-cell table:style-name="ce17" office:value-type="float" office:value="0.0138578" calcext:value-type="float">
            <text:p>0,0138578</text:p>
          </table:table-cell>
          <table:table-cell table:style-name="ce14" office:value-type="float" office:value="0.0552878" calcext:value-type="float">
            <text:p>0,0552878</text:p>
          </table:table-cell>
          <table:table-cell table:style-name="ce18" office:value-type="float" office:value="0.688998" calcext:value-type="float">
            <text:p>0,688998</text:p>
          </table:table-cell>
          <table:table-cell table:style-name="ce9" office:value-type="float" office:value="0.572078" calcext:value-type="float">
            <text:p>0,572078</text:p>
          </table:table-cell>
          <table:table-cell table:style-name="ce18" office:value-type="float" office:value="0.564076" calcext:value-type="float">
            <text:p>0,564076</text:p>
          </table:table-cell>
          <table:table-cell table:style-name="ce9" office:value-type="float" office:value="2.80677" calcext:value-type="float">
            <text:p>2,80677</text:p>
          </table:table-cell>
          <table:table-cell table:style-name="ce18" office:value-type="float" office:value="2.24996" calcext:value-type="float">
            <text:p>2,24996</text:p>
          </table:table-cell>
          <table:table-cell table:style-name="ce9" office:value-type="float" office:value="2.27015" calcext:value-type="float">
            <text:p>2,27015</text:p>
          </table:table-cell>
          <table:table-cell table:style-name="ce7" office:value-type="float" office:value="5.62482" calcext:value-type="float">
            <text:p>5,62482</text:p>
          </table:table-cell>
          <table:table-cell table:style-name="ce9" office:value-type="float" office:value="6.51576" calcext:value-type="float">
            <text:p>6,51576</text:p>
          </table:table-cell>
          <table:table-cell table:style-name="ce7" office:value-type="float" office:value="5.20726" calcext:value-type="float">
            <text:p>5,20726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02]+1" office:value-type="float" office:value="99" calcext:value-type="float">
            <text:p>99</text:p>
          </table:table-cell>
          <table:table-cell table:style-name="ce17" office:value-type="float" office:value="0.014452" calcext:value-type="float">
            <text:p>0,014452</text:p>
          </table:table-cell>
          <table:table-cell table:style-name="ce14" office:value-type="float" office:value="0.0547111" calcext:value-type="float">
            <text:p>0,0547111</text:p>
          </table:table-cell>
          <table:table-cell table:style-name="ce18" office:value-type="float" office:value="0.595147" calcext:value-type="float">
            <text:p>0,595147</text:p>
          </table:table-cell>
          <table:table-cell table:style-name="ce9" office:value-type="float" office:value="0.566781" calcext:value-type="float">
            <text:p>0,566781</text:p>
          </table:table-cell>
          <table:table-cell table:style-name="ce18" office:value-type="float" office:value="0.563743" calcext:value-type="float">
            <text:p>0,563743</text:p>
          </table:table-cell>
          <table:table-cell table:style-name="ce9" office:value-type="float" office:value="2.41753" calcext:value-type="float">
            <text:p>2,41753</text:p>
          </table:table-cell>
          <table:table-cell table:style-name="ce18" office:value-type="float" office:value="2.77771" calcext:value-type="float">
            <text:p>2,77771</text:p>
          </table:table-cell>
          <table:table-cell table:style-name="ce9" office:value-type="float" office:value="2.25076" calcext:value-type="float">
            <text:p>2,25076</text:p>
          </table:table-cell>
          <table:table-cell table:style-name="ce7" office:value-type="float" office:value="5.84505" calcext:value-type="float">
            <text:p>5,84505</text:p>
          </table:table-cell>
          <table:table-cell table:style-name="ce9" office:value-type="float" office:value="5.22815" calcext:value-type="float">
            <text:p>5,22815</text:p>
          </table:table-cell>
          <table:table-cell table:style-name="ce7" office:value-type="float" office:value="5.21902" calcext:value-type="float">
            <text:p>5,21902</text:p>
          </table:table-cell>
          <table:table-cell table:style-name="ce9"/>
          <table:table-cell table:number-columns-repeated="1008"/>
        </table:table-row>
        <table:table-row table:style-name="ro1">
          <table:covered-table-cell table:style-name="ce12"/>
          <table:table-cell table:style-name="ce14" table:formula="of:=[.B103]+1" office:value-type="float" office:value="100" calcext:value-type="float">
            <text:p>100</text:p>
          </table:table-cell>
          <table:table-cell table:style-name="ce17" office:value-type="float" office:value="0.0135431" calcext:value-type="float">
            <text:p>0,0135431</text:p>
          </table:table-cell>
          <table:table-cell table:style-name="ce14" office:value-type="float" office:value="0.0532269" calcext:value-type="float">
            <text:p>0,0532269</text:p>
          </table:table-cell>
          <table:table-cell table:style-name="ce18" office:value-type="float" office:value="0.694982" calcext:value-type="float">
            <text:p>0,694982</text:p>
          </table:table-cell>
          <table:table-cell table:style-name="ce9" office:value-type="float" office:value="0.720779" calcext:value-type="float">
            <text:p>0,720779</text:p>
          </table:table-cell>
          <table:table-cell table:style-name="ce18" office:value-type="float" office:value="0.572388" calcext:value-type="float">
            <text:p>0,572388</text:p>
          </table:table-cell>
          <table:table-cell table:style-name="ce9" office:value-type="float" office:value="2.44647" calcext:value-type="float">
            <text:p>2,44647</text:p>
          </table:table-cell>
          <table:table-cell table:style-name="ce18" office:value-type="float" office:value="2.2579" calcext:value-type="float">
            <text:p>2,2579</text:p>
          </table:table-cell>
          <table:table-cell table:style-name="ce9" office:value-type="float" office:value="2.75401" calcext:value-type="float">
            <text:p>2,75401</text:p>
          </table:table-cell>
          <table:table-cell table:style-name="ce7" office:value-type="float" office:value="6.47576" calcext:value-type="float">
            <text:p>6,47576</text:p>
          </table:table-cell>
          <table:table-cell table:style-name="ce9" office:value-type="float" office:value="5.20802" calcext:value-type="float">
            <text:p>5,20802</text:p>
          </table:table-cell>
          <table:table-cell table:style-name="ce7" office:value-type="float" office:value="5.24199" calcext:value-type="float">
            <text:p>5,24199</text:p>
          </table:table-cell>
          <table:table-cell table:style-name="ce9"/>
          <table:table-cell table:number-columns-repeated="1008"/>
        </table:table-row>
        <table:table-row table:style-name="ro1" table:number-rows-repeated="104847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UDA" table:style-name="ta1">
        <table:shapes>
          <draw:frame draw:z-index="0" draw:style-name="gr1" draw:text-style-name="P1" svg:width="15.996cm" svg:height="9.004cm" svg:x="54.48cm" svg:y="6.853cm">
            <draw:object draw:notify-on-update-of-ranges="CUDA.Y7:CUDA.Y7 CUDA.Y10:CUDA.Y13 CUDA.Z7:CUDA.Z7 CUDA.Z10:CUDA.Z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9" table:default-cell-style-name="ce3"/>
        <table:table-column table:style-name="co1" table:default-cell-style-name="ce7"/>
        <table:table-column table:style-name="co10" table:default-cell-style-name="ce3"/>
        <table:table-column table:style-name="co11" table:default-cell-style-name="ce7"/>
        <table:table-column table:style-name="co11" table:default-cell-style-name="ce3"/>
        <table:table-column table:style-name="co11" table:default-cell-style-name="ce7"/>
        <table:table-column table:style-name="co11" table:default-cell-style-name="ce3"/>
        <table:table-column table:style-name="co1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/>
          <table:table-cell table:style-name="Default" table:number-columns-repeated="21"/>
          <table:table-cell table:style-name="ce25" table:number-columns-repeated="6"/>
          <table:table-cell table:number-columns-repeated="996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3" table:number-rows-spanned="1">
            <text:p>Algo naif CUDA</text:p>
          </table:table-cell>
          <table:covered-table-cell table:number-columns-repeated="2" table:style-name="ce2"/>
          <table:table-cell table:style-name="ce23" office:value-type="string" calcext:value-type="string" table:number-columns-spanned="3" table:number-rows-spanned="1">
            <text:p>Algo naif CUDA avec max locaux</text:p>
          </table:table-cell>
          <table:covered-table-cell table:number-columns-repeated="2" table:style-name="ce2"/>
          <table:table-cell table:style-name="ce23" office:value-type="string" calcext:value-type="string" table:number-columns-spanned="7" table:number-rows-spanned="1">
            <text:p>Algo amélioré CUDA</text:p>
          </table:table-cell>
          <table:covered-table-cell table:number-columns-repeated="6" table:style-name="ce2"/>
          <table:table-cell table:style-name="ce23" office:value-type="string" calcext:value-type="string" table:number-columns-spanned="7" table:number-rows-spanned="1">
            <text:p>Algo amélioré CUDA avec max locaux</text:p>
          </table:table-cell>
          <table:covered-table-cell table:number-columns-repeated="6" table:style-name="ce2"/>
          <table:table-cell table:style-name="ce25"/>
          <table:table-cell table:style-name="ce2" office:value-type="string" calcext:value-type="string">
            <text:p>Nombre de points</text:p>
          </table:table-cell>
          <table:table-cell table:style-name="ce1" office:value-type="string" calcext:value-type="string">
            <text:p>Algo naif CUDA</text:p>
          </table:table-cell>
          <table:table-cell table:style-name="ce1" office:value-type="string" calcext:value-type="string">
            <text:p>Algo naif CUDA avec max locaux</text:p>
          </table:table-cell>
          <table:table-cell table:style-name="ce25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5"/>
          <table:table-cell table:style-name="ce2" office:value-type="float" office:value="500" calcext:value-type="float">
            <text:p>500</text:p>
          </table:table-cell>
          <table:table-cell table:style-name="ce26" table:formula="of:=[.C4]" office:value-type="float" office:value="0.001549175" calcext:value-type="float">
            <text:p>0,001549175</text:p>
          </table:table-cell>
          <table:table-cell table:style-name="ce29" table:formula="of:=[.F4]" office:value-type="float" office:value="0.0015889527" calcext:value-type="float">
            <text:p>0,0015889527</text:p>
          </table:table-cell>
          <table:table-cell table:style-name="ce25" table:number-columns-repeated="2"/>
          <table:table-cell table:number-columns-repeated="996"/>
        </table:table-row>
        <table:table-row table:style-name="ro1">
          <table:table-cell table:style-name="ce22"/>
          <table:table-cell table:style-name="ce1" office:value-type="string" calcext:value-type="string">
            <text:p>Moyenne</text:p>
          </table:table-cell>
          <table:table-cell table:style-name="ce2" table:formula="of:=SUM([.C5:.C104])/100" office:value-type="float" office:value="0.001549175" calcext:value-type="float">
            <text:p>0,001549175</text:p>
          </table:table-cell>
          <table:table-cell table:style-name="ce6" table:formula="of:=SUM([.D5:.D104])/100" office:value-type="float" office:value="0.87218724" calcext:value-type="float">
            <text:p>0,87218724</text:p>
          </table:table-cell>
          <table:table-cell table:style-name="ce2" table:formula="of:=SUM([.E5:.E104])/100" office:value-type="float" office:value="6.3943745" calcext:value-type="float">
            <text:p>6,3943745</text:p>
          </table:table-cell>
          <table:table-cell table:style-name="ce6" table:formula="of:=SUM([.F5:.F104])/100" office:value-type="float" office:value="0.0015889527" calcext:value-type="float">
            <text:p>0,0015889527</text:p>
          </table:table-cell>
          <table:table-cell table:style-name="ce2" table:formula="of:=SUM([.G5:.G104])/100" office:value-type="float" office:value="0.88612647" calcext:value-type="float">
            <text:p>0,88612647</text:p>
          </table:table-cell>
          <table:table-cell table:style-name="ce6" table:formula="of:=SUM([.H5:.H104])/100" office:value-type="float" office:value="6.5129272" calcext:value-type="float">
            <text:p>6,5129272</text:p>
          </table:table-cell>
          <table:table-cell table:style-name="ce2" table:formula="of:=SUM([.I5:.I104])/100" office:value-type="float" office:value="0.00087717784" calcext:value-type="float">
            <text:p>0,0008771778</text:p>
          </table:table-cell>
          <table:table-cell table:style-name="ce6" table:formula="of:=SUM([.J5:.J104])/100" office:value-type="float" office:value="0.0079865722" calcext:value-type="float">
            <text:p>0,0079865722</text:p>
          </table:table-cell>
          <table:table-cell table:style-name="ce2" table:formula="of:=SUM([.K5:.K104])/100" office:value-type="float" office:value="0.015987946" calcext:value-type="float">
            <text:p>0,015987946</text:p>
          </table:table-cell>
          <table:table-cell table:style-name="ce6" table:formula="of:=SUM([.L5:.L104])/100" office:value-type="float" office:value="0.12236801" calcext:value-type="float">
            <text:p>0,12236801</text:p>
          </table:table-cell>
          <table:table-cell table:style-name="ce2" table:formula="of:=SUM([.M5:.M104])/100" office:value-type="float" office:value="0.43007536" calcext:value-type="float">
            <text:p>0,43007536</text:p>
          </table:table-cell>
          <table:table-cell table:style-name="ce6" table:formula="of:=SUM([.N5:.N104])/100" office:value-type="float" office:value="0.94727123" calcext:value-type="float">
            <text:p>0,94727123</text:p>
          </table:table-cell>
          <table:table-cell table:style-name="ce2" table:formula="of:=SUM([.O5:.O104])/100" office:value-type="float" office:value="6.2986138" calcext:value-type="float">
            <text:p>6,2986138</text:p>
          </table:table-cell>
          <table:table-cell table:style-name="ce6" table:formula="of:=SUM([.P5:.P104])/100" office:value-type="float" office:value="0.00088786847" calcext:value-type="float">
            <text:p>0,0008878685</text:p>
          </table:table-cell>
          <table:table-cell table:style-name="ce2" table:formula="of:=SUM([.Q5:.Q104])/100" office:value-type="float" office:value="0.0080323668" calcext:value-type="float">
            <text:p>0,0080323668</text:p>
          </table:table-cell>
          <table:table-cell table:style-name="ce6" table:formula="of:=SUM([.R5:.R104])/100" office:value-type="float" office:value="0.015986151" calcext:value-type="float">
            <text:p>0,015986151</text:p>
          </table:table-cell>
          <table:table-cell table:style-name="ce2" table:formula="of:=SUM([.S5:.S104])/100" office:value-type="float" office:value="0.1218037" calcext:value-type="float">
            <text:p>0,1218037</text:p>
          </table:table-cell>
          <table:table-cell table:style-name="ce6" table:formula="of:=SUM([.T5:.T104])/100" office:value-type="float" office:value="0.42888938" calcext:value-type="float">
            <text:p>0,42888938</text:p>
          </table:table-cell>
          <table:table-cell table:style-name="ce2" table:formula="of:=SUM([.U5:.U104])/100" office:value-type="float" office:value="0.94573554" calcext:value-type="float">
            <text:p>0,94573554</text:p>
          </table:table-cell>
          <table:table-cell table:style-name="ce6" table:formula="of:=SUM([.V5:.V104])/100" office:value-type="float" office:value="6.2815784" calcext:value-type="float">
            <text:p>6,2815784</text:p>
          </table:table-cell>
          <table:table-cell table:style-name="ce25"/>
          <table:table-cell table:style-name="ce2" office:value-type="float" office:value="5000" calcext:value-type="float">
            <text:p>5000</text:p>
          </table:table-cell>
          <table:table-cell table:style-name="ce26" table:formula="of:=[.D4]" office:value-type="float" office:value="0.87218724" calcext:value-type="float">
            <text:p>0,87218724</text:p>
          </table:table-cell>
          <table:table-cell table:style-name="ce29" table:formula="of:=[.G4]" office:value-type="float" office:value="0.88612647" calcext:value-type="float">
            <text:p>0,88612647</text:p>
          </table:table-cell>
          <table:table-cell table:style-name="ce25" table:number-columns-repeated="2"/>
          <table:table-cell table:style-name="ce22" table:number-columns-repeated="996"/>
        </table:table-row>
        <table:table-row table:style-name="ro1">
          <table:table-cell/>
          <table:table-cell table:number-columns-spanned="1" table:number-rows-spanned="100"/>
          <table:table-cell office:value-type="float" office:value="0.00154114" calcext:value-type="float">
            <text:p>0,00154114</text:p>
          </table:table-cell>
          <table:table-cell office:value-type="float" office:value="0.870724" calcext:value-type="float">
            <text:p>0,870724</text:p>
          </table:table-cell>
          <table:table-cell office:value-type="float" office:value="6.39206" calcext:value-type="float">
            <text:p>6,39206</text:p>
          </table:table-cell>
          <table:table-cell office:value-type="float" office:value="0.00160122" calcext:value-type="float">
            <text:p>0,00160122</text:p>
          </table:table-cell>
          <table:table-cell office:value-type="float" office:value="0.886276" calcext:value-type="float">
            <text:p>0,886276</text:p>
          </table:table-cell>
          <table:table-cell office:value-type="float" office:value="6.51017" calcext:value-type="float">
            <text:p>6,51017</text:p>
          </table:table-cell>
          <table:table-cell table:style-name="ce24" office:value-type="float" office:value="0.000880957" calcext:value-type="float">
            <text:p>0,000880957</text:p>
          </table:table-cell>
          <table:table-cell office:value-type="float" office:value="0.00797296" calcext:value-type="float">
            <text:p>0,00797296</text:p>
          </table:table-cell>
          <table:table-cell office:value-type="float" office:value="0.015996" calcext:value-type="float">
            <text:p>0,015996</text:p>
          </table:table-cell>
          <table:table-cell office:value-type="float" office:value="0.121878" calcext:value-type="float">
            <text:p>0,121878</text:p>
          </table:table-cell>
          <table:table-cell office:value-type="float" office:value="0.431535" calcext:value-type="float">
            <text:p>0,431535</text:p>
          </table:table-cell>
          <table:table-cell office:value-type="float" office:value="0.946603" calcext:value-type="float">
            <text:p>0,946603</text:p>
          </table:table-cell>
          <table:table-cell office:value-type="float" office:value="6.29255" calcext:value-type="float">
            <text:p>6,2925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782" calcext:value-type="float">
            <text:p>0,00804782</text:p>
          </table:table-cell>
          <table:table-cell office:value-type="float" office:value="0.0159779" calcext:value-type="float">
            <text:p>0,0159779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8035" calcext:value-type="float">
            <text:p>0,428035</text:p>
          </table:table-cell>
          <table:table-cell office:value-type="float" office:value="0.943156" calcext:value-type="float">
            <text:p>0,943156</text:p>
          </table:table-cell>
          <table:table-cell office:value-type="float" office:value="6.27506" calcext:value-type="float">
            <text:p>6,27506</text:p>
          </table:table-cell>
          <table:table-cell table:style-name="ce25"/>
          <table:table-cell table:style-name="ce2" office:value-type="float" office:value="10000" calcext:value-type="float">
            <text:p>10000</text:p>
          </table:table-cell>
          <table:table-cell table:style-name="ce26" table:formula="of:=[.E4]" office:value-type="float" office:value="6.3943745" calcext:value-type="float">
            <text:p>6,3943745</text:p>
          </table:table-cell>
          <table:table-cell table:style-name="ce29" table:formula="of:=[.H4]" office:value-type="float" office:value="6.5129272" calcext:value-type="float">
            <text:p>6,5129272</text:p>
          </table:table-cell>
          <table:table-cell table:style-name="ce25" table:number-columns-repeated="2"/>
          <table:table-cell table:number-columns-repeated="996"/>
        </table:table-row>
        <table:table-row table:style-name="ro1">
          <table:table-cell/>
          <table:covered-table-cell/>
          <table:table-cell office:value-type="float" office:value="0.00153399" calcext:value-type="float">
            <text:p>0,00153399</text:p>
          </table:table-cell>
          <table:table-cell office:value-type="float" office:value="0.872363" calcext:value-type="float">
            <text:p>0,872363</text:p>
          </table:table-cell>
          <table:table-cell office:value-type="float" office:value="6.40035" calcext:value-type="float">
            <text:p>6,40035</text:p>
          </table:table-cell>
          <table:table-cell office:value-type="float" office:value="0.00156903" calcext:value-type="float">
            <text:p>0,00156903</text:p>
          </table:table-cell>
          <table:table-cell office:value-type="float" office:value="0.886823" calcext:value-type="float">
            <text:p>0,886823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800014" calcext:value-type="float">
            <text:p>0,00800014</text:p>
          </table:table-cell>
          <table:table-cell office:value-type="float" office:value="0.0160131" calcext:value-type="float">
            <text:p>0,0160131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17" calcext:value-type="float">
            <text:p>0,4317</text:p>
          </table:table-cell>
          <table:table-cell office:value-type="float" office:value="0.945151" calcext:value-type="float">
            <text:p>0,945151</text:p>
          </table:table-cell>
          <table:table-cell office:value-type="float" office:value="6.29661" calcext:value-type="float">
            <text:p>6,29661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6006" calcext:value-type="float">
            <text:p>0,016006</text:p>
          </table:table-cell>
          <table:table-cell office:value-type="float" office:value="0.121607" calcext:value-type="float">
            <text:p>0,121607</text:p>
          </table:table-cell>
          <table:table-cell office:value-type="float" office:value="0.427978" calcext:value-type="float">
            <text:p>0,427978</text:p>
          </table:table-cell>
          <table:table-cell office:value-type="float" office:value="0.942646" calcext:value-type="float">
            <text:p>0,942646</text:p>
          </table:table-cell>
          <table:table-cell office:value-type="float" office:value="6.56616" calcext:value-type="float">
            <text:p>6,56616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2"/>
          <table:table-cell table:number-columns-repeated="996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397" calcext:value-type="float">
            <text:p>0,871397</text:p>
          </table:table-cell>
          <table:table-cell office:value-type="float" office:value="6.39342" calcext:value-type="float">
            <text:p>6,39342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6023" calcext:value-type="float">
            <text:p>0,886023</text:p>
          </table:table-cell>
          <table:table-cell office:value-type="float" office:value="6.52616" calcext:value-type="float">
            <text:p>6,52616</text:p>
          </table:table-cell>
          <table:table-cell office:value-type="float" office:value="0.000870943" calcext:value-type="float">
            <text:p>0,000870943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991" calcext:value-type="float">
            <text:p>0,0159991</text:p>
          </table:table-cell>
          <table:table-cell office:value-type="float" office:value="0.142117" calcext:value-type="float">
            <text:p>0,142117</text:p>
          </table:table-cell>
          <table:table-cell office:value-type="float" office:value="0.478123" calcext:value-type="float">
            <text:p>0,478123</text:p>
          </table:table-cell>
          <table:table-cell office:value-type="float" office:value="1.0319" calcext:value-type="float">
            <text:p>1,0319</text:p>
          </table:table-cell>
          <table:table-cell office:value-type="float" office:value="6.46505" calcext:value-type="float">
            <text:p>6,4650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279" calcext:value-type="float">
            <text:p>0,00802279</text:p>
          </table:table-cell>
          <table:table-cell office:value-type="float" office:value="0.0160189" calcext:value-type="float">
            <text:p>0,0160189</text:p>
          </table:table-cell>
          <table:table-cell office:value-type="float" office:value="0.142398" calcext:value-type="float">
            <text:p>0,142398</text:p>
          </table:table-cell>
          <table:table-cell office:value-type="float" office:value="0.476927" calcext:value-type="float">
            <text:p>0,476927</text:p>
          </table:table-cell>
          <table:table-cell office:value-type="float" office:value="1.03048" calcext:value-type="float">
            <text:p>1,03048</text:p>
          </table:table-cell>
          <table:table-cell office:value-type="float" office:value="6.27708" calcext:value-type="float">
            <text:p>6,27708</text:p>
          </table:table-cell>
          <table:table-cell/>
          <table:table-cell table:style-name="ce2" office:value-type="string" calcext:value-type="string">
            <text:p>Nombre de points</text:p>
          </table:table-cell>
          <table:table-cell table:style-name="ce1" office:value-type="string" calcext:value-type="string">
            <text:p>Algo amélioré CUDA</text:p>
          </table:table-cell>
          <table:table-cell table:style-name="ce1" office:value-type="string" calcext:value-type="string">
            <text:p>Algo amélioré CUDA avec max locaux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738" calcext:value-type="float">
            <text:p>0,0015738</text:p>
          </table:table-cell>
          <table:table-cell office:value-type="float" office:value="0.871958" calcext:value-type="float">
            <text:p>0,871958</text:p>
          </table:table-cell>
          <table:table-cell office:value-type="float" office:value="6.39683" calcext:value-type="float">
            <text:p>6,39683</text:p>
          </table:table-cell>
          <table:table-cell office:value-type="float" office:value="0.00157785" calcext:value-type="float">
            <text:p>0,00157785</text:p>
          </table:table-cell>
          <table:table-cell office:value-type="float" office:value="0.88612" calcext:value-type="float">
            <text:p>0,88612</text:p>
          </table:table-cell>
          <table:table-cell office:value-type="float" office:value="6.50721" calcext:value-type="float">
            <text:p>6,5072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084" calcext:value-type="float">
            <text:p>0,00799084</text:p>
          </table:table-cell>
          <table:table-cell office:value-type="float" office:value="0.0159459" calcext:value-type="float">
            <text:p>0,0159459</text:p>
          </table:table-cell>
          <table:table-cell office:value-type="float" office:value="0.121941" calcext:value-type="float">
            <text:p>0,121941</text:p>
          </table:table-cell>
          <table:table-cell office:value-type="float" office:value="0.43132" calcext:value-type="float">
            <text:p>0,43132</text:p>
          </table:table-cell>
          <table:table-cell office:value-type="float" office:value="0.944916" calcext:value-type="float">
            <text:p>0,944916</text:p>
          </table:table-cell>
          <table:table-cell office:value-type="float" office:value="6.28979" calcext:value-type="float">
            <text:p>6,28979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738" calcext:value-type="float">
            <text:p>0,121738</text:p>
          </table:table-cell>
          <table:table-cell office:value-type="float" office:value="0.42788" calcext:value-type="float">
            <text:p>0,42788</text:p>
          </table:table-cell>
          <table:table-cell office:value-type="float" office:value="0.942258" calcext:value-type="float">
            <text:p>0,942258</text:p>
          </table:table-cell>
          <table:table-cell office:value-type="float" office:value="6.27463" calcext:value-type="float">
            <text:p>6,27463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26" table:formula="of:=[.I4]" office:value-type="float" office:value="0.00087717784" calcext:value-type="float">
            <text:p>0,0008771778</text:p>
          </table:table-cell>
          <table:table-cell table:style-name="ce29" table:formula="of:=[.P4]" office:value-type="float" office:value="0.00088786847" calcext:value-type="float">
            <text:p>0,0008878685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2802" calcext:value-type="float">
            <text:p>0,872802</text:p>
          </table:table-cell>
          <table:table-cell office:value-type="float" office:value="6.39112" calcext:value-type="float">
            <text:p>6,39112</text:p>
          </table:table-cell>
          <table:table-cell office:value-type="float" office:value="0.00160003" calcext:value-type="float">
            <text:p>0,00160003</text:p>
          </table:table-cell>
          <table:table-cell office:value-type="float" office:value="0.885951" calcext:value-type="float">
            <text:p>0,885951</text:p>
          </table:table-cell>
          <table:table-cell office:value-type="float" office:value="6.51537" calcext:value-type="float">
            <text:p>6,5153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9012" calcext:value-type="float">
            <text:p>0,00799012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87" calcext:value-type="float">
            <text:p>0,12187</text:p>
          </table:table-cell>
          <table:table-cell office:value-type="float" office:value="0.43135" calcext:value-type="float">
            <text:p>0,43135</text:p>
          </table:table-cell>
          <table:table-cell office:value-type="float" office:value="0.945029" calcext:value-type="float">
            <text:p>0,945029</text:p>
          </table:table-cell>
          <table:table-cell office:value-type="float" office:value="6.29466" calcext:value-type="float">
            <text:p>6,29466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5986" calcext:value-type="float">
            <text:p>0,015986</text:p>
          </table:table-cell>
          <table:table-cell office:value-type="float" office:value="0.121727" calcext:value-type="float">
            <text:p>0,121727</text:p>
          </table:table-cell>
          <table:table-cell office:value-type="float" office:value="0.428158" calcext:value-type="float">
            <text:p>0,428158</text:p>
          </table:table-cell>
          <table:table-cell office:value-type="float" office:value="0.936036" calcext:value-type="float">
            <text:p>0,936036</text:p>
          </table:table-cell>
          <table:table-cell office:value-type="float" office:value="6.27625" calcext:value-type="float">
            <text:p>6,27625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table:style-name="ce26" table:formula="of:=[.J4]" office:value-type="float" office:value="0.0079865722" calcext:value-type="float">
            <text:p>0,0079865722</text:p>
          </table:table-cell>
          <table:table-cell table:style-name="ce29" table:formula="of:=[.Q4]" office:value-type="float" office:value="0.0080323668" calcext:value-type="float">
            <text:p>0,0080323668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1907" calcext:value-type="float">
            <text:p>0,871907</text:p>
          </table:table-cell>
          <table:table-cell office:value-type="float" office:value="6.3966" calcext:value-type="float">
            <text:p>6,3966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651" calcext:value-type="float">
            <text:p>0,88651</text:p>
          </table:table-cell>
          <table:table-cell office:value-type="float" office:value="6.5194" calcext:value-type="float">
            <text:p>6,519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60141" calcext:value-type="float">
            <text:p>0,0160141</text:p>
          </table:table-cell>
          <table:table-cell office:value-type="float" office:value="0.122093" calcext:value-type="float">
            <text:p>0,122093</text:p>
          </table:table-cell>
          <table:table-cell office:value-type="float" office:value="0.431346" calcext:value-type="float">
            <text:p>0,431346</text:p>
          </table:table-cell>
          <table:table-cell office:value-type="float" office:value="0.944927" calcext:value-type="float">
            <text:p>0,944927</text:p>
          </table:table-cell>
          <table:table-cell office:value-type="float" office:value="6.29584" calcext:value-type="float">
            <text:p>6,29584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2588" calcext:value-type="float">
            <text:p>0,00802588</text:p>
          </table:table-cell>
          <table:table-cell office:value-type="float" office:value="0.0159681" calcext:value-type="float">
            <text:p>0,0159681</text:p>
          </table:table-cell>
          <table:table-cell office:value-type="float" office:value="0.121587" calcext:value-type="float">
            <text:p>0,121587</text:p>
          </table:table-cell>
          <table:table-cell office:value-type="float" office:value="0.428246" calcext:value-type="float">
            <text:p>0,428246</text:p>
          </table:table-cell>
          <table:table-cell office:value-type="float" office:value="0.943394" calcext:value-type="float">
            <text:p>0,943394</text:p>
          </table:table-cell>
          <table:table-cell office:value-type="float" office:value="6.28166" calcext:value-type="float">
            <text:p>6,28166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9" table:formula="of:=[.K4]" office:value-type="float" office:value="0.015987946" calcext:value-type="float">
            <text:p>0,015987946</text:p>
          </table:table-cell>
          <table:table-cell table:style-name="ce26" table:formula="of:=[.R4]" office:value-type="float" office:value="0.015986151" calcext:value-type="float">
            <text:p>0,015986151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6713" calcext:value-type="float">
            <text:p>0,00156713</text:p>
          </table:table-cell>
          <table:table-cell office:value-type="float" office:value="0.872772" calcext:value-type="float">
            <text:p>0,872772</text:p>
          </table:table-cell>
          <table:table-cell office:value-type="float" office:value="6.39632" calcext:value-type="float">
            <text:p>6,39632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757" calcext:value-type="float">
            <text:p>0,88757</text:p>
          </table:table-cell>
          <table:table-cell office:value-type="float" office:value="6.50959" calcext:value-type="float">
            <text:p>6,50959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60089" calcext:value-type="float">
            <text:p>0,0160089</text:p>
          </table:table-cell>
          <table:table-cell office:value-type="float" office:value="0.122063" calcext:value-type="float">
            <text:p>0,122063</text:p>
          </table:table-cell>
          <table:table-cell office:value-type="float" office:value="0.431837" calcext:value-type="float">
            <text:p>0,431837</text:p>
          </table:table-cell>
          <table:table-cell office:value-type="float" office:value="0.945722" calcext:value-type="float">
            <text:p>0,945722</text:p>
          </table:table-cell>
          <table:table-cell office:value-type="float" office:value="6.28935" calcext:value-type="float">
            <text:p>6,28935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4687" calcext:value-type="float">
            <text:p>0,00804687</text:p>
          </table:table-cell>
          <table:table-cell office:value-type="float" office:value="0.0160031" calcext:value-type="float">
            <text:p>0,0160031</text:p>
          </table:table-cell>
          <table:table-cell office:value-type="float" office:value="0.121711" calcext:value-type="float">
            <text:p>0,121711</text:p>
          </table:table-cell>
          <table:table-cell office:value-type="float" office:value="0.428458" calcext:value-type="float">
            <text:p>0,428458</text:p>
          </table:table-cell>
          <table:table-cell office:value-type="float" office:value="0.935639" calcext:value-type="float">
            <text:p>0,935639</text:p>
          </table:table-cell>
          <table:table-cell office:value-type="float" office:value="6.27497" calcext:value-type="float">
            <text:p>6,27497</text:p>
          </table:table-cell>
          <table:table-cell/>
          <table:table-cell table:style-name="ce2" office:value-type="float" office:value="32768" calcext:value-type="float">
            <text:p>32768</text:p>
          </table:table-cell>
          <table:table-cell table:style-name="ce28" table:formula="of:=[.L4]" office:value-type="float" office:value="0.12236801" calcext:value-type="float">
            <text:p>0,12236801</text:p>
          </table:table-cell>
          <table:table-cell table:style-name="ce30" table:formula="of:=[.S4]" office:value-type="float" office:value="0.1218037" calcext:value-type="float">
            <text:p>0,1218037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82" calcext:value-type="float">
            <text:p>0,87182</text:p>
          </table:table-cell>
          <table:table-cell office:value-type="float" office:value="6.39637" calcext:value-type="float">
            <text:p>6,39637</text:p>
          </table:table-cell>
          <table:table-cell office:value-type="float" office:value="0.00156903" calcext:value-type="float">
            <text:p>0,00156903</text:p>
          </table:table-cell>
          <table:table-cell office:value-type="float" office:value="0.886323" calcext:value-type="float">
            <text:p>0,886323</text:p>
          </table:table-cell>
          <table:table-cell office:value-type="float" office:value="6.51488" calcext:value-type="float">
            <text:p>6,5148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2146" calcext:value-type="float">
            <text:p>0,122146</text:p>
          </table:table-cell>
          <table:table-cell office:value-type="float" office:value="0.431433" calcext:value-type="float">
            <text:p>0,431433</text:p>
          </table:table-cell>
          <table:table-cell office:value-type="float" office:value="0.944948" calcext:value-type="float">
            <text:p>0,944948</text:p>
          </table:table-cell>
          <table:table-cell office:value-type="float" office:value="6.29358" calcext:value-type="float">
            <text:p>6,29358</text:p>
          </table:table-cell>
          <table:table-cell office:value-type="float" office:value="0.000892162" calcext:value-type="float">
            <text:p>0,000892162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731" calcext:value-type="float">
            <text:p>0,0159731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430307" calcext:value-type="float">
            <text:p>0,430307</text:p>
          </table:table-cell>
          <table:table-cell office:value-type="float" office:value="0.94264" calcext:value-type="float">
            <text:p>0,94264</text:p>
          </table:table-cell>
          <table:table-cell office:value-type="float" office:value="6.27325" calcext:value-type="float">
            <text:p>6,27325</text:p>
          </table:table-cell>
          <table:table-cell/>
          <table:table-cell table:style-name="ce2" office:value-type="float" office:value="65536" calcext:value-type="float">
            <text:p>65536</text:p>
          </table:table-cell>
          <table:table-cell table:style-name="ce28" table:formula="of:=[.M4]" office:value-type="float" office:value="0.43007536" calcext:value-type="float">
            <text:p>0,43007536</text:p>
          </table:table-cell>
          <table:table-cell table:style-name="ce30" table:formula="of:=[.T4]" office:value-type="float" office:value="0.42888938" calcext:value-type="float">
            <text:p>0,42888938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346" calcext:value-type="float">
            <text:p>0,872346</text:p>
          </table:table-cell>
          <table:table-cell office:value-type="float" office:value="6.39328" calcext:value-type="float">
            <text:p>6,39328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6868" calcext:value-type="float">
            <text:p>0,886868</text:p>
          </table:table-cell>
          <table:table-cell office:value-type="float" office:value="6.50689" calcext:value-type="float">
            <text:p>6,50689</text:p>
          </table:table-cell>
          <table:table-cell office:value-type="float" office:value="0.000881195" calcext:value-type="float">
            <text:p>0,000881195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872" calcext:value-type="float">
            <text:p>0,121872</text:p>
          </table:table-cell>
          <table:table-cell office:value-type="float" office:value="0.43143" calcext:value-type="float">
            <text:p>0,43143</text:p>
          </table:table-cell>
          <table:table-cell office:value-type="float" office:value="0.94589" calcext:value-type="float">
            <text:p>0,94589</text:p>
          </table:table-cell>
          <table:table-cell office:value-type="float" office:value="6.28988" calcext:value-type="float">
            <text:p>6,28988</text:p>
          </table:table-cell>
          <table:table-cell office:value-type="float" office:value="0.000891209" calcext:value-type="float">
            <text:p>0,000891209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559" calcext:value-type="float">
            <text:p>0,0159559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0979" calcext:value-type="float">
            <text:p>0,420979</text:p>
          </table:table-cell>
          <table:table-cell office:value-type="float" office:value="0.942259" calcext:value-type="float">
            <text:p>0,942259</text:p>
          </table:table-cell>
          <table:table-cell office:value-type="float" office:value="6.27375" calcext:value-type="float">
            <text:p>6,27375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28" table:formula="of:=[.N4]" office:value-type="float" office:value="0.94727123" calcext:value-type="float">
            <text:p>0,94727123</text:p>
          </table:table-cell>
          <table:table-cell table:style-name="ce30" table:formula="of:=[.U4]" office:value-type="float" office:value="0.94573554" calcext:value-type="float">
            <text:p>0,94573554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3399" calcext:value-type="float">
            <text:p>0,00153399</text:p>
          </table:table-cell>
          <table:table-cell office:value-type="float" office:value="0.871921" calcext:value-type="float">
            <text:p>0,871921</text:p>
          </table:table-cell>
          <table:table-cell office:value-type="float" office:value="6.3919" calcext:value-type="float">
            <text:p>6,3919</text:p>
          </table:table-cell>
          <table:table-cell office:value-type="float" office:value="0.00158381" calcext:value-type="float">
            <text:p>0,00158381</text:p>
          </table:table-cell>
          <table:table-cell office:value-type="float" office:value="0.885476" calcext:value-type="float">
            <text:p>0,885476</text:p>
          </table:table-cell>
          <table:table-cell office:value-type="float" office:value="6.50959" calcext:value-type="float">
            <text:p>6,50959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60201" calcext:value-type="float">
            <text:p>0,0160201</text:p>
          </table:table-cell>
          <table:table-cell office:value-type="float" office:value="0.121798" calcext:value-type="float">
            <text:p>0,121798</text:p>
          </table:table-cell>
          <table:table-cell office:value-type="float" office:value="0.431553" calcext:value-type="float">
            <text:p>0,431553</text:p>
          </table:table-cell>
          <table:table-cell office:value-type="float" office:value="0.940221" calcext:value-type="float">
            <text:p>0,940221</text:p>
          </table:table-cell>
          <table:table-cell office:value-type="float" office:value="6.29674" calcext:value-type="float">
            <text:p>6,29674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7749" calcext:value-type="float">
            <text:p>0,427749</text:p>
          </table:table-cell>
          <table:table-cell office:value-type="float" office:value="0.942978" calcext:value-type="float">
            <text:p>0,942978</text:p>
          </table:table-cell>
          <table:table-cell office:value-type="float" office:value="6.2761" calcext:value-type="float">
            <text:p>6,2761</text:p>
          </table:table-cell>
          <table:table-cell/>
          <table:table-cell table:style-name="ce2" office:value-type="float" office:value="262144" calcext:value-type="float">
            <text:p>262144</text:p>
          </table:table-cell>
          <table:table-cell table:style-name="ce28" table:formula="of:=[.O4]" office:value-type="float" office:value="6.2986138" calcext:value-type="float">
            <text:p>6,2986138</text:p>
          </table:table-cell>
          <table:table-cell table:style-name="ce30" table:formula="of:=[.V4]" office:value-type="float" office:value="6.2815784" calcext:value-type="float">
            <text:p>6,2815784</text:p>
          </table:table-cell>
          <table:table-cell table:number-columns-repeated="998"/>
        </table:table-row>
        <table:table-row table:style-name="ro1">
          <table:table-cell/>
          <table:covered-table-cell/>
          <table:table-cell office:value-type="float" office:value="0.00154781" calcext:value-type="float">
            <text:p>0,00154781</text:p>
          </table:table-cell>
          <table:table-cell office:value-type="float" office:value="0.873136" calcext:value-type="float">
            <text:p>0,873136</text:p>
          </table:table-cell>
          <table:table-cell office:value-type="float" office:value="6.39578" calcext:value-type="float">
            <text:p>6,39578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492" calcext:value-type="float">
            <text:p>0,886492</text:p>
          </table:table-cell>
          <table:table-cell office:value-type="float" office:value="6.50989" calcext:value-type="float">
            <text:p>6,50989</text:p>
          </table:table-cell>
          <table:table-cell office:value-type="float" office:value="0.000873089" calcext:value-type="float">
            <text:p>0,000873089</text:p>
          </table:table-cell>
          <table:table-cell office:value-type="float" office:value="0.00799608" calcext:value-type="float">
            <text:p>0,00799608</text:p>
          </table:table-cell>
          <table:table-cell office:value-type="float" office:value="0.0160098" calcext:value-type="float">
            <text:p>0,0160098</text:p>
          </table:table-cell>
          <table:table-cell office:value-type="float" office:value="0.121897" calcext:value-type="float">
            <text:p>0,121897</text:p>
          </table:table-cell>
          <table:table-cell office:value-type="float" office:value="0.422179" calcext:value-type="float">
            <text:p>0,422179</text:p>
          </table:table-cell>
          <table:table-cell office:value-type="float" office:value="0.945671" calcext:value-type="float">
            <text:p>0,945671</text:p>
          </table:table-cell>
          <table:table-cell office:value-type="float" office:value="6.29476" calcext:value-type="float">
            <text:p>6,29476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992" calcext:value-type="float">
            <text:p>0,00801992</text:p>
          </table:table-cell>
          <table:table-cell office:value-type="float" office:value="0.0160079" calcext:value-type="float">
            <text:p>0,0160079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7771" calcext:value-type="float">
            <text:p>0,427771</text:p>
          </table:table-cell>
          <table:table-cell office:value-type="float" office:value="0.935772" calcext:value-type="float">
            <text:p>0,935772</text:p>
          </table:table-cell>
          <table:table-cell office:value-type="float" office:value="6.28596" calcext:value-type="float">
            <text:p>6,2859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212" calcext:value-type="float">
            <text:p>0,00156212</text:p>
          </table:table-cell>
          <table:table-cell office:value-type="float" office:value="0.872162" calcext:value-type="float">
            <text:p>0,872162</text:p>
          </table:table-cell>
          <table:table-cell office:value-type="float" office:value="6.39346" calcext:value-type="float">
            <text:p>6,39346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7311" calcext:value-type="float">
            <text:p>0,887311</text:p>
          </table:table-cell>
          <table:table-cell office:value-type="float" office:value="6.51467" calcext:value-type="float">
            <text:p>6,51467</text:p>
          </table:table-cell>
          <table:table-cell office:value-type="float" office:value="0.000873804" calcext:value-type="float">
            <text:p>0,0008738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59" calcext:value-type="float">
            <text:p>0,0159659</text:p>
          </table:table-cell>
          <table:table-cell office:value-type="float" office:value="0.12187" calcext:value-type="float">
            <text:p>0,12187</text:p>
          </table:table-cell>
          <table:table-cell office:value-type="float" office:value="0.431095" calcext:value-type="float">
            <text:p>0,431095</text:p>
          </table:table-cell>
          <table:table-cell office:value-type="float" office:value="0.944836" calcext:value-type="float">
            <text:p>0,944836</text:p>
          </table:table-cell>
          <table:table-cell office:value-type="float" office:value="6.29401" calcext:value-type="float">
            <text:p>6,29401</text:p>
          </table:table-cell>
          <table:table-cell office:value-type="float" office:value="0.000884056" calcext:value-type="float">
            <text:p>0,000884056</text:p>
          </table:table-cell>
          <table:table-cell office:value-type="float" office:value="0.00803018" calcext:value-type="float">
            <text:p>0,00803018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764" calcext:value-type="float">
            <text:p>0,121764</text:p>
          </table:table-cell>
          <table:table-cell office:value-type="float" office:value="0.42784" calcext:value-type="float">
            <text:p>0,42784</text:p>
          </table:table-cell>
          <table:table-cell office:value-type="float" office:value="0.945889" calcext:value-type="float">
            <text:p>0,945889</text:p>
          </table:table-cell>
          <table:table-cell office:value-type="float" office:value="6.28141" calcext:value-type="float">
            <text:p>6,2814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142" calcext:value-type="float">
            <text:p>0,872142</text:p>
          </table:table-cell>
          <table:table-cell office:value-type="float" office:value="6.39495" calcext:value-type="float">
            <text:p>6,39495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5519" calcext:value-type="float">
            <text:p>0,885519</text:p>
          </table:table-cell>
          <table:table-cell office:value-type="float" office:value="6.51293" calcext:value-type="float">
            <text:p>6,51293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60091" calcext:value-type="float">
            <text:p>0,0160091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28621" calcext:value-type="float">
            <text:p>0,428621</text:p>
          </table:table-cell>
          <table:table-cell office:value-type="float" office:value="0.944911" calcext:value-type="float">
            <text:p>0,944911</text:p>
          </table:table-cell>
          <table:table-cell office:value-type="float" office:value="6.28987" calcext:value-type="float">
            <text:p>6,28987</text:p>
          </table:table-cell>
          <table:table-cell office:value-type="float" office:value="0.000895977" calcext:value-type="float">
            <text:p>0,000895977</text:p>
          </table:table-cell>
          <table:table-cell office:value-type="float" office:value="0.00804496" calcext:value-type="float">
            <text:p>0,00804496</text:p>
          </table:table-cell>
          <table:table-cell office:value-type="float" office:value="0.015965" calcext:value-type="float">
            <text:p>0,015965</text:p>
          </table:table-cell>
          <table:table-cell office:value-type="float" office:value="0.121533" calcext:value-type="float">
            <text:p>0,121533</text:p>
          </table:table-cell>
          <table:table-cell office:value-type="float" office:value="0.427959" calcext:value-type="float">
            <text:p>0,427959</text:p>
          </table:table-cell>
          <table:table-cell office:value-type="float" office:value="0.94236" calcext:value-type="float">
            <text:p>0,94236</text:p>
          </table:table-cell>
          <table:table-cell office:value-type="float" office:value="6.27537" calcext:value-type="float">
            <text:p>6,2753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1963" calcext:value-type="float">
            <text:p>0,871963</text:p>
          </table:table-cell>
          <table:table-cell office:value-type="float" office:value="6.39897" calcext:value-type="float">
            <text:p>6,39897</text:p>
          </table:table-cell>
          <table:table-cell office:value-type="float" office:value="0.00159311" calcext:value-type="float">
            <text:p>0,00159311</text:p>
          </table:table-cell>
          <table:table-cell office:value-type="float" office:value="0.88709" calcext:value-type="float">
            <text:p>0,88709</text:p>
          </table:table-cell>
          <table:table-cell office:value-type="float" office:value="6.51723" calcext:value-type="float">
            <text:p>6,51723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956" calcext:value-type="float">
            <text:p>0,121956</text:p>
          </table:table-cell>
          <table:table-cell office:value-type="float" office:value="0.431501" calcext:value-type="float">
            <text:p>0,431501</text:p>
          </table:table-cell>
          <table:table-cell office:value-type="float" office:value="0.944763" calcext:value-type="float">
            <text:p>0,944763</text:p>
          </table:table-cell>
          <table:table-cell office:value-type="float" office:value="6.29079" calcext:value-type="float">
            <text:p>6,29079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088" calcext:value-type="float">
            <text:p>0,00802088</text:p>
          </table:table-cell>
          <table:table-cell office:value-type="float" office:value="0.0159671" calcext:value-type="float">
            <text:p>0,0159671</text:p>
          </table:table-cell>
          <table:table-cell office:value-type="float" office:value="0.121685" calcext:value-type="float">
            <text:p>0,121685</text:p>
          </table:table-cell>
          <table:table-cell office:value-type="float" office:value="0.420885" calcext:value-type="float">
            <text:p>0,420885</text:p>
          </table:table-cell>
          <table:table-cell office:value-type="float" office:value="0.942733" calcext:value-type="float">
            <text:p>0,942733</text:p>
          </table:table-cell>
          <table:table-cell office:value-type="float" office:value="6.27299" calcext:value-type="float">
            <text:p>6,2729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3199" calcext:value-type="float">
            <text:p>0,873199</text:p>
          </table:table-cell>
          <table:table-cell office:value-type="float" office:value="6.39818" calcext:value-type="float">
            <text:p>6,39818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448" calcext:value-type="float">
            <text:p>0,886448</text:p>
          </table:table-cell>
          <table:table-cell office:value-type="float" office:value="6.50883" calcext:value-type="float">
            <text:p>6,50883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59841" calcext:value-type="float">
            <text:p>0,0159841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902" calcext:value-type="float">
            <text:p>0,42902</text:p>
          </table:table-cell>
          <table:table-cell office:value-type="float" office:value="0.945103" calcext:value-type="float">
            <text:p>0,945103</text:p>
          </table:table-cell>
          <table:table-cell office:value-type="float" office:value="6.2916" calcext:value-type="float">
            <text:p>6,2916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2779" calcext:value-type="float">
            <text:p>0,00802779</text:p>
          </table:table-cell>
          <table:table-cell office:value-type="float" office:value="0.016016" calcext:value-type="float">
            <text:p>0,016016</text:p>
          </table:table-cell>
          <table:table-cell office:value-type="float" office:value="0.121513" calcext:value-type="float">
            <text:p>0,121513</text:p>
          </table:table-cell>
          <table:table-cell office:value-type="float" office:value="0.430385" calcext:value-type="float">
            <text:p>0,430385</text:p>
          </table:table-cell>
          <table:table-cell office:value-type="float" office:value="0.942447" calcext:value-type="float">
            <text:p>0,942447</text:p>
          </table:table-cell>
          <table:table-cell office:value-type="float" office:value="6.27325" calcext:value-type="float">
            <text:p>6,2732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89" calcext:value-type="float">
            <text:p>0,00153589</text:p>
          </table:table-cell>
          <table:table-cell office:value-type="float" office:value="0.872156" calcext:value-type="float">
            <text:p>0,872156</text:p>
          </table:table-cell>
          <table:table-cell office:value-type="float" office:value="6.39564" calcext:value-type="float">
            <text:p>6,3956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5974" calcext:value-type="float">
            <text:p>0,885974</text:p>
          </table:table-cell>
          <table:table-cell office:value-type="float" office:value="6.50863" calcext:value-type="float">
            <text:p>6,50863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628" calcext:value-type="float">
            <text:p>0,0159628</text:p>
          </table:table-cell>
          <table:table-cell office:value-type="float" office:value="0.121393" calcext:value-type="float">
            <text:p>0,121393</text:p>
          </table:table-cell>
          <table:table-cell office:value-type="float" office:value="0.429111" calcext:value-type="float">
            <text:p>0,429111</text:p>
          </table:table-cell>
          <table:table-cell office:value-type="float" office:value="0.944967" calcext:value-type="float">
            <text:p>0,944967</text:p>
          </table:table-cell>
          <table:table-cell office:value-type="float" office:value="6.29098" calcext:value-type="float">
            <text:p>6,29098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571" calcext:value-type="float">
            <text:p>0,121571</text:p>
          </table:table-cell>
          <table:table-cell office:value-type="float" office:value="0.421247" calcext:value-type="float">
            <text:p>0,421247</text:p>
          </table:table-cell>
          <table:table-cell office:value-type="float" office:value="0.936202" calcext:value-type="float">
            <text:p>0,936202</text:p>
          </table:table-cell>
          <table:table-cell office:value-type="float" office:value="6.2761" calcext:value-type="float">
            <text:p>6,276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89" calcext:value-type="float">
            <text:p>0,00153589</text:p>
          </table:table-cell>
          <table:table-cell office:value-type="float" office:value="0.872925" calcext:value-type="float">
            <text:p>0,872925</text:p>
          </table:table-cell>
          <table:table-cell office:value-type="float" office:value="6.39182" calcext:value-type="float">
            <text:p>6,39182</text:p>
          </table:table-cell>
          <table:table-cell office:value-type="float" office:value="0.00159502" calcext:value-type="float">
            <text:p>0,00159502</text:p>
          </table:table-cell>
          <table:table-cell office:value-type="float" office:value="0.886043" calcext:value-type="float">
            <text:p>0,886043</text:p>
          </table:table-cell>
          <table:table-cell office:value-type="float" office:value="6.51263" calcext:value-type="float">
            <text:p>6,51263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21" calcext:value-type="float">
            <text:p>0,0159621</text:p>
          </table:table-cell>
          <table:table-cell office:value-type="float" office:value="0.121979" calcext:value-type="float">
            <text:p>0,121979</text:p>
          </table:table-cell>
          <table:table-cell office:value-type="float" office:value="0.431147" calcext:value-type="float">
            <text:p>0,431147</text:p>
          </table:table-cell>
          <table:table-cell office:value-type="float" office:value="0.944836" calcext:value-type="float">
            <text:p>0,944836</text:p>
          </table:table-cell>
          <table:table-cell office:value-type="float" office:value="6.2918" calcext:value-type="float">
            <text:p>6,2918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569" calcext:value-type="float">
            <text:p>0,121569</text:p>
          </table:table-cell>
          <table:table-cell office:value-type="float" office:value="0.427932" calcext:value-type="float">
            <text:p>0,427932</text:p>
          </table:table-cell>
          <table:table-cell office:value-type="float" office:value="0.936539" calcext:value-type="float">
            <text:p>0,936539</text:p>
          </table:table-cell>
          <table:table-cell office:value-type="float" office:value="6.2796" calcext:value-type="float">
            <text:p>6,279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09" calcext:value-type="float">
            <text:p>0,0015409</text:p>
          </table:table-cell>
          <table:table-cell office:value-type="float" office:value="0.871071" calcext:value-type="float">
            <text:p>0,871071</text:p>
          </table:table-cell>
          <table:table-cell office:value-type="float" office:value="6.3945" calcext:value-type="float">
            <text:p>6,3945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115" calcext:value-type="float">
            <text:p>0,886115</text:p>
          </table:table-cell>
          <table:table-cell office:value-type="float" office:value="6.51771" calcext:value-type="float">
            <text:p>6,5177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883" calcext:value-type="float">
            <text:p>0,121883</text:p>
          </table:table-cell>
          <table:table-cell office:value-type="float" office:value="0.428871" calcext:value-type="float">
            <text:p>0,428871</text:p>
          </table:table-cell>
          <table:table-cell office:value-type="float" office:value="0.944523" calcext:value-type="float">
            <text:p>0,944523</text:p>
          </table:table-cell>
          <table:table-cell office:value-type="float" office:value="6.30165" calcext:value-type="float">
            <text:p>6,30165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95" calcext:value-type="float">
            <text:p>0,00803995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545" calcext:value-type="float">
            <text:p>0,121545</text:p>
          </table:table-cell>
          <table:table-cell office:value-type="float" office:value="0.427772" calcext:value-type="float">
            <text:p>0,427772</text:p>
          </table:table-cell>
          <table:table-cell office:value-type="float" office:value="0.944504" calcext:value-type="float">
            <text:p>0,944504</text:p>
          </table:table-cell>
          <table:table-cell office:value-type="float" office:value="6.27375" calcext:value-type="float">
            <text:p>6,2737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115" calcext:value-type="float">
            <text:p>0,00155115</text:p>
          </table:table-cell>
          <table:table-cell office:value-type="float" office:value="0.872251" calcext:value-type="float">
            <text:p>0,872251</text:p>
          </table:table-cell>
          <table:table-cell office:value-type="float" office:value="6.39505" calcext:value-type="float">
            <text:p>6,39505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516" calcext:value-type="float">
            <text:p>0,886516</text:p>
          </table:table-cell>
          <table:table-cell office:value-type="float" office:value="6.51309" calcext:value-type="float">
            <text:p>6,51309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979" calcext:value-type="float">
            <text:p>0,0159979</text:p>
          </table:table-cell>
          <table:table-cell office:value-type="float" office:value="0.12184" calcext:value-type="float">
            <text:p>0,12184</text:p>
          </table:table-cell>
          <table:table-cell office:value-type="float" office:value="0.431088" calcext:value-type="float">
            <text:p>0,431088</text:p>
          </table:table-cell>
          <table:table-cell office:value-type="float" office:value="0.938384" calcext:value-type="float">
            <text:p>0,938384</text:p>
          </table:table-cell>
          <table:table-cell office:value-type="float" office:value="6.29124" calcext:value-type="float">
            <text:p>6,29124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4901" calcext:value-type="float">
            <text:p>0,00804901</text:p>
          </table:table-cell>
          <table:table-cell office:value-type="float" office:value="0.0159941" calcext:value-type="float">
            <text:p>0,0159941</text:p>
          </table:table-cell>
          <table:table-cell office:value-type="float" office:value="0.121736" calcext:value-type="float">
            <text:p>0,121736</text:p>
          </table:table-cell>
          <table:table-cell office:value-type="float" office:value="0.427695" calcext:value-type="float">
            <text:p>0,427695</text:p>
          </table:table-cell>
          <table:table-cell office:value-type="float" office:value="0.942313" calcext:value-type="float">
            <text:p>0,942313</text:p>
          </table:table-cell>
          <table:table-cell office:value-type="float" office:value="6.28231" calcext:value-type="float">
            <text:p>6,2823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403" calcext:value-type="float">
            <text:p>0,00156403</text:p>
          </table:table-cell>
          <table:table-cell office:value-type="float" office:value="0.872213" calcext:value-type="float">
            <text:p>0,872213</text:p>
          </table:table-cell>
          <table:table-cell office:value-type="float" office:value="6.40164" calcext:value-type="float">
            <text:p>6,40164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5421" calcext:value-type="float">
            <text:p>0,885421</text:p>
          </table:table-cell>
          <table:table-cell office:value-type="float" office:value="6.51" calcext:value-type="float">
            <text:p>6,51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59841" calcext:value-type="float">
            <text:p>0,0159841</text:p>
          </table:table-cell>
          <table:table-cell office:value-type="float" office:value="0.121959" calcext:value-type="float">
            <text:p>0,121959</text:p>
          </table:table-cell>
          <table:table-cell office:value-type="float" office:value="0.431585" calcext:value-type="float">
            <text:p>0,431585</text:p>
          </table:table-cell>
          <table:table-cell office:value-type="float" office:value="0.945194" calcext:value-type="float">
            <text:p>0,945194</text:p>
          </table:table-cell>
          <table:table-cell office:value-type="float" office:value="6.29504" calcext:value-type="float">
            <text:p>6,29504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60298" calcext:value-type="float">
            <text:p>0,0160298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8187" calcext:value-type="float">
            <text:p>0,428187</text:p>
          </table:table-cell>
          <table:table-cell office:value-type="float" office:value="0.944914" calcext:value-type="float">
            <text:p>0,944914</text:p>
          </table:table-cell>
          <table:table-cell office:value-type="float" office:value="6.27328" calcext:value-type="float">
            <text:p>6,2732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602" calcext:value-type="float">
            <text:p>0,871602</text:p>
          </table:table-cell>
          <table:table-cell office:value-type="float" office:value="6.39494" calcext:value-type="float">
            <text:p>6,39494</text:p>
          </table:table-cell>
          <table:table-cell office:value-type="float" office:value="0.00157404" calcext:value-type="float">
            <text:p>0,00157404</text:p>
          </table:table-cell>
          <table:table-cell office:value-type="float" office:value="0.885927" calcext:value-type="float">
            <text:p>0,885927</text:p>
          </table:table-cell>
          <table:table-cell office:value-type="float" office:value="6.50717" calcext:value-type="float">
            <text:p>6,5071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7" calcext:value-type="float">
            <text:p>0,016017</text:p>
          </table:table-cell>
          <table:table-cell office:value-type="float" office:value="0.121948" calcext:value-type="float">
            <text:p>0,121948</text:p>
          </table:table-cell>
          <table:table-cell office:value-type="float" office:value="0.421987" calcext:value-type="float">
            <text:p>0,421987</text:p>
          </table:table-cell>
          <table:table-cell office:value-type="float" office:value="0.945197" calcext:value-type="float">
            <text:p>0,945197</text:p>
          </table:table-cell>
          <table:table-cell office:value-type="float" office:value="6.29637" calcext:value-type="float">
            <text:p>6,2963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621" calcext:value-type="float">
            <text:p>0,0159621</text:p>
          </table:table-cell>
          <table:table-cell office:value-type="float" office:value="0.121785" calcext:value-type="float">
            <text:p>0,121785</text:p>
          </table:table-cell>
          <table:table-cell office:value-type="float" office:value="0.430419" calcext:value-type="float">
            <text:p>0,430419</text:p>
          </table:table-cell>
          <table:table-cell office:value-type="float" office:value="0.942765" calcext:value-type="float">
            <text:p>0,942765</text:p>
          </table:table-cell>
          <table:table-cell office:value-type="float" office:value="6.27314" calcext:value-type="float">
            <text:p>6,2731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16" calcext:value-type="float">
            <text:p>0,00155616</text:p>
          </table:table-cell>
          <table:table-cell office:value-type="float" office:value="0.872671" calcext:value-type="float">
            <text:p>0,872671</text:p>
          </table:table-cell>
          <table:table-cell office:value-type="float" office:value="6.40406" calcext:value-type="float">
            <text:p>6,40406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6228" calcext:value-type="float">
            <text:p>0,886228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415" calcext:value-type="float">
            <text:p>0,00797415</text:p>
          </table:table-cell>
          <table:table-cell office:value-type="float" office:value="0.0159721" calcext:value-type="float">
            <text:p>0,0159721</text:p>
          </table:table-cell>
          <table:table-cell office:value-type="float" office:value="0.121863" calcext:value-type="float">
            <text:p>0,121863</text:p>
          </table:table-cell>
          <table:table-cell office:value-type="float" office:value="0.429179" calcext:value-type="float">
            <text:p>0,429179</text:p>
          </table:table-cell>
          <table:table-cell office:value-type="float" office:value="0.945551" calcext:value-type="float">
            <text:p>0,945551</text:p>
          </table:table-cell>
          <table:table-cell office:value-type="float" office:value="6.29474" calcext:value-type="float">
            <text:p>6,2947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60089" calcext:value-type="float">
            <text:p>0,0160089</text:p>
          </table:table-cell>
          <table:table-cell office:value-type="float" office:value="0.121237" calcext:value-type="float">
            <text:p>0,121237</text:p>
          </table:table-cell>
          <table:table-cell office:value-type="float" office:value="0.421395" calcext:value-type="float">
            <text:p>0,421395</text:p>
          </table:table-cell>
          <table:table-cell office:value-type="float" office:value="0.935524" calcext:value-type="float">
            <text:p>0,935524</text:p>
          </table:table-cell>
          <table:table-cell office:value-type="float" office:value="6.28049" calcext:value-type="float">
            <text:p>6,2804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18" calcext:value-type="float">
            <text:p>0,00153518</text:p>
          </table:table-cell>
          <table:table-cell office:value-type="float" office:value="0.873296" calcext:value-type="float">
            <text:p>0,873296</text:p>
          </table:table-cell>
          <table:table-cell office:value-type="float" office:value="6.39096" calcext:value-type="float">
            <text:p>6,39096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5913" calcext:value-type="float">
            <text:p>0,885913</text:p>
          </table:table-cell>
          <table:table-cell office:value-type="float" office:value="6.51024" calcext:value-type="float">
            <text:p>6,5102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31569" calcext:value-type="float">
            <text:p>0,431569</text:p>
          </table:table-cell>
          <table:table-cell office:value-type="float" office:value="0.945266" calcext:value-type="float">
            <text:p>0,945266</text:p>
          </table:table-cell>
          <table:table-cell office:value-type="float" office:value="6.29033" calcext:value-type="float">
            <text:p>6,29033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671" calcext:value-type="float">
            <text:p>0,0159671</text:p>
          </table:table-cell>
          <table:table-cell office:value-type="float" office:value="0.121533" calcext:value-type="float">
            <text:p>0,121533</text:p>
          </table:table-cell>
          <table:table-cell office:value-type="float" office:value="0.430318" calcext:value-type="float">
            <text:p>0,430318</text:p>
          </table:table-cell>
          <table:table-cell office:value-type="float" office:value="0.944813" calcext:value-type="float">
            <text:p>0,944813</text:p>
          </table:table-cell>
          <table:table-cell office:value-type="float" office:value="6.28079" calcext:value-type="float">
            <text:p>6,2807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2459" calcext:value-type="float">
            <text:p>0,872459</text:p>
          </table:table-cell>
          <table:table-cell office:value-type="float" office:value="6.39363" calcext:value-type="float">
            <text:p>6,39363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819" calcext:value-type="float">
            <text:p>0,885819</text:p>
          </table:table-cell>
          <table:table-cell office:value-type="float" office:value="6.5207" calcext:value-type="float">
            <text:p>6,5207</text:p>
          </table:table-cell>
          <table:table-cell office:value-type="float" office:value="0.000883102" calcext:value-type="float">
            <text:p>0,00088310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762" calcext:value-type="float">
            <text:p>0,0159762</text:p>
          </table:table-cell>
          <table:table-cell office:value-type="float" office:value="0.121882" calcext:value-type="float">
            <text:p>0,121882</text:p>
          </table:table-cell>
          <table:table-cell office:value-type="float" office:value="0.431064" calcext:value-type="float">
            <text:p>0,431064</text:p>
          </table:table-cell>
          <table:table-cell office:value-type="float" office:value="0.944984" calcext:value-type="float">
            <text:p>0,944984</text:p>
          </table:table-cell>
          <table:table-cell office:value-type="float" office:value="6.2967" calcext:value-type="float">
            <text:p>6,2967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1897" calcext:value-type="float">
            <text:p>0,00801897</text:p>
          </table:table-cell>
          <table:table-cell office:value-type="float" office:value="0.0159922" calcext:value-type="float">
            <text:p>0,0159922</text:p>
          </table:table-cell>
          <table:table-cell office:value-type="float" office:value="0.121577" calcext:value-type="float">
            <text:p>0,121577</text:p>
          </table:table-cell>
          <table:table-cell office:value-type="float" office:value="0.42797" calcext:value-type="float">
            <text:p>0,42797</text:p>
          </table:table-cell>
          <table:table-cell office:value-type="float" office:value="0.942798" calcext:value-type="float">
            <text:p>0,942798</text:p>
          </table:table-cell>
          <table:table-cell office:value-type="float" office:value="6.2742" calcext:value-type="float">
            <text:p>6,274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16" calcext:value-type="float">
            <text:p>0,00155616</text:p>
          </table:table-cell>
          <table:table-cell office:value-type="float" office:value="0.872472" calcext:value-type="float">
            <text:p>0,872472</text:p>
          </table:table-cell>
          <table:table-cell office:value-type="float" office:value="6.39252" calcext:value-type="float">
            <text:p>6,39252</text:p>
          </table:table-cell>
          <table:table-cell office:value-type="float" office:value="0.00159788" calcext:value-type="float">
            <text:p>0,00159788</text:p>
          </table:table-cell>
          <table:table-cell office:value-type="float" office:value="0.886059" calcext:value-type="float">
            <text:p>0,886059</text:p>
          </table:table-cell>
          <table:table-cell office:value-type="float" office:value="6.51419" calcext:value-type="float">
            <text:p>6,51419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991" calcext:value-type="float">
            <text:p>0,121991</text:p>
          </table:table-cell>
          <table:table-cell office:value-type="float" office:value="0.421991" calcext:value-type="float">
            <text:p>0,421991</text:p>
          </table:table-cell>
          <table:table-cell office:value-type="float" office:value="0.938104" calcext:value-type="float">
            <text:p>0,938104</text:p>
          </table:table-cell>
          <table:table-cell office:value-type="float" office:value="6.2895" calcext:value-type="float">
            <text:p>6,2895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502" calcext:value-type="float">
            <text:p>0,0159502</text:p>
          </table:table-cell>
          <table:table-cell office:value-type="float" office:value="0.12154" calcext:value-type="float">
            <text:p>0,12154</text:p>
          </table:table-cell>
          <table:table-cell office:value-type="float" office:value="0.421255" calcext:value-type="float">
            <text:p>0,421255</text:p>
          </table:table-cell>
          <table:table-cell office:value-type="float" office:value="0.935731" calcext:value-type="float">
            <text:p>0,935731</text:p>
          </table:table-cell>
          <table:table-cell office:value-type="float" office:value="6.28085" calcext:value-type="float">
            <text:p>6,280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1547" calcext:value-type="float">
            <text:p>0,871547</text:p>
          </table:table-cell>
          <table:table-cell office:value-type="float" office:value="6.39167" calcext:value-type="float">
            <text:p>6,39167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088" calcext:value-type="float">
            <text:p>0,886088</text:p>
          </table:table-cell>
          <table:table-cell office:value-type="float" office:value="6.51459" calcext:value-type="float">
            <text:p>6,51459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022" calcext:value-type="float">
            <text:p>0,0160022</text:p>
          </table:table-cell>
          <table:table-cell office:value-type="float" office:value="0.121997" calcext:value-type="float">
            <text:p>0,121997</text:p>
          </table:table-cell>
          <table:table-cell office:value-type="float" office:value="0.429263" calcext:value-type="float">
            <text:p>0,429263</text:p>
          </table:table-cell>
          <table:table-cell office:value-type="float" office:value="0.945746" calcext:value-type="float">
            <text:p>0,945746</text:p>
          </table:table-cell>
          <table:table-cell office:value-type="float" office:value="6.29297" calcext:value-type="float">
            <text:p>6,29297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21" calcext:value-type="float">
            <text:p>0,016021</text:p>
          </table:table-cell>
          <table:table-cell office:value-type="float" office:value="0.121702" calcext:value-type="float">
            <text:p>0,121702</text:p>
          </table:table-cell>
          <table:table-cell office:value-type="float" office:value="0.430362" calcext:value-type="float">
            <text:p>0,430362</text:p>
          </table:table-cell>
          <table:table-cell office:value-type="float" office:value="0.944997" calcext:value-type="float">
            <text:p>0,944997</text:p>
          </table:table-cell>
          <table:table-cell office:value-type="float" office:value="6.2789" calcext:value-type="float">
            <text:p>6,278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208" calcext:value-type="float">
            <text:p>0,00153208</text:p>
          </table:table-cell>
          <table:table-cell office:value-type="float" office:value="0.87182" calcext:value-type="float">
            <text:p>0,87182</text:p>
          </table:table-cell>
          <table:table-cell office:value-type="float" office:value="6.39828" calcext:value-type="float">
            <text:p>6,39828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5566" calcext:value-type="float">
            <text:p>0,885566</text:p>
          </table:table-cell>
          <table:table-cell office:value-type="float" office:value="6.51388" calcext:value-type="float">
            <text:p>6,51388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60348" calcext:value-type="float">
            <text:p>0,0160348</text:p>
          </table:table-cell>
          <table:table-cell office:value-type="float" office:value="0.122023" calcext:value-type="float">
            <text:p>0,122023</text:p>
          </table:table-cell>
          <table:table-cell office:value-type="float" office:value="0.422046" calcext:value-type="float">
            <text:p>0,422046</text:p>
          </table:table-cell>
          <table:table-cell office:value-type="float" office:value="0.944747" calcext:value-type="float">
            <text:p>0,944747</text:p>
          </table:table-cell>
          <table:table-cell office:value-type="float" office:value="6.29236" calcext:value-type="float">
            <text:p>6,29236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812" calcext:value-type="float">
            <text:p>0,0159812</text:p>
          </table:table-cell>
          <table:table-cell office:value-type="float" office:value="0.120967" calcext:value-type="float">
            <text:p>0,120967</text:p>
          </table:table-cell>
          <table:table-cell office:value-type="float" office:value="0.427814" calcext:value-type="float">
            <text:p>0,427814</text:p>
          </table:table-cell>
          <table:table-cell office:value-type="float" office:value="0.942811" calcext:value-type="float">
            <text:p>0,942811</text:p>
          </table:table-cell>
          <table:table-cell office:value-type="float" office:value="6.27941" calcext:value-type="float">
            <text:p>6,2794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283" calcext:value-type="float">
            <text:p>0,00156283</text:p>
          </table:table-cell>
          <table:table-cell office:value-type="float" office:value="0.872092" calcext:value-type="float">
            <text:p>0,872092</text:p>
          </table:table-cell>
          <table:table-cell office:value-type="float" office:value="6.39336" calcext:value-type="float">
            <text:p>6,39336</text:p>
          </table:table-cell>
          <table:table-cell office:value-type="float" office:value="0.00159001" calcext:value-type="float">
            <text:p>0,00159001</text:p>
          </table:table-cell>
          <table:table-cell office:value-type="float" office:value="0.886654" calcext:value-type="float">
            <text:p>0,886654</text:p>
          </table:table-cell>
          <table:table-cell office:value-type="float" office:value="6.50834" calcext:value-type="float">
            <text:p>6,5083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799" calcext:value-type="float">
            <text:p>0,00799799</text:p>
          </table:table-cell>
          <table:table-cell office:value-type="float" office:value="0.0160041" calcext:value-type="float">
            <text:p>0,0160041</text:p>
          </table:table-cell>
          <table:table-cell office:value-type="float" office:value="0.121997" calcext:value-type="float">
            <text:p>0,121997</text:p>
          </table:table-cell>
          <table:table-cell office:value-type="float" office:value="0.431665" calcext:value-type="float">
            <text:p>0,431665</text:p>
          </table:table-cell>
          <table:table-cell office:value-type="float" office:value="0.944907" calcext:value-type="float">
            <text:p>0,944907</text:p>
          </table:table-cell>
          <table:table-cell office:value-type="float" office:value="6.29974" calcext:value-type="float">
            <text:p>6,29974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60091" calcext:value-type="float">
            <text:p>0,0160091</text:p>
          </table:table-cell>
          <table:table-cell office:value-type="float" office:value="0.121598" calcext:value-type="float">
            <text:p>0,121598</text:p>
          </table:table-cell>
          <table:table-cell office:value-type="float" office:value="0.428561" calcext:value-type="float">
            <text:p>0,428561</text:p>
          </table:table-cell>
          <table:table-cell office:value-type="float" office:value="0.942297" calcext:value-type="float">
            <text:p>0,942297</text:p>
          </table:table-cell>
          <table:table-cell office:value-type="float" office:value="6.27351" calcext:value-type="float">
            <text:p>6,2735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2399" calcext:value-type="float">
            <text:p>0,872399</text:p>
          </table:table-cell>
          <table:table-cell office:value-type="float" office:value="6.38968" calcext:value-type="float">
            <text:p>6,38968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5453" calcext:value-type="float">
            <text:p>0,885453</text:p>
          </table:table-cell>
          <table:table-cell office:value-type="float" office:value="6.50673" calcext:value-type="float">
            <text:p>6,50673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751" calcext:value-type="float">
            <text:p>0,0079751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429126" calcext:value-type="float">
            <text:p>0,429126</text:p>
          </table:table-cell>
          <table:table-cell office:value-type="float" office:value="0.944555" calcext:value-type="float">
            <text:p>0,944555</text:p>
          </table:table-cell>
          <table:table-cell office:value-type="float" office:value="6.29073" calcext:value-type="float">
            <text:p>6,29073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505" calcext:value-type="float">
            <text:p>0,121505</text:p>
          </table:table-cell>
          <table:table-cell office:value-type="float" office:value="0.427913" calcext:value-type="float">
            <text:p>0,427913</text:p>
          </table:table-cell>
          <table:table-cell office:value-type="float" office:value="0.942786" calcext:value-type="float">
            <text:p>0,942786</text:p>
          </table:table-cell>
          <table:table-cell office:value-type="float" office:value="6.27298" calcext:value-type="float">
            <text:p>6,272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2448" calcext:value-type="float">
            <text:p>0,872448</text:p>
          </table:table-cell>
          <table:table-cell office:value-type="float" office:value="6.39369" calcext:value-type="float">
            <text:p>6,39369</text:p>
          </table:table-cell>
          <table:table-cell office:value-type="float" office:value="0.00159311" calcext:value-type="float">
            <text:p>0,00159311</text:p>
          </table:table-cell>
          <table:table-cell office:value-type="float" office:value="0.885867" calcext:value-type="float">
            <text:p>0,885867</text:p>
          </table:table-cell>
          <table:table-cell office:value-type="float" office:value="6.50897" calcext:value-type="float">
            <text:p>6,50897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991" calcext:value-type="float">
            <text:p>0,0159991</text:p>
          </table:table-cell>
          <table:table-cell office:value-type="float" office:value="0.121931" calcext:value-type="float">
            <text:p>0,121931</text:p>
          </table:table-cell>
          <table:table-cell office:value-type="float" office:value="0.429015" calcext:value-type="float">
            <text:p>0,429015</text:p>
          </table:table-cell>
          <table:table-cell office:value-type="float" office:value="0.945172" calcext:value-type="float">
            <text:p>0,945172</text:p>
          </table:table-cell>
          <table:table-cell office:value-type="float" office:value="6.29853" calcext:value-type="float">
            <text:p>6,29853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60239" calcext:value-type="float">
            <text:p>0,0160239</text:p>
          </table:table-cell>
          <table:table-cell office:value-type="float" office:value="0.121656" calcext:value-type="float">
            <text:p>0,121656</text:p>
          </table:table-cell>
          <table:table-cell office:value-type="float" office:value="0.421419" calcext:value-type="float">
            <text:p>0,421419</text:p>
          </table:table-cell>
          <table:table-cell office:value-type="float" office:value="0.942385" calcext:value-type="float">
            <text:p>0,942385</text:p>
          </table:table-cell>
          <table:table-cell office:value-type="float" office:value="6.27404" calcext:value-type="float">
            <text:p>6,2740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518" calcext:value-type="float">
            <text:p>0,00153518</text:p>
          </table:table-cell>
          <table:table-cell office:value-type="float" office:value="0.871735" calcext:value-type="float">
            <text:p>0,871735</text:p>
          </table:table-cell>
          <table:table-cell office:value-type="float" office:value="6.39179" calcext:value-type="float">
            <text:p>6,39179</text:p>
          </table:table-cell>
          <table:table-cell office:value-type="float" office:value="0.00160503" calcext:value-type="float">
            <text:p>0,00160503</text:p>
          </table:table-cell>
          <table:table-cell office:value-type="float" office:value="0.886148" calcext:value-type="float">
            <text:p>0,886148</text:p>
          </table:table-cell>
          <table:table-cell office:value-type="float" office:value="6.51499" calcext:value-type="float">
            <text:p>6,51499</text:p>
          </table:table-cell>
          <table:table-cell office:value-type="float" office:value="0.000873804" calcext:value-type="float">
            <text:p>0,000873804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2" calcext:value-type="float">
            <text:p>0,016012</text:p>
          </table:table-cell>
          <table:table-cell office:value-type="float" office:value="0.121839" calcext:value-type="float">
            <text:p>0,121839</text:p>
          </table:table-cell>
          <table:table-cell office:value-type="float" office:value="0.431224" calcext:value-type="float">
            <text:p>0,431224</text:p>
          </table:table-cell>
          <table:table-cell office:value-type="float" office:value="0.944834" calcext:value-type="float">
            <text:p>0,944834</text:p>
          </table:table-cell>
          <table:table-cell office:value-type="float" office:value="6.29263" calcext:value-type="float">
            <text:p>6,29263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328" calcext:value-type="float">
            <text:p>0,0080328</text:p>
          </table:table-cell>
          <table:table-cell office:value-type="float" office:value="0.0159998" calcext:value-type="float">
            <text:p>0,0159998</text:p>
          </table:table-cell>
          <table:table-cell office:value-type="float" office:value="0.121643" calcext:value-type="float">
            <text:p>0,121643</text:p>
          </table:table-cell>
          <table:table-cell office:value-type="float" office:value="0.427839" calcext:value-type="float">
            <text:p>0,427839</text:p>
          </table:table-cell>
          <table:table-cell office:value-type="float" office:value="0.936318" calcext:value-type="float">
            <text:p>0,936318</text:p>
          </table:table-cell>
          <table:table-cell office:value-type="float" office:value="6.27774" calcext:value-type="float">
            <text:p>6,2777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901" calcext:value-type="float">
            <text:p>0,00154901</text:p>
          </table:table-cell>
          <table:table-cell office:value-type="float" office:value="0.872193" calcext:value-type="float">
            <text:p>0,872193</text:p>
          </table:table-cell>
          <table:table-cell office:value-type="float" office:value="6.39573" calcext:value-type="float">
            <text:p>6,39573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072" calcext:value-type="float">
            <text:p>0,886072</text:p>
          </table:table-cell>
          <table:table-cell office:value-type="float" office:value="6.5091" calcext:value-type="float">
            <text:p>6,5091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7606" calcext:value-type="float">
            <text:p>0,00797606</text:p>
          </table:table-cell>
          <table:table-cell office:value-type="float" office:value="0.0160191" calcext:value-type="float">
            <text:p>0,0160191</text:p>
          </table:table-cell>
          <table:table-cell office:value-type="float" office:value="0.121863" calcext:value-type="float">
            <text:p>0,121863</text:p>
          </table:table-cell>
          <table:table-cell office:value-type="float" office:value="0.428892" calcext:value-type="float">
            <text:p>0,428892</text:p>
          </table:table-cell>
          <table:table-cell office:value-type="float" office:value="0.944523" calcext:value-type="float">
            <text:p>0,944523</text:p>
          </table:table-cell>
          <table:table-cell office:value-type="float" office:value="6.28965" calcext:value-type="float">
            <text:p>6,28965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3" calcext:value-type="float">
            <text:p>0,008003</text:p>
          </table:table-cell>
          <table:table-cell office:value-type="float" office:value="0.0160122" calcext:value-type="float">
            <text:p>0,0160122</text:p>
          </table:table-cell>
          <table:table-cell office:value-type="float" office:value="0.121541" calcext:value-type="float">
            <text:p>0,121541</text:p>
          </table:table-cell>
          <table:table-cell office:value-type="float" office:value="0.428005" calcext:value-type="float">
            <text:p>0,428005</text:p>
          </table:table-cell>
          <table:table-cell office:value-type="float" office:value="0.942303" calcext:value-type="float">
            <text:p>0,942303</text:p>
          </table:table-cell>
          <table:table-cell office:value-type="float" office:value="6.27313" calcext:value-type="float">
            <text:p>6,2731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2526" calcext:value-type="float">
            <text:p>0,872526</text:p>
          </table:table-cell>
          <table:table-cell office:value-type="float" office:value="6.39087" calcext:value-type="float">
            <text:p>6,39087</text:p>
          </table:table-cell>
          <table:table-cell office:value-type="float" office:value="0.00157189" calcext:value-type="float">
            <text:p>0,00157189</text:p>
          </table:table-cell>
          <table:table-cell office:value-type="float" office:value="0.885281" calcext:value-type="float">
            <text:p>0,885281</text:p>
          </table:table-cell>
          <table:table-cell office:value-type="float" office:value="6.51044" calcext:value-type="float">
            <text:p>6,51044</text:p>
          </table:table-cell>
          <table:table-cell office:value-type="float" office:value="0.000880003" calcext:value-type="float">
            <text:p>0,000880003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6022" calcext:value-type="float">
            <text:p>0,016022</text:p>
          </table:table-cell>
          <table:table-cell office:value-type="float" office:value="0.121859" calcext:value-type="float">
            <text:p>0,121859</text:p>
          </table:table-cell>
          <table:table-cell office:value-type="float" office:value="0.431296" calcext:value-type="float">
            <text:p>0,431296</text:p>
          </table:table-cell>
          <table:table-cell office:value-type="float" office:value="0.945337" calcext:value-type="float">
            <text:p>0,945337</text:p>
          </table:table-cell>
          <table:table-cell office:value-type="float" office:value="6.2962" calcext:value-type="float">
            <text:p>6,2962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779" calcext:value-type="float">
            <text:p>0,00802779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526" calcext:value-type="float">
            <text:p>0,121526</text:p>
          </table:table-cell>
          <table:table-cell office:value-type="float" office:value="0.430449" calcext:value-type="float">
            <text:p>0,430449</text:p>
          </table:table-cell>
          <table:table-cell office:value-type="float" office:value="0.94428" calcext:value-type="float">
            <text:p>0,94428</text:p>
          </table:table-cell>
          <table:table-cell office:value-type="float" office:value="6.27356" calcext:value-type="float">
            <text:p>6,2735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309" calcext:value-type="float">
            <text:p>0,00157309</text:p>
          </table:table-cell>
          <table:table-cell office:value-type="float" office:value="0.871696" calcext:value-type="float">
            <text:p>0,871696</text:p>
          </table:table-cell>
          <table:table-cell office:value-type="float" office:value="6.39655" calcext:value-type="float">
            <text:p>6,39655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6229" calcext:value-type="float">
            <text:p>0,886229</text:p>
          </table:table-cell>
          <table:table-cell office:value-type="float" office:value="6.51231" calcext:value-type="float">
            <text:p>6,51231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582" calcext:value-type="float">
            <text:p>0,00797582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906" calcext:value-type="float">
            <text:p>0,121906</text:p>
          </table:table-cell>
          <table:table-cell office:value-type="float" office:value="0.429075" calcext:value-type="float">
            <text:p>0,429075</text:p>
          </table:table-cell>
          <table:table-cell office:value-type="float" office:value="0.941621" calcext:value-type="float">
            <text:p>0,941621</text:p>
          </table:table-cell>
          <table:table-cell office:value-type="float" office:value="6.29153" calcext:value-type="float">
            <text:p>6,29153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8137" calcext:value-type="float">
            <text:p>0,428137</text:p>
          </table:table-cell>
          <table:table-cell office:value-type="float" office:value="0.943578" calcext:value-type="float">
            <text:p>0,943578</text:p>
          </table:table-cell>
          <table:table-cell office:value-type="float" office:value="6.27463" calcext:value-type="float">
            <text:p>6,2746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115" calcext:value-type="float">
            <text:p>0,00155115</text:p>
          </table:table-cell>
          <table:table-cell office:value-type="float" office:value="0.871295" calcext:value-type="float">
            <text:p>0,871295</text:p>
          </table:table-cell>
          <table:table-cell office:value-type="float" office:value="6.39262" calcext:value-type="float">
            <text:p>6,39262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038" calcext:value-type="float">
            <text:p>0,886038</text:p>
          </table:table-cell>
          <table:table-cell office:value-type="float" office:value="6.51088" calcext:value-type="float">
            <text:p>6,51088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7987" calcext:value-type="float">
            <text:p>0,00797987</text:p>
          </table:table-cell>
          <table:table-cell office:value-type="float" office:value="0.015991" calcext:value-type="float">
            <text:p>0,015991</text:p>
          </table:table-cell>
          <table:table-cell office:value-type="float" office:value="0.121984" calcext:value-type="float">
            <text:p>0,121984</text:p>
          </table:table-cell>
          <table:table-cell office:value-type="float" office:value="0.431414" calcext:value-type="float">
            <text:p>0,431414</text:p>
          </table:table-cell>
          <table:table-cell office:value-type="float" office:value="0.946784" calcext:value-type="float">
            <text:p>0,946784</text:p>
          </table:table-cell>
          <table:table-cell office:value-type="float" office:value="6.29162" calcext:value-type="float">
            <text:p>6,29162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53" calcext:value-type="float">
            <text:p>0,12153</text:p>
          </table:table-cell>
          <table:table-cell office:value-type="float" office:value="0.428036" calcext:value-type="float">
            <text:p>0,428036</text:p>
          </table:table-cell>
          <table:table-cell office:value-type="float" office:value="0.942383" calcext:value-type="float">
            <text:p>0,942383</text:p>
          </table:table-cell>
          <table:table-cell office:value-type="float" office:value="6.27507" calcext:value-type="float">
            <text:p>6,2750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87" calcext:value-type="float">
            <text:p>0,00155687</text:p>
          </table:table-cell>
          <table:table-cell office:value-type="float" office:value="0.871778" calcext:value-type="float">
            <text:p>0,871778</text:p>
          </table:table-cell>
          <table:table-cell office:value-type="float" office:value="6.39145" calcext:value-type="float">
            <text:p>6,39145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5829" calcext:value-type="float">
            <text:p>0,885829</text:p>
          </table:table-cell>
          <table:table-cell office:value-type="float" office:value="6.5148" calcext:value-type="float">
            <text:p>6,5148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801" calcext:value-type="float">
            <text:p>0,121801</text:p>
          </table:table-cell>
          <table:table-cell office:value-type="float" office:value="0.430522" calcext:value-type="float">
            <text:p>0,430522</text:p>
          </table:table-cell>
          <table:table-cell office:value-type="float" office:value="0.945345" calcext:value-type="float">
            <text:p>0,945345</text:p>
          </table:table-cell>
          <table:table-cell office:value-type="float" office:value="6.28961" calcext:value-type="float">
            <text:p>6,2896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588" calcext:value-type="float">
            <text:p>0,00802588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587" calcext:value-type="float">
            <text:p>0,121587</text:p>
          </table:table-cell>
          <table:table-cell office:value-type="float" office:value="0.504044" calcext:value-type="float">
            <text:p>0,504044</text:p>
          </table:table-cell>
          <table:table-cell office:value-type="float" office:value="0.942401" calcext:value-type="float">
            <text:p>0,942401</text:p>
          </table:table-cell>
          <table:table-cell office:value-type="float" office:value="6.27512" calcext:value-type="float">
            <text:p>6,2751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97" calcext:value-type="float">
            <text:p>0,00155997</text:p>
          </table:table-cell>
          <table:table-cell office:value-type="float" office:value="0.872051" calcext:value-type="float">
            <text:p>0,872051</text:p>
          </table:table-cell>
          <table:table-cell office:value-type="float" office:value="6.39193" calcext:value-type="float">
            <text:p>6,39193</text:p>
          </table:table-cell>
          <table:table-cell office:value-type="float" office:value="0.00159788" calcext:value-type="float">
            <text:p>0,00159788</text:p>
          </table:table-cell>
          <table:table-cell office:value-type="float" office:value="0.885852" calcext:value-type="float">
            <text:p>0,885852</text:p>
          </table:table-cell>
          <table:table-cell office:value-type="float" office:value="6.50952" calcext:value-type="float">
            <text:p>6,50952</text:p>
          </table:table-cell>
          <table:table-cell office:value-type="float" office:value="0.000872135" calcext:value-type="float">
            <text:p>0,000872135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8897" calcext:value-type="float">
            <text:p>0,428897</text:p>
          </table:table-cell>
          <table:table-cell office:value-type="float" office:value="0.945129" calcext:value-type="float">
            <text:p>0,945129</text:p>
          </table:table-cell>
          <table:table-cell office:value-type="float" office:value="6.2966" calcext:value-type="float">
            <text:p>6,2966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142" calcext:value-type="float">
            <text:p>0,0080142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1201" calcext:value-type="float">
            <text:p>0,421201</text:p>
          </table:table-cell>
          <table:table-cell office:value-type="float" office:value="0.935704" calcext:value-type="float">
            <text:p>0,935704</text:p>
          </table:table-cell>
          <table:table-cell office:value-type="float" office:value="6.27283" calcext:value-type="float">
            <text:p>6,272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2147" calcext:value-type="float">
            <text:p>0,872147</text:p>
          </table:table-cell>
          <table:table-cell office:value-type="float" office:value="6.3963" calcext:value-type="float">
            <text:p>6,3963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615" calcext:value-type="float">
            <text:p>0,885615</text:p>
          </table:table-cell>
          <table:table-cell office:value-type="float" office:value="6.50932" calcext:value-type="float">
            <text:p>6,50932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16" calcext:value-type="float">
            <text:p>0,00798416</text:p>
          </table:table-cell>
          <table:table-cell office:value-type="float" office:value="0.0159731" calcext:value-type="float">
            <text:p>0,0159731</text:p>
          </table:table-cell>
          <table:table-cell office:value-type="float" office:value="0.121943" calcext:value-type="float">
            <text:p>0,121943</text:p>
          </table:table-cell>
          <table:table-cell office:value-type="float" office:value="0.431466" calcext:value-type="float">
            <text:p>0,431466</text:p>
          </table:table-cell>
          <table:table-cell office:value-type="float" office:value="0.937866" calcext:value-type="float">
            <text:p>0,937866</text:p>
          </table:table-cell>
          <table:table-cell office:value-type="float" office:value="6.29693" calcext:value-type="float">
            <text:p>6,29693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514" calcext:value-type="float">
            <text:p>0,121514</text:p>
          </table:table-cell>
          <table:table-cell office:value-type="float" office:value="0.427781" calcext:value-type="float">
            <text:p>0,427781</text:p>
          </table:table-cell>
          <table:table-cell office:value-type="float" office:value="0.936322" calcext:value-type="float">
            <text:p>0,936322</text:p>
          </table:table-cell>
          <table:table-cell office:value-type="float" office:value="6.27366" calcext:value-type="float">
            <text:p>6,2736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354" calcext:value-type="float">
            <text:p>0,872354</text:p>
          </table:table-cell>
          <table:table-cell office:value-type="float" office:value="6.39679" calcext:value-type="float">
            <text:p>6,39679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909" calcext:value-type="float">
            <text:p>0,886909</text:p>
          </table:table-cell>
          <table:table-cell office:value-type="float" office:value="6.51857" calcext:value-type="float">
            <text:p>6,5185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1918" calcext:value-type="float">
            <text:p>0,121918</text:p>
          </table:table-cell>
          <table:table-cell office:value-type="float" office:value="0.431271" calcext:value-type="float">
            <text:p>0,431271</text:p>
          </table:table-cell>
          <table:table-cell office:value-type="float" office:value="0.945114" calcext:value-type="float">
            <text:p>0,945114</text:p>
          </table:table-cell>
          <table:table-cell office:value-type="float" office:value="6.29327" calcext:value-type="float">
            <text:p>6,29327</text:p>
          </table:table-cell>
          <table:table-cell office:value-type="float" office:value="0.000889778" calcext:value-type="float">
            <text:p>0,000889778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562" calcext:value-type="float">
            <text:p>0,0159562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30646" calcext:value-type="float">
            <text:p>0,430646</text:p>
          </table:table-cell>
          <table:table-cell office:value-type="float" office:value="0.942723" calcext:value-type="float">
            <text:p>0,942723</text:p>
          </table:table-cell>
          <table:table-cell office:value-type="float" office:value="6.2756" calcext:value-type="float">
            <text:p>6,275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306" calcext:value-type="float">
            <text:p>0,00155306</text:p>
          </table:table-cell>
          <table:table-cell office:value-type="float" office:value="0.872503" calcext:value-type="float">
            <text:p>0,872503</text:p>
          </table:table-cell>
          <table:table-cell office:value-type="float" office:value="6.39675" calcext:value-type="float">
            <text:p>6,39675</text:p>
          </table:table-cell>
          <table:table-cell office:value-type="float" office:value="0.00158691" calcext:value-type="float">
            <text:p>0,00158691</text:p>
          </table:table-cell>
          <table:table-cell office:value-type="float" office:value="0.885198" calcext:value-type="float">
            <text:p>0,885198</text:p>
          </table:table-cell>
          <table:table-cell office:value-type="float" office:value="6.51815" calcext:value-type="float">
            <text:p>6,51815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9799" calcext:value-type="float">
            <text:p>0,00799799</text:p>
          </table:table-cell>
          <table:table-cell office:value-type="float" office:value="0.0159788" calcext:value-type="float">
            <text:p>0,0159788</text:p>
          </table:table-cell>
          <table:table-cell office:value-type="float" office:value="0.121935" calcext:value-type="float">
            <text:p>0,121935</text:p>
          </table:table-cell>
          <table:table-cell office:value-type="float" office:value="0.431096" calcext:value-type="float">
            <text:p>0,431096</text:p>
          </table:table-cell>
          <table:table-cell office:value-type="float" office:value="0.937786" calcext:value-type="float">
            <text:p>0,937786</text:p>
          </table:table-cell>
          <table:table-cell office:value-type="float" office:value="6.29087" calcext:value-type="float">
            <text:p>6,2908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991" calcext:value-type="float">
            <text:p>0,00800991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8047" calcext:value-type="float">
            <text:p>0,428047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7291" calcext:value-type="float">
            <text:p>6,2729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306" calcext:value-type="float">
            <text:p>0,00155306</text:p>
          </table:table-cell>
          <table:table-cell office:value-type="float" office:value="0.872424" calcext:value-type="float">
            <text:p>0,872424</text:p>
          </table:table-cell>
          <table:table-cell office:value-type="float" office:value="6.40088" calcext:value-type="float">
            <text:p>6,40088</text:p>
          </table:table-cell>
          <table:table-cell office:value-type="float" office:value="0.00158095" calcext:value-type="float">
            <text:p>0,00158095</text:p>
          </table:table-cell>
          <table:table-cell office:value-type="float" office:value="0.885548" calcext:value-type="float">
            <text:p>0,885548</text:p>
          </table:table-cell>
          <table:table-cell office:value-type="float" office:value="6.51471" calcext:value-type="float">
            <text:p>6,51471</text:p>
          </table:table-cell>
          <table:table-cell office:value-type="float" office:value="0.000880003" calcext:value-type="float">
            <text:p>0,000880003</text:p>
          </table:table-cell>
          <table:table-cell office:value-type="float" office:value="0.00798821" calcext:value-type="float">
            <text:p>0,00798821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916" calcext:value-type="float">
            <text:p>0,121916</text:p>
          </table:table-cell>
          <table:table-cell office:value-type="float" office:value="0.422415" calcext:value-type="float">
            <text:p>0,422415</text:p>
          </table:table-cell>
          <table:table-cell office:value-type="float" office:value="0.945556" calcext:value-type="float">
            <text:p>0,945556</text:p>
          </table:table-cell>
          <table:table-cell office:value-type="float" office:value="6.29446" calcext:value-type="float">
            <text:p>6,29446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3518" calcext:value-type="float">
            <text:p>0,00803518</text:p>
          </table:table-cell>
          <table:table-cell office:value-type="float" office:value="0.0159979" calcext:value-type="float">
            <text:p>0,0159979</text:p>
          </table:table-cell>
          <table:table-cell office:value-type="float" office:value="0.121522" calcext:value-type="float">
            <text:p>0,121522</text:p>
          </table:table-cell>
          <table:table-cell office:value-type="float" office:value="0.427897" calcext:value-type="float">
            <text:p>0,427897</text:p>
          </table:table-cell>
          <table:table-cell office:value-type="float" office:value="0.945276" calcext:value-type="float">
            <text:p>0,945276</text:p>
          </table:table-cell>
          <table:table-cell office:value-type="float" office:value="6.28287" calcext:value-type="float">
            <text:p>6,2828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687" calcext:value-type="float">
            <text:p>0,00155687</text:p>
          </table:table-cell>
          <table:table-cell office:value-type="float" office:value="0.873234" calcext:value-type="float">
            <text:p>0,873234</text:p>
          </table:table-cell>
          <table:table-cell office:value-type="float" office:value="6.39707" calcext:value-type="float">
            <text:p>6,39707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083" calcext:value-type="float">
            <text:p>0,885083</text:p>
          </table:table-cell>
          <table:table-cell office:value-type="float" office:value="6.50914" calcext:value-type="float">
            <text:p>6,5091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7391" calcext:value-type="float">
            <text:p>0,00797391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28887" calcext:value-type="float">
            <text:p>0,428887</text:p>
          </table:table-cell>
          <table:table-cell office:value-type="float" office:value="0.945049" calcext:value-type="float">
            <text:p>0,945049</text:p>
          </table:table-cell>
          <table:table-cell office:value-type="float" office:value="6.29221" calcext:value-type="float">
            <text:p>6,29221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2088" calcext:value-type="float">
            <text:p>0,00802088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63" calcext:value-type="float">
            <text:p>0,12163</text:p>
          </table:table-cell>
          <table:table-cell office:value-type="float" office:value="0.430491" calcext:value-type="float">
            <text:p>0,430491</text:p>
          </table:table-cell>
          <table:table-cell office:value-type="float" office:value="0.942602" calcext:value-type="float">
            <text:p>0,942602</text:p>
          </table:table-cell>
          <table:table-cell office:value-type="float" office:value="6.27718" calcext:value-type="float">
            <text:p>6,2771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552" calcext:value-type="float">
            <text:p>0,872552</text:p>
          </table:table-cell>
          <table:table-cell office:value-type="float" office:value="6.39882" calcext:value-type="float">
            <text:p>6,39882</text:p>
          </table:table-cell>
          <table:table-cell office:value-type="float" office:value="0.00159907" calcext:value-type="float">
            <text:p>0,00159907</text:p>
          </table:table-cell>
          <table:table-cell office:value-type="float" office:value="0.885764" calcext:value-type="float">
            <text:p>0,885764</text:p>
          </table:table-cell>
          <table:table-cell office:value-type="float" office:value="6.50643" calcext:value-type="float">
            <text:p>6,50643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6914" calcext:value-type="float">
            <text:p>0,00796914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955" calcext:value-type="float">
            <text:p>0,121955</text:p>
          </table:table-cell>
          <table:table-cell office:value-type="float" office:value="0.429333" calcext:value-type="float">
            <text:p>0,429333</text:p>
          </table:table-cell>
          <table:table-cell office:value-type="float" office:value="0.945044" calcext:value-type="float">
            <text:p>0,945044</text:p>
          </table:table-cell>
          <table:table-cell office:value-type="float" office:value="6.29278" calcext:value-type="float">
            <text:p>6,29278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2016" calcext:value-type="float">
            <text:p>0,00802016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527" calcext:value-type="float">
            <text:p>0,121527</text:p>
          </table:table-cell>
          <table:table-cell office:value-type="float" office:value="0.420977" calcext:value-type="float">
            <text:p>0,420977</text:p>
          </table:table-cell>
          <table:table-cell office:value-type="float" office:value="0.942419" calcext:value-type="float">
            <text:p>0,942419</text:p>
          </table:table-cell>
          <table:table-cell office:value-type="float" office:value="6.28132" calcext:value-type="float">
            <text:p>6,2813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114" calcext:value-type="float">
            <text:p>0,00154114</text:p>
          </table:table-cell>
          <table:table-cell office:value-type="float" office:value="0.872104" calcext:value-type="float">
            <text:p>0,872104</text:p>
          </table:table-cell>
          <table:table-cell office:value-type="float" office:value="6.39482" calcext:value-type="float">
            <text:p>6,39482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5452" calcext:value-type="float">
            <text:p>0,885452</text:p>
          </table:table-cell>
          <table:table-cell office:value-type="float" office:value="6.50988" calcext:value-type="float">
            <text:p>6,50988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108" calcext:value-type="float">
            <text:p>0,00799108</text:p>
          </table:table-cell>
          <table:table-cell office:value-type="float" office:value="0.0160038" calcext:value-type="float">
            <text:p>0,0160038</text:p>
          </table:table-cell>
          <table:table-cell office:value-type="float" office:value="0.121914" calcext:value-type="float">
            <text:p>0,121914</text:p>
          </table:table-cell>
          <table:table-cell office:value-type="float" office:value="0.431261" calcext:value-type="float">
            <text:p>0,431261</text:p>
          </table:table-cell>
          <table:table-cell office:value-type="float" office:value="0.944516" calcext:value-type="float">
            <text:p>0,944516</text:p>
          </table:table-cell>
          <table:table-cell office:value-type="float" office:value="6.2902" calcext:value-type="float">
            <text:p>6,2902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03" calcext:value-type="float">
            <text:p>0,008003</text:p>
          </table:table-cell>
          <table:table-cell office:value-type="float" office:value="0.01597" calcext:value-type="float">
            <text:p>0,01597</text:p>
          </table:table-cell>
          <table:table-cell office:value-type="float" office:value="0.121597" calcext:value-type="float">
            <text:p>0,121597</text:p>
          </table:table-cell>
          <table:table-cell office:value-type="float" office:value="0.430382" calcext:value-type="float">
            <text:p>0,430382</text:p>
          </table:table-cell>
          <table:table-cell office:value-type="float" office:value="0.943081" calcext:value-type="float">
            <text:p>0,943081</text:p>
          </table:table-cell>
          <table:table-cell office:value-type="float" office:value="6.28072" calcext:value-type="float">
            <text:p>6,2807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1718" calcext:value-type="float">
            <text:p>0,871718</text:p>
          </table:table-cell>
          <table:table-cell office:value-type="float" office:value="6.38881" calcext:value-type="float">
            <text:p>6,38881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181" calcext:value-type="float">
            <text:p>0,886181</text:p>
          </table:table-cell>
          <table:table-cell office:value-type="float" office:value="6.51095" calcext:value-type="float">
            <text:p>6,51095</text:p>
          </table:table-cell>
          <table:table-cell office:value-type="float" office:value="0.000878811" calcext:value-type="float">
            <text:p>0,000878811</text:p>
          </table:table-cell>
          <table:table-cell office:value-type="float" office:value="0.00797987" calcext:value-type="float">
            <text:p>0,00797987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2016" calcext:value-type="float">
            <text:p>0,122016</text:p>
          </table:table-cell>
          <table:table-cell office:value-type="float" office:value="0.431344" calcext:value-type="float">
            <text:p>0,431344</text:p>
          </table:table-cell>
          <table:table-cell office:value-type="float" office:value="0.94509" calcext:value-type="float">
            <text:p>0,94509</text:p>
          </table:table-cell>
          <table:table-cell office:value-type="float" office:value="6.28991" calcext:value-type="float">
            <text:p>6,28991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37" calcext:value-type="float">
            <text:p>0,121537</text:p>
          </table:table-cell>
          <table:table-cell office:value-type="float" office:value="0.421194" calcext:value-type="float">
            <text:p>0,421194</text:p>
          </table:table-cell>
          <table:table-cell office:value-type="float" office:value="0.94558" calcext:value-type="float">
            <text:p>0,94558</text:p>
          </table:table-cell>
          <table:table-cell office:value-type="float" office:value="6.27327" calcext:value-type="float">
            <text:p>6,2732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2484" calcext:value-type="float">
            <text:p>0,872484</text:p>
          </table:table-cell>
          <table:table-cell office:value-type="float" office:value="6.3914" calcext:value-type="float">
            <text:p>6,3914</text:p>
          </table:table-cell>
          <table:table-cell office:value-type="float" office:value="0.00159287" calcext:value-type="float">
            <text:p>0,00159287</text:p>
          </table:table-cell>
          <table:table-cell office:value-type="float" office:value="0.887555" calcext:value-type="float">
            <text:p>0,887555</text:p>
          </table:table-cell>
          <table:table-cell office:value-type="float" office:value="6.51348" calcext:value-type="float">
            <text:p>6,51348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971" calcext:value-type="float">
            <text:p>0,121971</text:p>
          </table:table-cell>
          <table:table-cell office:value-type="float" office:value="0.431581" calcext:value-type="float">
            <text:p>0,431581</text:p>
          </table:table-cell>
          <table:table-cell office:value-type="float" office:value="0.944805" calcext:value-type="float">
            <text:p>0,944805</text:p>
          </table:table-cell>
          <table:table-cell office:value-type="float" office:value="6.28962" calcext:value-type="float">
            <text:p>6,28962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3614" calcext:value-type="float">
            <text:p>0,00803614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651" calcext:value-type="float">
            <text:p>0,121651</text:p>
          </table:table-cell>
          <table:table-cell office:value-type="float" office:value="0.428357" calcext:value-type="float">
            <text:p>0,428357</text:p>
          </table:table-cell>
          <table:table-cell office:value-type="float" office:value="0.93552" calcext:value-type="float">
            <text:p>0,93552</text:p>
          </table:table-cell>
          <table:table-cell office:value-type="float" office:value="6.27382" calcext:value-type="float">
            <text:p>6,2738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936" calcext:value-type="float">
            <text:p>0,871936</text:p>
          </table:table-cell>
          <table:table-cell office:value-type="float" office:value="6.39059" calcext:value-type="float">
            <text:p>6,39059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6255" calcext:value-type="float">
            <text:p>0,886255</text:p>
          </table:table-cell>
          <table:table-cell office:value-type="float" office:value="6.50909" calcext:value-type="float">
            <text:p>6,50909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928" calcext:value-type="float">
            <text:p>0,121928</text:p>
          </table:table-cell>
          <table:table-cell office:value-type="float" office:value="0.429135" calcext:value-type="float">
            <text:p>0,429135</text:p>
          </table:table-cell>
          <table:table-cell office:value-type="float" office:value="0.945051" calcext:value-type="float">
            <text:p>0,945051</text:p>
          </table:table-cell>
          <table:table-cell office:value-type="float" office:value="6.28974" calcext:value-type="float">
            <text:p>6,28974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016" calcext:value-type="float">
            <text:p>0,00802016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611" calcext:value-type="float">
            <text:p>0,121611</text:p>
          </table:table-cell>
          <table:table-cell office:value-type="float" office:value="0.421467" calcext:value-type="float">
            <text:p>0,421467</text:p>
          </table:table-cell>
          <table:table-cell office:value-type="float" office:value="0.943445" calcext:value-type="float">
            <text:p>0,943445</text:p>
          </table:table-cell>
          <table:table-cell office:value-type="float" office:value="6.27748" calcext:value-type="float">
            <text:p>6,2774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807" calcext:value-type="float">
            <text:p>0,00155807</text:p>
          </table:table-cell>
          <table:table-cell office:value-type="float" office:value="0.871808" calcext:value-type="float">
            <text:p>0,871808</text:p>
          </table:table-cell>
          <table:table-cell office:value-type="float" office:value="6.3913" calcext:value-type="float">
            <text:p>6,3913</text:p>
          </table:table-cell>
          <table:table-cell office:value-type="float" office:value="0.00160503" calcext:value-type="float">
            <text:p>0,00160503</text:p>
          </table:table-cell>
          <table:table-cell office:value-type="float" office:value="0.885745" calcext:value-type="float">
            <text:p>0,885745</text:p>
          </table:table-cell>
          <table:table-cell office:value-type="float" office:value="6.51138" calcext:value-type="float">
            <text:p>6,5113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2177" calcext:value-type="float">
            <text:p>0,122177</text:p>
          </table:table-cell>
          <table:table-cell office:value-type="float" office:value="0.431634" calcext:value-type="float">
            <text:p>0,431634</text:p>
          </table:table-cell>
          <table:table-cell office:value-type="float" office:value="0.945685" calcext:value-type="float">
            <text:p>0,945685</text:p>
          </table:table-cell>
          <table:table-cell office:value-type="float" office:value="6.29055" calcext:value-type="float">
            <text:p>6,29055</text:p>
          </table:table-cell>
          <table:table-cell office:value-type="float" office:value="0.000891209" calcext:value-type="float">
            <text:p>0,000891209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698" calcext:value-type="float">
            <text:p>0,121698</text:p>
          </table:table-cell>
          <table:table-cell office:value-type="float" office:value="0.42836" calcext:value-type="float">
            <text:p>0,42836</text:p>
          </table:table-cell>
          <table:table-cell office:value-type="float" office:value="0.936474" calcext:value-type="float">
            <text:p>0,936474</text:p>
          </table:table-cell>
          <table:table-cell office:value-type="float" office:value="6.27529" calcext:value-type="float">
            <text:p>6,2752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3" calcext:value-type="float">
            <text:p>0,873</text:p>
          </table:table-cell>
          <table:table-cell office:value-type="float" office:value="6.39171" calcext:value-type="float">
            <text:p>6,39171</text:p>
          </table:table-cell>
          <table:table-cell office:value-type="float" office:value="0.00157714" calcext:value-type="float">
            <text:p>0,00157714</text:p>
          </table:table-cell>
          <table:table-cell office:value-type="float" office:value="0.886028" calcext:value-type="float">
            <text:p>0,886028</text:p>
          </table:table-cell>
          <table:table-cell office:value-type="float" office:value="6.50861" calcext:value-type="float">
            <text:p>6,50861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985" calcext:value-type="float">
            <text:p>0,121985</text:p>
          </table:table-cell>
          <table:table-cell office:value-type="float" office:value="0.422079" calcext:value-type="float">
            <text:p>0,422079</text:p>
          </table:table-cell>
          <table:table-cell office:value-type="float" office:value="0.944866" calcext:value-type="float">
            <text:p>0,944866</text:p>
          </table:table-cell>
          <table:table-cell office:value-type="float" office:value="6.29318" calcext:value-type="float">
            <text:p>6,29318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2302" calcext:value-type="float">
            <text:p>0,00802302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21" calcext:value-type="float">
            <text:p>0,121521</text:p>
          </table:table-cell>
          <table:table-cell office:value-type="float" office:value="0.43078" calcext:value-type="float">
            <text:p>0,43078</text:p>
          </table:table-cell>
          <table:table-cell office:value-type="float" office:value="0.935694" calcext:value-type="float">
            <text:p>0,935694</text:p>
          </table:table-cell>
          <table:table-cell office:value-type="float" office:value="6.28132" calcext:value-type="float">
            <text:p>6,2813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2691" calcext:value-type="float">
            <text:p>0,872691</text:p>
          </table:table-cell>
          <table:table-cell office:value-type="float" office:value="6.3942" calcext:value-type="float">
            <text:p>6,3942</text:p>
          </table:table-cell>
          <table:table-cell office:value-type="float" office:value="0.00159812" calcext:value-type="float">
            <text:p>0,00159812</text:p>
          </table:table-cell>
          <table:table-cell office:value-type="float" office:value="0.886255" calcext:value-type="float">
            <text:p>0,886255</text:p>
          </table:table-cell>
          <table:table-cell office:value-type="float" office:value="6.52312" calcext:value-type="float">
            <text:p>6,52312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584" calcext:value-type="float">
            <text:p>0,00799584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907" calcext:value-type="float">
            <text:p>0,121907</text:p>
          </table:table-cell>
          <table:table-cell office:value-type="float" office:value="0.431323" calcext:value-type="float">
            <text:p>0,431323</text:p>
          </table:table-cell>
          <table:table-cell office:value-type="float" office:value="0.945163" calcext:value-type="float">
            <text:p>0,945163</text:p>
          </table:table-cell>
          <table:table-cell office:value-type="float" office:value="6.29289" calcext:value-type="float">
            <text:p>6,29289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2994" calcext:value-type="float">
            <text:p>0,00802994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593" calcext:value-type="float">
            <text:p>0,121593</text:p>
          </table:table-cell>
          <table:table-cell office:value-type="float" office:value="0.428323" calcext:value-type="float">
            <text:p>0,428323</text:p>
          </table:table-cell>
          <table:table-cell office:value-type="float" office:value="0.942337" calcext:value-type="float">
            <text:p>0,942337</text:p>
          </table:table-cell>
          <table:table-cell office:value-type="float" office:value="6.27486" calcext:value-type="float">
            <text:p>6,2748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38" calcext:value-type="float">
            <text:p>0,0015738</text:p>
          </table:table-cell>
          <table:table-cell office:value-type="float" office:value="0.871893" calcext:value-type="float">
            <text:p>0,871893</text:p>
          </table:table-cell>
          <table:table-cell office:value-type="float" office:value="6.40013" calcext:value-type="float">
            <text:p>6,40013</text:p>
          </table:table-cell>
          <table:table-cell office:value-type="float" office:value="0.00157595" calcext:value-type="float">
            <text:p>0,00157595</text:p>
          </table:table-cell>
          <table:table-cell office:value-type="float" office:value="0.886243" calcext:value-type="float">
            <text:p>0,886243</text:p>
          </table:table-cell>
          <table:table-cell office:value-type="float" office:value="6.52248" calcext:value-type="float">
            <text:p>6,52248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011" calcext:value-type="float">
            <text:p>0,00798011</text:p>
          </table:table-cell>
          <table:table-cell office:value-type="float" office:value="0.0159678" calcext:value-type="float">
            <text:p>0,0159678</text:p>
          </table:table-cell>
          <table:table-cell office:value-type="float" office:value="0.121908" calcext:value-type="float">
            <text:p>0,121908</text:p>
          </table:table-cell>
          <table:table-cell office:value-type="float" office:value="0.431588" calcext:value-type="float">
            <text:p>0,431588</text:p>
          </table:table-cell>
          <table:table-cell office:value-type="float" office:value="0.945279" calcext:value-type="float">
            <text:p>0,945279</text:p>
          </table:table-cell>
          <table:table-cell office:value-type="float" office:value="6.2897" calcext:value-type="float">
            <text:p>6,2897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2708" calcext:value-type="float">
            <text:p>0,00802708</text:p>
          </table:table-cell>
          <table:table-cell office:value-type="float" office:value="0.0160041" calcext:value-type="float">
            <text:p>0,0160041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28266" calcext:value-type="float">
            <text:p>0,428266</text:p>
          </table:table-cell>
          <table:table-cell office:value-type="float" office:value="0.945116" calcext:value-type="float">
            <text:p>0,945116</text:p>
          </table:table-cell>
          <table:table-cell office:value-type="float" office:value="6.27757" calcext:value-type="float">
            <text:p>6,2775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08" calcext:value-type="float">
            <text:p>0,00153708</text:p>
          </table:table-cell>
          <table:table-cell office:value-type="float" office:value="0.871077" calcext:value-type="float">
            <text:p>0,871077</text:p>
          </table:table-cell>
          <table:table-cell office:value-type="float" office:value="6.3912" calcext:value-type="float">
            <text:p>6,3912</text:p>
          </table:table-cell>
          <table:table-cell office:value-type="float" office:value="0.00158787" calcext:value-type="float">
            <text:p>0,00158787</text:p>
          </table:table-cell>
          <table:table-cell office:value-type="float" office:value="0.886018" calcext:value-type="float">
            <text:p>0,886018</text:p>
          </table:table-cell>
          <table:table-cell office:value-type="float" office:value="6.50758" calcext:value-type="float">
            <text:p>6,50758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415" calcext:value-type="float">
            <text:p>0,00797415</text:p>
          </table:table-cell>
          <table:table-cell office:value-type="float" office:value="0.016012" calcext:value-type="float">
            <text:p>0,016012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0933" calcext:value-type="float">
            <text:p>0,430933</text:p>
          </table:table-cell>
          <table:table-cell office:value-type="float" office:value="0.944657" calcext:value-type="float">
            <text:p>0,944657</text:p>
          </table:table-cell>
          <table:table-cell office:value-type="float" office:value="6.2968" calcext:value-type="float">
            <text:p>6,2968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017" calcext:value-type="float">
            <text:p>0,428017</text:p>
          </table:table-cell>
          <table:table-cell office:value-type="float" office:value="0.936228" calcext:value-type="float">
            <text:p>0,936228</text:p>
          </table:table-cell>
          <table:table-cell office:value-type="float" office:value="6.28205" calcext:value-type="float">
            <text:p>6,2820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279" calcext:value-type="float">
            <text:p>0,00153279</text:p>
          </table:table-cell>
          <table:table-cell office:value-type="float" office:value="0.872472" calcext:value-type="float">
            <text:p>0,872472</text:p>
          </table:table-cell>
          <table:table-cell office:value-type="float" office:value="6.39039" calcext:value-type="float">
            <text:p>6,39039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936" calcext:value-type="float">
            <text:p>0,885936</text:p>
          </table:table-cell>
          <table:table-cell office:value-type="float" office:value="6.51381" calcext:value-type="float">
            <text:p>6,51381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7081" calcext:value-type="float">
            <text:p>0,00797081</text:p>
          </table:table-cell>
          <table:table-cell office:value-type="float" office:value="0.015974" calcext:value-type="float">
            <text:p>0,015974</text:p>
          </table:table-cell>
          <table:table-cell office:value-type="float" office:value="0.121939" calcext:value-type="float">
            <text:p>0,121939</text:p>
          </table:table-cell>
          <table:table-cell office:value-type="float" office:value="0.428949" calcext:value-type="float">
            <text:p>0,428949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9389" calcext:value-type="float">
            <text:p>6,29389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061" calcext:value-type="float">
            <text:p>0,0080061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603" calcext:value-type="float">
            <text:p>0,121603</text:p>
          </table:table-cell>
          <table:table-cell office:value-type="float" office:value="0.430375" calcext:value-type="float">
            <text:p>0,430375</text:p>
          </table:table-cell>
          <table:table-cell office:value-type="float" office:value="0.943104" calcext:value-type="float">
            <text:p>0,943104</text:p>
          </table:table-cell>
          <table:table-cell office:value-type="float" office:value="6.27483" calcext:value-type="float">
            <text:p>6,274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573" calcext:value-type="float">
            <text:p>0,871573</text:p>
          </table:table-cell>
          <table:table-cell office:value-type="float" office:value="6.4051" calcext:value-type="float">
            <text:p>6,4051</text:p>
          </table:table-cell>
          <table:table-cell office:value-type="float" office:value="0.00158405" calcext:value-type="float">
            <text:p>0,00158405</text:p>
          </table:table-cell>
          <table:table-cell office:value-type="float" office:value="0.88611" calcext:value-type="float">
            <text:p>0,88611</text:p>
          </table:table-cell>
          <table:table-cell office:value-type="float" office:value="6.51074" calcext:value-type="float">
            <text:p>6,51074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7915" calcext:value-type="float">
            <text:p>0,00797915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961" calcext:value-type="float">
            <text:p>0,121961</text:p>
          </table:table-cell>
          <table:table-cell office:value-type="float" office:value="0.428973" calcext:value-type="float">
            <text:p>0,428973</text:p>
          </table:table-cell>
          <table:table-cell office:value-type="float" office:value="0.944848" calcext:value-type="float">
            <text:p>0,944848</text:p>
          </table:table-cell>
          <table:table-cell office:value-type="float" office:value="6.29141" calcext:value-type="float">
            <text:p>6,29141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2398" calcext:value-type="float">
            <text:p>0,00802398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1276" calcext:value-type="float">
            <text:p>0,421276</text:p>
          </table:table-cell>
          <table:table-cell office:value-type="float" office:value="0.942219" calcext:value-type="float">
            <text:p>0,942219</text:p>
          </table:table-cell>
          <table:table-cell office:value-type="float" office:value="6.2768" calcext:value-type="float">
            <text:p>6,276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2879" calcext:value-type="float">
            <text:p>0,872879</text:p>
          </table:table-cell>
          <table:table-cell office:value-type="float" office:value="6.39263" calcext:value-type="float">
            <text:p>6,39263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089" calcext:value-type="float">
            <text:p>0,886089</text:p>
          </table:table-cell>
          <table:table-cell office:value-type="float" office:value="6.51262" calcext:value-type="float">
            <text:p>6,51262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321" calcext:value-type="float">
            <text:p>0,00798321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817" calcext:value-type="float">
            <text:p>0,121817</text:p>
          </table:table-cell>
          <table:table-cell office:value-type="float" office:value="0.431762" calcext:value-type="float">
            <text:p>0,431762</text:p>
          </table:table-cell>
          <table:table-cell office:value-type="float" office:value="0.945095" calcext:value-type="float">
            <text:p>0,945095</text:p>
          </table:table-cell>
          <table:table-cell office:value-type="float" office:value="6.2945" calcext:value-type="float">
            <text:p>6,2945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1992" calcext:value-type="float">
            <text:p>0,00801992</text:p>
          </table:table-cell>
          <table:table-cell office:value-type="float" office:value="0.0160179" calcext:value-type="float">
            <text:p>0,0160179</text:p>
          </table:table-cell>
          <table:table-cell office:value-type="float" office:value="0.121649" calcext:value-type="float">
            <text:p>0,121649</text:p>
          </table:table-cell>
          <table:table-cell office:value-type="float" office:value="0.428018" calcext:value-type="float">
            <text:p>0,428018</text:p>
          </table:table-cell>
          <table:table-cell office:value-type="float" office:value="0.94235" calcext:value-type="float">
            <text:p>0,94235</text:p>
          </table:table-cell>
          <table:table-cell office:value-type="float" office:value="6.27475" calcext:value-type="float">
            <text:p>6,2747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1754" calcext:value-type="float">
            <text:p>0,871754</text:p>
          </table:table-cell>
          <table:table-cell office:value-type="float" office:value="6.39238" calcext:value-type="float">
            <text:p>6,39238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739" calcext:value-type="float">
            <text:p>0,886739</text:p>
          </table:table-cell>
          <table:table-cell office:value-type="float" office:value="6.51585" calcext:value-type="float">
            <text:p>6,51585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72" calcext:value-type="float">
            <text:p>0,007972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967" calcext:value-type="float">
            <text:p>0,121967</text:p>
          </table:table-cell>
          <table:table-cell office:value-type="float" office:value="0.429539" calcext:value-type="float">
            <text:p>0,429539</text:p>
          </table:table-cell>
          <table:table-cell office:value-type="float" office:value="0.944541" calcext:value-type="float">
            <text:p>0,944541</text:p>
          </table:table-cell>
          <table:table-cell office:value-type="float" office:value="6.29098" calcext:value-type="float">
            <text:p>6,29098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663" calcext:value-type="float">
            <text:p>0,121663</text:p>
          </table:table-cell>
          <table:table-cell office:value-type="float" office:value="0.427478" calcext:value-type="float">
            <text:p>0,427478</text:p>
          </table:table-cell>
          <table:table-cell office:value-type="float" office:value="0.935987" calcext:value-type="float">
            <text:p>0,935987</text:p>
          </table:table-cell>
          <table:table-cell office:value-type="float" office:value="6.28186" calcext:value-type="float">
            <text:p>6,2818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498" calcext:value-type="float">
            <text:p>0,00156498</text:p>
          </table:table-cell>
          <table:table-cell office:value-type="float" office:value="0.872398" calcext:value-type="float">
            <text:p>0,872398</text:p>
          </table:table-cell>
          <table:table-cell office:value-type="float" office:value="6.39328" calcext:value-type="float">
            <text:p>6,39328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6594" calcext:value-type="float">
            <text:p>0,886594</text:p>
          </table:table-cell>
          <table:table-cell office:value-type="float" office:value="6.51841" calcext:value-type="float">
            <text:p>6,51841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60012" calcext:value-type="float">
            <text:p>0,0160012</text:p>
          </table:table-cell>
          <table:table-cell office:value-type="float" office:value="0.122022" calcext:value-type="float">
            <text:p>0,122022</text:p>
          </table:table-cell>
          <table:table-cell office:value-type="float" office:value="0.43124" calcext:value-type="float">
            <text:p>0,43124</text:p>
          </table:table-cell>
          <table:table-cell office:value-type="float" office:value="0.944563" calcext:value-type="float">
            <text:p>0,944563</text:p>
          </table:table-cell>
          <table:table-cell office:value-type="float" office:value="6.29249" calcext:value-type="float">
            <text:p>6,29249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4496" calcext:value-type="float">
            <text:p>0,00804496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205" calcext:value-type="float">
            <text:p>0,428205</text:p>
          </table:table-cell>
          <table:table-cell office:value-type="float" office:value="0.94457" calcext:value-type="float">
            <text:p>0,94457</text:p>
          </table:table-cell>
          <table:table-cell office:value-type="float" office:value="6.27351" calcext:value-type="float">
            <text:p>6,2735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929" calcext:value-type="float">
            <text:p>0,872929</text:p>
          </table:table-cell>
          <table:table-cell office:value-type="float" office:value="6.39942" calcext:value-type="float">
            <text:p>6,39942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6185" calcext:value-type="float">
            <text:p>0,886185</text:p>
          </table:table-cell>
          <table:table-cell office:value-type="float" office:value="6.51079" calcext:value-type="float">
            <text:p>6,51079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800204" calcext:value-type="float">
            <text:p>0,00800204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92" calcext:value-type="float">
            <text:p>0,12192</text:p>
          </table:table-cell>
          <table:table-cell office:value-type="float" office:value="0.431383" calcext:value-type="float">
            <text:p>0,431383</text:p>
          </table:table-cell>
          <table:table-cell office:value-type="float" office:value="0.945485" calcext:value-type="float">
            <text:p>0,945485</text:p>
          </table:table-cell>
          <table:table-cell office:value-type="float" office:value="6.29112" calcext:value-type="float">
            <text:p>6,29112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44" calcext:value-type="float">
            <text:p>0,008044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66" calcext:value-type="float">
            <text:p>0,12166</text:p>
          </table:table-cell>
          <table:table-cell office:value-type="float" office:value="0.430625" calcext:value-type="float">
            <text:p>0,430625</text:p>
          </table:table-cell>
          <table:table-cell office:value-type="float" office:value="0.945934" calcext:value-type="float">
            <text:p>0,945934</text:p>
          </table:table-cell>
          <table:table-cell office:value-type="float" office:value="6.27342" calcext:value-type="float">
            <text:p>6,2734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999" calcext:value-type="float">
            <text:p>0,00156999</text:p>
          </table:table-cell>
          <table:table-cell office:value-type="float" office:value="0.872441" calcext:value-type="float">
            <text:p>0,872441</text:p>
          </table:table-cell>
          <table:table-cell office:value-type="float" office:value="6.39063" calcext:value-type="float">
            <text:p>6,39063</text:p>
          </table:table-cell>
          <table:table-cell office:value-type="float" office:value="0.00160909" calcext:value-type="float">
            <text:p>0,00160909</text:p>
          </table:table-cell>
          <table:table-cell office:value-type="float" office:value="0.886824" calcext:value-type="float">
            <text:p>0,886824</text:p>
          </table:table-cell>
          <table:table-cell office:value-type="float" office:value="6.50823" calcext:value-type="float">
            <text:p>6,50823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08" calcext:value-type="float">
            <text:p>0,121808</text:p>
          </table:table-cell>
          <table:table-cell office:value-type="float" office:value="0.428765" calcext:value-type="float">
            <text:p>0,428765</text:p>
          </table:table-cell>
          <table:table-cell office:value-type="float" office:value="0.945967" calcext:value-type="float">
            <text:p>0,945967</text:p>
          </table:table-cell>
          <table:table-cell office:value-type="float" office:value="6.29015" calcext:value-type="float">
            <text:p>6,29015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3304" calcext:value-type="float">
            <text:p>0,00803304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553" calcext:value-type="float">
            <text:p>0,121553</text:p>
          </table:table-cell>
          <table:table-cell office:value-type="float" office:value="0.430538" calcext:value-type="float">
            <text:p>0,430538</text:p>
          </table:table-cell>
          <table:table-cell office:value-type="float" office:value="0.945331" calcext:value-type="float">
            <text:p>0,945331</text:p>
          </table:table-cell>
          <table:table-cell office:value-type="float" office:value="6.27489" calcext:value-type="float">
            <text:p>6,2748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133" calcext:value-type="float">
            <text:p>0,872133</text:p>
          </table:table-cell>
          <table:table-cell office:value-type="float" office:value="6.39962" calcext:value-type="float">
            <text:p>6,39962</text:p>
          </table:table-cell>
          <table:table-cell office:value-type="float" office:value="0.00158381" calcext:value-type="float">
            <text:p>0,00158381</text:p>
          </table:table-cell>
          <table:table-cell office:value-type="float" office:value="0.886588" calcext:value-type="float">
            <text:p>0,886588</text:p>
          </table:table-cell>
          <table:table-cell office:value-type="float" office:value="6.51626" calcext:value-type="float">
            <text:p>6,51626</text:p>
          </table:table-cell>
          <table:table-cell office:value-type="float" office:value="0.000879049" calcext:value-type="float">
            <text:p>0,000879049</text:p>
          </table:table-cell>
          <table:table-cell office:value-type="float" office:value="0.00798202" calcext:value-type="float">
            <text:p>0,00798202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896" calcext:value-type="float">
            <text:p>0,121896</text:p>
          </table:table-cell>
          <table:table-cell office:value-type="float" office:value="0.431361" calcext:value-type="float">
            <text:p>0,431361</text:p>
          </table:table-cell>
          <table:table-cell office:value-type="float" office:value="0.944619" calcext:value-type="float">
            <text:p>0,944619</text:p>
          </table:table-cell>
          <table:table-cell office:value-type="float" office:value="6.28999" calcext:value-type="float">
            <text:p>6,28999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4186" calcext:value-type="float">
            <text:p>0,00804186</text:p>
          </table:table-cell>
          <table:table-cell office:value-type="float" office:value="0.0160191" calcext:value-type="float">
            <text:p>0,0160191</text:p>
          </table:table-cell>
          <table:table-cell office:value-type="float" office:value="0.121708" calcext:value-type="float">
            <text:p>0,121708</text:p>
          </table:table-cell>
          <table:table-cell office:value-type="float" office:value="0.428004" calcext:value-type="float">
            <text:p>0,428004</text:p>
          </table:table-cell>
          <table:table-cell office:value-type="float" office:value="0.945235" calcext:value-type="float">
            <text:p>0,945235</text:p>
          </table:table-cell>
          <table:table-cell office:value-type="float" office:value="6.27331" calcext:value-type="float">
            <text:p>6,2733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19" calcext:value-type="float">
            <text:p>0,00154519</text:p>
          </table:table-cell>
          <table:table-cell office:value-type="float" office:value="0.872393" calcext:value-type="float">
            <text:p>0,872393</text:p>
          </table:table-cell>
          <table:table-cell office:value-type="float" office:value="6.39014" calcext:value-type="float">
            <text:p>6,39014</text:p>
          </table:table-cell>
          <table:table-cell office:value-type="float" office:value="0.00160313" calcext:value-type="float">
            <text:p>0,00160313</text:p>
          </table:table-cell>
          <table:table-cell office:value-type="float" office:value="0.886346" calcext:value-type="float">
            <text:p>0,886346</text:p>
          </table:table-cell>
          <table:table-cell office:value-type="float" office:value="6.5091" calcext:value-type="float">
            <text:p>6,5091</text:p>
          </table:table-cell>
          <table:table-cell office:value-type="float" office:value="0.00088191" calcext:value-type="float">
            <text:p>0,00088191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78" calcext:value-type="float">
            <text:p>0,0159678</text:p>
          </table:table-cell>
          <table:table-cell office:value-type="float" office:value="0.121927" calcext:value-type="float">
            <text:p>0,121927</text:p>
          </table:table-cell>
          <table:table-cell office:value-type="float" office:value="0.431532" calcext:value-type="float">
            <text:p>0,431532</text:p>
          </table:table-cell>
          <table:table-cell office:value-type="float" office:value="0.945135" calcext:value-type="float">
            <text:p>0,945135</text:p>
          </table:table-cell>
          <table:table-cell office:value-type="float" office:value="6.29044" calcext:value-type="float">
            <text:p>6,29044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60151" calcext:value-type="float">
            <text:p>0,0160151</text:p>
          </table:table-cell>
          <table:table-cell office:value-type="float" office:value="0.121588" calcext:value-type="float">
            <text:p>0,121588</text:p>
          </table:table-cell>
          <table:table-cell office:value-type="float" office:value="0.428205" calcext:value-type="float">
            <text:p>0,428205</text:p>
          </table:table-cell>
          <table:table-cell office:value-type="float" office:value="0.945165" calcext:value-type="float">
            <text:p>0,945165</text:p>
          </table:table-cell>
          <table:table-cell office:value-type="float" office:value="6.27415" calcext:value-type="float">
            <text:p>6,2741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78" calcext:value-type="float">
            <text:p>0,0015378</text:p>
          </table:table-cell>
          <table:table-cell office:value-type="float" office:value="0.872911" calcext:value-type="float">
            <text:p>0,872911</text:p>
          </table:table-cell>
          <table:table-cell office:value-type="float" office:value="6.39368" calcext:value-type="float">
            <text:p>6,39368</text:p>
          </table:table-cell>
          <table:table-cell office:value-type="float" office:value="0.00159001" calcext:value-type="float">
            <text:p>0,00159001</text:p>
          </table:table-cell>
          <table:table-cell office:value-type="float" office:value="0.8855" calcext:value-type="float">
            <text:p>0,8855</text:p>
          </table:table-cell>
          <table:table-cell office:value-type="float" office:value="6.50821" calcext:value-type="float">
            <text:p>6,50821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606" calcext:value-type="float">
            <text:p>0,00797606</text:p>
          </table:table-cell>
          <table:table-cell office:value-type="float" office:value="0.0159619" calcext:value-type="float">
            <text:p>0,0159619</text:p>
          </table:table-cell>
          <table:table-cell office:value-type="float" office:value="0.121925" calcext:value-type="float">
            <text:p>0,121925</text:p>
          </table:table-cell>
          <table:table-cell office:value-type="float" office:value="0.428688" calcext:value-type="float">
            <text:p>0,428688</text:p>
          </table:table-cell>
          <table:table-cell office:value-type="float" office:value="0.945314" calcext:value-type="float">
            <text:p>0,945314</text:p>
          </table:table-cell>
          <table:table-cell office:value-type="float" office:value="6.2902" calcext:value-type="float">
            <text:p>6,2902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1802" calcext:value-type="float">
            <text:p>0,00801802</text:p>
          </table:table-cell>
          <table:table-cell office:value-type="float" office:value="0.0159781" calcext:value-type="float">
            <text:p>0,0159781</text:p>
          </table:table-cell>
          <table:table-cell office:value-type="float" office:value="0.121575" calcext:value-type="float">
            <text:p>0,121575</text:p>
          </table:table-cell>
          <table:table-cell office:value-type="float" office:value="0.428036" calcext:value-type="float">
            <text:p>0,428036</text:p>
          </table:table-cell>
          <table:table-cell office:value-type="float" office:value="0.945781" calcext:value-type="float">
            <text:p>0,945781</text:p>
          </table:table-cell>
          <table:table-cell office:value-type="float" office:value="6.27492" calcext:value-type="float">
            <text:p>6,2749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281" calcext:value-type="float">
            <text:p>0,00154281</text:p>
          </table:table-cell>
          <table:table-cell office:value-type="float" office:value="0.872321" calcext:value-type="float">
            <text:p>0,872321</text:p>
          </table:table-cell>
          <table:table-cell office:value-type="float" office:value="6.39385" calcext:value-type="float">
            <text:p>6,39385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184" calcext:value-type="float">
            <text:p>0,886184</text:p>
          </table:table-cell>
          <table:table-cell office:value-type="float" office:value="6.50985" calcext:value-type="float">
            <text:p>6,50985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512" calcext:value-type="float">
            <text:p>0,00798512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21958" calcext:value-type="float">
            <text:p>0,121958</text:p>
          </table:table-cell>
          <table:table-cell office:value-type="float" office:value="0.431094" calcext:value-type="float">
            <text:p>0,431094</text:p>
          </table:table-cell>
          <table:table-cell office:value-type="float" office:value="0.94476" calcext:value-type="float">
            <text:p>0,94476</text:p>
          </table:table-cell>
          <table:table-cell office:value-type="float" office:value="6.2943" calcext:value-type="float">
            <text:p>6,2943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1802" calcext:value-type="float">
            <text:p>0,00801802</text:p>
          </table:table-cell>
          <table:table-cell office:value-type="float" office:value="0.015986" calcext:value-type="float">
            <text:p>0,015986</text:p>
          </table:table-cell>
          <table:table-cell office:value-type="float" office:value="0.121724" calcext:value-type="float">
            <text:p>0,121724</text:p>
          </table:table-cell>
          <table:table-cell office:value-type="float" office:value="0.427977" calcext:value-type="float">
            <text:p>0,427977</text:p>
          </table:table-cell>
          <table:table-cell office:value-type="float" office:value="0.944967" calcext:value-type="float">
            <text:p>0,944967</text:p>
          </table:table-cell>
          <table:table-cell office:value-type="float" office:value="6.27853" calcext:value-type="float">
            <text:p>6,2785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901" calcext:value-type="float">
            <text:p>0,00154901</text:p>
          </table:table-cell>
          <table:table-cell office:value-type="float" office:value="0.872149" calcext:value-type="float">
            <text:p>0,872149</text:p>
          </table:table-cell>
          <table:table-cell office:value-type="float" office:value="6.39017" calcext:value-type="float">
            <text:p>6,39017</text:p>
          </table:table-cell>
          <table:table-cell office:value-type="float" office:value="0.00157118" calcext:value-type="float">
            <text:p>0,00157118</text:p>
          </table:table-cell>
          <table:table-cell office:value-type="float" office:value="0.885512" calcext:value-type="float">
            <text:p>0,885512</text:p>
          </table:table-cell>
          <table:table-cell office:value-type="float" office:value="6.51707" calcext:value-type="float">
            <text:p>6,5170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2006" calcext:value-type="float">
            <text:p>0,122006</text:p>
          </table:table-cell>
          <table:table-cell office:value-type="float" office:value="0.430895" calcext:value-type="float">
            <text:p>0,430895</text:p>
          </table:table-cell>
          <table:table-cell office:value-type="float" office:value="0.944648" calcext:value-type="float">
            <text:p>0,944648</text:p>
          </table:table-cell>
          <table:table-cell office:value-type="float" office:value="6.28991" calcext:value-type="float">
            <text:p>6,28991</text:p>
          </table:table-cell>
          <table:table-cell office:value-type="float" office:value="0.000893116" calcext:value-type="float">
            <text:p>0,000893116</text:p>
          </table:table-cell>
          <table:table-cell office:value-type="float" office:value="0.00802302" calcext:value-type="float">
            <text:p>0,00802302</text:p>
          </table:table-cell>
          <table:table-cell office:value-type="float" office:value="0.015964" calcext:value-type="float">
            <text:p>0,015964</text:p>
          </table:table-cell>
          <table:table-cell office:value-type="float" office:value="0.121547" calcext:value-type="float">
            <text:p>0,121547</text:p>
          </table:table-cell>
          <table:table-cell office:value-type="float" office:value="0.423162" calcext:value-type="float">
            <text:p>0,423162</text:p>
          </table:table-cell>
          <table:table-cell office:value-type="float" office:value="0.936042" calcext:value-type="float">
            <text:p>0,936042</text:p>
          </table:table-cell>
          <table:table-cell office:value-type="float" office:value="6.27603" calcext:value-type="float">
            <text:p>6,2760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814" calcext:value-type="float">
            <text:p>0,871814</text:p>
          </table:table-cell>
          <table:table-cell office:value-type="float" office:value="6.39482" calcext:value-type="float">
            <text:p>6,39482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48" calcext:value-type="float">
            <text:p>0,88648</text:p>
          </table:table-cell>
          <table:table-cell office:value-type="float" office:value="6.51" calcext:value-type="float">
            <text:p>6,51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106" calcext:value-type="float">
            <text:p>0,00798106</text:p>
          </table:table-cell>
          <table:table-cell office:value-type="float" office:value="0.0159709" calcext:value-type="float">
            <text:p>0,0159709</text:p>
          </table:table-cell>
          <table:table-cell office:value-type="float" office:value="0.122037" calcext:value-type="float">
            <text:p>0,122037</text:p>
          </table:table-cell>
          <table:table-cell office:value-type="float" office:value="0.431256" calcext:value-type="float">
            <text:p>0,431256</text:p>
          </table:table-cell>
          <table:table-cell office:value-type="float" office:value="0.944974" calcext:value-type="float">
            <text:p>0,944974</text:p>
          </table:table-cell>
          <table:table-cell office:value-type="float" office:value="6.29441" calcext:value-type="float">
            <text:p>6,29441</text:p>
          </table:table-cell>
          <table:table-cell office:value-type="float" office:value="0.000892162" calcext:value-type="float">
            <text:p>0,000892162</text:p>
          </table:table-cell>
          <table:table-cell office:value-type="float" office:value="0.00803709" calcext:value-type="float">
            <text:p>0,00803709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554" calcext:value-type="float">
            <text:p>0,121554</text:p>
          </table:table-cell>
          <table:table-cell office:value-type="float" office:value="0.43019" calcext:value-type="float">
            <text:p>0,43019</text:p>
          </table:table-cell>
          <table:table-cell office:value-type="float" office:value="0.942634" calcext:value-type="float">
            <text:p>0,942634</text:p>
          </table:table-cell>
          <table:table-cell office:value-type="float" office:value="6.27312" calcext:value-type="float">
            <text:p>6,2731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02" calcext:value-type="float">
            <text:p>0,00155902</text:p>
          </table:table-cell>
          <table:table-cell office:value-type="float" office:value="0.872671" calcext:value-type="float">
            <text:p>0,872671</text:p>
          </table:table-cell>
          <table:table-cell office:value-type="float" office:value="6.39174" calcext:value-type="float">
            <text:p>6,39174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5846" calcext:value-type="float">
            <text:p>0,885846</text:p>
          </table:table-cell>
          <table:table-cell office:value-type="float" office:value="6.51137" calcext:value-type="float">
            <text:p>6,51137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082" calcext:value-type="float">
            <text:p>0,00798082</text:p>
          </table:table-cell>
          <table:table-cell office:value-type="float" office:value="0.0159781" calcext:value-type="float">
            <text:p>0,0159781</text:p>
          </table:table-cell>
          <table:table-cell office:value-type="float" office:value="0.121941" calcext:value-type="float">
            <text:p>0,121941</text:p>
          </table:table-cell>
          <table:table-cell office:value-type="float" office:value="0.431143" calcext:value-type="float">
            <text:p>0,431143</text:p>
          </table:table-cell>
          <table:table-cell office:value-type="float" office:value="0.94504" calcext:value-type="float">
            <text:p>0,94504</text:p>
          </table:table-cell>
          <table:table-cell office:value-type="float" office:value="6.28556" calcext:value-type="float">
            <text:p>6,28556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612" calcext:value-type="float">
            <text:p>0,00802612</text:p>
          </table:table-cell>
          <table:table-cell office:value-type="float" office:value="0.015969" calcext:value-type="float">
            <text:p>0,015969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427765" calcext:value-type="float">
            <text:p>0,427765</text:p>
          </table:table-cell>
          <table:table-cell office:value-type="float" office:value="0.944921" calcext:value-type="float">
            <text:p>0,944921</text:p>
          </table:table-cell>
          <table:table-cell office:value-type="float" office:value="6.28165" calcext:value-type="float">
            <text:p>6,2816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711" calcext:value-type="float">
            <text:p>0,00155711</text:p>
          </table:table-cell>
          <table:table-cell office:value-type="float" office:value="0.871603" calcext:value-type="float">
            <text:p>0,871603</text:p>
          </table:table-cell>
          <table:table-cell office:value-type="float" office:value="6.39474" calcext:value-type="float">
            <text:p>6,3947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098" calcext:value-type="float">
            <text:p>0,886098</text:p>
          </table:table-cell>
          <table:table-cell office:value-type="float" office:value="6.51997" calcext:value-type="float">
            <text:p>6,5199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488" calcext:value-type="float">
            <text:p>0,00798488</text:p>
          </table:table-cell>
          <table:table-cell office:value-type="float" office:value="0.016022" calcext:value-type="float">
            <text:p>0,016022</text:p>
          </table:table-cell>
          <table:table-cell office:value-type="float" office:value="0.121918" calcext:value-type="float">
            <text:p>0,121918</text:p>
          </table:table-cell>
          <table:table-cell office:value-type="float" office:value="0.431101" calcext:value-type="float">
            <text:p>0,431101</text:p>
          </table:table-cell>
          <table:table-cell office:value-type="float" office:value="0.945216" calcext:value-type="float">
            <text:p>0,945216</text:p>
          </table:table-cell>
          <table:table-cell office:value-type="float" office:value="6.29164" calcext:value-type="float">
            <text:p>6,2916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113" calcext:value-type="float">
            <text:p>0,00803113</text:p>
          </table:table-cell>
          <table:table-cell office:value-type="float" office:value="0.0159879" calcext:value-type="float">
            <text:p>0,0159879</text:p>
          </table:table-cell>
          <table:table-cell office:value-type="float" office:value="0.121626" calcext:value-type="float">
            <text:p>0,121626</text:p>
          </table:table-cell>
          <table:table-cell office:value-type="float" office:value="0.427858" calcext:value-type="float">
            <text:p>0,427858</text:p>
          </table:table-cell>
          <table:table-cell office:value-type="float" office:value="0.944525" calcext:value-type="float">
            <text:p>0,944525</text:p>
          </table:table-cell>
          <table:table-cell office:value-type="float" office:value="6.27976" calcext:value-type="float">
            <text:p>6,2797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02" calcext:value-type="float">
            <text:p>0,00155902</text:p>
          </table:table-cell>
          <table:table-cell office:value-type="float" office:value="0.873029" calcext:value-type="float">
            <text:p>0,873029</text:p>
          </table:table-cell>
          <table:table-cell office:value-type="float" office:value="6.39208" calcext:value-type="float">
            <text:p>6,39208</text:p>
          </table:table-cell>
          <table:table-cell office:value-type="float" office:value="0.00159192" calcext:value-type="float">
            <text:p>0,00159192</text:p>
          </table:table-cell>
          <table:table-cell office:value-type="float" office:value="0.885777" calcext:value-type="float">
            <text:p>0,885777</text:p>
          </table:table-cell>
          <table:table-cell office:value-type="float" office:value="6.52224" calcext:value-type="float">
            <text:p>6,52224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8106" calcext:value-type="float">
            <text:p>0,00798106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1891" calcext:value-type="float">
            <text:p>0,121891</text:p>
          </table:table-cell>
          <table:table-cell office:value-type="float" office:value="0.428846" calcext:value-type="float">
            <text:p>0,428846</text:p>
          </table:table-cell>
          <table:table-cell office:value-type="float" office:value="0.945929" calcext:value-type="float">
            <text:p>0,945929</text:p>
          </table:table-cell>
          <table:table-cell office:value-type="float" office:value="6.29613" calcext:value-type="float">
            <text:p>6,29613</text:p>
          </table:table-cell>
          <table:table-cell office:value-type="float" office:value="0.000883818" calcext:value-type="float">
            <text:p>0,000883818</text:p>
          </table:table-cell>
          <table:table-cell office:value-type="float" office:value="0.00805497" calcext:value-type="float">
            <text:p>0,00805497</text:p>
          </table:table-cell>
          <table:table-cell office:value-type="float" office:value="0.0159769" calcext:value-type="float">
            <text:p>0,0159769</text:p>
          </table:table-cell>
          <table:table-cell office:value-type="float" office:value="0.121508" calcext:value-type="float">
            <text:p>0,121508</text:p>
          </table:table-cell>
          <table:table-cell office:value-type="float" office:value="0.430555" calcext:value-type="float">
            <text:p>0,430555</text:p>
          </table:table-cell>
          <table:table-cell office:value-type="float" office:value="0.942358" calcext:value-type="float">
            <text:p>0,942358</text:p>
          </table:table-cell>
          <table:table-cell office:value-type="float" office:value="6.27515" calcext:value-type="float">
            <text:p>6,2751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1551" calcext:value-type="float">
            <text:p>0,871551</text:p>
          </table:table-cell>
          <table:table-cell office:value-type="float" office:value="6.4058" calcext:value-type="float">
            <text:p>6,4058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7183" calcext:value-type="float">
            <text:p>0,887183</text:p>
          </table:table-cell>
          <table:table-cell office:value-type="float" office:value="6.51398" calcext:value-type="float">
            <text:p>6,51398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11" calcext:value-type="float">
            <text:p>0,016011</text:p>
          </table:table-cell>
          <table:table-cell office:value-type="float" office:value="0.122051" calcext:value-type="float">
            <text:p>0,122051</text:p>
          </table:table-cell>
          <table:table-cell office:value-type="float" office:value="0.431534" calcext:value-type="float">
            <text:p>0,431534</text:p>
          </table:table-cell>
          <table:table-cell office:value-type="float" office:value="0.944744" calcext:value-type="float">
            <text:p>0,944744</text:p>
          </table:table-cell>
          <table:table-cell office:value-type="float" office:value="6.29959" calcext:value-type="float">
            <text:p>6,29959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8" calcext:value-type="float">
            <text:p>0,01598</text:p>
          </table:table-cell>
          <table:table-cell office:value-type="float" office:value="0.121606" calcext:value-type="float">
            <text:p>0,121606</text:p>
          </table:table-cell>
          <table:table-cell office:value-type="float" office:value="0.4279" calcext:value-type="float">
            <text:p>0,4279</text:p>
          </table:table-cell>
          <table:table-cell office:value-type="float" office:value="0.944996" calcext:value-type="float">
            <text:p>0,944996</text:p>
          </table:table-cell>
          <table:table-cell office:value-type="float" office:value="6.27504" calcext:value-type="float">
            <text:p>6,27504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807" calcext:value-type="float">
            <text:p>0,00155807</text:p>
          </table:table-cell>
          <table:table-cell office:value-type="float" office:value="0.872543" calcext:value-type="float">
            <text:p>0,872543</text:p>
          </table:table-cell>
          <table:table-cell office:value-type="float" office:value="6.39518" calcext:value-type="float">
            <text:p>6,39518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726" calcext:value-type="float">
            <text:p>0,886726</text:p>
          </table:table-cell>
          <table:table-cell office:value-type="float" office:value="6.51799" calcext:value-type="float">
            <text:p>6,51799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704" calcext:value-type="float">
            <text:p>0,00799704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915" calcext:value-type="float">
            <text:p>0,121915</text:p>
          </table:table-cell>
          <table:table-cell office:value-type="float" office:value="0.431382" calcext:value-type="float">
            <text:p>0,431382</text:p>
          </table:table-cell>
          <table:table-cell office:value-type="float" office:value="0.945161" calcext:value-type="float">
            <text:p>0,945161</text:p>
          </table:table-cell>
          <table:table-cell office:value-type="float" office:value="6.29042" calcext:value-type="float">
            <text:p>6,29042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806" calcext:value-type="float">
            <text:p>0,00804806</text:p>
          </table:table-cell>
          <table:table-cell office:value-type="float" office:value="0.015964" calcext:value-type="float">
            <text:p>0,015964</text:p>
          </table:table-cell>
          <table:table-cell office:value-type="float" office:value="0.121745" calcext:value-type="float">
            <text:p>0,121745</text:p>
          </table:table-cell>
          <table:table-cell office:value-type="float" office:value="0.420924" calcext:value-type="float">
            <text:p>0,420924</text:p>
          </table:table-cell>
          <table:table-cell office:value-type="float" office:value="0.94268" calcext:value-type="float">
            <text:p>0,94268</text:p>
          </table:table-cell>
          <table:table-cell office:value-type="float" office:value="6.27523" calcext:value-type="float">
            <text:p>6,2752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769" calcext:value-type="float">
            <text:p>0,871769</text:p>
          </table:table-cell>
          <table:table-cell office:value-type="float" office:value="6.39838" calcext:value-type="float">
            <text:p>6,39838</text:p>
          </table:table-cell>
          <table:table-cell office:value-type="float" office:value="0.00158215" calcext:value-type="float">
            <text:p>0,00158215</text:p>
          </table:table-cell>
          <table:table-cell office:value-type="float" office:value="0.886436" calcext:value-type="float">
            <text:p>0,886436</text:p>
          </table:table-cell>
          <table:table-cell office:value-type="float" office:value="6.51614" calcext:value-type="float">
            <text:p>6,51614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800109" calcext:value-type="float">
            <text:p>0,00800109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28999" calcext:value-type="float">
            <text:p>0,428999</text:p>
          </table:table-cell>
          <table:table-cell office:value-type="float" office:value="0.947958" calcext:value-type="float">
            <text:p>0,947958</text:p>
          </table:table-cell>
          <table:table-cell office:value-type="float" office:value="6.29145" calcext:value-type="float">
            <text:p>6,29145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45" calcext:value-type="float">
            <text:p>0,015945</text:p>
          </table:table-cell>
          <table:table-cell office:value-type="float" office:value="0.121616" calcext:value-type="float">
            <text:p>0,121616</text:p>
          </table:table-cell>
          <table:table-cell office:value-type="float" office:value="0.427774" calcext:value-type="float">
            <text:p>0,427774</text:p>
          </table:table-cell>
          <table:table-cell office:value-type="float" office:value="0.942346" calcext:value-type="float">
            <text:p>0,942346</text:p>
          </table:table-cell>
          <table:table-cell office:value-type="float" office:value="6.27533" calcext:value-type="float">
            <text:p>6,2753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7619" calcext:value-type="float">
            <text:p>0,00157619</text:p>
          </table:table-cell>
          <table:table-cell office:value-type="float" office:value="0.871255" calcext:value-type="float">
            <text:p>0,871255</text:p>
          </table:table-cell>
          <table:table-cell office:value-type="float" office:value="6.3913" calcext:value-type="float">
            <text:p>6,3913</text:p>
          </table:table-cell>
          <table:table-cell office:value-type="float" office:value="0.00160384" calcext:value-type="float">
            <text:p>0,00160384</text:p>
          </table:table-cell>
          <table:table-cell office:value-type="float" office:value="0.885561" calcext:value-type="float">
            <text:p>0,885561</text:p>
          </table:table-cell>
          <table:table-cell office:value-type="float" office:value="6.50651" calcext:value-type="float">
            <text:p>6,50651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59829" calcext:value-type="float">
            <text:p>0,0159829</text:p>
          </table:table-cell>
          <table:table-cell office:value-type="float" office:value="0.121931" calcext:value-type="float">
            <text:p>0,121931</text:p>
          </table:table-cell>
          <table:table-cell office:value-type="float" office:value="0.429013" calcext:value-type="float">
            <text:p>0,429013</text:p>
          </table:table-cell>
          <table:table-cell office:value-type="float" office:value="0.945072" calcext:value-type="float">
            <text:p>0,945072</text:p>
          </table:table-cell>
          <table:table-cell office:value-type="float" office:value="6.28934" calcext:value-type="float">
            <text:p>6,28934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595" calcext:value-type="float">
            <text:p>0,01595</text:p>
          </table:table-cell>
          <table:table-cell office:value-type="float" office:value="0.121653" calcext:value-type="float">
            <text:p>0,121653</text:p>
          </table:table-cell>
          <table:table-cell office:value-type="float" office:value="0.430103" calcext:value-type="float">
            <text:p>0,430103</text:p>
          </table:table-cell>
          <table:table-cell office:value-type="float" office:value="0.942264" calcext:value-type="float">
            <text:p>0,942264</text:p>
          </table:table-cell>
          <table:table-cell office:value-type="float" office:value="6.28317" calcext:value-type="float">
            <text:p>6,2831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239" calcext:value-type="float">
            <text:p>0,87239</text:p>
          </table:table-cell>
          <table:table-cell office:value-type="float" office:value="6.38889" calcext:value-type="float">
            <text:p>6,38889</text:p>
          </table:table-cell>
          <table:table-cell office:value-type="float" office:value="0.00159621" calcext:value-type="float">
            <text:p>0,00159621</text:p>
          </table:table-cell>
          <table:table-cell office:value-type="float" office:value="0.886822" calcext:value-type="float">
            <text:p>0,886822</text:p>
          </table:table-cell>
          <table:table-cell office:value-type="float" office:value="6.5198" calcext:value-type="float">
            <text:p>6,5198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321" calcext:value-type="float">
            <text:p>0,00798321</text:p>
          </table:table-cell>
          <table:table-cell office:value-type="float" office:value="0.015965" calcext:value-type="float">
            <text:p>0,015965</text:p>
          </table:table-cell>
          <table:table-cell office:value-type="float" office:value="0.121928" calcext:value-type="float">
            <text:p>0,121928</text:p>
          </table:table-cell>
          <table:table-cell office:value-type="float" office:value="0.429382" calcext:value-type="float">
            <text:p>0,429382</text:p>
          </table:table-cell>
          <table:table-cell office:value-type="float" office:value="0.945123" calcext:value-type="float">
            <text:p>0,945123</text:p>
          </table:table-cell>
          <table:table-cell office:value-type="float" office:value="6.29178" calcext:value-type="float">
            <text:p>6,29178</text:p>
          </table:table-cell>
          <table:table-cell office:value-type="float" office:value="0.000892878" calcext:value-type="float">
            <text:p>0,000892878</text:p>
          </table:table-cell>
          <table:table-cell office:value-type="float" office:value="0.00804114" calcext:value-type="float">
            <text:p>0,00804114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477" calcext:value-type="float">
            <text:p>0,121477</text:p>
          </table:table-cell>
          <table:table-cell office:value-type="float" office:value="0.427952" calcext:value-type="float">
            <text:p>0,427952</text:p>
          </table:table-cell>
          <table:table-cell office:value-type="float" office:value="0.942948" calcext:value-type="float">
            <text:p>0,942948</text:p>
          </table:table-cell>
          <table:table-cell office:value-type="float" office:value="6.28299" calcext:value-type="float">
            <text:p>6,2829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1626" calcext:value-type="float">
            <text:p>0,871626</text:p>
          </table:table-cell>
          <table:table-cell office:value-type="float" office:value="6.3938" calcext:value-type="float">
            <text:p>6,3938</text:p>
          </table:table-cell>
          <table:table-cell office:value-type="float" office:value="0.00159597" calcext:value-type="float">
            <text:p>0,00159597</text:p>
          </table:table-cell>
          <table:table-cell office:value-type="float" office:value="0.885652" calcext:value-type="float">
            <text:p>0,885652</text:p>
          </table:table-cell>
          <table:table-cell office:value-type="float" office:value="6.5149" calcext:value-type="float">
            <text:p>6,5149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5975" calcext:value-type="float">
            <text:p>0,015975</text:p>
          </table:table-cell>
          <table:table-cell office:value-type="float" office:value="0.121923" calcext:value-type="float">
            <text:p>0,121923</text:p>
          </table:table-cell>
          <table:table-cell office:value-type="float" office:value="0.431792" calcext:value-type="float">
            <text:p>0,431792</text:p>
          </table:table-cell>
          <table:table-cell office:value-type="float" office:value="0.944589" calcext:value-type="float">
            <text:p>0,944589</text:p>
          </table:table-cell>
          <table:table-cell office:value-type="float" office:value="6.29008" calcext:value-type="float">
            <text:p>6,29008</text:p>
          </table:table-cell>
          <table:table-cell office:value-type="float" office:value="0.00089407" calcext:value-type="float">
            <text:p>0,00089407</text:p>
          </table:table-cell>
          <table:table-cell office:value-type="float" office:value="0.00804305" calcext:value-type="float">
            <text:p>0,00804305</text:p>
          </table:table-cell>
          <table:table-cell office:value-type="float" office:value="0.015981" calcext:value-type="float">
            <text:p>0,015981</text:p>
          </table:table-cell>
          <table:table-cell office:value-type="float" office:value="0.12157" calcext:value-type="float">
            <text:p>0,12157</text:p>
          </table:table-cell>
          <table:table-cell office:value-type="float" office:value="0.428066" calcext:value-type="float">
            <text:p>0,428066</text:p>
          </table:table-cell>
          <table:table-cell office:value-type="float" office:value="0.942746" calcext:value-type="float">
            <text:p>0,942746</text:p>
          </table:table-cell>
          <table:table-cell office:value-type="float" office:value="6.41662" calcext:value-type="float">
            <text:p>6,4166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185" calcext:value-type="float">
            <text:p>0,00154185</text:p>
          </table:table-cell>
          <table:table-cell office:value-type="float" office:value="0.873363" calcext:value-type="float">
            <text:p>0,873363</text:p>
          </table:table-cell>
          <table:table-cell office:value-type="float" office:value="6.39283" calcext:value-type="float">
            <text:p>6,39283</text:p>
          </table:table-cell>
          <table:table-cell office:value-type="float" office:value="0.00158286" calcext:value-type="float">
            <text:p>0,00158286</text:p>
          </table:table-cell>
          <table:table-cell office:value-type="float" office:value="0.885494" calcext:value-type="float">
            <text:p>0,885494</text:p>
          </table:table-cell>
          <table:table-cell office:value-type="float" office:value="6.5098" calcext:value-type="float">
            <text:p>6,5098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869" calcext:value-type="float">
            <text:p>0,121869</text:p>
          </table:table-cell>
          <table:table-cell office:value-type="float" office:value="0.431694" calcext:value-type="float">
            <text:p>0,431694</text:p>
          </table:table-cell>
          <table:table-cell office:value-type="float" office:value="1.12636" calcext:value-type="float">
            <text:p>1,12636</text:p>
          </table:table-cell>
          <table:table-cell office:value-type="float" office:value="6.45821" calcext:value-type="float">
            <text:p>6,4582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4019" calcext:value-type="float">
            <text:p>0,0080401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523" calcext:value-type="float">
            <text:p>0,121523</text:p>
          </table:table-cell>
          <table:table-cell office:value-type="float" office:value="0.428006" calcext:value-type="float">
            <text:p>0,428006</text:p>
          </table:table-cell>
          <table:table-cell office:value-type="float" office:value="1.03836" calcext:value-type="float">
            <text:p>1,03836</text:p>
          </table:table-cell>
          <table:table-cell office:value-type="float" office:value="6.27305" calcext:value-type="float">
            <text:p>6,2730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01" calcext:value-type="float">
            <text:p>0,00155401</text:p>
          </table:table-cell>
          <table:table-cell office:value-type="float" office:value="0.871747" calcext:value-type="float">
            <text:p>0,871747</text:p>
          </table:table-cell>
          <table:table-cell office:value-type="float" office:value="6.3921" calcext:value-type="float">
            <text:p>6,3921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582" calcext:value-type="float">
            <text:p>0,885582</text:p>
          </table:table-cell>
          <table:table-cell office:value-type="float" office:value="6.51661" calcext:value-type="float">
            <text:p>6,51661</text:p>
          </table:table-cell>
          <table:table-cell office:value-type="float" office:value="0.000882149" calcext:value-type="float">
            <text:p>0,000882149</text:p>
          </table:table-cell>
          <table:table-cell office:value-type="float" office:value="0.00798607" calcext:value-type="float">
            <text:p>0,00798607</text:p>
          </table:table-cell>
          <table:table-cell office:value-type="float" office:value="0.0159721" calcext:value-type="float">
            <text:p>0,0159721</text:p>
          </table:table-cell>
          <table:table-cell office:value-type="float" office:value="0.12188" calcext:value-type="float">
            <text:p>0,12188</text:p>
          </table:table-cell>
          <table:table-cell office:value-type="float" office:value="0.429173" calcext:value-type="float">
            <text:p>0,429173</text:p>
          </table:table-cell>
          <table:table-cell office:value-type="float" office:value="0.944962" calcext:value-type="float">
            <text:p>0,944962</text:p>
          </table:table-cell>
          <table:table-cell office:value-type="float" office:value="6.29384" calcext:value-type="float">
            <text:p>6,29384</text:p>
          </table:table-cell>
          <table:table-cell office:value-type="float" office:value="0.000886917" calcext:value-type="float">
            <text:p>0,000886917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599" calcext:value-type="float">
            <text:p>0,01599</text:p>
          </table:table-cell>
          <table:table-cell office:value-type="float" office:value="0.121704" calcext:value-type="float">
            <text:p>0,121704</text:p>
          </table:table-cell>
          <table:table-cell office:value-type="float" office:value="0.42784" calcext:value-type="float">
            <text:p>0,42784</text:p>
          </table:table-cell>
          <table:table-cell office:value-type="float" office:value="0.942967" calcext:value-type="float">
            <text:p>0,942967</text:p>
          </table:table-cell>
          <table:table-cell office:value-type="float" office:value="6.27322" calcext:value-type="float">
            <text:p>6,27322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02" calcext:value-type="float">
            <text:p>0,0015502</text:p>
          </table:table-cell>
          <table:table-cell office:value-type="float" office:value="0.872346" calcext:value-type="float">
            <text:p>0,872346</text:p>
          </table:table-cell>
          <table:table-cell office:value-type="float" office:value="6.39269" calcext:value-type="float">
            <text:p>6,39269</text:p>
          </table:table-cell>
          <table:table-cell office:value-type="float" office:value="0.00157905" calcext:value-type="float">
            <text:p>0,00157905</text:p>
          </table:table-cell>
          <table:table-cell office:value-type="float" office:value="0.886162" calcext:value-type="float">
            <text:p>0,886162</text:p>
          </table:table-cell>
          <table:table-cell office:value-type="float" office:value="6.5138" calcext:value-type="float">
            <text:p>6,5138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8082" calcext:value-type="float">
            <text:p>0,00798082</text:p>
          </table:table-cell>
          <table:table-cell office:value-type="float" office:value="0.0159831" calcext:value-type="float">
            <text:p>0,0159831</text:p>
          </table:table-cell>
          <table:table-cell office:value-type="float" office:value="0.121954" calcext:value-type="float">
            <text:p>0,121954</text:p>
          </table:table-cell>
          <table:table-cell office:value-type="float" office:value="0.431271" calcext:value-type="float">
            <text:p>0,431271</text:p>
          </table:table-cell>
          <table:table-cell office:value-type="float" office:value="0.945455" calcext:value-type="float">
            <text:p>0,945455</text:p>
          </table:table-cell>
          <table:table-cell office:value-type="float" office:value="6.29357" calcext:value-type="float">
            <text:p>6,29357</text:p>
          </table:table-cell>
          <table:table-cell office:value-type="float" office:value="0.000887871" calcext:value-type="float">
            <text:p>0,000887871</text:p>
          </table:table-cell>
          <table:table-cell office:value-type="float" office:value="0.0080359" calcext:value-type="float">
            <text:p>0,0080359</text:p>
          </table:table-cell>
          <table:table-cell office:value-type="float" office:value="0.0159531" calcext:value-type="float">
            <text:p>0,0159531</text:p>
          </table:table-cell>
          <table:table-cell office:value-type="float" office:value="0.121551" calcext:value-type="float">
            <text:p>0,121551</text:p>
          </table:table-cell>
          <table:table-cell office:value-type="float" office:value="0.428964" calcext:value-type="float">
            <text:p>0,428964</text:p>
          </table:table-cell>
          <table:table-cell office:value-type="float" office:value="0.942752" calcext:value-type="float">
            <text:p>0,942752</text:p>
          </table:table-cell>
          <table:table-cell office:value-type="float" office:value="6.27698" calcext:value-type="float">
            <text:p>6,276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82" calcext:value-type="float">
            <text:p>0,00155282</text:p>
          </table:table-cell>
          <table:table-cell office:value-type="float" office:value="0.871979" calcext:value-type="float">
            <text:p>0,871979</text:p>
          </table:table-cell>
          <table:table-cell office:value-type="float" office:value="6.39004" calcext:value-type="float">
            <text:p>6,39004</text:p>
          </table:table-cell>
          <table:table-cell office:value-type="float" office:value="0.00158191" calcext:value-type="float">
            <text:p>0,00158191</text:p>
          </table:table-cell>
          <table:table-cell office:value-type="float" office:value="0.886552" calcext:value-type="float">
            <text:p>0,886552</text:p>
          </table:table-cell>
          <table:table-cell office:value-type="float" office:value="6.52186" calcext:value-type="float">
            <text:p>6,52186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893" calcext:value-type="float">
            <text:p>0,00798893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884" calcext:value-type="float">
            <text:p>0,121884</text:p>
          </table:table-cell>
          <table:table-cell office:value-type="float" office:value="0.431153" calcext:value-type="float">
            <text:p>0,431153</text:p>
          </table:table-cell>
          <table:table-cell office:value-type="float" office:value="0.938149" calcext:value-type="float">
            <text:p>0,938149</text:p>
          </table:table-cell>
          <table:table-cell office:value-type="float" office:value="6.30084" calcext:value-type="float">
            <text:p>6,3008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3208" calcext:value-type="float">
            <text:p>0,00803208</text:p>
          </table:table-cell>
          <table:table-cell office:value-type="float" office:value="0.015996" calcext:value-type="float">
            <text:p>0,015996</text:p>
          </table:table-cell>
          <table:table-cell office:value-type="float" office:value="0.121605" calcext:value-type="float">
            <text:p>0,121605</text:p>
          </table:table-cell>
          <table:table-cell office:value-type="float" office:value="0.427902" calcext:value-type="float">
            <text:p>0,427902</text:p>
          </table:table-cell>
          <table:table-cell office:value-type="float" office:value="0.942452" calcext:value-type="float">
            <text:p>0,942452</text:p>
          </table:table-cell>
          <table:table-cell office:value-type="float" office:value="6.27485" calcext:value-type="float">
            <text:p>6,274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95" calcext:value-type="float">
            <text:p>0,00154495</text:p>
          </table:table-cell>
          <table:table-cell office:value-type="float" office:value="0.872449" calcext:value-type="float">
            <text:p>0,872449</text:p>
          </table:table-cell>
          <table:table-cell office:value-type="float" office:value="6.39357" calcext:value-type="float">
            <text:p>6,39357</text:p>
          </table:table-cell>
          <table:table-cell office:value-type="float" office:value="0.00157809" calcext:value-type="float">
            <text:p>0,00157809</text:p>
          </table:table-cell>
          <table:table-cell office:value-type="float" office:value="0.885583" calcext:value-type="float">
            <text:p>0,885583</text:p>
          </table:table-cell>
          <table:table-cell office:value-type="float" office:value="6.51357" calcext:value-type="float">
            <text:p>6,51357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652" calcext:value-type="float">
            <text:p>0,0159652</text:p>
          </table:table-cell>
          <table:table-cell office:value-type="float" office:value="0.12186" calcext:value-type="float">
            <text:p>0,12186</text:p>
          </table:table-cell>
          <table:table-cell office:value-type="float" office:value="0.431191" calcext:value-type="float">
            <text:p>0,431191</text:p>
          </table:table-cell>
          <table:table-cell office:value-type="float" office:value="0.945832" calcext:value-type="float">
            <text:p>0,945832</text:p>
          </table:table-cell>
          <table:table-cell office:value-type="float" office:value="6.29327" calcext:value-type="float">
            <text:p>6,2932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5306" calcext:value-type="float">
            <text:p>0,00805306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597" calcext:value-type="float">
            <text:p>0,121597</text:p>
          </table:table-cell>
          <table:table-cell office:value-type="float" office:value="0.427994" calcext:value-type="float">
            <text:p>0,427994</text:p>
          </table:table-cell>
          <table:table-cell office:value-type="float" office:value="0.942905" calcext:value-type="float">
            <text:p>0,942905</text:p>
          </table:table-cell>
          <table:table-cell office:value-type="float" office:value="6.2748" calcext:value-type="float">
            <text:p>6,274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307" calcext:value-type="float">
            <text:p>0,00156307</text:p>
          </table:table-cell>
          <table:table-cell office:value-type="float" office:value="0.872254" calcext:value-type="float">
            <text:p>0,872254</text:p>
          </table:table-cell>
          <table:table-cell office:value-type="float" office:value="6.38937" calcext:value-type="float">
            <text:p>6,38937</text:p>
          </table:table-cell>
          <table:table-cell office:value-type="float" office:value="0.00161505" calcext:value-type="float">
            <text:p>0,00161505</text:p>
          </table:table-cell>
          <table:table-cell office:value-type="float" office:value="0.886453" calcext:value-type="float">
            <text:p>0,886453</text:p>
          </table:table-cell>
          <table:table-cell office:value-type="float" office:value="6.51067" calcext:value-type="float">
            <text:p>6,51067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0.121945" calcext:value-type="float">
            <text:p>0,121945</text:p>
          </table:table-cell>
          <table:table-cell office:value-type="float" office:value="0.429239" calcext:value-type="float">
            <text:p>0,429239</text:p>
          </table:table-cell>
          <table:table-cell office:value-type="float" office:value="0.93828" calcext:value-type="float">
            <text:p>0,93828</text:p>
          </table:table-cell>
          <table:table-cell office:value-type="float" office:value="6.29144" calcext:value-type="float">
            <text:p>6,29144</text:p>
          </table:table-cell>
          <table:table-cell office:value-type="float" office:value="0.000891924" calcext:value-type="float">
            <text:p>0,000891924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931" calcext:value-type="float">
            <text:p>0,0159931</text:p>
          </table:table-cell>
          <table:table-cell office:value-type="float" office:value="0.121565" calcext:value-type="float">
            <text:p>0,121565</text:p>
          </table:table-cell>
          <table:table-cell office:value-type="float" office:value="0.427928" calcext:value-type="float">
            <text:p>0,427928</text:p>
          </table:table-cell>
          <table:table-cell office:value-type="float" office:value="0.942481" calcext:value-type="float">
            <text:p>0,942481</text:p>
          </table:table-cell>
          <table:table-cell office:value-type="float" office:value="6.27636" calcext:value-type="float">
            <text:p>6,2763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1672" calcext:value-type="float">
            <text:p>0,871672</text:p>
          </table:table-cell>
          <table:table-cell office:value-type="float" office:value="6.39496" calcext:value-type="float">
            <text:p>6,39496</text:p>
          </table:table-cell>
          <table:table-cell office:value-type="float" office:value="0.00157714" calcext:value-type="float">
            <text:p>0,00157714</text:p>
          </table:table-cell>
          <table:table-cell office:value-type="float" office:value="0.886031" calcext:value-type="float">
            <text:p>0,886031</text:p>
          </table:table-cell>
          <table:table-cell office:value-type="float" office:value="6.51185" calcext:value-type="float">
            <text:p>6,51185</text:p>
          </table:table-cell>
          <table:table-cell office:value-type="float" office:value="0.000877857" calcext:value-type="float">
            <text:p>0,000877857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60081" calcext:value-type="float">
            <text:p>0,0160081</text:p>
          </table:table-cell>
          <table:table-cell office:value-type="float" office:value="0.12191" calcext:value-type="float">
            <text:p>0,12191</text:p>
          </table:table-cell>
          <table:table-cell office:value-type="float" office:value="0.428747" calcext:value-type="float">
            <text:p>0,428747</text:p>
          </table:table-cell>
          <table:table-cell office:value-type="float" office:value="0.944703" calcext:value-type="float">
            <text:p>0,944703</text:p>
          </table:table-cell>
          <table:table-cell office:value-type="float" office:value="6.29922" calcext:value-type="float">
            <text:p>6,29922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869" calcext:value-type="float">
            <text:p>0,0159869</text:p>
          </table:table-cell>
          <table:table-cell office:value-type="float" office:value="0.121588" calcext:value-type="float">
            <text:p>0,121588</text:p>
          </table:table-cell>
          <table:table-cell office:value-type="float" office:value="0.42116" calcext:value-type="float">
            <text:p>0,42116</text:p>
          </table:table-cell>
          <table:table-cell office:value-type="float" office:value="0.943576" calcext:value-type="float">
            <text:p>0,943576</text:p>
          </table:table-cell>
          <table:table-cell office:value-type="float" office:value="6.27409" calcext:value-type="float">
            <text:p>6,2740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91" calcext:value-type="float">
            <text:p>0,00154591</text:p>
          </table:table-cell>
          <table:table-cell office:value-type="float" office:value="0.872626" calcext:value-type="float">
            <text:p>0,872626</text:p>
          </table:table-cell>
          <table:table-cell office:value-type="float" office:value="6.39232" calcext:value-type="float">
            <text:p>6,39232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88593" calcext:value-type="float">
            <text:p>0,88593</text:p>
          </table:table-cell>
          <table:table-cell office:value-type="float" office:value="6.52011" calcext:value-type="float">
            <text:p>6,52011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9584" calcext:value-type="float">
            <text:p>0,00799584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1948" calcext:value-type="float">
            <text:p>0,121948</text:p>
          </table:table-cell>
          <table:table-cell office:value-type="float" office:value="0.431423" calcext:value-type="float">
            <text:p>0,431423</text:p>
          </table:table-cell>
          <table:table-cell office:value-type="float" office:value="0.94598" calcext:value-type="float">
            <text:p>0,94598</text:p>
          </table:table-cell>
          <table:table-cell office:value-type="float" office:value="6.292" calcext:value-type="float">
            <text:p>6,292</text:p>
          </table:table-cell>
          <table:table-cell office:value-type="float" office:value="0.000888109" calcext:value-type="float">
            <text:p>0,000888109</text:p>
          </table:table-cell>
          <table:table-cell office:value-type="float" office:value="0.0080421" calcext:value-type="float">
            <text:p>0,0080421</text:p>
          </table:table-cell>
          <table:table-cell office:value-type="float" office:value="0.0160189" calcext:value-type="float">
            <text:p>0,0160189</text:p>
          </table:table-cell>
          <table:table-cell office:value-type="float" office:value="0.121565" calcext:value-type="float">
            <text:p>0,121565</text:p>
          </table:table-cell>
          <table:table-cell office:value-type="float" office:value="0.430189" calcext:value-type="float">
            <text:p>0,430189</text:p>
          </table:table-cell>
          <table:table-cell office:value-type="float" office:value="0.945076" calcext:value-type="float">
            <text:p>0,945076</text:p>
          </table:table-cell>
          <table:table-cell office:value-type="float" office:value="6.27466" calcext:value-type="float">
            <text:p>6,2746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592" calcext:value-type="float">
            <text:p>0,00155592</text:p>
          </table:table-cell>
          <table:table-cell office:value-type="float" office:value="0.872146" calcext:value-type="float">
            <text:p>0,872146</text:p>
          </table:table-cell>
          <table:table-cell office:value-type="float" office:value="6.39621" calcext:value-type="float">
            <text:p>6,39621</text:p>
          </table:table-cell>
          <table:table-cell office:value-type="float" office:value="0.00157881" calcext:value-type="float">
            <text:p>0,00157881</text:p>
          </table:table-cell>
          <table:table-cell office:value-type="float" office:value="0.88647" calcext:value-type="float">
            <text:p>0,88647</text:p>
          </table:table-cell>
          <table:table-cell office:value-type="float" office:value="6.51211" calcext:value-type="float">
            <text:p>6,51211</text:p>
          </table:table-cell>
          <table:table-cell office:value-type="float" office:value="0.00088191" calcext:value-type="float">
            <text:p>0,00088191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99" calcext:value-type="float">
            <text:p>0,121899</text:p>
          </table:table-cell>
          <table:table-cell office:value-type="float" office:value="0.43134" calcext:value-type="float">
            <text:p>0,43134</text:p>
          </table:table-cell>
          <table:table-cell office:value-type="float" office:value="0.944823" calcext:value-type="float">
            <text:p>0,944823</text:p>
          </table:table-cell>
          <table:table-cell office:value-type="float" office:value="6.29907" calcext:value-type="float">
            <text:p>6,29907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494" calcext:value-type="float">
            <text:p>0,00803494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586" calcext:value-type="float">
            <text:p>0,121586</text:p>
          </table:table-cell>
          <table:table-cell office:value-type="float" office:value="0.428443" calcext:value-type="float">
            <text:p>0,428443</text:p>
          </table:table-cell>
          <table:table-cell office:value-type="float" office:value="0.942589" calcext:value-type="float">
            <text:p>0,942589</text:p>
          </table:table-cell>
          <table:table-cell office:value-type="float" office:value="6.27917" calcext:value-type="float">
            <text:p>6,2791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4" calcext:value-type="float">
            <text:p>0,001544</text:p>
          </table:table-cell>
          <table:table-cell office:value-type="float" office:value="0.872463" calcext:value-type="float">
            <text:p>0,872463</text:p>
          </table:table-cell>
          <table:table-cell office:value-type="float" office:value="6.40308" calcext:value-type="float">
            <text:p>6,40308</text:p>
          </table:table-cell>
          <table:table-cell office:value-type="float" office:value="0.00159693" calcext:value-type="float">
            <text:p>0,00159693</text:p>
          </table:table-cell>
          <table:table-cell office:value-type="float" office:value="0.885496" calcext:value-type="float">
            <text:p>0,885496</text:p>
          </table:table-cell>
          <table:table-cell office:value-type="float" office:value="6.51132" calcext:value-type="float">
            <text:p>6,51132</text:p>
          </table:table-cell>
          <table:table-cell office:value-type="float" office:value="0.000873089" calcext:value-type="float">
            <text:p>0,000873089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121919" calcext:value-type="float">
            <text:p>0,121919</text:p>
          </table:table-cell>
          <table:table-cell office:value-type="float" office:value="0.422398" calcext:value-type="float">
            <text:p>0,422398</text:p>
          </table:table-cell>
          <table:table-cell office:value-type="float" office:value="0.944765" calcext:value-type="float">
            <text:p>0,944765</text:p>
          </table:table-cell>
          <table:table-cell office:value-type="float" office:value="6.29125" calcext:value-type="float">
            <text:p>6,29125</text:p>
          </table:table-cell>
          <table:table-cell office:value-type="float" office:value="0.00089097" calcext:value-type="float">
            <text:p>0,00089097</text:p>
          </table:table-cell>
          <table:table-cell office:value-type="float" office:value="0.00804591" calcext:value-type="float">
            <text:p>0,00804591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.121526" calcext:value-type="float">
            <text:p>0,121526</text:p>
          </table:table-cell>
          <table:table-cell office:value-type="float" office:value="0.427772" calcext:value-type="float">
            <text:p>0,427772</text:p>
          </table:table-cell>
          <table:table-cell office:value-type="float" office:value="0.942365" calcext:value-type="float">
            <text:p>0,942365</text:p>
          </table:table-cell>
          <table:table-cell office:value-type="float" office:value="6.27588" calcext:value-type="float">
            <text:p>6,2758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494" calcext:value-type="float">
            <text:p>0,00153494</text:p>
          </table:table-cell>
          <table:table-cell office:value-type="float" office:value="0.871648" calcext:value-type="float">
            <text:p>0,871648</text:p>
          </table:table-cell>
          <table:table-cell office:value-type="float" office:value="6.39714" calcext:value-type="float">
            <text:p>6,3971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571" calcext:value-type="float">
            <text:p>0,88571</text:p>
          </table:table-cell>
          <table:table-cell office:value-type="float" office:value="6.51379" calcext:value-type="float">
            <text:p>6,51379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798" calcext:value-type="float">
            <text:p>0,00798798</text:p>
          </table:table-cell>
          <table:table-cell office:value-type="float" office:value="0.016001" calcext:value-type="float">
            <text:p>0,016001</text:p>
          </table:table-cell>
          <table:table-cell office:value-type="float" office:value="0.122125" calcext:value-type="float">
            <text:p>0,122125</text:p>
          </table:table-cell>
          <table:table-cell office:value-type="float" office:value="0.429045" calcext:value-type="float">
            <text:p>0,429045</text:p>
          </table:table-cell>
          <table:table-cell office:value-type="float" office:value="0.944584" calcext:value-type="float">
            <text:p>0,944584</text:p>
          </table:table-cell>
          <table:table-cell office:value-type="float" office:value="6.29216" calcext:value-type="float">
            <text:p>6,29216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399" calcext:value-type="float">
            <text:p>0,00803399</text:p>
          </table:table-cell>
          <table:table-cell office:value-type="float" office:value="0.0159791" calcext:value-type="float">
            <text:p>0,0159791</text:p>
          </table:table-cell>
          <table:table-cell office:value-type="float" office:value="0.121674" calcext:value-type="float">
            <text:p>0,121674</text:p>
          </table:table-cell>
          <table:table-cell office:value-type="float" office:value="0.430349" calcext:value-type="float">
            <text:p>0,430349</text:p>
          </table:table-cell>
          <table:table-cell office:value-type="float" office:value="0.942812" calcext:value-type="float">
            <text:p>0,942812</text:p>
          </table:table-cell>
          <table:table-cell office:value-type="float" office:value="6.27498" calcext:value-type="float">
            <text:p>6,2749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614" calcext:value-type="float">
            <text:p>0,00154614</text:p>
          </table:table-cell>
          <table:table-cell office:value-type="float" office:value="0.872224" calcext:value-type="float">
            <text:p>0,872224</text:p>
          </table:table-cell>
          <table:table-cell office:value-type="float" office:value="6.39364" calcext:value-type="float">
            <text:p>6,39364</text:p>
          </table:table-cell>
          <table:table-cell office:value-type="float" office:value="0.00159216" calcext:value-type="float">
            <text:p>0,00159216</text:p>
          </table:table-cell>
          <table:table-cell office:value-type="float" office:value="0.886451" calcext:value-type="float">
            <text:p>0,886451</text:p>
          </table:table-cell>
          <table:table-cell office:value-type="float" office:value="6.5148" calcext:value-type="float">
            <text:p>6,5148</text:p>
          </table:table-cell>
          <table:table-cell office:value-type="float" office:value="0.000874043" calcext:value-type="float">
            <text:p>0,000874043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95" calcext:value-type="float">
            <text:p>0,12195</text:p>
          </table:table-cell>
          <table:table-cell office:value-type="float" office:value="0.431444" calcext:value-type="float">
            <text:p>0,431444</text:p>
          </table:table-cell>
          <table:table-cell office:value-type="float" office:value="0.944966" calcext:value-type="float">
            <text:p>0,944966</text:p>
          </table:table-cell>
          <table:table-cell office:value-type="float" office:value="6.29494" calcext:value-type="float">
            <text:p>6,2949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921" calcext:value-type="float">
            <text:p>0,00801921</text:p>
          </table:table-cell>
          <table:table-cell office:value-type="float" office:value="0.0159881" calcext:value-type="float">
            <text:p>0,0159881</text:p>
          </table:table-cell>
          <table:table-cell office:value-type="float" office:value="0.121559" calcext:value-type="float">
            <text:p>0,121559</text:p>
          </table:table-cell>
          <table:table-cell office:value-type="float" office:value="0.427827" calcext:value-type="float">
            <text:p>0,427827</text:p>
          </table:table-cell>
          <table:table-cell office:value-type="float" office:value="0.942446" calcext:value-type="float">
            <text:p>0,942446</text:p>
          </table:table-cell>
          <table:table-cell office:value-type="float" office:value="6.2785" calcext:value-type="float">
            <text:p>6,278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519" calcext:value-type="float">
            <text:p>0,00154519</text:p>
          </table:table-cell>
          <table:table-cell office:value-type="float" office:value="0.871486" calcext:value-type="float">
            <text:p>0,871486</text:p>
          </table:table-cell>
          <table:table-cell office:value-type="float" office:value="6.40445" calcext:value-type="float">
            <text:p>6,40445</text:p>
          </table:table-cell>
          <table:table-cell office:value-type="float" office:value="0.00160789" calcext:value-type="float">
            <text:p>0,00160789</text:p>
          </table:table-cell>
          <table:table-cell office:value-type="float" office:value="0.886176" calcext:value-type="float">
            <text:p>0,886176</text:p>
          </table:table-cell>
          <table:table-cell office:value-type="float" office:value="6.51478" calcext:value-type="float">
            <text:p>6,51478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8702" calcext:value-type="float">
            <text:p>0,00798702</text:p>
          </table:table-cell>
          <table:table-cell office:value-type="float" office:value="0.0159969" calcext:value-type="float">
            <text:p>0,0159969</text:p>
          </table:table-cell>
          <table:table-cell office:value-type="float" office:value="0.121902" calcext:value-type="float">
            <text:p>0,121902</text:p>
          </table:table-cell>
          <table:table-cell office:value-type="float" office:value="0.42895" calcext:value-type="float">
            <text:p>0,42895</text:p>
          </table:table-cell>
          <table:table-cell office:value-type="float" office:value="0.945622" calcext:value-type="float">
            <text:p>0,945622</text:p>
          </table:table-cell>
          <table:table-cell office:value-type="float" office:value="6.29678" calcext:value-type="float">
            <text:p>6,29678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5283" calcext:value-type="float">
            <text:p>0,00805283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627" calcext:value-type="float">
            <text:p>0,121627</text:p>
          </table:table-cell>
          <table:table-cell office:value-type="float" office:value="0.430263" calcext:value-type="float">
            <text:p>0,430263</text:p>
          </table:table-cell>
          <table:table-cell office:value-type="float" office:value="0.943164" calcext:value-type="float">
            <text:p>0,943164</text:p>
          </table:table-cell>
          <table:table-cell office:value-type="float" office:value="6.28195" calcext:value-type="float">
            <text:p>6,2819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21" calcext:value-type="float">
            <text:p>0,0015521</text:p>
          </table:table-cell>
          <table:table-cell office:value-type="float" office:value="0.871879" calcext:value-type="float">
            <text:p>0,871879</text:p>
          </table:table-cell>
          <table:table-cell office:value-type="float" office:value="6.39199" calcext:value-type="float">
            <text:p>6,39199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669" calcext:value-type="float">
            <text:p>0,886669</text:p>
          </table:table-cell>
          <table:table-cell office:value-type="float" office:value="6.51017" calcext:value-type="float">
            <text:p>6,51017</text:p>
          </table:table-cell>
          <table:table-cell office:value-type="float" office:value="0.000878096" calcext:value-type="float">
            <text:p>0,000878096</text:p>
          </table:table-cell>
          <table:table-cell office:value-type="float" office:value="0.00799489" calcext:value-type="float">
            <text:p>0,00799489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861" calcext:value-type="float">
            <text:p>0,121861</text:p>
          </table:table-cell>
          <table:table-cell office:value-type="float" office:value="0.429175" calcext:value-type="float">
            <text:p>0,429175</text:p>
          </table:table-cell>
          <table:table-cell office:value-type="float" office:value="0.945478" calcext:value-type="float">
            <text:p>0,945478</text:p>
          </table:table-cell>
          <table:table-cell office:value-type="float" office:value="6.2936" calcext:value-type="float">
            <text:p>6,2936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061" calcext:value-type="float">
            <text:p>0,0080061</text:p>
          </table:table-cell>
          <table:table-cell office:value-type="float" office:value="0.0159569" calcext:value-type="float">
            <text:p>0,0159569</text:p>
          </table:table-cell>
          <table:table-cell office:value-type="float" office:value="0.121848" calcext:value-type="float">
            <text:p>0,121848</text:p>
          </table:table-cell>
          <table:table-cell office:value-type="float" office:value="0.430252" calcext:value-type="float">
            <text:p>0,430252</text:p>
          </table:table-cell>
          <table:table-cell office:value-type="float" office:value="0.935545" calcext:value-type="float">
            <text:p>0,935545</text:p>
          </table:table-cell>
          <table:table-cell office:value-type="float" office:value="6.27478" calcext:value-type="float">
            <text:p>6,2747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3899" calcext:value-type="float">
            <text:p>0,00153899</text:p>
          </table:table-cell>
          <table:table-cell office:value-type="float" office:value="0.871947" calcext:value-type="float">
            <text:p>0,871947</text:p>
          </table:table-cell>
          <table:table-cell office:value-type="float" office:value="6.38996" calcext:value-type="float">
            <text:p>6,38996</text:p>
          </table:table-cell>
          <table:table-cell office:value-type="float" office:value="0.00157499" calcext:value-type="float">
            <text:p>0,00157499</text:p>
          </table:table-cell>
          <table:table-cell office:value-type="float" office:value="0.885835" calcext:value-type="float">
            <text:p>0,885835</text:p>
          </table:table-cell>
          <table:table-cell office:value-type="float" office:value="6.50853" calcext:value-type="float">
            <text:p>6,50853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8297" calcext:value-type="float">
            <text:p>0,00798297</text:p>
          </table:table-cell>
          <table:table-cell office:value-type="float" office:value="0.0159988" calcext:value-type="float">
            <text:p>0,0159988</text:p>
          </table:table-cell>
          <table:table-cell office:value-type="float" office:value="0.121521" calcext:value-type="float">
            <text:p>0,121521</text:p>
          </table:table-cell>
          <table:table-cell office:value-type="float" office:value="0.429158" calcext:value-type="float">
            <text:p>0,429158</text:p>
          </table:table-cell>
          <table:table-cell office:value-type="float" office:value="0.944932" calcext:value-type="float">
            <text:p>0,944932</text:p>
          </table:table-cell>
          <table:table-cell office:value-type="float" office:value="6.29704" calcext:value-type="float">
            <text:p>6,29704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1706" calcext:value-type="float">
            <text:p>0,00801706</text:p>
          </table:table-cell>
          <table:table-cell office:value-type="float" office:value="0.0159469" calcext:value-type="float">
            <text:p>0,0159469</text:p>
          </table:table-cell>
          <table:table-cell office:value-type="float" office:value="0.121556" calcext:value-type="float">
            <text:p>0,121556</text:p>
          </table:table-cell>
          <table:table-cell office:value-type="float" office:value="0.427789" calcext:value-type="float">
            <text:p>0,427789</text:p>
          </table:table-cell>
          <table:table-cell office:value-type="float" office:value="0.942571" calcext:value-type="float">
            <text:p>0,942571</text:p>
          </table:table-cell>
          <table:table-cell office:value-type="float" office:value="6.27843" calcext:value-type="float">
            <text:p>6,2784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1918" calcext:value-type="float">
            <text:p>0,871918</text:p>
          </table:table-cell>
          <table:table-cell office:value-type="float" office:value="6.39206" calcext:value-type="float">
            <text:p>6,39206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635" calcext:value-type="float">
            <text:p>0,885635</text:p>
          </table:table-cell>
          <table:table-cell office:value-type="float" office:value="6.51084" calcext:value-type="float">
            <text:p>6,51084</text:p>
          </table:table-cell>
          <table:table-cell office:value-type="float" office:value="0.000876188" calcext:value-type="float">
            <text:p>0,000876188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85" calcext:value-type="float">
            <text:p>0,015985</text:p>
          </table:table-cell>
          <table:table-cell office:value-type="float" office:value="0.122041" calcext:value-type="float">
            <text:p>0,122041</text:p>
          </table:table-cell>
          <table:table-cell office:value-type="float" office:value="0.422394" calcext:value-type="float">
            <text:p>0,422394</text:p>
          </table:table-cell>
          <table:table-cell office:value-type="float" office:value="0.944838" calcext:value-type="float">
            <text:p>0,944838</text:p>
          </table:table-cell>
          <table:table-cell office:value-type="float" office:value="6.29141" calcext:value-type="float">
            <text:p>6,29141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1301" calcext:value-type="float">
            <text:p>0,00801301</text:p>
          </table:table-cell>
          <table:table-cell office:value-type="float" office:value="0.0159638" calcext:value-type="float">
            <text:p>0,0159638</text:p>
          </table:table-cell>
          <table:table-cell office:value-type="float" office:value="0.121722" calcext:value-type="float">
            <text:p>0,121722</text:p>
          </table:table-cell>
          <table:table-cell office:value-type="float" office:value="0.43013" calcext:value-type="float">
            <text:p>0,43013</text:p>
          </table:table-cell>
          <table:table-cell office:value-type="float" office:value="0.944875" calcext:value-type="float">
            <text:p>0,944875</text:p>
          </table:table-cell>
          <table:table-cell office:value-type="float" office:value="6.28419" calcext:value-type="float">
            <text:p>6,2841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091" calcext:value-type="float">
            <text:p>0,00155091</text:p>
          </table:table-cell>
          <table:table-cell office:value-type="float" office:value="0.873006" calcext:value-type="float">
            <text:p>0,873006</text:p>
          </table:table-cell>
          <table:table-cell office:value-type="float" office:value="6.39566" calcext:value-type="float">
            <text:p>6,39566</text:p>
          </table:table-cell>
          <table:table-cell office:value-type="float" office:value="0.00158906" calcext:value-type="float">
            <text:p>0,00158906</text:p>
          </table:table-cell>
          <table:table-cell office:value-type="float" office:value="0.885857" calcext:value-type="float">
            <text:p>0,885857</text:p>
          </table:table-cell>
          <table:table-cell office:value-type="float" office:value="6.51774" calcext:value-type="float">
            <text:p>6,51774</text:p>
          </table:table-cell>
          <table:table-cell office:value-type="float" office:value="0.000880957" calcext:value-type="float">
            <text:p>0,000880957</text:p>
          </table:table-cell>
          <table:table-cell office:value-type="float" office:value="0.00798297" calcext:value-type="float">
            <text:p>0,00798297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959" calcext:value-type="float">
            <text:p>0,121959</text:p>
          </table:table-cell>
          <table:table-cell office:value-type="float" office:value="0.431492" calcext:value-type="float">
            <text:p>0,431492</text:p>
          </table:table-cell>
          <table:table-cell office:value-type="float" office:value="0.944956" calcext:value-type="float">
            <text:p>0,944956</text:p>
          </table:table-cell>
          <table:table-cell office:value-type="float" office:value="6.29667" calcext:value-type="float">
            <text:p>6,29667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3995" calcext:value-type="float">
            <text:p>0,00803995</text:p>
          </table:table-cell>
          <table:table-cell office:value-type="float" office:value="0.015976" calcext:value-type="float">
            <text:p>0,015976</text:p>
          </table:table-cell>
          <table:table-cell office:value-type="float" office:value="0.121558" calcext:value-type="float">
            <text:p>0,121558</text:p>
          </table:table-cell>
          <table:table-cell office:value-type="float" office:value="0.427664" calcext:value-type="float">
            <text:p>0,427664</text:p>
          </table:table-cell>
          <table:table-cell office:value-type="float" office:value="0.943098" calcext:value-type="float">
            <text:p>0,943098</text:p>
          </table:table-cell>
          <table:table-cell office:value-type="float" office:value="6.27647" calcext:value-type="float">
            <text:p>6,27647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997" calcext:value-type="float">
            <text:p>0,00155997</text:p>
          </table:table-cell>
          <table:table-cell office:value-type="float" office:value="0.872243" calcext:value-type="float">
            <text:p>0,872243</text:p>
          </table:table-cell>
          <table:table-cell office:value-type="float" office:value="6.38964" calcext:value-type="float">
            <text:p>6,38964</text:p>
          </table:table-cell>
          <table:table-cell office:value-type="float" office:value="0.00158811" calcext:value-type="float">
            <text:p>0,00158811</text:p>
          </table:table-cell>
          <table:table-cell office:value-type="float" office:value="0.885492" calcext:value-type="float">
            <text:p>0,885492</text:p>
          </table:table-cell>
          <table:table-cell office:value-type="float" office:value="6.51664" calcext:value-type="float">
            <text:p>6,51664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5995" calcext:value-type="float">
            <text:p>0,015995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412614" calcext:value-type="float">
            <text:p>0,412614</text:p>
          </table:table-cell>
          <table:table-cell office:value-type="float" office:value="0.946017" calcext:value-type="float">
            <text:p>0,946017</text:p>
          </table:table-cell>
          <table:table-cell office:value-type="float" office:value="6.29986" calcext:value-type="float">
            <text:p>6,29986</text:p>
          </table:table-cell>
          <table:table-cell office:value-type="float" office:value="0.000889063" calcext:value-type="float">
            <text:p>0,000889063</text:p>
          </table:table-cell>
          <table:table-cell office:value-type="float" office:value="0.00805879" calcext:value-type="float">
            <text:p>0,00805879</text:p>
          </table:table-cell>
          <table:table-cell office:value-type="float" office:value="0.0159819" calcext:value-type="float">
            <text:p>0,0159819</text:p>
          </table:table-cell>
          <table:table-cell office:value-type="float" office:value="0.121672" calcext:value-type="float">
            <text:p>0,121672</text:p>
          </table:table-cell>
          <table:table-cell office:value-type="float" office:value="0.430382" calcext:value-type="float">
            <text:p>0,430382</text:p>
          </table:table-cell>
          <table:table-cell office:value-type="float" office:value="0.945028" calcext:value-type="float">
            <text:p>0,945028</text:p>
          </table:table-cell>
          <table:table-cell office:value-type="float" office:value="6.27508" calcext:value-type="float">
            <text:p>6,2750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6903" calcext:value-type="float">
            <text:p>0,00156903</text:p>
          </table:table-cell>
          <table:table-cell office:value-type="float" office:value="0.872636" calcext:value-type="float">
            <text:p>0,872636</text:p>
          </table:table-cell>
          <table:table-cell office:value-type="float" office:value="6.39153" calcext:value-type="float">
            <text:p>6,39153</text:p>
          </table:table-cell>
          <table:table-cell office:value-type="float" office:value="0.00158596" calcext:value-type="float">
            <text:p>0,00158596</text:p>
          </table:table-cell>
          <table:table-cell office:value-type="float" office:value="0.88621" calcext:value-type="float">
            <text:p>0,88621</text:p>
          </table:table-cell>
          <table:table-cell office:value-type="float" office:value="6.51917" calcext:value-type="float">
            <text:p>6,51917</text:p>
          </table:table-cell>
          <table:table-cell office:value-type="float" office:value="0.000871897" calcext:value-type="float">
            <text:p>0,000871897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31" calcext:value-type="float">
            <text:p>0,0159631</text:p>
          </table:table-cell>
          <table:table-cell office:value-type="float" office:value="0.1219" calcext:value-type="float">
            <text:p>0,1219</text:p>
          </table:table-cell>
          <table:table-cell office:value-type="float" office:value="0.431405" calcext:value-type="float">
            <text:p>0,431405</text:p>
          </table:table-cell>
          <table:table-cell office:value-type="float" office:value="0.938005" calcext:value-type="float">
            <text:p>0,938005</text:p>
          </table:table-cell>
          <table:table-cell office:value-type="float" office:value="6.28963" calcext:value-type="float">
            <text:p>6,28963</text:p>
          </table:table-cell>
          <table:table-cell office:value-type="float" office:value="0.000887156" calcext:value-type="float">
            <text:p>0,000887156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57" calcext:value-type="float">
            <text:p>0,12157</text:p>
          </table:table-cell>
          <table:table-cell office:value-type="float" office:value="0.423211" calcext:value-type="float">
            <text:p>0,423211</text:p>
          </table:table-cell>
          <table:table-cell office:value-type="float" office:value="0.944906" calcext:value-type="float">
            <text:p>0,944906</text:p>
          </table:table-cell>
          <table:table-cell office:value-type="float" office:value="6.27488" calcext:value-type="float">
            <text:p>6,2748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5497" calcext:value-type="float">
            <text:p>0,00155497</text:p>
          </table:table-cell>
          <table:table-cell office:value-type="float" office:value="0.872212" calcext:value-type="float">
            <text:p>0,872212</text:p>
          </table:table-cell>
          <table:table-cell office:value-type="float" office:value="6.39042" calcext:value-type="float">
            <text:p>6,39042</text:p>
          </table:table-cell>
          <table:table-cell office:value-type="float" office:value="0.00159097" calcext:value-type="float">
            <text:p>0,00159097</text:p>
          </table:table-cell>
          <table:table-cell office:value-type="float" office:value="0.886676" calcext:value-type="float">
            <text:p>0,886676</text:p>
          </table:table-cell>
          <table:table-cell office:value-type="float" office:value="6.51056" calcext:value-type="float">
            <text:p>6,51056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203" calcext:value-type="float">
            <text:p>0,00799203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2125" calcext:value-type="float">
            <text:p>0,122125</text:p>
          </table:table-cell>
          <table:table-cell office:value-type="float" office:value="0.429083" calcext:value-type="float">
            <text:p>0,429083</text:p>
          </table:table-cell>
          <table:table-cell office:value-type="float" office:value="0.94519" calcext:value-type="float">
            <text:p>0,94519</text:p>
          </table:table-cell>
          <table:table-cell office:value-type="float" office:value="6.28944" calcext:value-type="float">
            <text:p>6,28944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5688" calcext:value-type="float">
            <text:p>0,00805688</text:p>
          </table:table-cell>
          <table:table-cell office:value-type="float" office:value="0.01596" calcext:value-type="float">
            <text:p>0,01596</text:p>
          </table:table-cell>
          <table:table-cell office:value-type="float" office:value="0.121582" calcext:value-type="float">
            <text:p>0,121582</text:p>
          </table:table-cell>
          <table:table-cell office:value-type="float" office:value="0.4304" calcext:value-type="float">
            <text:p>0,4304</text:p>
          </table:table-cell>
          <table:table-cell office:value-type="float" office:value="0.943532" calcext:value-type="float">
            <text:p>0,943532</text:p>
          </table:table-cell>
          <table:table-cell office:value-type="float" office:value="6.27883" calcext:value-type="float">
            <text:p>6,27883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805" calcext:value-type="float">
            <text:p>0,00154805</text:p>
          </table:table-cell>
          <table:table-cell office:value-type="float" office:value="0.871481" calcext:value-type="float">
            <text:p>0,871481</text:p>
          </table:table-cell>
          <table:table-cell office:value-type="float" office:value="6.39442" calcext:value-type="float">
            <text:p>6,39442</text:p>
          </table:table-cell>
          <table:table-cell office:value-type="float" office:value="0.00159597" calcext:value-type="float">
            <text:p>0,00159597</text:p>
          </table:table-cell>
          <table:table-cell office:value-type="float" office:value="0.885943" calcext:value-type="float">
            <text:p>0,885943</text:p>
          </table:table-cell>
          <table:table-cell office:value-type="float" office:value="6.51506" calcext:value-type="float">
            <text:p>6,51506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7701" calcext:value-type="float">
            <text:p>0,00797701</text:p>
          </table:table-cell>
          <table:table-cell office:value-type="float" office:value="0.0159712" calcext:value-type="float">
            <text:p>0,0159712</text:p>
          </table:table-cell>
          <table:table-cell office:value-type="float" office:value="0.121906" calcext:value-type="float">
            <text:p>0,121906</text:p>
          </table:table-cell>
          <table:table-cell office:value-type="float" office:value="0.431528" calcext:value-type="float">
            <text:p>0,431528</text:p>
          </table:table-cell>
          <table:table-cell office:value-type="float" office:value="0.945109" calcext:value-type="float">
            <text:p>0,945109</text:p>
          </table:table-cell>
          <table:table-cell office:value-type="float" office:value="6.29121" calcext:value-type="float">
            <text:p>6,29121</text:p>
          </table:table-cell>
          <table:table-cell office:value-type="float" office:value="0.000890017" calcext:value-type="float">
            <text:p>0,000890017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0.121607" calcext:value-type="float">
            <text:p>0,121607</text:p>
          </table:table-cell>
          <table:table-cell office:value-type="float" office:value="0.427871" calcext:value-type="float">
            <text:p>0,427871</text:p>
          </table:table-cell>
          <table:table-cell office:value-type="float" office:value="0.936105" calcext:value-type="float">
            <text:p>0,936105</text:p>
          </table:table-cell>
          <table:table-cell office:value-type="float" office:value="6.27478" calcext:value-type="float">
            <text:p>6,27478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209" calcext:value-type="float">
            <text:p>0,00154209</text:p>
          </table:table-cell>
          <table:table-cell office:value-type="float" office:value="0.872295" calcext:value-type="float">
            <text:p>0,872295</text:p>
          </table:table-cell>
          <table:table-cell office:value-type="float" office:value="6.3973" calcext:value-type="float">
            <text:p>6,3973</text:p>
          </table:table-cell>
          <table:table-cell office:value-type="float" office:value="0.00157404" calcext:value-type="float">
            <text:p>0,00157404</text:p>
          </table:table-cell>
          <table:table-cell office:value-type="float" office:value="0.886097" calcext:value-type="float">
            <text:p>0,886097</text:p>
          </table:table-cell>
          <table:table-cell office:value-type="float" office:value="6.50905" calcext:value-type="float">
            <text:p>6,50905</text:p>
          </table:table-cell>
          <table:table-cell office:value-type="float" office:value="0.000877142" calcext:value-type="float">
            <text:p>0,000877142</text:p>
          </table:table-cell>
          <table:table-cell office:value-type="float" office:value="0.00799394" calcext:value-type="float">
            <text:p>0,00799394</text:p>
          </table:table-cell>
          <table:table-cell office:value-type="float" office:value="0.016017" calcext:value-type="float">
            <text:p>0,016017</text:p>
          </table:table-cell>
          <table:table-cell office:value-type="float" office:value="0.122044" calcext:value-type="float">
            <text:p>0,122044</text:p>
          </table:table-cell>
          <table:table-cell office:value-type="float" office:value="0.431334" calcext:value-type="float">
            <text:p>0,431334</text:p>
          </table:table-cell>
          <table:table-cell office:value-type="float" office:value="0.944954" calcext:value-type="float">
            <text:p>0,944954</text:p>
          </table:table-cell>
          <table:table-cell office:value-type="float" office:value="6.40071" calcext:value-type="float">
            <text:p>6,40071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9" calcext:value-type="float">
            <text:p>0,008039</text:p>
          </table:table-cell>
          <table:table-cell office:value-type="float" office:value="0.0159771" calcext:value-type="float">
            <text:p>0,0159771</text:p>
          </table:table-cell>
          <table:table-cell office:value-type="float" office:value="0.121604" calcext:value-type="float">
            <text:p>0,121604</text:p>
          </table:table-cell>
          <table:table-cell office:value-type="float" office:value="0.428299" calcext:value-type="float">
            <text:p>0,428299</text:p>
          </table:table-cell>
          <table:table-cell office:value-type="float" office:value="0.942809" calcext:value-type="float">
            <text:p>0,942809</text:p>
          </table:table-cell>
          <table:table-cell office:value-type="float" office:value="6.35129" calcext:value-type="float">
            <text:p>6,35129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614" calcext:value-type="float">
            <text:p>0,00154614</text:p>
          </table:table-cell>
          <table:table-cell office:value-type="float" office:value="0.872214" calcext:value-type="float">
            <text:p>0,872214</text:p>
          </table:table-cell>
          <table:table-cell office:value-type="float" office:value="6.38978" calcext:value-type="float">
            <text:p>6,38978</text:p>
          </table:table-cell>
          <table:table-cell office:value-type="float" office:value="0.00160289" calcext:value-type="float">
            <text:p>0,00160289</text:p>
          </table:table-cell>
          <table:table-cell office:value-type="float" office:value="0.886211" calcext:value-type="float">
            <text:p>0,886211</text:p>
          </table:table-cell>
          <table:table-cell office:value-type="float" office:value="6.51054" calcext:value-type="float">
            <text:p>6,51054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99" calcext:value-type="float">
            <text:p>0,0079999</text:p>
          </table:table-cell>
          <table:table-cell office:value-type="float" office:value="0.0159891" calcext:value-type="float">
            <text:p>0,0159891</text:p>
          </table:table-cell>
          <table:table-cell office:value-type="float" office:value="0.121848" calcext:value-type="float">
            <text:p>0,121848</text:p>
          </table:table-cell>
          <table:table-cell office:value-type="float" office:value="0.431033" calcext:value-type="float">
            <text:p>0,431033</text:p>
          </table:table-cell>
          <table:table-cell office:value-type="float" office:value="0.945451" calcext:value-type="float">
            <text:p>0,945451</text:p>
          </table:table-cell>
          <table:table-cell office:value-type="float" office:value="6.29557" calcext:value-type="float">
            <text:p>6,2955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2398" calcext:value-type="float">
            <text:p>0,00802398</text:p>
          </table:table-cell>
          <table:table-cell office:value-type="float" office:value="0.016016" calcext:value-type="float">
            <text:p>0,016016</text:p>
          </table:table-cell>
          <table:table-cell office:value-type="float" office:value="0.121632" calcext:value-type="float">
            <text:p>0,121632</text:p>
          </table:table-cell>
          <table:table-cell office:value-type="float" office:value="0.430609" calcext:value-type="float">
            <text:p>0,430609</text:p>
          </table:table-cell>
          <table:table-cell office:value-type="float" office:value="0.943083" calcext:value-type="float">
            <text:p>0,943083</text:p>
          </table:table-cell>
          <table:table-cell office:value-type="float" office:value="6.27535" calcext:value-type="float">
            <text:p>6,27535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231" calcext:value-type="float">
            <text:p>0,87231</text:p>
          </table:table-cell>
          <table:table-cell office:value-type="float" office:value="6.38889" calcext:value-type="float">
            <text:p>6,38889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88632" calcext:value-type="float">
            <text:p>0,88632</text:p>
          </table:table-cell>
          <table:table-cell office:value-type="float" office:value="6.51047" calcext:value-type="float">
            <text:p>6,51047</text:p>
          </table:table-cell>
          <table:table-cell office:value-type="float" office:value="0.000876904" calcext:value-type="float">
            <text:p>0,000876904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1927" calcext:value-type="float">
            <text:p>0,121927</text:p>
          </table:table-cell>
          <table:table-cell office:value-type="float" office:value="0.431833" calcext:value-type="float">
            <text:p>0,431833</text:p>
          </table:table-cell>
          <table:table-cell office:value-type="float" office:value="0.944639" calcext:value-type="float">
            <text:p>0,944639</text:p>
          </table:table-cell>
          <table:table-cell office:value-type="float" office:value="6.29778" calcext:value-type="float">
            <text:p>6,29778</text:p>
          </table:table-cell>
          <table:table-cell office:value-type="float" office:value="0.000882864" calcext:value-type="float">
            <text:p>0,000882864</text:p>
          </table:table-cell>
          <table:table-cell office:value-type="float" office:value="0.00802898" calcext:value-type="float">
            <text:p>0,00802898</text:p>
          </table:table-cell>
          <table:table-cell office:value-type="float" office:value="0.0159788" calcext:value-type="float">
            <text:p>0,0159788</text:p>
          </table:table-cell>
          <table:table-cell office:value-type="float" office:value="0.12154" calcext:value-type="float">
            <text:p>0,12154</text:p>
          </table:table-cell>
          <table:table-cell office:value-type="float" office:value="0.42798" calcext:value-type="float">
            <text:p>0,42798</text:p>
          </table:table-cell>
          <table:table-cell office:value-type="float" office:value="0.945447" calcext:value-type="float">
            <text:p>0,945447</text:p>
          </table:table-cell>
          <table:table-cell office:value-type="float" office:value="6.27681" calcext:value-type="float">
            <text:p>6,27681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305" calcext:value-type="float">
            <text:p>0,00154305</text:p>
          </table:table-cell>
          <table:table-cell office:value-type="float" office:value="0.872267" calcext:value-type="float">
            <text:p>0,872267</text:p>
          </table:table-cell>
          <table:table-cell office:value-type="float" office:value="6.40384" calcext:value-type="float">
            <text:p>6,40384</text:p>
          </table:table-cell>
          <table:table-cell office:value-type="float" office:value="0.00158501" calcext:value-type="float">
            <text:p>0,00158501</text:p>
          </table:table-cell>
          <table:table-cell office:value-type="float" office:value="0.886635" calcext:value-type="float">
            <text:p>0,886635</text:p>
          </table:table-cell>
          <table:table-cell office:value-type="float" office:value="6.50733" calcext:value-type="float">
            <text:p>6,50733</text:p>
          </table:table-cell>
          <table:table-cell office:value-type="float" office:value="0.000874996" calcext:value-type="float">
            <text:p>0,000874996</text:p>
          </table:table-cell>
          <table:table-cell office:value-type="float" office:value="0.00798392" calcext:value-type="float">
            <text:p>0,00798392</text:p>
          </table:table-cell>
          <table:table-cell office:value-type="float" office:value="0.0159609" calcext:value-type="float">
            <text:p>0,0159609</text:p>
          </table:table-cell>
          <table:table-cell office:value-type="float" office:value="0.146163" calcext:value-type="float">
            <text:p>0,146163</text:p>
          </table:table-cell>
          <table:table-cell office:value-type="float" office:value="0.428842" calcext:value-type="float">
            <text:p>0,428842</text:p>
          </table:table-cell>
          <table:table-cell office:value-type="float" office:value="0.946242" calcext:value-type="float">
            <text:p>0,946242</text:p>
          </table:table-cell>
          <table:table-cell office:value-type="float" office:value="6.28931" calcext:value-type="float">
            <text:p>6,28931</text:p>
          </table:table-cell>
          <table:table-cell office:value-type="float" office:value="0.000885963" calcext:value-type="float">
            <text:p>0,000885963</text:p>
          </table:table-cell>
          <table:table-cell office:value-type="float" office:value="0.00806308" calcext:value-type="float">
            <text:p>0,00806308</text:p>
          </table:table-cell>
          <table:table-cell office:value-type="float" office:value="0.0159822" calcext:value-type="float">
            <text:p>0,0159822</text:p>
          </table:table-cell>
          <table:table-cell office:value-type="float" office:value="0.121512" calcext:value-type="float">
            <text:p>0,121512</text:p>
          </table:table-cell>
          <table:table-cell office:value-type="float" office:value="0.430081" calcext:value-type="float">
            <text:p>0,430081</text:p>
          </table:table-cell>
          <table:table-cell office:value-type="float" office:value="1.12351" calcext:value-type="float">
            <text:p>1,12351</text:p>
          </table:table-cell>
          <table:table-cell office:value-type="float" office:value="6.27316" calcext:value-type="float">
            <text:p>6,27316</text:p>
          </table:table-cell>
          <table:table-cell table:number-columns-repeated="1002"/>
        </table:table-row>
        <table:table-row table:style-name="ro1">
          <table:table-cell/>
          <table:covered-table-cell/>
          <table:table-cell office:value-type="float" office:value="0.0015471" calcext:value-type="float">
            <text:p>0,0015471</text:p>
          </table:table-cell>
          <table:table-cell office:value-type="float" office:value="0.872076" calcext:value-type="float">
            <text:p>0,872076</text:p>
          </table:table-cell>
          <table:table-cell office:value-type="float" office:value="6.3888" calcext:value-type="float">
            <text:p>6,3888</text:p>
          </table:table-cell>
          <table:table-cell office:value-type="float" office:value="0.00160003" calcext:value-type="float">
            <text:p>0,00160003</text:p>
          </table:table-cell>
          <table:table-cell office:value-type="float" office:value="0.886048" calcext:value-type="float">
            <text:p>0,886048</text:p>
          </table:table-cell>
          <table:table-cell office:value-type="float" office:value="6.51046" calcext:value-type="float">
            <text:p>6,51046</text:p>
          </table:table-cell>
          <table:table-cell office:value-type="float" office:value="0.00087595" calcext:value-type="float">
            <text:p>0,00087595</text:p>
          </table:table-cell>
          <table:table-cell office:value-type="float" office:value="0.00799298" calcext:value-type="float">
            <text:p>0,00799298</text:p>
          </table:table-cell>
          <table:table-cell office:value-type="float" office:value="0.0159669" calcext:value-type="float">
            <text:p>0,0159669</text:p>
          </table:table-cell>
          <table:table-cell office:value-type="float" office:value="0.121914" calcext:value-type="float">
            <text:p>0,121914</text:p>
          </table:table-cell>
          <table:table-cell office:value-type="float" office:value="0.422532" calcext:value-type="float">
            <text:p>0,422532</text:p>
          </table:table-cell>
          <table:table-cell office:value-type="float" office:value="0.945186" calcext:value-type="float">
            <text:p>0,945186</text:p>
          </table:table-cell>
          <table:table-cell office:value-type="float" office:value="6.40407" calcext:value-type="float">
            <text:p>6,40407</text:p>
          </table:table-cell>
          <table:table-cell office:value-type="float" office:value="0.00088501" calcext:value-type="float">
            <text:p>0,00088501</text:p>
          </table:table-cell>
          <table:table-cell office:value-type="float" office:value="0.00803804" calcext:value-type="float">
            <text:p>0,00803804</text:p>
          </table:table-cell>
          <table:table-cell office:value-type="float" office:value="0.0160069" calcext:value-type="float">
            <text:p>0,0160069</text:p>
          </table:table-cell>
          <table:table-cell office:value-type="float" office:value="0.121811" calcext:value-type="float">
            <text:p>0,121811</text:p>
          </table:table-cell>
          <table:table-cell office:value-type="float" office:value="0.430135" calcext:value-type="float">
            <text:p>0,430135</text:p>
          </table:table-cell>
          <table:table-cell office:value-type="float" office:value="0.943107" calcext:value-type="float">
            <text:p>0,943107</text:p>
          </table:table-cell>
          <table:table-cell office:value-type="float" office:value="6.277" calcext:value-type="float">
            <text:p>6,277</text:p>
          </table:table-cell>
          <table:table-cell table:number-columns-repeated="1002"/>
        </table:table-row>
      </table:table>
      <table:table table:name="CPU-GPU" table:style-name="ta1">
        <table:shapes>
          <draw:frame draw:z-index="0" draw:style-name="gr1" draw:text-style-name="P1" svg:width="15.999cm" svg:height="8.999cm" svg:x="14.38cm" svg:y="0.498cm">
            <draw:object draw:notify-on-update-of-ranges="'CPU-GPU'.B3:'CPU-GPU'.B8 'CPU-GPU'.C2:'CPU-GPU'.C2 'CPU-GPU'.C3:'CPU-GPU'.C8 'CPU-GPU'.D2:'CPU-GPU'.D2 'CPU-GPU'.D3:'CPU-GPU'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1"/>
        <table:table-column table:style-name="co5" table:default-cell-style-name="ce32"/>
        <table:table-column table:style-name="co3" table:default-cell-style-name="ce3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Nombre de points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1" office:value-type="float" office:value="0.0003209567" calcext:value-type="float">
            <text:p>0,0003209567</text:p>
          </table:table-cell>
          <table:table-cell table:style-name="ce33" office:value-type="float" office:value="0.00087717784" calcext:value-type="float">
            <text:p>0,000877177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13980919" calcext:value-type="float">
            <text:p>0,013980919</text:p>
          </table:table-cell>
          <table:table-cell office:value-type="float" office:value="0.0079865722" calcext:value-type="float">
            <text:p>0,007986572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54176548" calcext:value-type="float">
            <text:p>0,054176548</text:p>
          </table:table-cell>
          <table:table-cell office:value-type="float" office:value="0.015986151" calcext:value-type="float">
            <text:p>0,015986151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0.5777854" calcext:value-type="float">
            <text:p>0,5777854</text:p>
          </table:table-cell>
          <table:table-cell office:value-type="float" office:value="0.1218037" calcext:value-type="float">
            <text:p>0,1218037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2.2919505" calcext:value-type="float">
            <text:p>2,2919505</text:p>
          </table:table-cell>
          <table:table-cell office:value-type="float" office:value="0.42888938" calcext:value-type="float">
            <text:p>0,4288893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3227792" calcext:value-type="float">
            <text:p>5,3227792</text:p>
          </table:table-cell>
          <table:table-cell office:value-type="float" office:value="0.94573554" calcext:value-type="float">
            <text:p>0,94573554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style-name="ce33" office:value-type="float" office:value="43.12057" calcext:value-type="float">
            <text:p>43,12057</text:p>
          </table:table-cell>
          <table:table-cell office:value-type="float" office:value="6.2815784" calcext:value-type="float">
            <text:p>6,2815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7:46:19.214635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 SEBASTIEN</meta:initial-creator>
    <meta:creation-date>2016-11-15T11:31:01.570848839</meta:creation-date>
    <dc:date>2016-11-28T18:02:04.890716022</dc:date>
    <dc:creator>COLL SEBASTIEN</dc:creator>
    <meta:editing-duration>PT1H3M49S</meta:editing-duration>
    <meta:editing-cycles>13</meta:editing-cycles>
    <meta:generator>LibreOffice/4.3.3.2$Linux_X86_64 LibreOffice_project/430m0$Build-2</meta:generator>
    <meta:document-statistic meta:table-count="4" meta:cell-count="38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inor-inner="true" chart:tick-marks-min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legend chart:legend-position="end" svg:x="13.346cm" svg:y="4.203cm" style:legend-expansion="high" chart:style-name="ch2"/>
        <chart:plot-area chart:style-name="ch3" table:cell-range-address="Parallel.P4:Parallel.Y4" chart:data-source-has-labels="column" svg:x="1.331cm" svg:y="0.18cm" svg:width="11.695cm" svg:height="7.664cm">
          <chartooo:coordinate-region svg:x="1.767cm" svg:y="0.38cm" svg:width="11.259cm" svg:height="6.817cm"/>
          <chart:axis chart:dimension="x" chart:name="primary-x" chart:style-name="ch4">
            <chart:title svg:x="5.811cm" svg:y="8.024cm" chart:style-name="ch5">
              <text:p>Nombre de points</text:p>
            </chart:title>
          </chart:axis>
          <chart:axis chart:dimension="y" chart:name="primary-y" chart:style-name="ch6">
            <chart:title svg:x="0.451cm" svg:y="5.644cm" chart:style-name="ch7">
              <text:p>Temps d'exécution (s)</text:p>
            </chart:title>
            <chart:grid chart:style-name="ch8" chart:class="major"/>
          </chart:axis>
          <chart:series chart:style-name="ch9" chart:values-cell-range-address="Parallel.Q4:Parallel.Y4" chart:label-cell-address="Parallel.P4:Parallel.P4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oyenne (s)</text:p>
                <draw:g>
                  <svg:desc>Parallel.P4:Parallel.P4</svg:desc>
                </draw:g>
              </table:table-cell>
              <table:table-cell office:value-type="float" office:value="0.6595788">
                <text:p>0.6595788</text:p>
                <draw:g>
                  <svg:desc>Parallel.Q4:Parallel.Y4</svg:desc>
                </draw:g>
              </table:table-cell>
              <table:table-cell office:value-type="float" office:value="0.61345514">
                <text:p>0.61345514</text:p>
              </table:table-cell>
              <table:table-cell office:value-type="float" office:value="0.5777854">
                <text:p>0.5777854</text:p>
              </table:table-cell>
              <table:table-cell office:value-type="float" office:value="2.6599105">
                <text:p>2.6599105</text:p>
              </table:table-cell>
              <table:table-cell office:value-type="float" office:value="2.4898918">
                <text:p>2.4898918</text:p>
              </table:table-cell>
              <table:table-cell office:value-type="float" office:value="2.2919505">
                <text:p>2.2919505</text:p>
              </table:table-cell>
              <table:table-cell office:value-type="float" office:value="6.1701356">
                <text:p>6.1701356</text:p>
              </table:table-cell>
              <table:table-cell office:value-type="float" office:value="5.572437">
                <text:p>5.572437</text:p>
              </table:table-cell>
              <table:table-cell office:value-type="float" office:value="5.3227792">
                <text:p>5.3227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Comparaison de performances sur CPU et GPU</text:p>
        </chart:title>
        <chart:subtitle svg:x="3.723cm" svg:y="1.275cm" chart:style-name="ch3">
          <text:p>Sur 100 executions de l'algorithme, pour N donné</text:p>
        </chart:subtitle>
        <chart:legend chart:legend-position="end" svg:x="14.504cm" svg:y="3.952cm" style:legend-expansion="high" chart:style-name="ch4"/>
        <chart:plot-area chart:style-name="ch5" table:cell-range-address="'CPU-GPU'.B2:'CPU-GPU'.D8" chart:data-source-has-labels="both" svg:x="1.331cm" svg:y="2.138cm" svg:width="12.853cm" svg:height="5.701cm">
          <chartooo:coordinate-region svg:x="1.767cm" svg:y="2.337cm" svg:width="12.417cm" svg:height="4.855cm"/>
          <chart:axis chart:dimension="x" chart:name="primary-x" chart:style-name="ch6" chartooo:axis-type="auto">
            <chartooo:date-scale/>
            <chart:title svg:x="6.231cm" svg:y="8.019cm" chart:style-name="ch7">
              <text:p>Nombre de points N</text:p>
            </chart:title>
            <chart:categories table:cell-range-address="'CPU-GPU'.B3:'CPU-GPU'.B8"/>
          </chart:axis>
          <chart:axis chart:dimension="y" chart:name="primary-y" chart:style-name="ch8">
            <chart:title svg:x="0.451cm" svg:y="6.408cm" chart:style-name="ch9">
              <text:p>Temps (secondes)</text:p>
            </chart:title>
            <chart:grid chart:style-name="ch10" chart:class="major"/>
          </chart:axis>
          <chart:series chart:style-name="ch11" chart:values-cell-range-address="'CPU-GPU'.C3:'CPU-GPU'.C8" chart:label-cell-address="'CPU-GPU'.C2:'CPU-GPU'.C2" chart:class="chart:bar">
            <chart:data-point chart:repeated="6"/>
          </chart:series>
          <chart:series chart:style-name="ch12" chart:values-cell-range-address="'CPU-GPU'.D3:'CPU-GPU'.D8" chart:label-cell-address="'CPU-GPU'.D2:'CPU-GPU'.D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CPU-GPU'.C2:'CPU-GPU'.C2</svg:desc>
                </draw:g>
              </table:table-cell>
              <table:table-cell office:value-type="string">
                <text:p>GPU</text:p>
                <draw:g>
                  <svg:desc>'CPU-GPU'.D2:'CPU-GPU'.D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CPU-GPU'.B3:'CPU-GPU'.B8</svg:desc>
                </draw:g>
              </table:table-cell>
              <table:table-cell office:value-type="float" office:value="0.0003209567">
                <text:p>0.0003209567</text:p>
                <draw:g>
                  <svg:desc>'CPU-GPU'.C3:'CPU-GPU'.C8</svg:desc>
                </draw:g>
              </table:table-cell>
              <table:table-cell office:value-type="float" office:value="0.00087717784">
                <text:p>0.00087717784</text:p>
                <draw:g>
                  <svg:desc>'CPU-GPU'.D3:'CPU-GPU'.D8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3980919">
                <text:p>0.013980919</text:p>
              </table:table-cell>
              <table:table-cell office:value-type="float" office:value="0.0079865722">
                <text:p>0.00798657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54176548">
                <text:p>0.054176548</text:p>
              </table:table-cell>
              <table:table-cell office:value-type="float" office:value="0.015986151">
                <text:p>0.01598615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5777854">
                <text:p>0.5777854</text:p>
              </table:table-cell>
              <table:table-cell office:value-type="float" office:value="0.1218037">
                <text:p>0.121803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.2919505">
                <text:p>2.2919505</text:p>
              </table:table-cell>
              <table:table-cell office:value-type="float" office:value="0.42888938">
                <text:p>0.428889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3227792">
                <text:p>5.3227792</text:p>
              </table:table-cell>
              <table:table-cell office:value-type="float" office:value="0.94573554">
                <text:p>0.94573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title svg:x="2.015cm" svg:y="0.316cm" chart:style-name="ch2">
          <text:p>Comparaison de performances avec et sans maximum locaux</text:p>
        </chart:title>
        <chart:subtitle svg:x="3.774cm" svg:y="1.275cm" chart:style-name="ch3">
          <text:p>Sur 100 exécutions de l'algorithme pour N donné</text:p>
        </chart:subtitle>
        <chart:legend chart:legend-position="end" svg:x="10.559cm" svg:y="3.755cm" style:legend-expansion="high" chart:style-name="ch4"/>
        <chart:plot-area chart:style-name="ch5" table:cell-range-address="CUDA.Y7:CUDA.Z7 CUDA.Y10:CUDA.Z13" chart:data-source-has-labels="row" svg:x="1.33cm" svg:y="2.138cm" svg:width="8.91cm" svg:height="5.706cm">
          <chartooo:coordinate-region svg:x="2.057cm" svg:y="2.337cm" svg:width="8.183cm" svg:height="4.86cm"/>
          <chart:axis chart:dimension="x" chart:name="primary-x" chart:style-name="ch6">
            <chart:title svg:x="2.182cm" svg:y="8.024cm" chart:style-name="ch7">
              <text:p>Nombre de points (1000; 32768; 65536; 100000)</text:p>
            </chart:title>
          </chart:axis>
          <chart:axis chart:dimension="y" chart:name="primary-y" chart:style-name="ch8">
            <chart:title svg:x="0.451cm" svg:y="6.411cm" chart:style-name="ch9">
              <text:p>Temps (secondes)</text:p>
            </chart:title>
            <chart:grid chart:style-name="ch10" chart:class="major"/>
          </chart:axis>
          <chart:series chart:style-name="ch11" chart:values-cell-range-address="CUDA.Y10:CUDA.Y13" chart:label-cell-address="CUDA.Y7:CUDA.Y7" chart:class="chart:bar">
            <chart:data-point chart:repeated="4"/>
          </chart:series>
          <chart:series chart:style-name="ch12" chart:values-cell-range-address="CUDA.Z10:CUDA.Z13" chart:label-cell-address="CUDA.Z7:CUDA.Z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 amélioré CUDA</text:p>
                <draw:g>
                  <svg:desc>CUDA.Y7:CUDA.Y7</svg:desc>
                </draw:g>
              </table:table-cell>
              <table:table-cell office:value-type="string">
                <text:p>Algo amélioré CUDA avec max locaux</text:p>
                <draw:g>
                  <svg:desc>CUDA.Z7:CUDA.Z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87946">
                <text:p>0.015987946</text:p>
                <draw:g>
                  <svg:desc>CUDA.Y10:CUDA.Y13</svg:desc>
                </draw:g>
              </table:table-cell>
              <table:table-cell office:value-type="float" office:value="0.015986151">
                <text:p>0.015986151</text:p>
                <draw:g>
                  <svg:desc>CUDA.Z10:CUDA.Z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36801">
                <text:p>0.12236801</text:p>
              </table:table-cell>
              <table:table-cell office:value-type="float" office:value="0.1218037">
                <text:p>0.1218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007536">
                <text:p>0.43007536</text:p>
              </table:table-cell>
              <table:table-cell office:value-type="float" office:value="0.42888938">
                <text:p>0.42888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727123">
                <text:p>0.94727123</text:p>
              </table:table-cell>
              <table:table-cell office:value-type="float" office:value="0.94573554">
                <text:p>0.945735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